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/>
    <style:style style:name="T1_2" style:family="text"/>
    <style:style style:name="P2" style:family="paragraph" style:parent-style-name="Standard">
      <style:paragraph-properties fo:break-before="auto" fo:line-height="100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P5" style:family="paragraph" style:parent-style-name="Standard">
      <style:paragraph-properties fo:break-before="auto" fo:line-height="100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00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00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P10" style:family="paragraph" style:parent-style-name="Standard">
      <style:paragraph-properties fo:break-before="auto" fo:line-height="100%" style:writing-mode="lr-tb"/>
    </style:style>
    <style:style style:name="P11" style:family="paragraph" style:parent-style-name="Standard">
      <style:paragraph-properties fo:break-before="auto" fo:line-height="100%" style:writing-mode="lr-tb"/>
    </style:style>
    <style:style style:name="T11_1" style:family="text"/>
    <style:style style:name="T11_2" style:family="text"/>
    <style:style style:name="P12" style:family="paragraph" style:parent-style-name="Standard">
      <style:paragraph-properties fo:break-before="auto" fo:line-height="100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00%" style:writing-mode="lr-tb"/>
    </style:style>
    <style:style style:name="T14_1" style:family="text"/>
    <style:style style:name="T14_2" style:family="text"/>
    <style:style style:name="P15" style:family="paragraph" style:parent-style-name="Standard">
      <style:paragraph-properties fo:break-before="auto" fo:line-height="100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00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00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00%" style:writing-mode="lr-tb"/>
    </style:style>
    <style:style style:name="T21_1" style:family="text"/>
    <style:style style:name="T21_2" style:family="text"/>
    <style:style style:name="P22" style:family="paragraph" style:parent-style-name="Standard">
      <style:paragraph-properties fo:break-before="auto" fo:line-height="100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T22_79" style:family="text"/>
    <style:style style:name="T22_80" style:family="text"/>
    <style:style style:name="T22_81" style:family="text"/>
    <style:style style:name="T22_82" style:family="text"/>
    <style:style style:name="T22_83" style:family="text"/>
    <style:style style:name="T22_84" style:family="text"/>
    <style:style style:name="T22_85" style:family="text"/>
    <style:style style:name="T22_86" style:family="text"/>
    <style:style style:name="T22_87" style:family="text"/>
    <style:style style:name="T22_88" style:family="text"/>
    <style:style style:name="T22_89" style:family="text"/>
    <style:style style:name="T22_90" style:family="text"/>
    <style:style style:name="T22_91" style:family="text"/>
    <style:style style:name="T22_92" style:family="text"/>
    <style:style style:name="T22_93" style:family="text"/>
    <style:style style:name="T22_94" style:family="text"/>
    <style:style style:name="T22_95" style:family="text"/>
    <style:style style:name="T22_96" style:family="text"/>
    <style:style style:name="T22_97" style:family="text"/>
    <style:style style:name="T22_98" style:family="text"/>
    <style:style style:name="T22_99" style:family="text"/>
    <style:style style:name="T22_100" style:family="text"/>
    <style:style style:name="T22_101" style:family="text"/>
    <style:style style:name="T22_102" style:family="text"/>
    <style:style style:name="T22_103" style:family="text"/>
    <style:style style:name="T22_104" style:family="text"/>
    <style:style style:name="T22_105" style:family="text"/>
    <style:style style:name="T22_106" style:family="text"/>
    <style:style style:name="T22_107" style:family="text"/>
    <style:style style:name="T22_108" style:family="text"/>
    <style:style style:name="T22_109" style:family="text"/>
    <style:style style:name="T22_110" style:family="text"/>
    <style:style style:name="T22_111" style:family="text"/>
    <style:style style:name="T22_112" style:family="text"/>
    <style:style style:name="T22_113" style:family="text"/>
    <style:style style:name="T22_114" style:family="text"/>
    <style:style style:name="T22_115" style:family="text"/>
    <style:style style:name="T22_116" style:family="text"/>
    <style:style style:name="T22_117" style:family="text"/>
    <style:style style:name="T22_118" style:family="text"/>
    <style:style style:name="T22_119" style:family="text"/>
    <style:style style:name="T22_120" style:family="text"/>
    <style:style style:name="T22_121" style:family="text"/>
    <style:style style:name="T22_122" style:family="text"/>
    <style:style style:name="T22_123" style:family="text"/>
    <style:style style:name="T22_124" style:family="text"/>
    <style:style style:name="T22_125" style:family="text"/>
    <style:style style:name="T22_126" style:family="text"/>
    <style:style style:name="T22_127" style:family="text"/>
    <style:style style:name="T22_128" style:family="text"/>
    <style:style style:name="T22_129" style:family="text"/>
    <style:style style:name="T22_130" style:family="text"/>
    <style:style style:name="T22_131" style:family="text"/>
    <style:style style:name="T22_132" style:family="text"/>
    <style:style style:name="T22_133" style:family="text"/>
    <style:style style:name="T22_134" style:family="text"/>
    <style:style style:name="T22_135" style:family="text"/>
    <style:style style:name="T22_136" style:family="text"/>
    <style:style style:name="T22_137" style:family="text"/>
    <style:style style:name="T22_138" style:family="text"/>
    <style:style style:name="T22_139" style:family="text"/>
    <style:style style:name="T22_140" style:family="text"/>
    <style:style style:name="T22_141" style:family="text"/>
    <style:style style:name="T22_142" style:family="text"/>
    <style:style style:name="T22_143" style:family="text"/>
    <style:style style:name="T22_144" style:family="text"/>
    <style:style style:name="T22_145" style:family="text"/>
    <style:style style:name="T22_146" style:family="text"/>
    <style:style style:name="T22_147" style:family="text"/>
    <style:style style:name="T22_148" style:family="text"/>
    <style:style style:name="T22_149" style:family="text"/>
    <style:style style:name="T22_150" style:family="text"/>
    <style:style style:name="T22_151" style:family="text"/>
    <style:style style:name="T22_152" style:family="text"/>
    <style:style style:name="T22_153" style:family="text"/>
    <style:style style:name="T22_154" style:family="text"/>
    <style:style style:name="T22_155" style:family="text"/>
    <style:style style:name="T22_156" style:family="text"/>
    <style:style style:name="T22_157" style:family="text"/>
    <style:style style:name="T22_158" style:family="text"/>
    <style:style style:name="T22_159" style:family="text"/>
    <style:style style:name="T22_160" style:family="text"/>
    <style:style style:name="T22_161" style:family="text"/>
    <style:style style:name="T22_162" style:family="text"/>
    <style:style style:name="T22_163" style:family="text"/>
    <style:style style:name="T22_164" style:family="text"/>
    <style:style style:name="T22_165" style:family="text"/>
    <style:style style:name="T22_166" style:family="text"/>
    <style:style style:name="T22_167" style:family="text"/>
    <style:style style:name="T22_168" style:family="text"/>
    <style:style style:name="T22_169" style:family="text"/>
    <style:style style:name="T22_170" style:family="text"/>
    <style:style style:name="T22_171" style:family="text"/>
    <style:style style:name="T22_172" style:family="text"/>
    <style:style style:name="T22_173" style:family="text"/>
    <style:style style:name="T22_174" style:family="text"/>
    <style:style style:name="T22_175" style:family="text"/>
    <style:style style:name="T22_176" style:family="text"/>
    <style:style style:name="T22_177" style:family="text"/>
    <style:style style:name="T22_178" style:family="text"/>
    <style:style style:name="T22_179" style:family="text"/>
    <style:style style:name="T22_180" style:family="text"/>
    <style:style style:name="T22_181" style:family="text"/>
    <style:style style:name="T22_182" style:family="text"/>
    <style:style style:name="T22_183" style:family="text"/>
    <style:style style:name="T22_184" style:family="text"/>
    <style:style style:name="T22_185" style:family="text"/>
    <style:style style:name="T22_186" style:family="text"/>
    <style:style style:name="T22_187" style:family="text"/>
    <style:style style:name="T22_188" style:family="text"/>
    <style:style style:name="T22_189" style:family="text"/>
    <style:style style:name="T22_190" style:family="text"/>
    <style:style style:name="T22_191" style:family="text"/>
    <style:style style:name="T22_192" style:family="text"/>
    <style:style style:name="T22_193" style:family="text"/>
    <style:style style:name="T22_194" style:family="text"/>
    <style:style style:name="T22_195" style:family="text"/>
    <style:style style:name="T22_196" style:family="text"/>
    <style:style style:name="T22_197" style:family="text"/>
    <style:style style:name="T22_198" style:family="text"/>
    <style:style style:name="T22_199" style:family="text"/>
    <style:style style:name="T22_200" style:family="text"/>
    <style:style style:name="T22_201" style:family="text"/>
    <style:style style:name="T22_202" style:family="text"/>
    <style:style style:name="T22_203" style:family="text"/>
    <style:style style:name="T22_204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00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T24_89" style:family="text"/>
    <style:style style:name="T24_90" style:family="text"/>
    <style:style style:name="T24_91" style:family="text"/>
    <style:style style:name="T24_92" style:family="text"/>
    <style:style style:name="T24_93" style:family="text"/>
    <style:style style:name="T24_94" style:family="text"/>
    <style:style style:name="T24_95" style:family="text"/>
    <style:style style:name="T24_96" style:family="text"/>
    <style:style style:name="T24_97" style:family="text"/>
    <style:style style:name="T24_98" style:family="text"/>
    <style:style style:name="T24_99" style:family="text"/>
    <style:style style:name="T24_100" style:family="text"/>
    <style:style style:name="T24_101" style:family="text"/>
    <style:style style:name="T24_102" style:family="text"/>
    <style:style style:name="T24_103" style:family="text"/>
    <style:style style:name="T24_104" style:family="text"/>
    <style:style style:name="T24_105" style:family="text"/>
    <style:style style:name="T24_106" style:family="text"/>
    <style:style style:name="T24_107" style:family="text"/>
    <style:style style:name="T24_108" style:family="text"/>
    <style:style style:name="T24_109" style:family="text"/>
    <style:style style:name="T24_110" style:family="text"/>
    <style:style style:name="T24_111" style:family="text"/>
    <style:style style:name="T24_112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00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00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00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00%" style:writing-mode="lr-tb"/>
    </style:style>
    <style:style style:name="T32_1" style:family="text"/>
    <style:style style:name="T32_2" style:family="text"/>
    <style:style style:name="P33" style:family="paragraph" style:parent-style-name="Standard">
      <style:paragraph-properties fo:break-before="auto" fo:line-height="100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T33_69" style:family="text"/>
    <style:style style:name="T33_70" style:family="text"/>
    <style:style style:name="T33_71" style:family="text"/>
    <style:style style:name="T33_72" style:family="text"/>
    <style:style style:name="T33_73" style:family="text"/>
    <style:style style:name="T33_74" style:family="text"/>
    <style:style style:name="T33_75" style:family="text"/>
    <style:style style:name="T33_76" style:family="text"/>
    <style:style style:name="T33_77" style:family="text"/>
    <style:style style:name="T33_78" style:family="text"/>
    <style:style style:name="T33_79" style:family="text"/>
    <style:style style:name="T33_80" style:family="text"/>
    <style:style style:name="T33_81" style:family="text"/>
    <style:style style:name="T33_82" style:family="text"/>
    <style:style style:name="T33_83" style:family="text"/>
    <style:style style:name="T33_84" style:family="text"/>
    <style:style style:name="T33_85" style:family="text"/>
    <style:style style:name="T33_86" style:family="text"/>
    <style:style style:name="T33_87" style:family="text"/>
    <style:style style:name="T33_88" style:family="text"/>
    <style:style style:name="T33_89" style:family="text"/>
    <style:style style:name="T33_90" style:family="text"/>
    <style:style style:name="T33_91" style:family="text"/>
    <style:style style:name="T33_92" style:family="text"/>
    <style:style style:name="T33_93" style:family="text"/>
    <style:style style:name="T33_94" style:family="text"/>
    <style:style style:name="T33_95" style:family="text"/>
    <style:style style:name="T33_96" style:family="text"/>
    <style:style style:name="T33_97" style:family="text"/>
    <style:style style:name="T33_98" style:family="text"/>
    <style:style style:name="T33_99" style:family="text"/>
    <style:style style:name="T33_100" style:family="text"/>
    <style:style style:name="T33_101" style:family="text"/>
    <style:style style:name="T33_102" style:family="text"/>
    <style:style style:name="T33_103" style:family="text"/>
    <style:style style:name="T33_104" style:family="text"/>
    <style:style style:name="T33_105" style:family="text"/>
    <style:style style:name="T33_106" style:family="text"/>
    <style:style style:name="T33_107" style:family="text"/>
    <style:style style:name="T33_108" style:family="text"/>
    <style:style style:name="T33_109" style:family="text"/>
    <style:style style:name="T33_110" style:family="text"/>
    <style:style style:name="T33_111" style:family="text"/>
    <style:style style:name="T33_112" style:family="text"/>
    <style:style style:name="T33_113" style:family="text"/>
    <style:style style:name="T33_114" style:family="text"/>
    <style:style style:name="T33_115" style:family="text"/>
    <style:style style:name="T33_116" style:family="text"/>
    <style:style style:name="T33_117" style:family="text"/>
    <style:style style:name="T33_118" style:family="text"/>
    <style:style style:name="T33_119" style:family="text"/>
    <style:style style:name="T33_120" style:family="text"/>
    <style:style style:name="T33_121" style:family="text"/>
    <style:style style:name="T33_122" style:family="text"/>
    <style:style style:name="T33_123" style:family="text"/>
    <style:style style:name="T33_124" style:family="text"/>
    <style:style style:name="T33_125" style:family="text"/>
    <style:style style:name="T33_126" style:family="text"/>
    <style:style style:name="T33_127" style:family="text"/>
    <style:style style:name="T33_128" style:family="text"/>
    <style:style style:name="T33_129" style:family="text"/>
    <style:style style:name="T33_130" style:family="text"/>
    <style:style style:name="T33_131" style:family="text"/>
    <style:style style:name="T33_132" style:family="text"/>
    <style:style style:name="T33_133" style:family="text"/>
    <style:style style:name="T33_134" style:family="text"/>
    <style:style style:name="T33_135" style:family="text"/>
    <style:style style:name="T33_136" style:family="text"/>
    <style:style style:name="T33_137" style:family="text"/>
    <style:style style:name="T33_138" style:family="text"/>
    <style:style style:name="T33_139" style:family="text"/>
    <style:style style:name="T33_140" style:family="text"/>
    <style:style style:name="T33_141" style:family="text"/>
    <style:style style:name="T33_142" style:family="text"/>
    <style:style style:name="T33_143" style:family="text"/>
    <style:style style:name="T33_144" style:family="text"/>
    <style:style style:name="T33_145" style:family="text"/>
    <style:style style:name="T33_146" style:family="text"/>
    <style:style style:name="T33_147" style:family="text"/>
    <style:style style:name="T33_148" style:family="text"/>
    <style:style style:name="T33_149" style:family="text"/>
    <style:style style:name="T33_150" style:family="text"/>
    <style:style style:name="T33_151" style:family="text"/>
    <style:style style:name="T33_152" style:family="text"/>
    <style:style style:name="T33_153" style:family="text"/>
    <style:style style:name="T33_154" style:family="text"/>
    <style:style style:name="T33_155" style:family="text"/>
    <style:style style:name="T33_156" style:family="text"/>
    <style:style style:name="T33_157" style:family="text"/>
    <style:style style:name="T33_158" style:family="text"/>
    <style:style style:name="T33_159" style:family="text"/>
    <style:style style:name="T33_160" style:family="text"/>
    <style:style style:name="T33_161" style:family="text"/>
    <style:style style:name="T33_162" style:family="text"/>
    <style:style style:name="T33_163" style:family="text"/>
    <style:style style:name="T33_164" style:family="text"/>
    <style:style style:name="T33_165" style:family="text"/>
    <style:style style:name="T33_166" style:family="text"/>
    <style:style style:name="T33_167" style:family="text"/>
    <style:style style:name="T33_168" style:family="text"/>
    <style:style style:name="T33_169" style:family="text"/>
    <style:style style:name="T33_170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00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T35_80" style:family="text"/>
    <style:style style:name="T35_81" style:family="text"/>
    <style:style style:name="T35_82" style:family="text"/>
    <style:style style:name="T35_83" style:family="text"/>
    <style:style style:name="T35_84" style:family="text"/>
    <style:style style:name="T35_85" style:family="text"/>
    <style:style style:name="T35_86" style:family="text"/>
    <style:style style:name="T35_87" style:family="text"/>
    <style:style style:name="T35_88" style:family="text"/>
    <style:style style:name="T35_89" style:family="text"/>
    <style:style style:name="T35_90" style:family="text"/>
    <style:style style:name="T35_91" style:family="text"/>
    <style:style style:name="T35_92" style:family="text"/>
    <style:style style:name="T35_93" style:family="text"/>
    <style:style style:name="T35_94" style:family="text"/>
    <style:style style:name="T35_95" style:family="text"/>
    <style:style style:name="T35_96" style:family="text"/>
    <style:style style:name="T35_97" style:family="text"/>
    <style:style style:name="T35_98" style:family="text"/>
    <style:style style:name="T35_99" style:family="text"/>
    <style:style style:name="T35_100" style:family="text"/>
    <style:style style:name="T35_101" style:family="text"/>
    <style:style style:name="T35_102" style:family="text"/>
    <style:style style:name="T35_103" style:family="text"/>
    <style:style style:name="T35_104" style:family="text"/>
    <style:style style:name="T35_105" style:family="text"/>
    <style:style style:name="T35_106" style:family="text"/>
    <style:style style:name="T35_107" style:family="text"/>
    <style:style style:name="T35_108" style:family="text"/>
    <style:style style:name="T35_109" style:family="text"/>
    <style:style style:name="T35_110" style:family="text"/>
    <style:style style:name="T35_111" style:family="text"/>
    <style:style style:name="T35_112" style:family="text"/>
    <style:style style:name="T35_113" style:family="text"/>
    <style:style style:name="T35_114" style:family="text"/>
    <style:style style:name="T35_115" style:family="text"/>
    <style:style style:name="T35_116" style:family="text"/>
    <style:style style:name="T35_117" style:family="text"/>
    <style:style style:name="T35_118" style:family="text"/>
    <style:style style:name="T35_119" style:family="text"/>
    <style:style style:name="T35_120" style:family="text"/>
    <style:style style:name="T35_121" style:family="text"/>
    <style:style style:name="T35_122" style:family="text"/>
    <style:style style:name="T35_123" style:family="text"/>
    <style:style style:name="T35_124" style:family="text"/>
    <style:style style:name="T35_125" style:family="text"/>
    <style:style style:name="T35_126" style:family="text"/>
    <style:style style:name="T35_127" style:family="text"/>
    <style:style style:name="T35_128" style:family="text"/>
    <style:style style:name="T35_129" style:family="text"/>
    <style:style style:name="T35_130" style:family="text"/>
    <style:style style:name="T35_131" style:family="text"/>
    <style:style style:name="T35_132" style:family="text"/>
    <style:style style:name="T35_133" style:family="text"/>
    <style:style style:name="T35_134" style:family="text"/>
    <style:style style:name="T35_135" style:family="text"/>
    <style:style style:name="T35_136" style:family="text"/>
    <style:style style:name="T35_137" style:family="text"/>
    <style:style style:name="T35_138" style:family="text"/>
    <style:style style:name="T35_139" style:family="text"/>
    <style:style style:name="T35_140" style:family="text"/>
    <style:style style:name="T35_141" style:family="text"/>
    <style:style style:name="T35_142" style:family="text"/>
    <style:style style:name="T35_143" style:family="text"/>
    <style:style style:name="T35_144" style:family="text"/>
    <style:style style:name="T35_145" style:family="text"/>
    <style:style style:name="T35_146" style:family="text"/>
    <style:style style:name="T35_147" style:family="text"/>
    <style:style style:name="T35_148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00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T37_93" style:family="text"/>
    <style:style style:name="T37_94" style:family="text"/>
    <style:style style:name="T37_95" style:family="text"/>
    <style:style style:name="T37_96" style:family="text"/>
    <style:style style:name="T37_97" style:family="text"/>
    <style:style style:name="T37_98" style:family="text"/>
    <style:style style:name="T37_99" style:family="text"/>
    <style:style style:name="T37_100" style:family="text"/>
    <style:style style:name="T37_101" style:family="text"/>
    <style:style style:name="T37_102" style:family="text"/>
    <style:style style:name="T37_103" style:family="text"/>
    <style:style style:name="T37_104" style:family="text"/>
    <style:style style:name="T37_105" style:family="text"/>
    <style:style style:name="T37_106" style:family="text"/>
    <style:style style:name="T37_107" style:family="text"/>
    <style:style style:name="T37_108" style:family="text"/>
    <style:style style:name="T37_109" style:family="text"/>
    <style:style style:name="T37_110" style:family="text"/>
    <style:style style:name="T37_111" style:family="text"/>
    <style:style style:name="T37_112" style:family="text"/>
    <style:style style:name="T37_113" style:family="text"/>
    <style:style style:name="T37_114" style:family="text"/>
    <style:style style:name="T37_115" style:family="text"/>
    <style:style style:name="T37_116" style:family="text"/>
    <style:style style:name="T37_117" style:family="text"/>
    <style:style style:name="T37_118" style:family="text"/>
    <style:style style:name="T37_119" style:family="text"/>
    <style:style style:name="T37_120" style:family="text"/>
    <style:style style:name="T37_121" style:family="text"/>
    <style:style style:name="T37_122" style:family="text"/>
    <style:style style:name="T37_123" style:family="text"/>
    <style:style style:name="T37_124" style:family="text"/>
    <style:style style:name="T37_125" style:family="text"/>
    <style:style style:name="T37_126" style:family="text"/>
    <style:style style:name="T37_127" style:family="text"/>
    <style:style style:name="T37_128" style:family="text"/>
    <style:style style:name="T37_129" style:family="text"/>
    <style:style style:name="T37_130" style:family="text"/>
    <style:style style:name="T37_131" style:family="text"/>
    <style:style style:name="T37_132" style:family="text"/>
    <style:style style:name="T37_133" style:family="text"/>
    <style:style style:name="T37_134" style:family="text"/>
    <style:style style:name="T37_135" style:family="text"/>
    <style:style style:name="T37_136" style:family="text"/>
    <style:style style:name="T37_137" style:family="text"/>
    <style:style style:name="T37_138" style:family="text"/>
    <style:style style:name="T37_139" style:family="text"/>
    <style:style style:name="T37_140" style:family="text"/>
    <style:style style:name="T37_141" style:family="text"/>
    <style:style style:name="T37_142" style:family="text"/>
    <style:style style:name="T37_143" style:family="text"/>
    <style:style style:name="T37_144" style:family="text"/>
    <style:style style:name="T37_145" style:family="text"/>
    <style:style style:name="T37_146" style:family="text"/>
    <style:style style:name="T37_147" style:family="text"/>
    <style:style style:name="T37_148" style:family="text"/>
    <style:style style:name="T37_149" style:family="text"/>
    <style:style style:name="T37_150" style:family="text"/>
    <style:style style:name="T37_151" style:family="text"/>
    <style:style style:name="T37_152" style:family="text"/>
    <style:style style:name="T37_153" style:family="text"/>
    <style:style style:name="T37_154" style:family="text"/>
    <style:style style:name="T37_155" style:family="text"/>
    <style:style style:name="T37_156" style:family="text"/>
    <style:style style:name="T37_157" style:family="text"/>
    <style:style style:name="T37_158" style:family="text"/>
    <style:style style:name="T37_159" style:family="text"/>
    <style:style style:name="T37_160" style:family="text"/>
    <style:style style:name="T37_161" style:family="text"/>
    <style:style style:name="T37_162" style:family="text"/>
    <style:style style:name="T37_163" style:family="text"/>
    <style:style style:name="T37_164" style:family="text"/>
    <style:style style:name="T37_165" style:family="text"/>
    <style:style style:name="T37_166" style:family="text"/>
    <style:style style:name="T37_167" style:family="text"/>
    <style:style style:name="T37_168" style:family="text"/>
    <style:style style:name="T37_169" style:family="text"/>
    <style:style style:name="T37_170" style:family="text"/>
    <style:style style:name="T37_171" style:family="text"/>
    <style:style style:name="T37_172" style:family="text"/>
    <style:style style:name="T37_173" style:family="text"/>
    <style:style style:name="T37_174" style:family="text"/>
    <style:style style:name="T37_175" style:family="text"/>
    <style:style style:name="T37_176" style:family="text"/>
    <style:style style:name="T37_177" style:family="text"/>
    <style:style style:name="T37_178" style:family="text"/>
    <style:style style:name="T37_179" style:family="text"/>
    <style:style style:name="T37_180" style:family="text"/>
    <style:style style:name="T37_181" style:family="text"/>
    <style:style style:name="T37_182" style:family="text"/>
    <style:style style:name="T37_183" style:family="text"/>
    <style:style style:name="T37_184" style:family="text"/>
    <style:style style:name="T37_185" style:family="text"/>
    <style:style style:name="T37_186" style:family="text"/>
    <style:style style:name="T37_187" style:family="text"/>
    <style:style style:name="T37_188" style:family="text"/>
    <style:style style:name="T37_189" style:family="text"/>
    <style:style style:name="T37_190" style:family="text"/>
    <style:style style:name="T37_191" style:family="text"/>
    <style:style style:name="T37_192" style:family="text"/>
    <style:style style:name="T37_193" style:family="text"/>
    <style:style style:name="T37_194" style:family="text"/>
    <style:style style:name="T37_195" style:family="text"/>
    <style:style style:name="T37_196" style:family="text"/>
    <style:style style:name="T37_197" style:family="text"/>
    <style:style style:name="T37_198" style:family="text"/>
    <style:style style:name="T37_199" style:family="text"/>
    <style:style style:name="T37_200" style:family="text"/>
    <style:style style:name="T37_201" style:family="text"/>
    <style:style style:name="T37_202" style:family="text"/>
    <style:style style:name="T37_203" style:family="text"/>
    <style:style style:name="T37_204" style:family="text"/>
    <style:style style:name="T37_205" style:family="text"/>
    <style:style style:name="T37_206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00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00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T41_77" style:family="text"/>
    <style:style style:name="T41_78" style:family="text"/>
    <style:style style:name="T41_79" style:family="text"/>
    <style:style style:name="T41_80" style:family="text"/>
    <style:style style:name="T41_81" style:family="text"/>
    <style:style style:name="T41_82" style:family="text"/>
    <style:style style:name="T41_83" style:family="text"/>
    <style:style style:name="T41_84" style:family="text"/>
    <style:style style:name="T41_85" style:family="text"/>
    <style:style style:name="T41_86" style:family="text"/>
    <style:style style:name="T41_87" style:family="text"/>
    <style:style style:name="T41_88" style:family="text"/>
    <style:style style:name="T41_89" style:family="text"/>
    <style:style style:name="T41_90" style:family="text"/>
    <style:style style:name="T41_91" style:family="text"/>
    <style:style style:name="T41_92" style:family="text"/>
    <style:style style:name="T41_93" style:family="text"/>
    <style:style style:name="T41_94" style:family="text"/>
    <style:style style:name="T41_95" style:family="text"/>
    <style:style style:name="T41_96" style:family="text"/>
    <style:style style:name="T41_97" style:family="text"/>
    <style:style style:name="T41_98" style:family="text"/>
    <style:style style:name="T41_99" style:family="text"/>
    <style:style style:name="T41_100" style:family="text"/>
    <style:style style:name="T41_101" style:family="text"/>
    <style:style style:name="T41_102" style:family="text"/>
    <style:style style:name="T41_103" style:family="text"/>
    <style:style style:name="T41_104" style:family="text"/>
    <style:style style:name="T41_105" style:family="text"/>
    <style:style style:name="T41_106" style:family="text"/>
    <style:style style:name="T41_107" style:family="text"/>
    <style:style style:name="T41_108" style:family="text"/>
    <style:style style:name="T41_109" style:family="text"/>
    <style:style style:name="T41_110" style:family="text"/>
    <style:style style:name="T41_111" style:family="text"/>
    <style:style style:name="T41_112" style:family="text"/>
    <style:style style:name="T41_113" style:family="text"/>
    <style:style style:name="T41_114" style:family="text"/>
    <style:style style:name="T41_115" style:family="text"/>
    <style:style style:name="T41_116" style:family="text"/>
    <style:style style:name="T41_117" style:family="text"/>
    <style:style style:name="T41_118" style:family="text"/>
    <style:style style:name="T41_119" style:family="text"/>
    <style:style style:name="T41_120" style:family="text"/>
    <style:style style:name="T41_121" style:family="text"/>
    <style:style style:name="T41_122" style:family="text"/>
    <style:style style:name="T41_123" style:family="text"/>
    <style:style style:name="T41_124" style:family="text"/>
    <style:style style:name="T41_125" style:family="text"/>
    <style:style style:name="T41_126" style:family="text"/>
    <style:style style:name="T41_127" style:family="text"/>
    <style:style style:name="T41_128" style:family="text"/>
    <style:style style:name="T41_129" style:family="text"/>
    <style:style style:name="T41_130" style:family="text"/>
    <style:style style:name="T41_131" style:family="text"/>
    <style:style style:name="T41_132" style:family="text"/>
    <style:style style:name="T41_133" style:family="text"/>
    <style:style style:name="T41_134" style:family="text"/>
    <style:style style:name="T41_135" style:family="text"/>
    <style:style style:name="T41_136" style:family="text"/>
    <style:style style:name="T41_137" style:family="text"/>
    <style:style style:name="T41_138" style:family="text"/>
    <style:style style:name="T41_139" style:family="text"/>
    <style:style style:name="T41_140" style:family="text"/>
    <style:style style:name="T41_141" style:family="text"/>
    <style:style style:name="T41_142" style:family="text"/>
    <style:style style:name="T41_143" style:family="text"/>
    <style:style style:name="T41_144" style:family="text"/>
    <style:style style:name="T41_145" style:family="text"/>
    <style:style style:name="T41_146" style:family="text"/>
    <style:style style:name="T41_147" style:family="text"/>
    <style:style style:name="T41_148" style:family="text"/>
    <style:style style:name="T41_149" style:family="text"/>
    <style:style style:name="T41_150" style:family="text"/>
    <style:style style:name="T41_151" style:family="text"/>
    <style:style style:name="T41_152" style:family="text"/>
    <style:style style:name="T41_153" style:family="text"/>
    <style:style style:name="T41_154" style:family="text"/>
    <style:style style:name="T41_155" style:family="text"/>
    <style:style style:name="T41_156" style:family="text"/>
    <style:style style:name="T41_157" style:family="text"/>
    <style:style style:name="T41_158" style:family="text"/>
    <style:style style:name="T41_159" style:family="text"/>
    <style:style style:name="T41_160" style:family="text"/>
    <style:style style:name="T41_161" style:family="text"/>
    <style:style style:name="T41_162" style:family="text"/>
    <style:style style:name="T41_163" style:family="text"/>
    <style:style style:name="T41_164" style:family="text"/>
    <style:style style:name="T41_165" style:family="text"/>
    <style:style style:name="T41_166" style:family="text"/>
    <style:style style:name="T41_167" style:family="text"/>
    <style:style style:name="T41_168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00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T43_77" style:family="text"/>
    <style:style style:name="T43_78" style:family="text"/>
    <style:style style:name="T43_79" style:family="text"/>
    <style:style style:name="T43_80" style:family="text"/>
    <style:style style:name="T43_81" style:family="text"/>
    <style:style style:name="T43_82" style:family="text"/>
    <style:style style:name="T43_83" style:family="text"/>
    <style:style style:name="T43_84" style:family="text"/>
    <style:style style:name="T43_85" style:family="text"/>
    <style:style style:name="T43_86" style:family="text"/>
    <style:style style:name="T43_87" style:family="text"/>
    <style:style style:name="T43_88" style:family="text"/>
    <style:style style:name="T43_89" style:family="text"/>
    <style:style style:name="T43_90" style:family="text"/>
    <style:style style:name="T43_91" style:family="text"/>
    <style:style style:name="T43_92" style:family="text"/>
    <style:style style:name="T43_93" style:family="text"/>
    <style:style style:name="T43_94" style:family="text"/>
    <style:style style:name="T43_95" style:family="text"/>
    <style:style style:name="T43_96" style:family="text"/>
    <style:style style:name="T43_97" style:family="text"/>
    <style:style style:name="T43_98" style:family="text"/>
    <style:style style:name="T43_99" style:family="text"/>
    <style:style style:name="T43_100" style:family="text"/>
    <style:style style:name="T43_101" style:family="text"/>
    <style:style style:name="T43_102" style:family="text"/>
    <style:style style:name="T43_103" style:family="text"/>
    <style:style style:name="T43_104" style:family="text"/>
    <style:style style:name="T43_105" style:family="text"/>
    <style:style style:name="T43_106" style:family="text"/>
    <style:style style:name="T43_107" style:family="text"/>
    <style:style style:name="T43_108" style:family="text"/>
    <style:style style:name="T43_109" style:family="text"/>
    <style:style style:name="T43_110" style:family="text"/>
    <style:style style:name="T43_111" style:family="text"/>
    <style:style style:name="T43_112" style:family="text"/>
    <style:style style:name="T43_113" style:family="text"/>
    <style:style style:name="T43_114" style:family="text"/>
    <style:style style:name="T43_115" style:family="text"/>
    <style:style style:name="T43_116" style:family="text"/>
    <style:style style:name="T43_117" style:family="text"/>
    <style:style style:name="T43_118" style:family="text"/>
    <style:style style:name="T43_119" style:family="text"/>
    <style:style style:name="T43_120" style:family="text"/>
    <style:style style:name="T43_121" style:family="text"/>
    <style:style style:name="T43_122" style:family="text"/>
    <style:style style:name="T43_123" style:family="text"/>
    <style:style style:name="T43_124" style:family="text"/>
    <style:style style:name="T43_125" style:family="text"/>
    <style:style style:name="T43_126" style:family="text"/>
    <style:style style:name="T43_127" style:family="text"/>
    <style:style style:name="T43_128" style:family="text"/>
    <style:style style:name="T43_129" style:family="text"/>
    <style:style style:name="T43_130" style:family="text"/>
    <style:style style:name="T43_131" style:family="text"/>
    <style:style style:name="T43_132" style:family="text"/>
    <style:style style:name="T43_133" style:family="text"/>
    <style:style style:name="T43_134" style:family="text"/>
    <style:style style:name="T43_135" style:family="text"/>
    <style:style style:name="T43_136" style:family="text"/>
    <style:style style:name="T43_137" style:family="text"/>
    <style:style style:name="T43_138" style:family="text"/>
    <style:style style:name="T43_139" style:family="text"/>
    <style:style style:name="T43_140" style:family="text"/>
    <style:style style:name="T43_141" style:family="text"/>
    <style:style style:name="T43_142" style:family="text"/>
    <style:style style:name="T43_143" style:family="text"/>
    <style:style style:name="T43_144" style:family="text"/>
    <style:style style:name="T43_145" style:family="text"/>
    <style:style style:name="T43_146" style:family="text"/>
    <style:style style:name="T43_147" style:family="text"/>
    <style:style style:name="T43_148" style:family="text"/>
    <style:style style:name="T43_149" style:family="text"/>
    <style:style style:name="T43_150" style:family="text"/>
    <style:style style:name="T43_151" style:family="text"/>
    <style:style style:name="T43_152" style:family="text"/>
    <style:style style:name="T43_153" style:family="text"/>
    <style:style style:name="T43_154" style:family="text"/>
    <style:style style:name="T43_155" style:family="text"/>
    <style:style style:name="T43_156" style:family="text"/>
    <style:style style:name="T43_157" style:family="text"/>
    <style:style style:name="T43_158" style:family="text"/>
    <style:style style:name="T43_159" style:family="text"/>
    <style:style style:name="T43_160" style:family="text"/>
    <style:style style:name="T43_161" style:family="text"/>
    <style:style style:name="T43_162" style:family="text"/>
    <style:style style:name="T43_163" style:family="text"/>
    <style:style style:name="T43_164" style:family="text"/>
    <style:style style:name="T43_165" style:family="text"/>
    <style:style style:name="T43_166" style:family="text"/>
    <style:style style:name="T43_167" style:family="text"/>
    <style:style style:name="T43_168" style:family="text"/>
    <style:style style:name="T43_169" style:family="text"/>
    <style:style style:name="T43_170" style:family="text"/>
    <style:style style:name="T43_171" style:family="text"/>
    <style:style style:name="T43_172" style:family="text"/>
    <style:style style:name="T43_173" style:family="text"/>
    <style:style style:name="T43_174" style:family="text"/>
    <style:style style:name="T43_175" style:family="text"/>
    <style:style style:name="T43_176" style:family="text"/>
    <style:style style:name="T43_177" style:family="text"/>
    <style:style style:name="T43_178" style:family="text"/>
    <style:style style:name="T43_179" style:family="text"/>
    <style:style style:name="T43_180" style:family="text"/>
    <style:style style:name="T43_181" style:family="text"/>
    <style:style style:name="T43_182" style:family="text"/>
    <style:style style:name="T43_183" style:family="text"/>
    <style:style style:name="T43_184" style:family="text"/>
    <style:style style:name="T43_185" style:family="text"/>
    <style:style style:name="T43_186" style:family="text"/>
    <style:style style:name="T43_187" style:family="text"/>
    <style:style style:name="T43_188" style:family="text"/>
    <style:style style:name="T43_189" style:family="text"/>
    <style:style style:name="T43_190" style:family="text"/>
    <style:style style:name="T43_191" style:family="text"/>
    <style:style style:name="T43_192" style:family="text"/>
    <style:style style:name="T43_193" style:family="text"/>
    <style:style style:name="T43_194" style:family="text"/>
    <style:style style:name="T43_195" style:family="text"/>
    <style:style style:name="T43_196" style:family="text"/>
    <style:style style:name="T43_197" style:family="text"/>
    <style:style style:name="T43_198" style:family="text"/>
    <style:style style:name="T43_199" style:family="text"/>
    <style:style style:name="T43_200" style:family="text"/>
    <style:style style:name="T43_201" style:family="text"/>
    <style:style style:name="T43_202" style:family="text"/>
    <style:style style:name="T43_203" style:family="text"/>
    <style:style style:name="T43_204" style:family="text"/>
    <style:style style:name="T43_205" style:family="text"/>
    <style:style style:name="T43_206" style:family="text"/>
    <style:style style:name="T43_207" style:family="text"/>
    <style:style style:name="T43_208" style:family="text"/>
    <style:style style:name="T43_209" style:family="text"/>
    <style:style style:name="T43_210" style:family="text"/>
    <style:style style:name="T43_211" style:family="text"/>
    <style:style style:name="T43_212" style:family="text"/>
    <style:style style:name="T43_213" style:family="text"/>
    <style:style style:name="T43_214" style:family="text"/>
    <style:style style:name="T43_215" style:family="text"/>
    <style:style style:name="T43_216" style:family="text"/>
    <style:style style:name="T43_217" style:family="text"/>
    <style:style style:name="T43_218" style:family="text"/>
    <style:style style:name="T43_219" style:family="text"/>
    <style:style style:name="T43_220" style:family="text"/>
    <style:style style:name="T43_221" style:family="text"/>
    <style:style style:name="T43_222" style:family="text"/>
    <style:style style:name="T43_223" style:family="text"/>
    <style:style style:name="T43_224" style:family="text"/>
    <style:style style:name="T43_225" style:family="text"/>
    <style:style style:name="T43_226" style:family="text"/>
    <style:style style:name="T43_227" style:family="text"/>
    <style:style style:name="T43_228" style:family="text"/>
    <style:style style:name="T43_229" style:family="text"/>
    <style:style style:name="T43_230" style:family="text"/>
    <style:style style:name="T43_231" style:family="text"/>
    <style:style style:name="T43_232" style:family="text"/>
    <style:style style:name="T43_233" style:family="text"/>
    <style:style style:name="T43_234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00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00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/>
    <style:style style:name="T47_62" style:family="text"/>
    <style:style style:name="T47_63" style:family="text"/>
    <style:style style:name="T47_64" style:family="text"/>
    <style:style style:name="T47_65" style:family="text"/>
    <style:style style:name="T47_66" style:family="text"/>
    <style:style style:name="T47_67" style:family="text"/>
    <style:style style:name="T47_68" style:family="text"/>
    <style:style style:name="T47_69" style:family="text"/>
    <style:style style:name="T47_70" style:family="text"/>
    <style:style style:name="T47_71" style:family="text"/>
    <style:style style:name="T47_72" style:family="text"/>
    <style:style style:name="T47_73" style:family="text"/>
    <style:style style:name="T47_74" style:family="text"/>
    <style:style style:name="T47_75" style:family="text"/>
    <style:style style:name="T47_76" style:family="text"/>
    <style:style style:name="T47_77" style:family="text"/>
    <style:style style:name="T47_78" style:family="text"/>
    <style:style style:name="T47_79" style:family="text"/>
    <style:style style:name="T47_80" style:family="text"/>
    <style:style style:name="T47_81" style:family="text"/>
    <style:style style:name="T47_82" style:family="text"/>
    <style:style style:name="T47_83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00%" style:writing-mode="lr-tb"/>
    </style:style>
    <style:style style:name="T49_1" style:family="text"/>
    <style:style style:name="T49_2" style:family="text"/>
    <style:style style:name="P50" style:family="paragraph" style:parent-style-name="Standard">
      <style:paragraph-properties fo:break-before="auto" fo:line-height="100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T50_57" style:family="text"/>
    <style:style style:name="T50_58" style:family="text"/>
    <style:style style:name="T50_59" style:family="text"/>
    <style:style style:name="T50_60" style:family="text"/>
    <style:style style:name="T50_61" style:family="text"/>
    <style:style style:name="T50_62" style:family="text"/>
    <style:style style:name="T50_63" style:family="text"/>
    <style:style style:name="T50_64" style:family="text"/>
    <style:style style:name="T50_65" style:family="text"/>
    <style:style style:name="T50_66" style:family="text"/>
    <style:style style:name="T50_67" style:family="text"/>
    <style:style style:name="T50_68" style:family="text"/>
    <style:style style:name="T50_69" style:family="text"/>
    <style:style style:name="T50_70" style:family="text"/>
    <style:style style:name="T50_71" style:family="text"/>
    <style:style style:name="T50_72" style:family="text"/>
    <style:style style:name="T50_73" style:family="text"/>
    <style:style style:name="T50_74" style:family="text"/>
    <style:style style:name="T50_75" style:family="text"/>
    <style:style style:name="T50_76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00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T52_61" style:family="text"/>
    <style:style style:name="T52_62" style:family="text"/>
    <style:style style:name="T52_63" style:family="text"/>
    <style:style style:name="T52_64" style:family="text"/>
    <style:style style:name="T52_65" style:family="text"/>
    <style:style style:name="T52_66" style:family="text"/>
    <style:style style:name="T52_67" style:family="text"/>
    <style:style style:name="T52_68" style:family="text"/>
    <style:style style:name="T52_69" style:family="text"/>
    <style:style style:name="T52_70" style:family="text"/>
    <style:style style:name="T52_71" style:family="text"/>
    <style:style style:name="T52_72" style:family="text"/>
    <style:style style:name="T52_73" style:family="text"/>
    <style:style style:name="T52_74" style:family="text"/>
    <style:style style:name="T52_75" style:family="text"/>
    <style:style style:name="T52_76" style:family="text"/>
    <style:style style:name="T52_77" style:family="text"/>
    <style:style style:name="T52_78" style:family="text"/>
    <style:style style:name="T52_79" style:family="text"/>
    <style:style style:name="T52_80" style:family="text"/>
    <style:style style:name="T52_81" style:family="text"/>
    <style:style style:name="T52_82" style:family="text"/>
    <style:style style:name="T52_83" style:family="text"/>
    <style:style style:name="T52_84" style:family="text"/>
    <style:style style:name="T52_85" style:family="text"/>
    <style:style style:name="T52_86" style:family="text"/>
    <style:style style:name="T52_87" style:family="text"/>
    <style:style style:name="T52_88" style:family="text"/>
    <style:style style:name="T52_89" style:family="text"/>
    <style:style style:name="T52_90" style:family="text"/>
    <style:style style:name="T52_91" style:family="text"/>
    <style:style style:name="T52_92" style:family="text"/>
    <style:style style:name="T52_93" style:family="text"/>
    <style:style style:name="T52_94" style:family="text"/>
    <style:style style:name="T52_95" style:family="text"/>
    <style:style style:name="T52_96" style:family="text"/>
    <style:style style:name="T52_97" style:family="text"/>
    <style:style style:name="T52_98" style:family="text"/>
    <style:style style:name="T52_99" style:family="text"/>
    <style:style style:name="T52_100" style:family="text"/>
    <style:style style:name="T52_101" style:family="text"/>
    <style:style style:name="T52_102" style:family="text"/>
    <style:style style:name="T52_103" style:family="text"/>
    <style:style style:name="T52_104" style:family="text"/>
    <style:style style:name="T52_105" style:family="text"/>
    <style:style style:name="T52_106" style:family="text"/>
    <style:style style:name="T52_107" style:family="text"/>
    <style:style style:name="T52_108" style:family="text"/>
    <style:style style:name="T52_109" style:family="text"/>
    <style:style style:name="T52_110" style:family="text"/>
    <style:style style:name="T52_111" style:family="text"/>
    <style:style style:name="T52_112" style:family="text"/>
    <style:style style:name="T52_113" style:family="text"/>
    <style:style style:name="T52_114" style:family="text"/>
    <style:style style:name="T52_115" style:family="text"/>
    <style:style style:name="T52_116" style:family="text"/>
    <style:style style:name="T52_117" style:family="text"/>
    <style:style style:name="T52_118" style:family="text"/>
    <style:style style:name="T52_119" style:family="text"/>
    <style:style style:name="T52_120" style:family="text"/>
    <style:style style:name="T52_121" style:family="text"/>
    <style:style style:name="T52_122" style:family="text"/>
    <style:style style:name="T52_123" style:family="text"/>
    <style:style style:name="T52_124" style:family="text"/>
    <style:style style:name="T52_125" style:family="text"/>
    <style:style style:name="T52_126" style:family="text"/>
    <style:style style:name="T52_127" style:family="text"/>
    <style:style style:name="T52_128" style:family="text"/>
    <style:style style:name="T52_129" style:family="text"/>
    <style:style style:name="T52_130" style:family="text"/>
    <style:style style:name="T52_131" style:family="text"/>
    <style:style style:name="T52_132" style:family="text"/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00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00%" style:writing-mode="lr-tb"/>
    </style:style>
    <style:style style:name="T56_1" style:family="text"/>
    <style:style style:name="T56_2" style:family="text"/>
    <style:style style:name="P57" style:family="paragraph" style:parent-style-name="Standard">
      <style:paragraph-properties fo:break-before="auto" fo:line-height="100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00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00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/>
    <style:style style:name="T61_50" style:family="text"/>
    <style:style style:name="T61_51" style:family="text"/>
    <style:style style:name="T61_52" style:family="text"/>
    <style:style style:name="T61_53" style:family="text"/>
    <style:style style:name="T61_54" style:family="text"/>
    <style:style style:name="T61_55" style:family="text"/>
    <style:style style:name="T61_56" style:family="text"/>
    <style:style style:name="T61_57" style:family="text"/>
    <style:style style:name="T61_58" style:family="text"/>
    <style:style style:name="T61_59" style:family="text"/>
    <style:style style:name="T61_60" style:family="text"/>
    <style:style style:name="T61_61" style:family="text"/>
    <style:style style:name="T61_62" style:family="text"/>
    <style:style style:name="T61_63" style:family="text"/>
    <style:style style:name="T61_64" style:family="text"/>
    <style:style style:name="T61_65" style:family="text"/>
    <style:style style:name="T61_66" style:family="text"/>
    <style:style style:name="T61_67" style:family="text"/>
    <style:style style:name="T61_68" style:family="text"/>
    <style:style style:name="T61_69" style:family="text"/>
    <style:style style:name="T61_70" style:family="text"/>
    <style:style style:name="T61_71" style:family="text"/>
    <style:style style:name="T61_72" style:family="text"/>
    <style:style style:name="T61_73" style:family="text"/>
    <style:style style:name="T61_74" style:family="text"/>
    <style:style style:name="T61_75" style:family="text"/>
    <style:style style:name="T61_76" style:family="text"/>
    <style:style style:name="T61_77" style:family="text"/>
    <style:style style:name="T61_78" style:family="text"/>
    <style:style style:name="T61_79" style:family="text"/>
    <style:style style:name="T61_80" style:family="text"/>
    <style:style style:name="T61_81" style:family="text"/>
    <style:style style:name="T61_82" style:family="text"/>
    <style:style style:name="T61_83" style:family="text"/>
    <style:style style:name="T61_84" style:family="text"/>
    <style:style style:name="T61_85" style:family="text"/>
    <style:style style:name="T61_86" style:family="text"/>
    <style:style style:name="T61_87" style:family="text"/>
    <style:style style:name="T61_88" style:family="text"/>
    <style:style style:name="T61_89" style:family="text"/>
    <style:style style:name="T61_90" style:family="text"/>
    <style:style style:name="T61_91" style:family="text"/>
    <style:style style:name="T61_92" style:family="text"/>
    <style:style style:name="T61_93" style:family="text"/>
    <style:style style:name="T61_94" style:family="text"/>
    <style:style style:name="T61_95" style:family="text"/>
    <style:style style:name="T61_96" style:family="text"/>
    <style:style style:name="T61_97" style:family="text"/>
    <style:style style:name="T61_98" style:family="text"/>
    <style:style style:name="T61_99" style:family="text"/>
    <style:style style:name="T61_100" style:family="text"/>
    <style:style style:name="T61_101" style:family="text"/>
    <style:style style:name="T61_102" style:family="text"/>
    <style:style style:name="T61_103" style:family="text"/>
    <style:style style:name="T61_104" style:family="text"/>
    <style:style style:name="T61_105" style:family="text"/>
    <style:style style:name="T61_106" style:family="text"/>
    <style:style style:name="T61_107" style:family="text"/>
    <style:style style:name="T61_108" style:family="text"/>
    <style:style style:name="T61_109" style:family="text"/>
    <style:style style:name="T61_110" style:family="text"/>
    <style:style style:name="T61_111" style:family="text"/>
    <style:style style:name="T61_112" style:family="text"/>
    <style:style style:name="T61_113" style:family="text"/>
    <style:style style:name="T61_114" style:family="text"/>
    <style:style style:name="T61_115" style:family="text"/>
    <style:style style:name="T61_116" style:family="text"/>
    <style:style style:name="T61_117" style:family="text"/>
    <style:style style:name="T61_118" style:family="text"/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00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/>
    <style:style style:name="T63_56" style:family="text"/>
    <style:style style:name="T63_57" style:family="text"/>
    <style:style style:name="T63_58" style:family="text"/>
    <style:style style:name="T63_59" style:family="text"/>
    <style:style style:name="T63_60" style:family="text"/>
    <style:style style:name="T63_61" style:family="text"/>
    <style:style style:name="T63_62" style:family="text"/>
    <style:style style:name="T63_63" style:family="text"/>
    <style:style style:name="T63_64" style:family="text"/>
    <style:style style:name="T63_65" style:family="text"/>
    <style:style style:name="T63_66" style:family="text"/>
    <style:style style:name="T63_67" style:family="text"/>
    <style:style style:name="T63_68" style:family="text"/>
    <style:style style:name="T63_69" style:family="text"/>
    <style:style style:name="T63_70" style:family="text"/>
    <style:style style:name="T63_71" style:family="text"/>
    <style:style style:name="T63_72" style:family="text"/>
    <style:style style:name="T63_73" style:family="text"/>
    <style:style style:name="T63_74" style:family="text"/>
    <style:style style:name="T63_75" style:family="text"/>
    <style:style style:name="T63_76" style:family="text"/>
    <style:style style:name="T63_77" style:family="text"/>
    <style:style style:name="T63_78" style:family="text"/>
    <style:style style:name="T63_79" style:family="text"/>
    <style:style style:name="T63_80" style:family="text"/>
    <style:style style:name="T63_81" style:family="text"/>
    <style:style style:name="T63_82" style:family="text"/>
    <style:style style:name="T63_83" style:family="text"/>
    <style:style style:name="T63_84" style:family="text"/>
    <style:style style:name="T63_85" style:family="text"/>
    <style:style style:name="T63_86" style:family="text"/>
    <style:style style:name="T63_87" style:family="text"/>
    <style:style style:name="T63_88" style:family="text"/>
    <style:style style:name="T63_89" style:family="text"/>
    <style:style style:name="T63_90" style:family="text"/>
    <style:style style:name="T63_91" style:family="text"/>
    <style:style style:name="T63_92" style:family="text"/>
    <style:style style:name="T63_93" style:family="text"/>
    <style:style style:name="T63_94" style:family="text"/>
    <style:style style:name="T63_95" style:family="text"/>
    <style:style style:name="T63_96" style:family="text"/>
    <style:style style:name="T63_97" style:family="text"/>
    <style:style style:name="T63_98" style:family="text"/>
    <style:style style:name="T63_99" style:family="text"/>
    <style:style style:name="T63_100" style:family="text"/>
    <style:style style:name="T63_101" style:family="text"/>
    <style:style style:name="T63_102" style:family="text"/>
    <style:style style:name="T63_103" style:family="text"/>
    <style:style style:name="T63_104" style:family="text"/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00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/>
    <style:style style:name="T65_58" style:family="text"/>
    <style:style style:name="T65_59" style:family="text"/>
    <style:style style:name="T65_60" style:family="text"/>
    <style:style style:name="T65_61" style:family="text"/>
    <style:style style:name="T65_62" style:family="text"/>
    <style:style style:name="T65_63" style:family="text"/>
    <style:style style:name="T65_64" style:family="text"/>
    <style:style style:name="T65_65" style:family="text"/>
    <style:style style:name="T65_66" style:family="text"/>
    <style:style style:name="T65_67" style:family="text"/>
    <style:style style:name="T65_68" style:family="text"/>
    <style:style style:name="T65_69" style:family="text"/>
    <style:style style:name="T65_70" style:family="text"/>
    <style:style style:name="T65_71" style:family="text"/>
    <style:style style:name="T65_72" style:family="text"/>
    <style:style style:name="T65_73" style:family="text"/>
    <style:style style:name="T65_74" style:family="text"/>
    <style:style style:name="T65_75" style:family="text"/>
    <style:style style:name="T65_76" style:family="text"/>
    <style:style style:name="T65_77" style:family="text"/>
    <style:style style:name="T65_78" style:family="text"/>
    <style:style style:name="T65_79" style:family="text"/>
    <style:style style:name="T65_80" style:family="text"/>
    <style:style style:name="T65_81" style:family="text"/>
    <style:style style:name="T65_82" style:family="text"/>
    <style:style style:name="T65_83" style:family="text"/>
    <style:style style:name="T65_84" style:family="text"/>
    <style:style style:name="T65_85" style:family="text"/>
    <style:style style:name="T65_86" style:family="text"/>
    <style:style style:name="T65_87" style:family="text"/>
    <style:style style:name="T65_88" style:family="text"/>
    <style:style style:name="T65_89" style:family="text"/>
    <style:style style:name="T65_90" style:family="text"/>
    <style:style style:name="T65_91" style:family="text"/>
    <style:style style:name="T65_92" style:family="text"/>
    <style:style style:name="T65_93" style:family="text"/>
    <style:style style:name="T65_94" style:family="text"/>
    <style:style style:name="T65_95" style:family="text"/>
    <style:style style:name="T65_96" style:family="text"/>
    <style:style style:name="T65_97" style:family="text"/>
    <style:style style:name="T65_98" style:family="text"/>
    <style:style style:name="T65_99" style:family="text"/>
    <style:style style:name="T65_100" style:family="text"/>
    <style:style style:name="T65_101" style:family="text"/>
    <style:style style:name="T65_102" style:family="text"/>
    <style:style style:name="T65_103" style:family="text"/>
    <style:style style:name="T65_104" style:family="text"/>
    <style:style style:name="T65_105" style:family="text"/>
    <style:style style:name="T65_106" style:family="text"/>
    <style:style style:name="T65_107" style:family="text"/>
    <style:style style:name="T65_108" style:family="text"/>
    <style:style style:name="T65_109" style:family="text"/>
    <style:style style:name="T65_110" style:family="text"/>
    <style:style style:name="T65_111" style:family="text"/>
    <style:style style:name="T65_112" style:family="text"/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00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T67_51" style:family="text"/>
    <style:style style:name="T67_52" style:family="text"/>
    <style:style style:name="T67_53" style:family="text"/>
    <style:style style:name="T67_54" style:family="text"/>
    <style:style style:name="T67_55" style:family="text"/>
    <style:style style:name="T67_56" style:family="text"/>
    <style:style style:name="T67_57" style:family="text"/>
    <style:style style:name="T67_58" style:family="text"/>
    <style:style style:name="T67_59" style:family="text"/>
    <style:style style:name="T67_60" style:family="text"/>
    <style:style style:name="T67_61" style:family="text"/>
    <style:style style:name="T67_62" style:family="text"/>
    <style:style style:name="T67_63" style:family="text"/>
    <style:style style:name="T67_64" style:family="text"/>
    <style:style style:name="T67_65" style:family="text"/>
    <style:style style:name="T67_66" style:family="text"/>
    <style:style style:name="T67_67" style:family="text"/>
    <style:style style:name="T67_68" style:family="text"/>
    <style:style style:name="T67_69" style:family="text"/>
    <style:style style:name="T67_70" style:family="text"/>
    <style:style style:name="T67_71" style:family="text"/>
    <style:style style:name="T67_72" style:family="text"/>
    <style:style style:name="T67_73" style:family="text"/>
    <style:style style:name="T67_74" style:family="text"/>
    <style:style style:name="T67_75" style:family="text"/>
    <style:style style:name="T67_76" style:family="text"/>
    <style:style style:name="T67_77" style:family="text"/>
    <style:style style:name="T67_78" style:family="text"/>
    <style:style style:name="T67_79" style:family="text"/>
    <style:style style:name="T67_80" style:family="text"/>
    <style:style style:name="T67_81" style:family="text"/>
    <style:style style:name="T67_82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00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T69_51" style:family="text"/>
    <style:style style:name="T69_52" style:family="text"/>
    <style:style style:name="T69_53" style:family="text"/>
    <style:style style:name="T69_54" style:family="text"/>
    <style:style style:name="T69_55" style:family="text"/>
    <style:style style:name="T69_56" style:family="text"/>
    <style:style style:name="T69_57" style:family="text"/>
    <style:style style:name="T69_58" style:family="text"/>
    <style:style style:name="T69_59" style:family="text"/>
    <style:style style:name="T69_60" style:family="text"/>
    <style:style style:name="T69_61" style:family="text"/>
    <style:style style:name="T69_62" style:family="text"/>
    <style:style style:name="T69_63" style:family="text"/>
    <style:style style:name="T69_64" style:family="text"/>
    <style:style style:name="T69_65" style:family="text"/>
    <style:style style:name="T69_66" style:family="text"/>
    <style:style style:name="T69_67" style:family="text"/>
    <style:style style:name="T69_68" style:family="text"/>
    <style:style style:name="T69_69" style:family="text"/>
    <style:style style:name="T69_70" style:family="text"/>
    <style:style style:name="T69_71" style:family="text"/>
    <style:style style:name="T69_72" style:family="text"/>
    <style:style style:name="T69_73" style:family="text"/>
    <style:style style:name="T69_74" style:family="text"/>
    <style:style style:name="T69_75" style:family="text"/>
    <style:style style:name="T69_76" style:family="text"/>
    <style:style style:name="T69_77" style:family="text"/>
    <style:style style:name="T69_78" style:family="text"/>
    <style:style style:name="T69_79" style:family="text"/>
    <style:style style:name="T69_80" style:family="text"/>
    <style:style style:name="T69_81" style:family="text"/>
    <style:style style:name="T69_82" style:family="text"/>
    <style:style style:name="T69_83" style:family="text"/>
    <style:style style:name="T69_84" style:family="text"/>
    <style:style style:name="T69_85" style:family="text"/>
    <style:style style:name="T69_86" style:family="text"/>
    <style:style style:name="T69_87" style:family="text"/>
    <style:style style:name="T69_88" style:family="text"/>
    <style:style style:name="T69_89" style:family="text"/>
    <style:style style:name="T69_90" style:family="text"/>
    <style:style style:name="T69_91" style:family="text"/>
    <style:style style:name="T69_92" style:family="text"/>
    <style:style style:name="T69_93" style:family="text"/>
    <style:style style:name="T69_94" style:family="text"/>
    <style:style style:name="T69_95" style:family="text"/>
    <style:style style:name="T69_96" style:family="text"/>
    <style:style style:name="T69_97" style:family="text"/>
    <style:style style:name="T69_98" style:family="text"/>
    <style:style style:name="T69_99" style:family="text"/>
    <style:style style:name="T69_100" style:family="text"/>
    <style:style style:name="T69_101" style:family="text"/>
    <style:style style:name="T69_102" style:family="text"/>
    <style:style style:name="T69_103" style:family="text"/>
    <style:style style:name="T69_104" style:family="text"/>
    <style:style style:name="T69_105" style:family="text"/>
    <style:style style:name="T69_106" style:family="text"/>
    <style:style style:name="T69_107" style:family="text"/>
    <style:style style:name="T69_108" style:family="text"/>
    <style:style style:name="T69_109" style:family="text"/>
    <style:style style:name="T69_110" style:family="text"/>
    <style:style style:name="T69_111" style:family="text"/>
    <style:style style:name="T69_112" style:family="text"/>
    <style:style style:name="T69_113" style:family="text"/>
    <style:style style:name="T69_114" style:family="text"/>
    <style:style style:name="T69_115" style:family="text"/>
    <style:style style:name="T69_116" style:family="text"/>
    <style:style style:name="T69_117" style:family="text"/>
    <style:style style:name="T69_118" style:family="text"/>
    <style:style style:name="T69_119" style:family="text"/>
    <style:style style:name="T69_120" style:family="text"/>
    <style:style style:name="T69_121" style:family="text"/>
    <style:style style:name="T69_122" style:family="text"/>
    <style:style style:name="T69_123" style:family="text"/>
    <style:style style:name="T69_124" style:family="text"/>
    <style:style style:name="T69_125" style:family="text"/>
    <style:style style:name="T69_126" style:family="text"/>
    <style:style style:name="T69_127" style:family="text"/>
    <style:style style:name="T69_128" style:family="text"/>
    <style:style style:name="T69_129" style:family="text"/>
    <style:style style:name="T69_130" style:family="text"/>
    <style:style style:name="T69_131" style:family="text"/>
    <style:style style:name="T69_132" style:family="text"/>
    <style:style style:name="T69_133" style:family="text"/>
    <style:style style:name="T69_134" style:family="text"/>
    <style:style style:name="T69_135" style:family="text"/>
    <style:style style:name="T69_136" style:family="text"/>
    <style:style style:name="T69_137" style:family="text"/>
    <style:style style:name="T69_138" style:family="text"/>
    <style:style style:name="T69_139" style:family="text"/>
    <style:style style:name="T69_140" style:family="text"/>
    <style:style style:name="T69_141" style:family="text"/>
    <style:style style:name="T69_142" style:family="text"/>
    <style:style style:name="T69_143" style:family="text"/>
    <style:style style:name="T69_144" style:family="text"/>
    <style:style style:name="T69_145" style:family="text"/>
    <style:style style:name="T69_146" style:family="text"/>
    <style:style style:name="T69_147" style:family="text"/>
    <style:style style:name="T69_148" style:family="text"/>
    <style:style style:name="T69_149" style:family="text"/>
    <style:style style:name="T69_150" style:family="text"/>
    <style:style style:name="T69_151" style:family="text"/>
    <style:style style:name="T69_152" style:family="text"/>
    <style:style style:name="T69_153" style:family="text"/>
    <style:style style:name="T69_154" style:family="text"/>
    <style:style style:name="T69_155" style:family="text"/>
    <style:style style:name="T69_156" style:family="text"/>
    <style:style style:name="T69_157" style:family="text"/>
    <style:style style:name="T69_158" style:family="text"/>
    <style:style style:name="T69_159" style:family="text"/>
    <style:style style:name="T69_160" style:family="text"/>
    <style:style style:name="T69_161" style:family="text"/>
    <style:style style:name="T69_162" style:family="text"/>
    <style:style style:name="T69_163" style:family="text"/>
    <style:style style:name="T69_164" style:family="text"/>
    <style:style style:name="T69_165" style:family="text"/>
    <style:style style:name="T69_166" style:family="text"/>
    <style:style style:name="T69_167" style:family="text"/>
    <style:style style:name="T69_168" style:family="text"/>
    <style:style style:name="T69_169" style:family="text"/>
    <style:style style:name="T69_170" style:family="text"/>
    <style:style style:name="T69_171" style:family="text"/>
    <style:style style:name="T69_172" style:family="text"/>
    <style:style style:name="T69_173" style:family="text"/>
    <style:style style:name="T69_174" style:family="text"/>
    <style:style style:name="T69_175" style:family="text"/>
    <style:style style:name="T69_176" style:family="text"/>
    <style:style style:name="T69_177" style:family="text"/>
    <style:style style:name="T69_178" style:family="text"/>
    <style:style style:name="T69_179" style:family="text"/>
    <style:style style:name="T69_180" style:family="text"/>
    <style:style style:name="T69_181" style:family="text"/>
    <style:style style:name="T69_182" style:family="text"/>
    <style:style style:name="T69_183" style:family="text"/>
    <style:style style:name="T69_184" style:family="text"/>
    <style:style style:name="T69_185" style:family="text"/>
    <style:style style:name="T69_186" style:family="text"/>
    <style:style style:name="T69_187" style:family="text"/>
    <style:style style:name="T69_188" style:family="text"/>
    <style:style style:name="T69_189" style:family="text"/>
    <style:style style:name="T69_190" style:family="text"/>
    <style:style style:name="T69_191" style:family="text"/>
    <style:style style:name="T69_192" style:family="text"/>
    <style:style style:name="T69_193" style:family="text"/>
    <style:style style:name="T69_194" style:family="text"/>
    <style:style style:name="T69_195" style:family="text"/>
    <style:style style:name="T69_196" style:family="text"/>
    <style:style style:name="T69_197" style:family="text"/>
    <style:style style:name="T69_198" style:family="text"/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00%" style:writing-mode="lr-tb"/>
    </style:style>
    <style:style style:name="T71_1" style:family="text"/>
    <style:style style:name="T71_2" style:family="text"/>
    <style:style style:name="P72" style:family="paragraph" style:parent-style-name="Standard">
      <style:paragraph-properties fo:break-before="auto" fo:line-height="100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T72_59" style:family="text"/>
    <style:style style:name="T72_60" style:family="text"/>
    <style:style style:name="T72_61" style:family="text"/>
    <style:style style:name="T72_62" style:family="text"/>
    <style:style style:name="T72_63" style:family="text"/>
    <style:style style:name="T72_64" style:family="text"/>
    <style:style style:name="T72_65" style:family="text"/>
    <style:style style:name="T72_66" style:family="text"/>
    <style:style style:name="T72_67" style:family="text"/>
    <style:style style:name="T72_68" style:family="text"/>
    <style:style style:name="T72_69" style:family="text"/>
    <style:style style:name="T72_70" style:family="text"/>
    <style:style style:name="T72_71" style:family="text"/>
    <style:style style:name="T72_72" style:family="text"/>
    <style:style style:name="T72_73" style:family="text"/>
    <style:style style:name="T72_74" style:family="text"/>
    <style:style style:name="T72_75" style:family="text"/>
    <style:style style:name="T72_76" style:family="text"/>
    <style:style style:name="T72_77" style:family="text"/>
    <style:style style:name="T72_78" style:family="text"/>
    <style:style style:name="T72_79" style:family="text"/>
    <style:style style:name="T72_80" style:family="text"/>
    <style:style style:name="T72_81" style:family="text"/>
    <style:style style:name="T72_82" style:family="text"/>
    <style:style style:name="T72_83" style:family="text"/>
    <style:style style:name="T72_84" style:family="text"/>
    <style:style style:name="T72_85" style:family="text"/>
    <style:style style:name="T72_86" style:family="text"/>
    <style:style style:name="T72_87" style:family="text"/>
    <style:style style:name="T72_88" style:family="text"/>
    <style:style style:name="T72_89" style:family="text"/>
    <style:style style:name="T72_90" style:family="text"/>
    <style:style style:name="T72_91" style:family="text"/>
    <style:style style:name="T72_92" style:family="text"/>
    <style:style style:name="T72_93" style:family="text"/>
    <style:style style:name="T72_94" style:family="text"/>
    <style:style style:name="T72_95" style:family="text"/>
    <style:style style:name="T72_96" style:family="text"/>
    <style:style style:name="T72_97" style:family="text"/>
    <style:style style:name="T72_98" style:family="text"/>
    <style:style style:name="T72_99" style:family="text"/>
    <style:style style:name="T72_100" style:family="text"/>
    <style:style style:name="T72_101" style:family="text"/>
    <style:style style:name="T72_102" style:family="text"/>
    <style:style style:name="T72_103" style:family="text"/>
    <style:style style:name="T72_104" style:family="text"/>
    <style:style style:name="T72_105" style:family="text"/>
    <style:style style:name="T72_106" style:family="text"/>
    <style:style style:name="T72_107" style:family="text"/>
    <style:style style:name="T72_108" style:family="text"/>
    <style:style style:name="T72_109" style:family="text"/>
    <style:style style:name="T72_110" style:family="text"/>
    <style:style style:name="T72_111" style:family="text"/>
    <style:style style:name="T72_112" style:family="text"/>
    <style:style style:name="T72_113" style:family="text"/>
    <style:style style:name="T72_114" style:family="text"/>
    <style:style style:name="T72_115" style:family="text"/>
    <style:style style:name="T72_116" style:family="text"/>
    <style:style style:name="T72_117" style:family="text"/>
    <style:style style:name="T72_118" style:family="text"/>
    <style:style style:name="T72_119" style:family="text"/>
    <style:style style:name="T72_120" style:family="text"/>
    <style:style style:name="T72_121" style:family="text"/>
    <style:style style:name="T72_122" style:family="text"/>
    <style:style style:name="T72_123" style:family="text"/>
    <style:style style:name="T72_124" style:family="text"/>
    <style:style style:name="T72_125" style:family="text"/>
    <style:style style:name="T72_126" style:family="text"/>
    <style:style style:name="T72_127" style:family="text"/>
    <style:style style:name="T72_128" style:family="text"/>
    <style:style style:name="T72_129" style:family="text"/>
    <style:style style:name="T72_130" style:family="text"/>
    <style:style style:name="T72_131" style:family="text"/>
    <style:style style:name="T72_132" style:family="text"/>
    <style:style style:name="T72_133" style:family="text"/>
    <style:style style:name="T72_134" style:family="text"/>
    <style:style style:name="T72_135" style:family="text"/>
    <style:style style:name="T72_136" style:family="text"/>
    <style:style style:name="T72_137" style:family="text"/>
    <style:style style:name="T72_138" style:family="text"/>
    <style:style style:name="T72_139" style:family="text"/>
    <style:style style:name="T72_140" style:family="text"/>
    <style:style style:name="T72_141" style:family="text"/>
    <style:style style:name="T72_142" style:family="text"/>
    <style:style style:name="T72_143" style:family="text"/>
    <style:style style:name="T72_144" style:family="text"/>
    <style:style style:name="T72_145" style:family="text"/>
    <style:style style:name="T72_146" style:family="text"/>
    <style:style style:name="T72_147" style:family="text"/>
    <style:style style:name="T72_148" style:family="text"/>
    <style:style style:name="T72_149" style:family="text"/>
    <style:style style:name="T72_150" style:family="text"/>
    <style:style style:name="T72_151" style:family="text"/>
    <style:style style:name="T72_152" style:family="text"/>
    <style:style style:name="T72_153" style:family="text"/>
    <style:style style:name="T72_154" style:family="text"/>
    <style:style style:name="T72_155" style:family="text"/>
    <style:style style:name="T72_156" style:family="text"/>
    <style:style style:name="T72_157" style:family="text"/>
    <style:style style:name="T72_158" style:family="text"/>
    <style:style style:name="T72_159" style:family="text"/>
    <style:style style:name="T72_160" style:family="text"/>
    <style:style style:name="T72_161" style:family="text"/>
    <style:style style:name="T72_162" style:family="text"/>
    <style:style style:name="T72_163" style:family="text"/>
    <style:style style:name="T72_164" style:family="text"/>
    <style:style style:name="T72_165" style:family="text"/>
    <style:style style:name="T72_166" style:family="text"/>
    <style:style style:name="T72_167" style:family="text"/>
    <style:style style:name="T72_168" style:family="text"/>
    <style:style style:name="T72_169" style:family="text"/>
    <style:style style:name="T72_170" style:family="text"/>
    <style:style style:name="T72_171" style:family="text"/>
    <style:style style:name="T72_172" style:family="text"/>
    <style:style style:name="T72_173" style:family="text"/>
    <style:style style:name="T72_174" style:family="text"/>
    <style:style style:name="T72_175" style:family="text"/>
    <style:style style:name="T72_176" style:family="text"/>
    <style:style style:name="T72_177" style:family="text"/>
    <style:style style:name="T72_178" style:family="text"/>
    <style:style style:name="T72_179" style:family="text"/>
    <style:style style:name="T72_180" style:family="text"/>
    <style:style style:name="T72_181" style:family="text"/>
    <style:style style:name="T72_182" style:family="text"/>
    <style:style style:name="T72_183" style:family="text"/>
    <style:style style:name="T72_184" style:family="text"/>
    <style:style style:name="T72_185" style:family="text"/>
    <style:style style:name="T72_186" style:family="text"/>
    <style:style style:name="T72_187" style:family="text"/>
    <style:style style:name="T72_188" style:family="text"/>
    <style:style style:name="T72_189" style:family="text"/>
    <style:style style:name="T72_190" style:family="text"/>
    <style:style style:name="T72_191" style:family="text"/>
    <style:style style:name="T72_192" style:family="text"/>
    <style:style style:name="T72_193" style:family="text"/>
    <style:style style:name="T72_194" style:family="text"/>
    <style:style style:name="T72_195" style:family="text"/>
    <style:style style:name="T72_196" style:family="text"/>
    <style:style style:name="T72_197" style:family="text"/>
    <style:style style:name="T72_198" style:family="text"/>
    <style:style style:name="T72_199" style:family="text"/>
    <style:style style:name="T72_200" style:family="text"/>
    <style:style style:name="T72_201" style:family="text"/>
    <style:style style:name="T72_202" style:family="text"/>
    <style:style style:name="T72_203" style:family="text"/>
    <style:style style:name="T72_204" style:family="text"/>
    <style:style style:name="T72_205" style:family="text"/>
    <style:style style:name="T72_206" style:family="text"/>
    <style:style style:name="T72_207" style:family="text"/>
    <style:style style:name="T72_208" style:family="text"/>
    <style:style style:name="T72_209" style:family="text"/>
    <style:style style:name="T72_210" style:family="text"/>
    <style:style style:name="T72_211" style:family="text"/>
    <style:style style:name="T72_212" style:family="text"/>
    <style:style style:name="T72_213" style:family="text"/>
    <style:style style:name="T72_214" style:family="text"/>
    <style:style style:name="T72_215" style:family="text"/>
    <style:style style:name="T72_216" style:family="text"/>
    <style:style style:name="T72_217" style:family="text"/>
    <style:style style:name="T72_218" style:family="text"/>
    <style:style style:name="T72_219" style:family="text"/>
    <style:style style:name="T72_220" style:family="text"/>
    <style:style style:name="T72_221" style:family="text"/>
    <style:style style:name="T72_222" style:family="text"/>
    <style:style style:name="T72_223" style:family="text"/>
    <style:style style:name="T72_224" style:family="text"/>
    <style:style style:name="T72_225" style:family="text"/>
    <style:style style:name="T72_226" style:family="text"/>
    <style:style style:name="T72_227" style:family="text"/>
    <style:style style:name="T72_228" style:family="text"/>
    <style:style style:name="T72_229" style:family="text"/>
    <style:style style:name="T72_230" style:family="text"/>
    <style:style style:name="T72_231" style:family="text"/>
    <style:style style:name="T72_232" style:family="text"/>
    <style:style style:name="T72_233" style:family="text"/>
    <style:style style:name="T72_234" style:family="text"/>
    <style:style style:name="T72_235" style:family="text"/>
    <style:style style:name="T72_236" style:family="text"/>
    <style:style style:name="T72_237" style:family="text"/>
    <style:style style:name="T72_238" style:family="text"/>
    <style:style style:name="T72_239" style:family="text"/>
    <style:style style:name="T72_240" style:family="text"/>
    <style:style style:name="T72_241" style:family="text"/>
    <style:style style:name="T72_242" style:family="text"/>
    <style:style style:name="T72_243" style:family="text"/>
    <style:style style:name="T72_244" style:family="text"/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00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00%" style:writing-mode="lr-tb"/>
    </style:style>
    <style:style style:name="T76_1" style:family="text"/>
    <style:style style:name="T76_2" style:family="text"/>
    <style:style style:name="P77" style:family="paragraph" style:parent-style-name="Standard">
      <style:paragraph-properties fo:break-before="auto" fo:line-height="100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T77_57" style:family="text"/>
    <style:style style:name="T77_58" style:family="text"/>
    <style:style style:name="T77_59" style:family="text"/>
    <style:style style:name="T77_60" style:family="text"/>
    <style:style style:name="T77_61" style:family="text"/>
    <style:style style:name="T77_62" style:family="text"/>
    <style:style style:name="T77_63" style:family="text"/>
    <style:style style:name="T77_64" style:family="text"/>
    <style:style style:name="T77_65" style:family="text"/>
    <style:style style:name="T77_66" style:family="text"/>
    <style:style style:name="T77_67" style:family="text"/>
    <style:style style:name="T77_68" style:family="text"/>
    <style:style style:name="T77_69" style:family="text"/>
    <style:style style:name="T77_70" style:family="text"/>
    <style:style style:name="T77_71" style:family="text"/>
    <style:style style:name="T77_72" style:family="text"/>
    <style:style style:name="T77_73" style:family="text"/>
    <style:style style:name="T77_74" style:family="text"/>
    <style:style style:name="T77_75" style:family="text"/>
    <style:style style:name="T77_76" style:family="text"/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00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00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P82" style:family="paragraph" style:parent-style-name="Standard">
      <style:paragraph-properties fo:break-before="auto" fo:line-height="100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T82_47" style:family="text"/>
    <style:style style:name="T82_48" style:family="text"/>
    <style:style style:name="T82_49" style:family="text"/>
    <style:style style:name="T82_50" style:family="text"/>
    <style:style style:name="T82_51" style:family="text"/>
    <style:style style:name="T82_52" style:family="text"/>
    <style:style style:name="T82_53" style:family="text"/>
    <style:style style:name="T82_54" style:family="text"/>
    <style:style style:name="T82_55" style:family="text"/>
    <style:style style:name="T82_56" style:family="text"/>
    <style:style style:name="T82_57" style:family="text"/>
    <style:style style:name="T82_58" style:family="text"/>
    <style:style style:name="T82_59" style:family="text"/>
    <style:style style:name="T82_60" style:family="text"/>
    <style:style style:name="T82_61" style:family="text"/>
    <style:style style:name="T82_62" style:family="text"/>
    <style:style style:name="T82_63" style:family="text"/>
    <style:style style:name="T82_64" style:family="text"/>
    <style:style style:name="T82_65" style:family="text"/>
    <style:style style:name="T82_66" style:family="text"/>
    <style:style style:name="T82_67" style:family="text"/>
    <style:style style:name="T82_68" style:family="text"/>
    <style:style style:name="T82_69" style:family="text"/>
    <style:style style:name="T82_70" style:family="text"/>
    <style:style style:name="T82_71" style:family="text"/>
    <style:style style:name="T82_72" style:family="text"/>
    <style:style style:name="T82_73" style:family="text"/>
    <style:style style:name="T82_74" style:family="text"/>
    <style:style style:name="T82_75" style:family="text"/>
    <style:style style:name="T82_76" style:family="text"/>
    <style:style style:name="T82_77" style:family="text"/>
    <style:style style:name="T82_78" style:family="text"/>
    <style:style style:name="T82_79" style:family="text"/>
    <style:style style:name="T82_80" style:family="text"/>
    <style:style style:name="T82_81" style:family="text"/>
    <style:style style:name="T82_82" style:family="text"/>
    <style:style style:name="T82_83" style:family="text"/>
    <style:style style:name="T82_84" style:family="text"/>
    <style:style style:name="T82_85" style:family="text"/>
    <style:style style:name="T82_86" style:family="text"/>
    <style:style style:name="T82_87" style:family="text"/>
    <style:style style:name="T82_88" style:family="text"/>
    <style:style style:name="T82_89" style:family="text"/>
    <style:style style:name="T82_90" style:family="text"/>
    <style:style style:name="T82_91" style:family="text"/>
    <style:style style:name="T82_92" style:family="text"/>
    <style:style style:name="T82_93" style:family="text"/>
    <style:style style:name="T82_94" style:family="text"/>
    <style:style style:name="T82_95" style:family="text"/>
    <style:style style:name="T82_96" style:family="text"/>
    <style:style style:name="T82_97" style:family="text"/>
    <style:style style:name="T82_98" style:family="text"/>
    <style:style style:name="T82_99" style:family="text"/>
    <style:style style:name="T82_100" style:family="text"/>
    <style:style style:name="T82_101" style:family="text"/>
    <style:style style:name="T82_102" style:family="text"/>
    <style:style style:name="T82_103" style:family="text"/>
    <style:style style:name="T82_104" style:family="text"/>
    <style:style style:name="T82_105" style:family="text"/>
    <style:style style:name="T82_106" style:family="text"/>
    <style:style style:name="T82_107" style:family="text"/>
    <style:style style:name="T82_108" style:family="text"/>
    <style:style style:name="T82_109" style:family="text"/>
    <style:style style:name="T82_110" style:family="text"/>
    <style:style style:name="T82_111" style:family="text"/>
    <style:style style:name="T82_112" style:family="text"/>
    <style:style style:name="T82_113" style:family="text"/>
    <style:style style:name="T82_114" style:family="text"/>
    <style:style style:name="T82_115" style:family="text"/>
    <style:style style:name="T82_116" style:family="text"/>
    <style:style style:name="T82_117" style:family="text"/>
    <style:style style:name="T82_118" style:family="text"/>
    <style:style style:name="T82_119" style:family="text"/>
    <style:style style:name="T82_120" style:family="text"/>
    <style:style style:name="T82_121" style:family="text"/>
    <style:style style:name="T82_122" style:family="text"/>
    <style:style style:name="T82_123" style:family="text"/>
    <style:style style:name="T82_124" style:family="text"/>
    <style:style style:name="T82_125" style:family="text"/>
    <style:style style:name="T82_126" style:family="text"/>
    <style:style style:name="T82_127" style:family="text"/>
    <style:style style:name="T82_128" style:family="text"/>
    <style:style style:name="T82_129" style:family="text"/>
    <style:style style:name="T82_130" style:family="text"/>
    <style:style style:name="T82_131" style:family="text"/>
    <style:style style:name="T82_132" style:family="text"/>
    <style:style style:name="T82_133" style:family="text"/>
    <style:style style:name="T82_134" style:family="text"/>
    <style:style style:name="T82_135" style:family="text"/>
    <style:style style:name="T82_136" style:family="text"/>
    <style:style style:name="T82_137" style:family="text"/>
    <style:style style:name="T82_138" style:family="text"/>
    <style:style style:name="T82_139" style:family="text"/>
    <style:style style:name="T82_140" style:family="text"/>
    <style:style style:name="T82_141" style:family="text"/>
    <style:style style:name="T82_142" style:family="text"/>
    <style:style style:name="T82_143" style:family="text"/>
    <style:style style:name="T82_144" style:family="text"/>
    <style:style style:name="T82_145" style:family="text"/>
    <style:style style:name="T82_146" style:family="text"/>
    <style:style style:name="T82_147" style:family="text"/>
    <style:style style:name="T82_148" style:family="text"/>
    <style:style style:name="T82_149" style:family="text"/>
    <style:style style:name="T82_150" style:family="text"/>
    <style:style style:name="T82_151" style:family="text"/>
    <style:style style:name="T82_152" style:family="text"/>
    <style:style style:name="T82_153" style:family="text"/>
    <style:style style:name="T82_154" style:family="text"/>
    <style:style style:name="T82_155" style:family="text"/>
    <style:style style:name="T82_156" style:family="text"/>
    <style:style style:name="T82_157" style:family="text"/>
    <style:style style:name="T82_158" style:family="text"/>
    <style:style style:name="T82_159" style:family="text"/>
    <style:style style:name="T82_160" style:family="text"/>
    <style:style style:name="T82_161" style:family="text"/>
    <style:style style:name="T82_162" style:family="text"/>
    <style:style style:name="T82_163" style:family="text"/>
    <style:style style:name="T82_164" style:family="text"/>
    <style:style style:name="T82_165" style:family="text"/>
    <style:style style:name="T82_166" style:family="text"/>
    <style:style style:name="T82_167" style:family="text"/>
    <style:style style:name="T82_168" style:family="text"/>
    <style:style style:name="T82_169" style:family="text"/>
    <style:style style:name="T82_170" style:family="text"/>
    <style:style style:name="T82_171" style:family="text"/>
    <style:style style:name="T82_172" style:family="text"/>
    <style:style style:name="T82_173" style:family="text"/>
    <style:style style:name="T82_174" style:family="text"/>
    <style:style style:name="T82_175" style:family="text"/>
    <style:style style:name="T82_176" style:family="text"/>
    <style:style style:name="T82_177" style:family="text"/>
    <style:style style:name="T82_178" style:family="text"/>
    <style:style style:name="T82_179" style:family="text"/>
    <style:style style:name="T82_180" style:family="text"/>
    <style:style style:name="T82_181" style:family="text"/>
    <style:style style:name="T82_182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00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00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Standard">
      <style:paragraph-properties fo:break-before="auto" fo:line-height="100%" style:writing-mode="lr-tb"/>
    </style:style>
    <style:style style:name="T88_1" style:family="text"/>
    <style:style style:name="T88_2" style:family="text"/>
    <style:style style:name="P89" style:family="paragraph" style:parent-style-name="Standard">
      <style:paragraph-properties fo:break-before="auto" fo:line-height="100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T89_45" style:family="text"/>
    <style:style style:name="T89_46" style:family="text"/>
    <style:style style:name="T89_47" style:family="text"/>
    <style:style style:name="T89_48" style:family="text"/>
    <style:style style:name="T89_49" style:family="text"/>
    <style:style style:name="T89_50" style:family="text"/>
    <style:style style:name="T89_51" style:family="text"/>
    <style:style style:name="T89_52" style:family="text"/>
    <style:style style:name="T89_53" style:family="text"/>
    <style:style style:name="T89_54" style:family="text"/>
    <style:style style:name="T89_55" style:family="text"/>
    <style:style style:name="T89_56" style:family="text"/>
    <style:style style:name="T89_57" style:family="text"/>
    <style:style style:name="T89_58" style:family="text"/>
    <style:style style:name="T89_59" style:family="text"/>
    <style:style style:name="T89_60" style:family="text"/>
    <style:style style:name="T89_61" style:family="text"/>
    <style:style style:name="T89_62" style:family="text"/>
    <style:style style:name="T89_63" style:family="text"/>
    <style:style style:name="T89_64" style:family="text"/>
    <style:style style:name="T89_65" style:family="text"/>
    <style:style style:name="T89_66" style:family="text"/>
    <style:style style:name="T89_67" style:family="text"/>
    <style:style style:name="T89_68" style:family="text"/>
    <style:style style:name="T89_69" style:family="text"/>
    <style:style style:name="T89_70" style:family="text"/>
    <style:style style:name="T89_71" style:family="text"/>
    <style:style style:name="T89_72" style:family="text"/>
    <style:style style:name="T89_73" style:family="text"/>
    <style:style style:name="T89_74" style:family="text"/>
    <style:style style:name="T89_75" style:family="text"/>
    <style:style style:name="T89_76" style:family="text"/>
    <style:style style:name="T89_77" style:family="text"/>
    <style:style style:name="T89_78" style:family="text"/>
    <style:style style:name="T89_79" style:family="text"/>
    <style:style style:name="T89_80" style:family="text"/>
    <style:style style:name="T89_81" style:family="text"/>
    <style:style style:name="T89_82" style:family="text"/>
    <style:style style:name="T89_83" style:family="text"/>
    <style:style style:name="T89_84" style:family="text"/>
    <style:style style:name="T89_85" style:family="text"/>
    <style:style style:name="T89_86" style:family="text"/>
    <style:style style:name="T89_87" style:family="text"/>
    <style:style style:name="T89_88" style:family="text"/>
    <style:style style:name="T89_89" style:family="text"/>
    <style:style style:name="T89_90" style:family="text"/>
    <style:style style:name="T89_91" style:family="text"/>
    <style:style style:name="T89_92" style:family="text"/>
    <style:style style:name="T89_93" style:family="text"/>
    <style:style style:name="T89_94" style:family="text"/>
    <style:style style:name="T89_95" style:family="text"/>
    <style:style style:name="T89_96" style:family="text"/>
    <style:style style:name="T89_97" style:family="text"/>
    <style:style style:name="T89_98" style:family="text"/>
    <style:style style:name="T89_99" style:family="text"/>
    <style:style style:name="T89_100" style:family="text"/>
    <style:style style:name="T89_101" style:family="text"/>
    <style:style style:name="T89_102" style:family="text"/>
    <style:style style:name="T89_103" style:family="text"/>
    <style:style style:name="T89_104" style:family="text"/>
    <style:style style:name="T89_105" style:family="text"/>
    <style:style style:name="T89_106" style:family="text"/>
    <style:style style:name="T89_107" style:family="text"/>
    <style:style style:name="T89_108" style:family="text"/>
    <style:style style:name="T89_109" style:family="text"/>
    <style:style style:name="T89_110" style:family="text"/>
    <style:style style:name="T89_111" style:family="text"/>
    <style:style style:name="T89_112" style:family="text"/>
    <style:style style:name="T89_113" style:family="text"/>
    <style:style style:name="T89_114" style:family="text"/>
    <style:style style:name="T89_115" style:family="text"/>
    <style:style style:name="T89_116" style:family="text"/>
    <style:style style:name="T89_117" style:family="text"/>
    <style:style style:name="T89_118" style:family="text"/>
    <style:style style:name="T89_119" style:family="text"/>
    <style:style style:name="T89_120" style:family="text"/>
    <style:style style:name="T89_121" style:family="text"/>
    <style:style style:name="T89_122" style:family="text"/>
    <style:style style:name="T89_123" style:family="text"/>
    <style:style style:name="T89_124" style:family="text"/>
    <style:style style:name="T89_125" style:family="text"/>
    <style:style style:name="T89_126" style:family="text"/>
    <style:style style:name="T89_127" style:family="text"/>
    <style:style style:name="T89_128" style:family="text"/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break-before="auto" fo:line-height="100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T91_41" style:family="text"/>
    <style:style style:name="T91_42" style:family="text"/>
    <style:style style:name="T91_43" style:family="text"/>
    <style:style style:name="T91_44" style:family="text"/>
    <style:style style:name="T91_45" style:family="text"/>
    <style:style style:name="T91_46" style:family="text"/>
    <style:style style:name="T91_47" style:family="text"/>
    <style:style style:name="T91_48" style:family="text"/>
    <style:style style:name="T91_49" style:family="text"/>
    <style:style style:name="T91_50" style:family="text"/>
    <style:style style:name="T91_51" style:family="text"/>
    <style:style style:name="T91_52" style:family="text"/>
    <style:style style:name="T91_53" style:family="text"/>
    <style:style style:name="T91_54" style:family="text"/>
    <style:style style:name="T91_55" style:family="text"/>
    <style:style style:name="T91_56" style:family="text"/>
    <style:style style:name="T91_57" style:family="text"/>
    <style:style style:name="T91_58" style:family="text"/>
    <style:style style:name="T91_59" style:family="text"/>
    <style:style style:name="T91_60" style:family="text"/>
    <style:style style:name="T91_61" style:family="text"/>
    <style:style style:name="T91_62" style:family="text"/>
    <style:style style:name="T91_63" style:family="text"/>
    <style:style style:name="T91_64" style:family="text"/>
    <style:style style:name="T91_65" style:family="text"/>
    <style:style style:name="T91_66" style:family="text"/>
    <style:style style:name="T91_67" style:family="text"/>
    <style:style style:name="T91_68" style:family="text"/>
    <style:style style:name="T91_69" style:family="text"/>
    <style:style style:name="T91_70" style:family="text"/>
    <style:style style:name="T91_71" style:family="text"/>
    <style:style style:name="T91_72" style:family="text"/>
    <style:style style:name="T91_73" style:family="text"/>
    <style:style style:name="T91_74" style:family="text"/>
    <style:style style:name="T91_75" style:family="text"/>
    <style:style style:name="T91_76" style:family="text"/>
    <style:style style:name="P92" style:family="paragraph" style:parent-style-name="Standard">
      <style:paragraph-properties fo:break-before="auto" fo:line-height="115%" style:writing-mode="lr-tb"/>
    </style:style>
    <style:style style:name="P93" style:family="paragraph" style:parent-style-name="Standard">
      <style:paragraph-properties fo:break-before="auto" fo:line-height="100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Standard">
      <style:paragraph-properties fo:break-before="auto" fo:line-height="100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T95_30" style:family="text"/>
    <style:style style:name="T95_31" style:family="text"/>
    <style:style style:name="T95_32" style:family="text"/>
    <style:style style:name="T95_33" style:family="text"/>
    <style:style style:name="T95_34" style:family="text"/>
    <style:style style:name="T95_35" style:family="text"/>
    <style:style style:name="T95_36" style:family="text"/>
    <style:style style:name="T95_37" style:family="text"/>
    <style:style style:name="T95_38" style:family="text"/>
    <style:style style:name="T95_39" style:family="text"/>
    <style:style style:name="T95_40" style:family="text"/>
    <style:style style:name="T95_41" style:family="text"/>
    <style:style style:name="T95_42" style:family="text"/>
    <style:style style:name="T95_43" style:family="text"/>
    <style:style style:name="T95_44" style:family="text"/>
    <style:style style:name="T95_45" style:family="text"/>
    <style:style style:name="T95_46" style:family="text"/>
    <style:style style:name="T95_47" style:family="text"/>
    <style:style style:name="T95_48" style:family="text"/>
    <style:style style:name="T95_49" style:family="text"/>
    <style:style style:name="T95_50" style:family="text"/>
    <style:style style:name="T95_51" style:family="text"/>
    <style:style style:name="T95_52" style:family="text"/>
    <style:style style:name="T95_53" style:family="text"/>
    <style:style style:name="T95_54" style:family="text"/>
    <style:style style:name="T95_55" style:family="text"/>
    <style:style style:name="T95_56" style:family="text"/>
    <style:style style:name="T95_57" style:family="text"/>
    <style:style style:name="T95_58" style:family="text"/>
    <style:style style:name="T95_59" style:family="text"/>
    <style:style style:name="T95_60" style:family="text"/>
    <style:style style:name="T95_61" style:family="text"/>
    <style:style style:name="T95_62" style:family="text"/>
    <style:style style:name="T95_63" style:family="text"/>
    <style:style style:name="T95_64" style:family="text"/>
    <style:style style:name="T95_65" style:family="text"/>
    <style:style style:name="T95_66" style:family="text"/>
    <style:style style:name="T95_67" style:family="text"/>
    <style:style style:name="T95_68" style:family="text"/>
    <style:style style:name="T95_69" style:family="text"/>
    <style:style style:name="T95_70" style:family="text"/>
    <style:style style:name="T95_71" style:family="text"/>
    <style:style style:name="T95_72" style:family="text"/>
    <style:style style:name="T95_73" style:family="text"/>
    <style:style style:name="T95_74" style:family="text"/>
    <style:style style:name="T95_75" style:family="text"/>
    <style:style style:name="T95_76" style:family="text"/>
    <style:style style:name="T95_77" style:family="text"/>
    <style:style style:name="T95_78" style:family="text"/>
    <style:style style:name="T95_79" style:family="text"/>
    <style:style style:name="T95_80" style:family="text"/>
    <style:style style:name="P96" style:family="paragraph" style:parent-style-name="Standard">
      <style:paragraph-properties fo:break-before="auto" fo:line-height="115%" style:writing-mode="lr-tb"/>
    </style:style>
    <style:style style:name="P97" style:family="paragraph" style:parent-style-name="Standard">
      <style:paragraph-properties fo:break-before="auto" fo:line-height="100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auto" fo:line-height="100%" style:writing-mode="lr-tb"/>
    </style:style>
    <style:style style:name="T99_1" style:family="text"/>
    <style:style style:name="T99_2" style:family="text"/>
    <style:style style:name="P100" style:family="paragraph" style:parent-style-name="Standard">
      <style:paragraph-properties fo:break-before="auto" fo:line-height="100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/>
    <style:style style:name="T100_38" style:family="text"/>
    <style:style style:name="T100_39" style:family="text"/>
    <style:style style:name="T100_40" style:family="text"/>
    <style:style style:name="T100_41" style:family="text"/>
    <style:style style:name="T100_42" style:family="text"/>
    <style:style style:name="T100_43" style:family="text"/>
    <style:style style:name="T100_44" style:family="text"/>
    <style:style style:name="T100_45" style:family="text"/>
    <style:style style:name="T100_46" style:family="text"/>
    <style:style style:name="T100_47" style:family="text"/>
    <style:style style:name="T100_48" style:family="text"/>
    <style:style style:name="T100_49" style:family="text"/>
    <style:style style:name="T100_50" style:family="text"/>
    <style:style style:name="T100_51" style:family="text"/>
    <style:style style:name="T100_52" style:family="text"/>
    <style:style style:name="T100_53" style:family="text"/>
    <style:style style:name="T100_54" style:family="text"/>
    <style:style style:name="T100_55" style:family="text"/>
    <style:style style:name="T100_56" style:family="text"/>
    <style:style style:name="T100_57" style:family="text"/>
    <style:style style:name="T100_58" style:family="text"/>
    <style:style style:name="T100_59" style:family="text"/>
    <style:style style:name="T100_60" style:family="text"/>
    <style:style style:name="T100_61" style:family="text"/>
    <style:style style:name="T100_62" style:family="text"/>
    <style:style style:name="T100_63" style:family="text"/>
    <style:style style:name="T100_64" style:family="text"/>
    <style:style style:name="T100_65" style:family="text"/>
    <style:style style:name="T100_66" style:family="text"/>
    <style:style style:name="T100_67" style:family="text"/>
    <style:style style:name="T100_68" style:family="text"/>
    <style:style style:name="T100_69" style:family="text"/>
    <style:style style:name="T100_70" style:family="text"/>
    <style:style style:name="T100_71" style:family="text"/>
    <style:style style:name="T100_72" style:family="text"/>
    <style:style style:name="T100_73" style:family="text"/>
    <style:style style:name="T100_74" style:family="text"/>
    <style:style style:name="T100_75" style:family="text"/>
    <style:style style:name="T100_76" style:family="text"/>
    <style:style style:name="T100_77" style:family="text"/>
    <style:style style:name="T100_78" style:family="text"/>
    <style:style style:name="T100_79" style:family="text"/>
    <style:style style:name="T100_80" style:family="text"/>
    <style:style style:name="T100_81" style:family="text"/>
    <style:style style:name="T100_82" style:family="text"/>
    <style:style style:name="T100_83" style:family="text"/>
    <style:style style:name="T100_84" style:family="text"/>
    <style:style style:name="T100_85" style:family="text"/>
    <style:style style:name="T100_86" style:family="text"/>
    <style:style style:name="T100_87" style:family="text"/>
    <style:style style:name="T100_88" style:family="text"/>
    <style:style style:name="T100_89" style:family="text"/>
    <style:style style:name="T100_90" style:family="text"/>
    <style:style style:name="T100_91" style:family="text"/>
    <style:style style:name="T100_92" style:family="text"/>
    <style:style style:name="T100_93" style:family="text"/>
    <style:style style:name="T100_94" style:family="text"/>
    <style:style style:name="T100_95" style:family="text"/>
    <style:style style:name="T100_96" style:family="text"/>
    <style:style style:name="T100_97" style:family="text"/>
    <style:style style:name="T100_98" style:family="text"/>
    <style:style style:name="T100_99" style:family="text"/>
    <style:style style:name="T100_100" style:family="text"/>
    <style:style style:name="T100_101" style:family="text"/>
    <style:style style:name="T100_102" style:family="text"/>
    <style:style style:name="T100_103" style:family="text"/>
    <style:style style:name="T100_104" style:family="text"/>
    <style:style style:name="T100_105" style:family="text"/>
    <style:style style:name="T100_106" style:family="text"/>
    <style:style style:name="T100_107" style:family="text"/>
    <style:style style:name="T100_108" style:family="text"/>
    <style:style style:name="T100_109" style:family="text"/>
    <style:style style:name="T100_110" style:family="text"/>
    <style:style style:name="T100_111" style:family="text"/>
    <style:style style:name="T100_112" style:family="text"/>
    <style:style style:name="T100_113" style:family="text"/>
    <style:style style:name="T100_114" style:family="text"/>
    <style:style style:name="T100_115" style:family="text"/>
    <style:style style:name="T100_116" style:family="text"/>
    <style:style style:name="T100_117" style:family="text"/>
    <style:style style:name="T100_118" style:family="text"/>
    <style:style style:name="T100_119" style:family="text"/>
    <style:style style:name="T100_120" style:family="text"/>
    <style:style style:name="T100_121" style:family="text"/>
    <style:style style:name="T100_122" style:family="text"/>
    <style:style style:name="T100_123" style:family="text"/>
    <style:style style:name="T100_124" style:family="text"/>
    <style:style style:name="T100_125" style:family="text"/>
    <style:style style:name="T100_126" style:family="text"/>
    <style:style style:name="T100_127" style:family="text"/>
    <style:style style:name="T100_128" style:family="text"/>
    <style:style style:name="T100_129" style:family="text"/>
    <style:style style:name="T100_130" style:family="text"/>
    <style:style style:name="T100_131" style:family="text"/>
    <style:style style:name="T100_132" style:family="text"/>
    <style:style style:name="T100_133" style:family="text"/>
    <style:style style:name="T100_134" style:family="text"/>
    <style:style style:name="T100_135" style:family="text"/>
    <style:style style:name="T100_136" style:family="text"/>
    <style:style style:name="T100_137" style:family="text"/>
    <style:style style:name="T100_138" style:family="text"/>
    <style:style style:name="T100_139" style:family="text"/>
    <style:style style:name="T100_140" style:family="text"/>
    <style:style style:name="T100_141" style:family="text"/>
    <style:style style:name="T100_142" style:family="text"/>
    <style:style style:name="T100_143" style:family="text"/>
    <style:style style:name="T100_144" style:family="text"/>
    <style:style style:name="T100_145" style:family="text"/>
    <style:style style:name="T100_146" style:family="text"/>
    <style:style style:name="T100_147" style:family="text"/>
    <style:style style:name="T100_148" style:family="text"/>
    <style:style style:name="T100_149" style:family="text"/>
    <style:style style:name="T100_150" style:family="text"/>
    <style:style style:name="T100_151" style:family="text"/>
    <style:style style:name="T100_152" style:family="text"/>
    <style:style style:name="T100_153" style:family="text"/>
    <style:style style:name="T100_154" style:family="text"/>
    <style:style style:name="T100_155" style:family="text"/>
    <style:style style:name="T100_156" style:family="text"/>
    <style:style style:name="T100_157" style:family="text"/>
    <style:style style:name="T100_158" style:family="text"/>
    <style:style style:name="T100_159" style:family="text"/>
    <style:style style:name="T100_160" style:family="text"/>
    <style:style style:name="T100_161" style:family="text"/>
    <style:style style:name="T100_162" style:family="text"/>
    <style:style style:name="T100_163" style:family="text"/>
    <style:style style:name="T100_164" style:family="text"/>
    <style:style style:name="T100_165" style:family="text"/>
    <style:style style:name="T100_166" style:family="text"/>
    <style:style style:name="T100_167" style:family="text"/>
    <style:style style:name="T100_168" style:family="text"/>
    <style:style style:name="T100_169" style:family="text"/>
    <style:style style:name="T100_170" style:family="text"/>
    <style:style style:name="T100_171" style:family="text"/>
    <style:style style:name="T100_172" style:family="text"/>
    <style:style style:name="T100_173" style:family="text"/>
    <style:style style:name="T100_174" style:family="text"/>
    <style:style style:name="T100_175" style:family="text"/>
    <style:style style:name="T100_176" style:family="text"/>
    <style:style style:name="T100_177" style:family="text"/>
    <style:style style:name="T100_178" style:family="text"/>
    <style:style style:name="T100_179" style:family="text"/>
    <style:style style:name="T100_180" style:family="text"/>
    <style:style style:name="T100_181" style:family="text"/>
    <style:style style:name="T100_182" style:family="text"/>
    <style:style style:name="T100_183" style:family="text"/>
    <style:style style:name="T100_184" style:family="text"/>
    <style:style style:name="T100_185" style:family="text"/>
    <style:style style:name="T100_186" style:family="text"/>
    <style:style style:name="T100_187" style:family="text"/>
    <style:style style:name="T100_188" style:family="text"/>
    <style:style style:name="T100_189" style:family="text"/>
    <style:style style:name="T100_190" style:family="text"/>
    <style:style style:name="T100_191" style:family="text"/>
    <style:style style:name="T100_192" style:family="text"/>
    <style:style style:name="T100_193" style:family="text"/>
    <style:style style:name="T100_194" style:family="text"/>
    <style:style style:name="T100_195" style:family="text"/>
    <style:style style:name="T100_196" style:family="text"/>
    <style:style style:name="T100_197" style:family="text"/>
    <style:style style:name="T100_198" style:family="text"/>
    <style:style style:name="T100_199" style:family="text"/>
    <style:style style:name="T100_200" style:family="text"/>
    <style:style style:name="T100_201" style:family="text"/>
    <style:style style:name="T100_202" style:family="text"/>
    <style:style style:name="T100_203" style:family="text"/>
    <style:style style:name="T100_204" style:family="text"/>
    <style:style style:name="T100_205" style:family="text"/>
    <style:style style:name="T100_206" style:family="text"/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break-before="auto" fo:line-height="100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T102_35" style:family="text"/>
    <style:style style:name="T102_36" style:family="text"/>
    <style:style style:name="T102_37" style:family="text"/>
    <style:style style:name="T102_38" style:family="text"/>
    <style:style style:name="T102_39" style:family="text"/>
    <style:style style:name="T102_40" style:family="text"/>
    <style:style style:name="T102_41" style:family="text"/>
    <style:style style:name="T102_42" style:family="text"/>
    <style:style style:name="T102_43" style:family="text"/>
    <style:style style:name="T102_44" style:family="text"/>
    <style:style style:name="T102_45" style:family="text"/>
    <style:style style:name="T102_46" style:family="text"/>
    <style:style style:name="T102_47" style:family="text"/>
    <style:style style:name="T102_48" style:family="text"/>
    <style:style style:name="T102_49" style:family="text"/>
    <style:style style:name="T102_50" style:family="text"/>
    <style:style style:name="T102_51" style:family="text"/>
    <style:style style:name="T102_52" style:family="text"/>
    <style:style style:name="T102_53" style:family="text"/>
    <style:style style:name="T102_54" style:family="text"/>
    <style:style style:name="T102_55" style:family="text"/>
    <style:style style:name="T102_56" style:family="text"/>
    <style:style style:name="T102_57" style:family="text"/>
    <style:style style:name="T102_58" style:family="text"/>
    <style:style style:name="T102_59" style:family="text"/>
    <style:style style:name="T102_60" style:family="text"/>
    <style:style style:name="T102_61" style:family="text"/>
    <style:style style:name="T102_62" style:family="text"/>
    <style:style style:name="T102_63" style:family="text"/>
    <style:style style:name="T102_64" style:family="text"/>
    <style:style style:name="T102_65" style:family="text"/>
    <style:style style:name="T102_66" style:family="text"/>
    <style:style style:name="T102_67" style:family="text"/>
    <style:style style:name="T102_68" style:family="text"/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line-height="100%" style:writing-mode="lr-tb"/>
    </style:style>
    <style:style style:name="T104_1" style:family="text"/>
    <style:style style:name="T104_2" style:family="text"/>
    <style:style style:name="P105" style:family="paragraph" style:parent-style-name="Standard">
      <style:paragraph-properties fo:break-before="auto" fo:line-height="100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P106" style:family="paragraph" style:parent-style-name="Standard">
      <style:paragraph-properties fo:break-before="auto" fo:line-height="100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T106_40" style:family="text"/>
    <style:style style:name="T106_41" style:family="text"/>
    <style:style style:name="T106_42" style:family="text"/>
    <style:style style:name="T106_43" style:family="text"/>
    <style:style style:name="T106_44" style:family="text"/>
    <style:style style:name="T106_45" style:family="text"/>
    <style:style style:name="T106_46" style:family="text"/>
    <style:style style:name="T106_47" style:family="text"/>
    <style:style style:name="T106_48" style:family="text"/>
    <style:style style:name="T106_49" style:family="text"/>
    <style:style style:name="T106_50" style:family="text"/>
    <style:style style:name="T106_51" style:family="text"/>
    <style:style style:name="T106_52" style:family="text"/>
    <style:style style:name="T106_53" style:family="text"/>
    <style:style style:name="T106_54" style:family="text"/>
    <style:style style:name="T106_55" style:family="text"/>
    <style:style style:name="T106_56" style:family="text"/>
    <style:style style:name="T106_57" style:family="text"/>
    <style:style style:name="T106_58" style:family="text"/>
    <style:style style:name="T106_59" style:family="text"/>
    <style:style style:name="T106_60" style:family="text"/>
    <style:style style:name="T106_61" style:family="text"/>
    <style:style style:name="T106_62" style:family="text"/>
    <style:style style:name="T106_63" style:family="text"/>
    <style:style style:name="T106_64" style:family="text"/>
    <style:style style:name="T106_65" style:family="text"/>
    <style:style style:name="T106_66" style:family="text"/>
    <style:style style:name="T106_67" style:family="text"/>
    <style:style style:name="T106_68" style:family="text"/>
    <style:style style:name="T106_69" style:family="text"/>
    <style:style style:name="T106_70" style:family="text"/>
    <style:style style:name="T106_71" style:family="text"/>
    <style:style style:name="T106_72" style:family="text"/>
    <style:style style:name="T106_73" style:family="text"/>
    <style:style style:name="T106_74" style:family="text"/>
    <style:style style:name="T106_75" style:family="text"/>
    <style:style style:name="T106_76" style:family="text"/>
    <style:style style:name="T106_77" style:family="text"/>
    <style:style style:name="T106_78" style:family="text"/>
    <style:style style:name="T106_79" style:family="text"/>
    <style:style style:name="T106_80" style:family="text"/>
    <style:style style:name="T106_81" style:family="text"/>
    <style:style style:name="T106_82" style:family="text"/>
    <style:style style:name="T106_83" style:family="text"/>
    <style:style style:name="T106_84" style:family="text"/>
    <style:style style:name="T106_85" style:family="text"/>
    <style:style style:name="T106_86" style:family="text"/>
    <style:style style:name="T106_87" style:family="text"/>
    <style:style style:name="T106_88" style:family="text"/>
    <style:style style:name="T106_89" style:family="text"/>
    <style:style style:name="T106_90" style:family="text"/>
    <style:style style:name="T106_91" style:family="text"/>
    <style:style style:name="T106_92" style:family="text"/>
    <style:style style:name="T106_93" style:family="text"/>
    <style:style style:name="T106_94" style:family="text"/>
    <style:style style:name="T106_95" style:family="text"/>
    <style:style style:name="T106_96" style:family="text"/>
    <style:style style:name="T106_97" style:family="text"/>
    <style:style style:name="T106_98" style:family="text"/>
    <style:style style:name="T106_99" style:family="text"/>
    <style:style style:name="T106_100" style:family="text"/>
    <style:style style:name="T106_101" style:family="text"/>
    <style:style style:name="T106_102" style:family="text"/>
    <style:style style:name="T106_103" style:family="text"/>
    <style:style style:name="T106_104" style:family="text"/>
    <style:style style:name="T106_105" style:family="text"/>
    <style:style style:name="T106_106" style:family="text"/>
    <style:style style:name="T106_107" style:family="text"/>
    <style:style style:name="T106_108" style:family="text"/>
    <style:style style:name="T106_109" style:family="text"/>
    <style:style style:name="T106_110" style:family="text"/>
    <style:style style:name="T106_111" style:family="text"/>
    <style:style style:name="T106_112" style:family="text"/>
    <style:style style:name="T106_113" style:family="text"/>
    <style:style style:name="T106_114" style:family="text"/>
    <style:style style:name="T106_115" style:family="text"/>
    <style:style style:name="T106_116" style:family="text"/>
    <style:style style:name="T106_117" style:family="text"/>
    <style:style style:name="T106_118" style:family="text"/>
    <style:style style:name="T106_119" style:family="text"/>
    <style:style style:name="T106_120" style:family="text"/>
    <style:style style:name="T106_121" style:family="text"/>
    <style:style style:name="T106_122" style:family="text"/>
    <style:style style:name="T106_123" style:family="text"/>
    <style:style style:name="T106_124" style:family="text"/>
    <style:style style:name="T106_125" style:family="text"/>
    <style:style style:name="T106_126" style:family="text"/>
    <style:style style:name="T106_127" style:family="text"/>
    <style:style style:name="T106_128" style:family="text"/>
    <style:style style:name="T106_129" style:family="text"/>
    <style:style style:name="T106_130" style:family="text"/>
    <style:style style:name="T106_131" style:family="text"/>
    <style:style style:name="T106_132" style:family="text"/>
    <style:style style:name="T106_133" style:family="text"/>
    <style:style style:name="T106_134" style:family="text"/>
    <style:style style:name="T106_135" style:family="text"/>
    <style:style style:name="T106_136" style:family="text"/>
    <style:style style:name="T106_137" style:family="text"/>
    <style:style style:name="T106_138" style:family="text"/>
    <style:style style:name="T106_139" style:family="text"/>
    <style:style style:name="T106_140" style:family="text"/>
    <style:style style:name="T106_141" style:family="text"/>
    <style:style style:name="T106_142" style:family="text"/>
    <style:style style:name="T106_143" style:family="text"/>
    <style:style style:name="T106_144" style:family="text"/>
    <style:style style:name="T106_145" style:family="text"/>
    <style:style style:name="T106_146" style:family="text"/>
    <style:style style:name="T106_147" style:family="text"/>
    <style:style style:name="T106_148" style:family="text"/>
    <style:style style:name="T106_149" style:family="text"/>
    <style:style style:name="T106_150" style:family="text"/>
    <style:style style:name="T106_151" style:family="text"/>
    <style:style style:name="T106_152" style:family="text"/>
    <style:style style:name="T106_153" style:family="text"/>
    <style:style style:name="T106_154" style:family="text"/>
    <style:style style:name="T106_155" style:family="text"/>
    <style:style style:name="T106_156" style:family="text"/>
    <style:style style:name="T106_157" style:family="text"/>
    <style:style style:name="T106_158" style:family="text"/>
    <style:style style:name="T106_159" style:family="text"/>
    <style:style style:name="T106_160" style:family="text"/>
    <style:style style:name="T106_161" style:family="text"/>
    <style:style style:name="T106_162" style:family="text"/>
    <style:style style:name="T106_163" style:family="text"/>
    <style:style style:name="T106_164" style:family="text"/>
    <style:style style:name="T106_165" style:family="text"/>
    <style:style style:name="T106_166" style:family="text"/>
    <style:style style:name="T106_167" style:family="text"/>
    <style:style style:name="T106_168" style:family="text"/>
    <style:style style:name="T106_169" style:family="text"/>
    <style:style style:name="T106_170" style:family="text"/>
    <style:style style:name="T106_171" style:family="text"/>
    <style:style style:name="T106_172" style:family="text"/>
    <style:style style:name="T106_173" style:family="text"/>
    <style:style style:name="T106_174" style:family="text"/>
    <style:style style:name="T106_175" style:family="text"/>
    <style:style style:name="T106_176" style:family="text"/>
    <style:style style:name="T106_177" style:family="text"/>
    <style:style style:name="T106_178" style:family="text"/>
    <style:style style:name="T106_179" style:family="text"/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00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T108_42" style:family="text"/>
    <style:style style:name="T108_43" style:family="text"/>
    <style:style style:name="T108_44" style:family="text"/>
    <style:style style:name="T108_45" style:family="text"/>
    <style:style style:name="T108_46" style:family="text"/>
    <style:style style:name="T108_47" style:family="text"/>
    <style:style style:name="T108_48" style:family="text"/>
    <style:style style:name="T108_49" style:family="text"/>
    <style:style style:name="T108_50" style:family="text"/>
    <style:style style:name="T108_51" style:family="text"/>
    <style:style style:name="T108_52" style:family="text"/>
    <style:style style:name="T108_53" style:family="text"/>
    <style:style style:name="T108_54" style:family="text"/>
    <style:style style:name="T108_55" style:family="text"/>
    <style:style style:name="T108_56" style:family="text"/>
    <style:style style:name="T108_57" style:family="text"/>
    <style:style style:name="T108_58" style:family="text"/>
    <style:style style:name="T108_59" style:family="text"/>
    <style:style style:name="T108_60" style:family="text"/>
    <style:style style:name="T108_61" style:family="text"/>
    <style:style style:name="T108_62" style:family="text"/>
    <style:style style:name="T108_63" style:family="text"/>
    <style:style style:name="T108_64" style:family="text"/>
    <style:style style:name="T108_65" style:family="text"/>
    <style:style style:name="T108_66" style:family="text"/>
    <style:style style:name="T108_67" style:family="text"/>
    <style:style style:name="T108_68" style:family="text"/>
    <style:style style:name="T108_69" style:family="text"/>
    <style:style style:name="T108_70" style:family="text"/>
    <style:style style:name="T108_71" style:family="text"/>
    <style:style style:name="T108_72" style:family="text"/>
    <style:style style:name="T108_73" style:family="text"/>
    <style:style style:name="T108_74" style:family="text"/>
    <style:style style:name="T108_75" style:family="text"/>
    <style:style style:name="T108_76" style:family="text"/>
    <style:style style:name="T108_77" style:family="text"/>
    <style:style style:name="T108_78" style:family="text"/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break-before="auto" fo:line-height="100%" style:writing-mode="lr-tb"/>
    </style:style>
    <style:style style:name="T110_1" style:family="text"/>
    <style:style style:name="T110_2" style:family="text"/>
    <style:style style:name="P111" style:family="paragraph" style:parent-style-name="Standard">
      <style:paragraph-properties fo:break-before="auto" fo:line-height="100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/>
    <style:style style:name="T111_52" style:family="text"/>
    <style:style style:name="T111_53" style:family="text"/>
    <style:style style:name="T111_54" style:family="text"/>
    <style:style style:name="T111_55" style:family="text"/>
    <style:style style:name="T111_56" style:family="text"/>
    <style:style style:name="T111_57" style:family="text"/>
    <style:style style:name="T111_58" style:family="text"/>
    <style:style style:name="T111_59" style:family="text"/>
    <style:style style:name="T111_60" style:family="text"/>
    <style:style style:name="T111_61" style:family="text"/>
    <style:style style:name="T111_62" style:family="text"/>
    <style:style style:name="T111_63" style:family="text"/>
    <style:style style:name="T111_64" style:family="text"/>
    <style:style style:name="T111_65" style:family="text"/>
    <style:style style:name="T111_66" style:family="text"/>
    <style:style style:name="T111_67" style:family="text"/>
    <style:style style:name="T111_68" style:family="text"/>
    <style:style style:name="T111_69" style:family="text"/>
    <style:style style:name="T111_70" style:family="text"/>
    <style:style style:name="T111_71" style:family="text"/>
    <style:style style:name="T111_72" style:family="text"/>
    <style:style style:name="T111_73" style:family="text"/>
    <style:style style:name="T111_74" style:family="text"/>
    <style:style style:name="T111_75" style:family="text"/>
    <style:style style:name="T111_76" style:family="text"/>
    <style:style style:name="T111_77" style:family="text"/>
    <style:style style:name="T111_78" style:family="text"/>
    <style:style style:name="T111_79" style:family="text"/>
    <style:style style:name="T111_80" style:family="text"/>
    <style:style style:name="T111_81" style:family="text"/>
    <style:style style:name="T111_82" style:family="text"/>
    <style:style style:name="T111_83" style:family="text"/>
    <style:style style:name="T111_84" style:family="text"/>
    <style:style style:name="T111_85" style:family="text"/>
    <style:style style:name="T111_86" style:family="text"/>
    <style:style style:name="T111_87" style:family="text"/>
    <style:style style:name="T111_88" style:family="text"/>
    <style:style style:name="T111_89" style:family="text"/>
    <style:style style:name="T111_90" style:family="text"/>
    <style:style style:name="T111_91" style:family="text"/>
    <style:style style:name="T111_92" style:family="text"/>
    <style:style style:name="T111_93" style:family="text"/>
    <style:style style:name="T111_94" style:family="text"/>
    <style:style style:name="T111_95" style:family="text"/>
    <style:style style:name="T111_96" style:family="text"/>
    <style:style style:name="T111_97" style:family="text"/>
    <style:style style:name="T111_98" style:family="text"/>
    <style:style style:name="T111_99" style:family="text"/>
    <style:style style:name="T111_100" style:family="text"/>
    <style:style style:name="T111_101" style:family="text"/>
    <style:style style:name="T111_102" style:family="text"/>
    <style:style style:name="T111_103" style:family="text"/>
    <style:style style:name="T111_104" style:family="text"/>
    <style:style style:name="T111_105" style:family="text"/>
    <style:style style:name="T111_106" style:family="text"/>
    <style:style style:name="T111_107" style:family="text"/>
    <style:style style:name="T111_108" style:family="text"/>
    <style:style style:name="T111_109" style:family="text"/>
    <style:style style:name="T111_110" style:family="text"/>
    <style:style style:name="T111_111" style:family="text"/>
    <style:style style:name="T111_112" style:family="text"/>
    <style:style style:name="T111_113" style:family="text"/>
    <style:style style:name="T111_114" style:family="text"/>
    <style:style style:name="T111_115" style:family="text"/>
    <style:style style:name="T111_116" style:family="text"/>
    <style:style style:name="T111_117" style:family="text"/>
    <style:style style:name="T111_118" style:family="text"/>
    <style:style style:name="T111_119" style:family="text"/>
    <style:style style:name="T111_120" style:family="text"/>
    <style:style style:name="T111_121" style:family="text"/>
    <style:style style:name="T111_122" style:family="text"/>
    <style:style style:name="T111_123" style:family="text"/>
    <style:style style:name="T111_124" style:family="text"/>
    <style:style style:name="T111_125" style:family="text"/>
    <style:style style:name="T111_126" style:family="text"/>
    <style:style style:name="T111_127" style:family="text"/>
    <style:style style:name="T111_128" style:family="text"/>
    <style:style style:name="T111_129" style:family="text"/>
    <style:style style:name="T111_130" style:family="text"/>
    <style:style style:name="T111_131" style:family="text"/>
    <style:style style:name="T111_132" style:family="text"/>
    <style:style style:name="T111_133" style:family="text"/>
    <style:style style:name="T111_134" style:family="text"/>
    <style:style style:name="T111_135" style:family="text"/>
    <style:style style:name="T111_136" style:family="text"/>
    <style:style style:name="T111_137" style:family="text"/>
    <style:style style:name="T111_138" style:family="text"/>
    <style:style style:name="T111_139" style:family="text"/>
    <style:style style:name="T111_140" style:family="text"/>
    <style:style style:name="T111_141" style:family="text"/>
    <style:style style:name="T111_142" style:family="text"/>
    <style:style style:name="T111_143" style:family="text"/>
    <style:style style:name="T111_144" style:family="text"/>
    <style:style style:name="T111_145" style:family="text"/>
    <style:style style:name="T111_146" style:family="text"/>
    <style:style style:name="T111_147" style:family="text"/>
    <style:style style:name="T111_148" style:family="text"/>
    <style:style style:name="T111_149" style:family="text"/>
    <style:style style:name="T111_150" style:family="text"/>
    <style:style style:name="T111_151" style:family="text"/>
    <style:style style:name="T111_152" style:family="text"/>
    <style:style style:name="T111_153" style:family="text"/>
    <style:style style:name="T111_154" style:family="text"/>
    <style:style style:name="T111_155" style:family="text"/>
    <style:style style:name="T111_156" style:family="text"/>
    <style:style style:name="T111_157" style:family="text"/>
    <style:style style:name="T111_158" style:family="text"/>
    <style:style style:name="T111_159" style:family="text"/>
    <style:style style:name="T111_160" style:family="text"/>
    <style:style style:name="T111_161" style:family="text"/>
    <style:style style:name="T111_162" style:family="text"/>
    <style:style style:name="T111_163" style:family="text"/>
    <style:style style:name="T111_164" style:family="text"/>
    <style:style style:name="T111_165" style:family="text"/>
    <style:style style:name="T111_166" style:family="text"/>
    <style:style style:name="T111_167" style:family="text"/>
    <style:style style:name="T111_168" style:family="text"/>
    <style:style style:name="T111_169" style:family="text"/>
    <style:style style:name="T111_170" style:family="text"/>
    <style:style style:name="T111_171" style:family="text"/>
    <style:style style:name="T111_172" style:family="text"/>
    <style:style style:name="T111_173" style:family="text"/>
    <style:style style:name="T111_174" style:family="text"/>
    <style:style style:name="T111_175" style:family="text"/>
    <style:style style:name="T111_176" style:family="text"/>
    <style:style style:name="T111_177" style:family="text"/>
    <style:style style:name="T111_178" style:family="text"/>
    <style:style style:name="T111_179" style:family="text"/>
    <style:style style:name="T111_180" style:family="text"/>
    <style:style style:name="T111_181" style:family="text"/>
    <style:style style:name="T111_182" style:family="text"/>
    <style:style style:name="T111_183" style:family="text"/>
    <style:style style:name="T111_184" style:family="text"/>
    <style:style style:name="T111_185" style:family="text"/>
    <style:style style:name="T111_186" style:family="text"/>
    <style:style style:name="T111_187" style:family="text"/>
    <style:style style:name="T111_188" style:family="text"/>
    <style:style style:name="T111_189" style:family="text"/>
    <style:style style:name="T111_190" style:family="text"/>
    <style:style style:name="T111_191" style:family="text"/>
    <style:style style:name="T111_192" style:family="text"/>
    <style:style style:name="T111_193" style:family="text"/>
    <style:style style:name="T111_194" style:family="text"/>
    <style:style style:name="T111_195" style:family="text"/>
    <style:style style:name="T111_196" style:family="text"/>
    <style:style style:name="T111_197" style:family="text"/>
    <style:style style:name="T111_198" style:family="text"/>
    <style:style style:name="T111_199" style:family="text"/>
    <style:style style:name="T111_200" style:family="text"/>
    <style:style style:name="T111_201" style:family="text"/>
    <style:style style:name="T111_202" style:family="text"/>
    <style:style style:name="T111_203" style:family="text"/>
    <style:style style:name="T111_204" style:family="text"/>
    <style:style style:name="T111_205" style:family="text"/>
    <style:style style:name="T111_206" style:family="text"/>
    <style:style style:name="T111_207" style:family="text"/>
    <style:style style:name="T111_208" style:family="text"/>
    <style:style style:name="T111_209" style:family="text"/>
    <style:style style:name="T111_210" style:family="text"/>
    <style:style style:name="T111_211" style:family="text"/>
    <style:style style:name="T111_212" style:family="text"/>
    <style:style style:name="T111_213" style:family="text"/>
    <style:style style:name="T111_214" style:family="text"/>
    <style:style style:name="T111_215" style:family="text"/>
    <style:style style:name="T111_216" style:family="text"/>
    <style:style style:name="T111_217" style:family="text"/>
    <style:style style:name="T111_218" style:family="text"/>
    <style:style style:name="T111_219" style:family="text"/>
    <style:style style:name="T111_220" style:family="text"/>
    <style:style style:name="P112" style:family="paragraph" style:parent-style-name="Standard">
      <style:paragraph-properties fo:break-before="auto" fo:line-height="115%" style:writing-mode="lr-tb"/>
    </style:style>
    <style:style style:name="P113" style:family="paragraph" style:parent-style-name="Standard">
      <style:paragraph-properties fo:break-before="auto" fo:line-height="100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  <style:style style:name="T113_49" style:family="text"/>
    <style:style style:name="T113_50" style:family="text"/>
    <style:style style:name="T113_51" style:family="text"/>
    <style:style style:name="T113_52" style:family="text"/>
    <style:style style:name="T113_53" style:family="text"/>
    <style:style style:name="T113_54" style:family="text"/>
    <style:style style:name="T113_55" style:family="text"/>
    <style:style style:name="T113_56" style:family="text"/>
    <style:style style:name="T113_57" style:family="text"/>
    <style:style style:name="T113_58" style:family="text"/>
    <style:style style:name="T113_59" style:family="text"/>
    <style:style style:name="T113_60" style:family="text"/>
    <style:style style:name="T113_61" style:family="text"/>
    <style:style style:name="T113_62" style:family="text"/>
    <style:style style:name="T113_63" style:family="text"/>
    <style:style style:name="T113_64" style:family="text"/>
    <style:style style:name="T113_65" style:family="text"/>
    <style:style style:name="T113_66" style:family="text"/>
    <style:style style:name="T113_67" style:family="text"/>
    <style:style style:name="T113_68" style:family="text"/>
    <style:style style:name="T113_69" style:family="text"/>
    <style:style style:name="T113_70" style:family="text"/>
    <style:style style:name="T113_71" style:family="text"/>
    <style:style style:name="T113_72" style:family="text"/>
    <style:style style:name="T113_73" style:family="text"/>
    <style:style style:name="T113_74" style:family="text"/>
    <style:style style:name="T113_75" style:family="text"/>
    <style:style style:name="T113_76" style:family="text"/>
    <style:style style:name="T113_77" style:family="text"/>
    <style:style style:name="T113_78" style:family="text"/>
    <style:style style:name="T113_79" style:family="text"/>
    <style:style style:name="T113_80" style:family="text"/>
    <style:style style:name="T113_81" style:family="text"/>
    <style:style style:name="T113_82" style:family="text"/>
    <style:style style:name="T113_83" style:family="text"/>
    <style:style style:name="T113_84" style:family="text"/>
    <style:style style:name="T113_85" style:family="text"/>
    <style:style style:name="T113_86" style:family="text"/>
    <style:style style:name="T113_87" style:family="text"/>
    <style:style style:name="T113_88" style:family="text"/>
    <style:style style:name="T113_89" style:family="text"/>
    <style:style style:name="T113_90" style:family="text"/>
    <style:style style:name="T113_91" style:family="text"/>
    <style:style style:name="T113_92" style:family="text"/>
    <style:style style:name="T113_93" style:family="text"/>
    <style:style style:name="T113_94" style:family="text"/>
    <style:style style:name="T113_95" style:family="text"/>
    <style:style style:name="T113_96" style:family="text"/>
    <style:style style:name="T113_97" style:family="text"/>
    <style:style style:name="T113_98" style:family="text"/>
    <style:style style:name="T113_99" style:family="text"/>
    <style:style style:name="T113_100" style:family="text"/>
    <style:style style:name="T113_101" style:family="text"/>
    <style:style style:name="T113_102" style:family="text"/>
    <style:style style:name="T113_103" style:family="text"/>
    <style:style style:name="T113_104" style:family="text"/>
    <style:style style:name="T113_105" style:family="text"/>
    <style:style style:name="T113_106" style:family="text"/>
    <style:style style:name="T113_107" style:family="text"/>
    <style:style style:name="T113_108" style:family="text"/>
    <style:style style:name="T113_109" style:family="text"/>
    <style:style style:name="T113_110" style:family="text"/>
    <style:style style:name="T113_111" style:family="text"/>
    <style:style style:name="T113_112" style:family="text"/>
    <style:style style:name="T113_113" style:family="text"/>
    <style:style style:name="T113_114" style:family="text"/>
    <style:style style:name="T113_115" style:family="text"/>
    <style:style style:name="T113_116" style:family="text"/>
    <style:style style:name="T113_117" style:family="text"/>
    <style:style style:name="T113_118" style:family="text"/>
    <style:style style:name="T113_119" style:family="text"/>
    <style:style style:name="T113_120" style:family="text"/>
    <style:style style:name="T113_121" style:family="text"/>
    <style:style style:name="T113_122" style:family="text"/>
    <style:style style:name="T113_123" style:family="text"/>
    <style:style style:name="T113_124" style:family="text"/>
    <style:style style:name="T113_125" style:family="text"/>
    <style:style style:name="T113_126" style:family="text"/>
    <style:style style:name="T113_127" style:family="text"/>
    <style:style style:name="T113_128" style:family="text"/>
    <style:style style:name="T113_129" style:family="text"/>
    <style:style style:name="T113_130" style:family="text"/>
    <style:style style:name="T113_131" style:family="text"/>
    <style:style style:name="T113_132" style:family="text"/>
    <style:style style:name="T113_133" style:family="text"/>
    <style:style style:name="T113_134" style:family="text"/>
    <style:style style:name="T113_135" style:family="text"/>
    <style:style style:name="T113_136" style:family="text"/>
    <style:style style:name="T113_137" style:family="text"/>
    <style:style style:name="T113_138" style:family="text"/>
    <style:style style:name="T113_139" style:family="text"/>
    <style:style style:name="T113_140" style:family="text"/>
    <style:style style:name="T113_141" style:family="text"/>
    <style:style style:name="T113_142" style:family="text"/>
    <style:style style:name="T113_143" style:family="text"/>
    <style:style style:name="T113_144" style:family="text"/>
    <style:style style:name="T113_145" style:family="text"/>
    <style:style style:name="T113_146" style:family="text"/>
    <style:style style:name="T113_147" style:family="text"/>
    <style:style style:name="T113_148" style:family="text"/>
    <style:style style:name="T113_149" style:family="text"/>
    <style:style style:name="T113_150" style:family="text"/>
    <style:style style:name="T113_151" style:family="text"/>
    <style:style style:name="T113_152" style:family="text"/>
    <style:style style:name="T113_153" style:family="text"/>
    <style:style style:name="T113_154" style:family="text"/>
    <style:style style:name="T113_155" style:family="text"/>
    <style:style style:name="T113_156" style:family="text"/>
    <style:style style:name="T113_157" style:family="text"/>
    <style:style style:name="T113_158" style:family="text"/>
    <style:style style:name="T113_159" style:family="text"/>
    <style:style style:name="T113_160" style:family="text"/>
    <style:style style:name="T113_161" style:family="text"/>
    <style:style style:name="T113_162" style:family="text"/>
    <style:style style:name="T113_163" style:family="text"/>
    <style:style style:name="T113_164" style:family="text"/>
    <style:style style:name="T113_165" style:family="text"/>
    <style:style style:name="T113_166" style:family="text"/>
    <style:style style:name="T113_167" style:family="text"/>
    <style:style style:name="T113_168" style:family="text"/>
    <style:style style:name="T113_169" style:family="text"/>
    <style:style style:name="T113_170" style:family="text"/>
    <style:style style:name="T113_171" style:family="text"/>
    <style:style style:name="T113_172" style:family="text"/>
    <style:style style:name="T113_173" style:family="text"/>
    <style:style style:name="T113_174" style:family="text"/>
    <style:style style:name="T113_175" style:family="text"/>
    <style:style style:name="T113_176" style:family="text"/>
    <style:style style:name="T113_177" style:family="text"/>
    <style:style style:name="T113_178" style:family="text"/>
    <style:style style:name="T113_179" style:family="text"/>
    <style:style style:name="T113_180" style:family="text"/>
    <style:style style:name="T113_181" style:family="text"/>
    <style:style style:name="T113_182" style:family="text"/>
    <style:style style:name="T113_183" style:family="text"/>
    <style:style style:name="T113_184" style:family="text"/>
    <style:style style:name="T113_185" style:family="text"/>
    <style:style style:name="T113_186" style:family="text"/>
    <style:style style:name="T113_187" style:family="text"/>
    <style:style style:name="T113_188" style:family="text"/>
    <style:style style:name="T113_189" style:family="text"/>
    <style:style style:name="T113_190" style:family="text"/>
    <style:style style:name="T113_191" style:family="text"/>
    <style:style style:name="T113_192" style:family="text"/>
    <style:style style:name="T113_193" style:family="text"/>
    <style:style style:name="T113_194" style:family="text"/>
    <style:style style:name="T113_195" style:family="text"/>
    <style:style style:name="T113_196" style:family="text"/>
    <style:style style:name="T113_197" style:family="text"/>
    <style:style style:name="T113_198" style:family="text"/>
    <style:style style:name="T113_199" style:family="text"/>
    <style:style style:name="T113_200" style:family="text"/>
    <style:style style:name="T113_201" style:family="text"/>
    <style:style style:name="T113_202" style:family="text"/>
    <style:style style:name="T113_203" style:family="text"/>
    <style:style style:name="T113_204" style:family="text"/>
    <style:style style:name="T113_205" style:family="text"/>
    <style:style style:name="T113_206" style:family="text"/>
    <style:style style:name="T113_207" style:family="text"/>
    <style:style style:name="T113_208" style:family="text"/>
    <style:style style:name="T113_209" style:family="text"/>
    <style:style style:name="T113_210" style:family="text"/>
    <style:style style:name="T113_211" style:family="text"/>
    <style:style style:name="T113_212" style:family="text"/>
    <style:style style:name="T113_213" style:family="text"/>
    <style:style style:name="T113_214" style:family="text"/>
    <style:style style:name="T113_215" style:family="text"/>
    <style:style style:name="T113_216" style:family="text"/>
    <style:style style:name="T113_217" style:family="text"/>
    <style:style style:name="T113_218" style:family="text"/>
    <style:style style:name="T113_219" style:family="text"/>
    <style:style style:name="T113_220" style:family="text"/>
    <style:style style:name="T113_221" style:family="text"/>
    <style:style style:name="T113_222" style:family="text"/>
    <style:style style:name="T113_223" style:family="text"/>
    <style:style style:name="T113_224" style:family="text"/>
    <style:style style:name="T113_225" style:family="text"/>
    <style:style style:name="T113_226" style:family="text"/>
    <style:style style:name="T113_227" style:family="text"/>
    <style:style style:name="T113_228" style:family="text"/>
    <style:style style:name="T113_229" style:family="text"/>
    <style:style style:name="T113_230" style:family="text"/>
    <style:style style:name="T113_231" style:family="text"/>
    <style:style style:name="T113_232" style:family="text"/>
    <style:style style:name="T113_233" style:family="text"/>
    <style:style style:name="T113_234" style:family="text"/>
    <style:style style:name="T113_235" style:family="text"/>
    <style:style style:name="T113_236" style:family="text"/>
    <style:style style:name="T113_237" style:family="text"/>
    <style:style style:name="T113_238" style:family="text"/>
    <style:style style:name="T113_239" style:family="text"/>
    <style:style style:name="T113_240" style:family="text"/>
    <style:style style:name="T113_241" style:family="text"/>
    <style:style style:name="T113_242" style:family="text"/>
    <style:style style:name="T113_243" style:family="text"/>
    <style:style style:name="T113_244" style:family="text"/>
    <style:style style:name="T113_245" style:family="text"/>
    <style:style style:name="T113_246" style:family="text"/>
    <style:style style:name="T113_247" style:family="text"/>
    <style:style style:name="T113_248" style:family="text"/>
    <style:style style:name="T113_249" style:family="text"/>
    <style:style style:name="T113_250" style:family="text"/>
    <style:style style:name="P114" style:family="paragraph" style:parent-style-name="Standard">
      <style:paragraph-properties fo:break-before="auto" fo:line-height="115%" style:writing-mode="lr-tb"/>
    </style:style>
    <style:style style:name="P115" style:family="paragraph" style:parent-style-name="Standard">
      <style:paragraph-properties fo:break-before="auto" fo:line-height="100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T115_33" style:family="text"/>
    <style:style style:name="T115_34" style:family="text"/>
    <style:style style:name="T115_35" style:family="text"/>
    <style:style style:name="T115_36" style:family="text"/>
    <style:style style:name="T115_37" style:family="text"/>
    <style:style style:name="T115_38" style:family="text"/>
    <style:style style:name="T115_39" style:family="text"/>
    <style:style style:name="T115_40" style:family="text"/>
    <style:style style:name="T115_41" style:family="text"/>
    <style:style style:name="T115_42" style:family="text"/>
    <style:style style:name="T115_43" style:family="text"/>
    <style:style style:name="T115_44" style:family="text"/>
    <style:style style:name="T115_45" style:family="text"/>
    <style:style style:name="T115_46" style:family="text"/>
    <style:style style:name="T115_47" style:family="text"/>
    <style:style style:name="T115_48" style:family="text"/>
    <style:style style:name="T115_49" style:family="text"/>
    <style:style style:name="T115_50" style:family="text"/>
    <style:style style:name="T115_51" style:family="text"/>
    <style:style style:name="T115_52" style:family="text"/>
    <style:style style:name="T115_53" style:family="text"/>
    <style:style style:name="T115_54" style:family="text"/>
    <style:style style:name="T115_55" style:family="text"/>
    <style:style style:name="T115_56" style:family="text"/>
    <style:style style:name="T115_57" style:family="text"/>
    <style:style style:name="T115_58" style:family="text"/>
    <style:style style:name="T115_59" style:family="text"/>
    <style:style style:name="T115_60" style:family="text"/>
    <style:style style:name="T115_61" style:family="text"/>
    <style:style style:name="T115_62" style:family="text"/>
    <style:style style:name="T115_63" style:family="text"/>
    <style:style style:name="T115_64" style:family="text"/>
    <style:style style:name="T115_65" style:family="text"/>
    <style:style style:name="T115_66" style:family="text"/>
    <style:style style:name="T115_67" style:family="text"/>
    <style:style style:name="T115_68" style:family="text"/>
    <style:style style:name="T115_69" style:family="text"/>
    <style:style style:name="T115_70" style:family="text"/>
    <style:style style:name="T115_71" style:family="text"/>
    <style:style style:name="T115_72" style:family="text"/>
    <style:style style:name="T115_73" style:family="text"/>
    <style:style style:name="T115_74" style:family="text"/>
    <style:style style:name="T115_75" style:family="text"/>
    <style:style style:name="T115_76" style:family="text"/>
    <style:style style:name="T115_77" style:family="text"/>
    <style:style style:name="T115_78" style:family="text"/>
    <style:style style:name="T115_79" style:family="text"/>
    <style:style style:name="T115_80" style:family="text"/>
    <style:style style:name="T115_81" style:family="text"/>
    <style:style style:name="T115_82" style:family="text"/>
    <style:style style:name="T115_83" style:family="text"/>
    <style:style style:name="T115_84" style:family="text"/>
    <style:style style:name="T115_85" style:family="text"/>
    <style:style style:name="T115_86" style:family="text"/>
    <style:style style:name="T115_87" style:family="text"/>
    <style:style style:name="T115_88" style:family="text"/>
    <style:style style:name="T115_89" style:family="text"/>
    <style:style style:name="T115_90" style:family="text"/>
    <style:style style:name="T115_91" style:family="text"/>
    <style:style style:name="T115_92" style:family="text"/>
    <style:style style:name="T115_93" style:family="text"/>
    <style:style style:name="T115_94" style:family="text"/>
    <style:style style:name="T115_95" style:family="text"/>
    <style:style style:name="T115_96" style:family="text"/>
    <style:style style:name="T115_97" style:family="text"/>
    <style:style style:name="T115_98" style:family="text"/>
    <style:style style:name="T115_99" style:family="text"/>
    <style:style style:name="T115_100" style:family="text"/>
    <style:style style:name="T115_101" style:family="text"/>
    <style:style style:name="T115_102" style:family="text"/>
    <style:style style:name="T115_103" style:family="text"/>
    <style:style style:name="T115_104" style:family="text"/>
    <style:style style:name="T115_105" style:family="text"/>
    <style:style style:name="T115_106" style:family="text"/>
    <style:style style:name="T115_107" style:family="text"/>
    <style:style style:name="T115_108" style:family="text"/>
    <style:style style:name="T115_109" style:family="text"/>
    <style:style style:name="T115_110" style:family="text"/>
    <style:style style:name="T115_111" style:family="text"/>
    <style:style style:name="T115_112" style:family="text"/>
    <style:style style:name="T115_113" style:family="text"/>
    <style:style style:name="T115_114" style:family="text"/>
    <style:style style:name="T115_115" style:family="text"/>
    <style:style style:name="T115_116" style:family="text"/>
    <style:style style:name="T115_117" style:family="text"/>
    <style:style style:name="T115_118" style:family="text"/>
    <style:style style:name="T115_119" style:family="text"/>
    <style:style style:name="T115_120" style:family="text"/>
    <style:style style:name="T115_121" style:family="text"/>
    <style:style style:name="T115_122" style:family="text"/>
    <style:style style:name="T115_123" style:family="text"/>
    <style:style style:name="T115_124" style:family="text"/>
    <style:style style:name="T115_125" style:family="text"/>
    <style:style style:name="T115_126" style:family="text"/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break-before="auto" fo:line-height="100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T117_33" style:family="text"/>
    <style:style style:name="T117_34" style:family="text"/>
    <style:style style:name="T117_35" style:family="text"/>
    <style:style style:name="T117_36" style:family="text"/>
    <style:style style:name="T117_37" style:family="text"/>
    <style:style style:name="T117_38" style:family="text"/>
    <style:style style:name="T117_39" style:family="text"/>
    <style:style style:name="T117_40" style:family="text"/>
    <style:style style:name="T117_41" style:family="text"/>
    <style:style style:name="T117_42" style:family="text"/>
    <style:style style:name="T117_43" style:family="text"/>
    <style:style style:name="T117_44" style:family="text"/>
    <style:style style:name="T117_45" style:family="text"/>
    <style:style style:name="T117_46" style:family="text"/>
    <style:style style:name="T117_47" style:family="text"/>
    <style:style style:name="T117_48" style:family="text"/>
    <style:style style:name="T117_49" style:family="text"/>
    <style:style style:name="T117_50" style:family="text"/>
    <style:style style:name="T117_51" style:family="text"/>
    <style:style style:name="T117_52" style:family="text"/>
    <style:style style:name="T117_53" style:family="text"/>
    <style:style style:name="T117_54" style:family="text"/>
    <style:style style:name="T117_55" style:family="text"/>
    <style:style style:name="T117_56" style:family="text"/>
    <style:style style:name="T117_57" style:family="text"/>
    <style:style style:name="T117_58" style:family="text"/>
    <style:style style:name="T117_59" style:family="text"/>
    <style:style style:name="T117_60" style:family="text"/>
    <style:style style:name="T117_61" style:family="text"/>
    <style:style style:name="T117_62" style:family="text"/>
    <style:style style:name="T117_63" style:family="text"/>
    <style:style style:name="T117_64" style:family="text"/>
    <style:style style:name="T117_65" style:family="text"/>
    <style:style style:name="T117_66" style:family="text"/>
    <style:style style:name="T117_67" style:family="text"/>
    <style:style style:name="T117_68" style:family="text"/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break-before="auto" fo:line-height="100%" style:writing-mode="lr-tb"/>
    </style:style>
    <style:style style:name="P120" style:family="paragraph" style:parent-style-name="Standard">
      <style:paragraph-properties fo:break-before="auto" fo:line-height="115%" style:writing-mode="lr-tb"/>
    </style:style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Standard">
      <style:paragraph-properties fo:break-before="auto" fo:line-height="115%" style:writing-mode="lr-tb"/>
    </style:style>
    <style:style style:name="P12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SLIDE</text:span><text:span text:style-name="T1_2"><text:s/>2</text:span></text:p>
      <text:p text:style-name="P2"><text:span text:style-name="T2_1">Hi</text:span><text:span text:style-name="T2_2">.<text:s/></text:span><text:span text:style-name="T2_3">I</text:span><text:span text:style-name="T2_4">'</text:span><text:span text:style-name="T2_5">m</text:span><text:span text:style-name="T2_6"><text:s/></text:span><text:span text:style-name="T2_7">Tracy</text:span><text:span text:style-name="T2_8"><text:s/></text:span><text:span text:style-name="T2_9">Abrahms</text:span><text:span text:style-name="T2_10">.<text:s/></text:span><text:span text:style-name="T2_11">I</text:span><text:span text:style-name="T2_12">'</text:span><text:span text:style-name="T2_13">m</text:span><text:span text:style-name="T2_14"><text:s/></text:span><text:span text:style-name="T2_15">a</text:span><text:span text:style-name="T2_16"><text:s/></text:span><text:span text:style-name="T2_17">Junior</text:span><text:span text:style-name="T2_18"><text:s/></text:span><text:span text:style-name="T2_19">Javascript</text:span><text:span text:style-name="T2_20"><text:s/></text:span><text:span text:style-name="T2_21">Engineer</text:span><text:span text:style-name="T2_22"><text:s/></text:span><text:span text:style-name="T2_23">on</text:span><text:span text:style-name="T2_24"><text:s/></text:span><text:span text:style-name="T2_25">the</text:span><text:span text:style-name="T2_26"><text:s/></text:span><text:span text:style-name="T2_27">Web</text:span><text:span text:style-name="T2_28"><text:s/></text:span><text:span text:style-name="T2_29">team</text:span><text:span text:style-name="T2_30"><text:s/></text:span><text:span text:style-name="T2_31">at</text:span><text:span text:style-name="T2_32"><text:s/></text:span><text:span text:style-name="T2_33">Urban</text:span><text:span text:style-name="T2_34"><text:s/></text:span><text:span text:style-name="T2_35">Airship</text:span><text:span text:style-name="T2_36">.<text:s/></text:span><text:span text:style-name="T2_37">You</text:span><text:span text:style-name="T2_38"><text:s/></text:span><text:span text:style-name="T2_39">can</text:span><text:span text:style-name="T2_40"><text:s/></text:span><text:span text:style-name="T2_41">find</text:span><text:span text:style-name="T2_42"><text:s/></text:span><text:span text:style-name="T2_43">me</text:span><text:span text:style-name="T2_44"><text:s/></text:span><text:span text:style-name="T2_45">in</text:span><text:span text:style-name="T2_46"><text:s/></text:span><text:span text:style-name="T2_47">most</text:span><text:span text:style-name="T2_48"><text:s/></text:span><text:span text:style-name="T2_49">places</text:span><text:span text:style-name="T2_50"><text:s/></text:span><text:span text:style-name="T2_51">online</text:span><text:span text:style-name="T2_52"><text:s/></text:span><text:span text:style-name="T2_53">by</text:span><text:span text:style-name="T2_54"><text:s/></text:span><text:span text:style-name="T2_55">my</text:span><text:span text:style-name="T2_56"><text:s/></text:span><text:span text:style-name="T2_57">handle</text:span><text:span text:style-name="T2_58"><text:s/></text:span><text:span text:style-name="T2_59">hackygolucky</text:span><text:span text:style-name="T2_60">.</text:span></text:p>
      <text:p text:style-name="P3"/>
      <text:p text:style-name="P4"><text:span text:style-name="T4_1">SLIDE</text:span><text:span text:style-name="T4_2"><text:s/>3</text:span></text:p>
      <text:p text:style-name="P5"><text:span text:style-name="T5_1">A</text:span><text:span text:style-name="T5_2"><text:s/></text:span><text:span text:style-name="T5_3">funny</text:span><text:span text:style-name="T5_4"><text:s/></text:span><text:span text:style-name="T5_5">thing</text:span><text:span text:style-name="T5_6"><text:s/></text:span><text:span text:style-name="T5_7">happened</text:span><text:span text:style-name="T5_8"><text:s/></text:span><text:span text:style-name="T5_9">when</text:span><text:span text:style-name="T5_10"><text:s/></text:span><text:span text:style-name="T5_11">I</text:span><text:span text:style-name="T5_12"><text:s/></text:span><text:span text:style-name="T5_13">went</text:span><text:span text:style-name="T5_14"><text:s/></text:span><text:span text:style-name="T5_15">rock</text:span><text:span text:style-name="T5_16"><text:s/></text:span><text:span text:style-name="T5_17">climbing</text:span><text:span text:style-name="T5_18">...</text:span><text:span text:style-name="T5_19">every</text:span><text:span text:style-name="T5_20"><text:s/></text:span><text:span text:style-name="T5_21">other</text:span><text:span text:style-name="T5_22"><text:s/></text:span><text:span text:style-name="T5_23">person</text:span><text:span text:style-name="T5_24"><text:s/></text:span><text:span text:style-name="T5_25">I</text:span><text:span text:style-name="T5_26">'</text:span><text:span text:style-name="T5_27">d</text:span><text:span text:style-name="T5_28"><text:s/></text:span><text:span text:style-name="T5_29">jump</text:span><text:span text:style-name="T5_30"><text:s/></text:span><text:span text:style-name="T5_31">on</text:span><text:span text:style-name="T5_32"><text:s/></text:span><text:span text:style-name="T5_33">a</text:span><text:span text:style-name="T5_34"><text:s/></text:span><text:span text:style-name="T5_35">rock</text:span><text:span text:style-name="T5_36"><text:s/></text:span><text:span text:style-name="T5_37">next</text:span><text:span text:style-name="T5_38"><text:s/></text:span><text:span text:style-name="T5_39">to</text:span><text:span text:style-name="T5_40"><text:s/></text:span><text:span text:style-name="T5_41">wound</text:span><text:span text:style-name="T5_42"><text:s/></text:span><text:span text:style-name="T5_43">up</text:span><text:span text:style-name="T5_44"><text:s/></text:span><text:span text:style-name="T5_45">being</text:span><text:span text:style-name="T5_46"><text:s/></text:span><text:span text:style-name="T5_47">a</text:span><text:span text:style-name="T5_48"><text:s/></text:span><text:span text:style-name="T5_49">programmer</text:span><text:span text:style-name="T5_50">.</text:span></text:p>
      <text:p text:style-name="P6"/>
      <text:p text:style-name="P7"><text:span text:style-name="T7_1">Go</text:span><text:span text:style-name="T7_2"><text:s/></text:span><text:span text:style-name="T7_3">top</text:span><text:span text:style-name="T7_4">-</text:span><text:span text:style-name="T7_5">roping</text:span><text:span text:style-name="T7_6"><text:s/></text:span><text:span text:style-name="T7_7">at</text:span><text:span text:style-name="T7_8"><text:s/></text:span><text:span text:style-name="T7_9">Portland</text:span><text:span text:style-name="T7_10"><text:s/></text:span><text:span text:style-name="T7_11">Rock</text:span><text:span text:style-name="T7_12"><text:s/></text:span><text:span text:style-name="T7_13">Gym</text:span><text:span text:style-name="T7_14">,<text:s/></text:span><text:span text:style-name="T7_15">run</text:span><text:span text:style-name="T7_16"><text:s/></text:span><text:span text:style-name="T7_17">into</text:span><text:span text:style-name="T7_18"><text:s/></text:span><text:span text:style-name="T7_19">a</text:span><text:span text:style-name="T7_20"><text:s/></text:span><text:span text:style-name="T7_21">Javascript</text:span><text:span text:style-name="T7_22"><text:s/></text:span><text:span text:style-name="T7_23">Admirers</text:span><text:span text:style-name="T7_24"><text:s/></text:span><text:span text:style-name="T7_25">meetup</text:span><text:span text:style-name="T7_26"><text:s/></text:span><text:span text:style-name="T7_27">friend</text:span><text:span text:style-name="T7_28">.<text:s/></text:span><text:span text:style-name="T7_29">Head</text:span><text:span text:style-name="T7_30"><text:s/></text:span><text:span text:style-name="T7_31">over</text:span><text:span text:style-name="T7_32"><text:s/></text:span><text:span text:style-name="T7_33">to</text:span><text:span text:style-name="T7_34"><text:s/></text:span><text:span text:style-name="T7_35">The</text:span><text:span text:style-name="T7_36"><text:s/></text:span><text:span text:style-name="T7_37">Circuit</text:span><text:span text:style-name="T7_38">,<text:s/></text:span><text:span text:style-name="T7_39">and</text:span><text:span text:style-name="T7_40"><text:s/></text:span><text:span text:style-name="T7_41">there</text:span><text:span text:style-name="T7_42"><text:s/></text:span><text:span text:style-name="T7_43">are</text:span><text:span text:style-name="T7_44"><text:s/></text:span><text:span text:style-name="T7_45">two</text:span><text:span text:style-name="T7_46"><text:s/></text:span><text:span text:style-name="T7_47">fellow</text:span><text:span text:style-name="T7_48"><text:s/></text:span><text:span text:style-name="T7_49">PyLadies</text:span><text:span text:style-name="T7_50"><text:s/></text:span><text:span text:style-name="T7_51">bouldering</text:span><text:span text:style-name="T7_52"><text:s/></text:span><text:span text:style-name="T7_53">away</text:span><text:span text:style-name="T7_54">.<text:s text:c="2"/></text:span></text:p>
      <text:p text:style-name="P8"/>
      <text:p text:style-name="P9"><text:span text:style-name="T9_1">A</text:span><text:span text:style-name="T9_2"><text:s/></text:span><text:span text:style-name="T9_3">climbing</text:span><text:span text:style-name="T9_4"><text:s/></text:span><text:span text:style-name="T9_5">buddy</text:span><text:span text:style-name="T9_6"><text:s/></text:span><text:span text:style-name="T9_7">of</text:span><text:span text:style-name="T9_8"><text:s/></text:span><text:span text:style-name="T9_9">mine</text:span><text:span text:style-name="T9_10"><text:s/></text:span><text:span text:style-name="T9_11">said</text:span><text:span text:style-name="T9_12"><text:s/></text:span><text:span text:style-name="T9_13">it</text:span><text:span text:style-name="T9_14"><text:s/></text:span><text:span text:style-name="T9_15">best</text:span><text:span text:style-name="T9_16">,<text:s/>"</text:span><text:span text:style-name="T9_17">the</text:span><text:span text:style-name="T9_18"><text:s/></text:span><text:span text:style-name="T9_19">reason</text:span><text:span text:style-name="T9_20"><text:s/></text:span><text:span text:style-name="T9_21">we</text:span><text:span text:style-name="T9_22"><text:s/></text:span><text:span text:style-name="T9_23">programmers</text:span><text:span text:style-name="T9_24"><text:s/></text:span><text:span text:style-name="T9_25">enjoy</text:span><text:span text:style-name="T9_26"><text:s/></text:span><text:span text:style-name="T9_27">climbing</text:span><text:span text:style-name="T9_28"><text:s/></text:span><text:span text:style-name="T9_29">is</text:span><text:span text:style-name="T9_30"><text:s/></text:span><text:span text:style-name="T9_31">that</text:span><text:span text:style-name="T9_32"><text:s/></text:span><text:span text:style-name="T9_33">we</text:span><text:span text:style-name="T9_34"><text:s/></text:span><text:span text:style-name="T9_35">love</text:span><text:span text:style-name="T9_36"><text:s/></text:span><text:span text:style-name="T9_37">problem</text:span><text:span text:style-name="T9_38">-</text:span><text:span text:style-name="T9_39">solving</text:span><text:span text:style-name="T9_40"><text:s/></text:span><text:span text:style-name="T9_41">and</text:span><text:span text:style-name="T9_42"><text:s/></text:span><text:span text:style-name="T9_43">we</text:span><text:span text:style-name="T9_44"><text:s/></text:span><text:span text:style-name="T9_45">can</text:span><text:span text:style-name="T9_46">'</text:span><text:span text:style-name="T9_47">t</text:span><text:span text:style-name="T9_48"><text:s/></text:span><text:span text:style-name="T9_49">turn</text:span><text:span text:style-name="T9_50"><text:s/></text:span><text:span text:style-name="T9_51">it</text:span><text:span text:style-name="T9_52"><text:s/></text:span><text:span text:style-name="T9_53">off</text:span><text:span text:style-name="T9_54">.<text:s/></text:span><text:span text:style-name="T9_55">So</text:span><text:span text:style-name="T9_56">,<text:s/></text:span><text:span text:style-name="T9_57">we</text:span><text:span text:style-name="T9_58"><text:s/></text:span><text:span text:style-name="T9_59">put</text:span><text:span text:style-name="T9_60"><text:s/></text:span><text:span text:style-name="T9_61">ourselves</text:span><text:span text:style-name="T9_62"><text:s/></text:span><text:span text:style-name="T9_63">into</text:span><text:span text:style-name="T9_64"><text:s/></text:span><text:span text:style-name="T9_65">climbing</text:span><text:span text:style-name="T9_66"><text:s/></text:span><text:span text:style-name="T9_67">and</text:span><text:span text:style-name="T9_68"><text:s/>30<text:s/></text:span><text:span text:style-name="T9_69">feet</text:span><text:span text:style-name="T9_70"><text:s/></text:span><text:span text:style-name="T9_71">up</text:span><text:span text:style-name="T9_72">,<text:s/></text:span><text:span text:style-name="T9_73">and</text:span><text:span text:style-name="T9_74"><text:s/></text:span><text:span text:style-name="T9_75">your</text:span><text:span text:style-name="T9_76"><text:s/></text:span><text:span text:style-name="T9_77">mind</text:span><text:span text:style-name="T9_78"><text:s/></text:span><text:span text:style-name="T9_79">and</text:span><text:span text:style-name="T9_80"><text:s/></text:span><text:span text:style-name="T9_81">body</text:span><text:span text:style-name="T9_82"><text:s/></text:span><text:span text:style-name="T9_83">have</text:span><text:span text:style-name="T9_84"><text:s/></text:span><text:span text:style-name="T9_85">no</text:span><text:span text:style-name="T9_86"><text:s/></text:span><text:span text:style-name="T9_87">choice</text:span><text:span text:style-name="T9_88"><text:s/></text:span><text:span text:style-name="T9_89">but</text:span><text:span text:style-name="T9_90"><text:s/></text:span><text:span text:style-name="T9_91">to</text:span><text:span text:style-name="T9_92"><text:s/></text:span><text:span text:style-name="T9_93">focus</text:span><text:span text:style-name="T9_94"><text:s/></text:span><text:span text:style-name="T9_95">on</text:span><text:span text:style-name="T9_96"><text:s/></text:span><text:span text:style-name="T9_97">a</text:span><text:span text:style-name="T9_98"><text:s/></text:span><text:span text:style-name="T9_99">much</text:span><text:span text:style-name="T9_100"><text:s/></text:span><text:span text:style-name="T9_101">different</text:span><text:span text:style-name="T9_102"><text:s/></text:span><text:span text:style-name="T9_103">type</text:span><text:span text:style-name="T9_104"><text:s/></text:span><text:span text:style-name="T9_105">of</text:span><text:span text:style-name="T9_106"><text:s/></text:span><text:span text:style-name="T9_107">problem</text:span><text:span text:style-name="T9_108">."</text:span></text:p>
      <text:p text:style-name="P10"/>
      <text:p text:style-name="P11"><text:span text:style-name="T11_1">SLIDE</text:span><text:span text:style-name="T11_2"><text:s/>4</text:span></text:p>
      <text:p text:style-name="P12"><text:span text:style-name="T12_1">Eleven</text:span><text:span text:style-name="T12_2"><text:s/></text:span><text:span text:style-name="T12_3">months</text:span><text:span text:style-name="T12_4"><text:s/></text:span><text:span text:style-name="T12_5">ago</text:span><text:span text:style-name="T12_6">,<text:s/></text:span><text:span text:style-name="T12_7">I</text:span><text:span text:style-name="T12_8"><text:s/></text:span><text:span text:style-name="T12_9">decided</text:span><text:span text:style-name="T12_10"><text:s/></text:span><text:span text:style-name="T12_11">to</text:span><text:span text:style-name="T12_12"><text:s/></text:span><text:span text:style-name="T12_13">quit</text:span><text:span text:style-name="T12_14"><text:s/></text:span><text:span text:style-name="T12_15">my</text:span><text:span text:style-name="T12_16"><text:s/></text:span><text:span text:style-name="T12_17">job</text:span><text:span text:style-name="T12_18">,<text:s/></text:span><text:span text:style-name="T12_19">change</text:span><text:span text:style-name="T12_20"><text:s/></text:span><text:span text:style-name="T12_21">career</text:span><text:span text:style-name="T12_22"><text:s/></text:span><text:span text:style-name="T12_23">paths</text:span><text:span text:style-name="T12_24">,<text:s/></text:span><text:span text:style-name="T12_25">and</text:span><text:span text:style-name="T12_26"><text:s/></text:span><text:span text:style-name="T12_27">become</text:span><text:span text:style-name="T12_28"><text:s/></text:span><text:span text:style-name="T12_29">a</text:span><text:span text:style-name="T12_30"><text:s/></text:span><text:span text:style-name="T12_31">professional</text:span><text:span text:style-name="T12_32"><text:s/></text:span><text:span text:style-name="T12_33">problem</text:span><text:span text:style-name="T12_34">-</text:span><text:span text:style-name="T12_35">solver</text:span><text:span text:style-name="T12_36">.<text:s/></text:span><text:span text:style-name="T12_37">Running</text:span><text:span text:style-name="T12_38"><text:s/></text:span><text:span text:style-name="T12_39">into</text:span><text:span text:style-name="T12_40"><text:s/></text:span><text:span text:style-name="T12_41">these</text:span><text:span text:style-name="T12_42"><text:s/></text:span><text:span text:style-name="T12_43">like</text:span><text:span text:style-name="T12_44">-</text:span><text:span text:style-name="T12_45">minded</text:span><text:span text:style-name="T12_46"><text:s/></text:span><text:span text:style-name="T12_47">individuals</text:span><text:span text:style-name="T12_48"><text:s/></text:span><text:span text:style-name="T12_49">was</text:span><text:span text:style-name="T12_50"><text:s/></text:span><text:span text:style-name="T12_51">confirmation</text:span><text:span text:style-name="T12_52"><text:s/></text:span><text:span text:style-name="T12_53">of</text:span><text:span text:style-name="T12_54"><text:s/></text:span><text:span text:style-name="T12_55">a</text:span><text:span text:style-name="T12_56"><text:s/></text:span><text:span text:style-name="T12_57">path</text:span><text:span text:style-name="T12_58"><text:s/></text:span><text:span text:style-name="T12_59">I</text:span><text:span text:style-name="T12_60"><text:s/></text:span><text:span text:style-name="T12_61">was</text:span><text:span text:style-name="T12_62"><text:s/></text:span><text:span text:style-name="T12_63">stoked</text:span><text:span text:style-name="T12_64"><text:s/></text:span><text:span text:style-name="T12_65">to</text:span><text:span text:style-name="T12_66"><text:s/></text:span><text:span text:style-name="T12_67">be</text:span><text:span text:style-name="T12_68"><text:s/></text:span><text:span text:style-name="T12_69">on</text:span><text:span text:style-name="T12_70">.<text:s/></text:span><text:span text:style-name="T12_71">Maybe</text:span><text:span text:style-name="T12_72"><text:s/></text:span><text:span text:style-name="T12_73">confirmation</text:span><text:span text:style-name="T12_74"><text:s/></text:span><text:span text:style-name="T12_75">of</text:span><text:span text:style-name="T12_76"><text:s/></text:span><text:span text:style-name="T12_77">a</text:span><text:span text:style-name="T12_78"><text:s/></text:span><text:span text:style-name="T12_79">little</text:span><text:span text:style-name="T12_80"><text:s/></text:span><text:span text:style-name="T12_81">neuroses</text:span><text:span text:style-name="T12_82"><text:s/></text:span><text:span text:style-name="T12_83">as</text:span><text:span text:style-name="T12_84"><text:s/></text:span><text:span text:style-name="T12_85">well</text:span><text:span text:style-name="T12_86">.</text:span></text:p>
      <text:p text:style-name="P13"/>
      <text:p text:style-name="P14"><text:span text:style-name="T14_1">SLIDE</text:span><text:span text:style-name="T14_2"><text:s/>5</text:span></text:p>
      <text:p text:style-name="P15"><text:span text:style-name="T15_1">I</text:span><text:span text:style-name="T15_2"><text:s/></text:span><text:span text:style-name="T15_3">dove</text:span><text:span text:style-name="T15_4"><text:s/></text:span><text:span text:style-name="T15_5">in</text:span><text:span text:style-name="T15_6"><text:s/></text:span><text:span text:style-name="T15_7">head</text:span><text:span text:style-name="T15_8"><text:s/></text:span><text:span text:style-name="T15_9">first</text:span><text:span text:style-name="T15_10">.<text:s/></text:span><text:span text:style-name="T15_11">What</text:span><text:span text:style-name="T15_12"><text:s/></text:span><text:span text:style-name="T15_13">could</text:span><text:span text:style-name="T15_14"><text:s/></text:span><text:span text:style-name="T15_15">I</text:span><text:span text:style-name="T15_16"><text:s/></text:span><text:span text:style-name="T15_17">do</text:span><text:span text:style-name="T15_18"><text:s/></text:span><text:span text:style-name="T15_19">to</text:span><text:span text:style-name="T15_20"><text:s/></text:span><text:span text:style-name="T15_21">learn</text:span><text:span text:style-name="T15_22"><text:s/></text:span><text:span text:style-name="T15_23">programming</text:span><text:span text:style-name="T15_24">?<text:s text:c="2"/></text:span><text:span text:style-name="T15_25">Going</text:span><text:span text:style-name="T15_26"><text:s/></text:span><text:span text:style-name="T15_27">back</text:span><text:span text:style-name="T15_28"><text:s/></text:span><text:span text:style-name="T15_29">to</text:span><text:span text:style-name="T15_30"><text:s/></text:span><text:span text:style-name="T15_31">school</text:span><text:span text:style-name="T15_32"><text:s/></text:span><text:span text:style-name="T15_33">for</text:span><text:span text:style-name="T15_34"><text:s/></text:span><text:span text:style-name="T15_35">a</text:span><text:span text:style-name="T15_36"><text:s/></text:span><text:span text:style-name="T15_37">degree</text:span><text:span text:style-name="T15_38"><text:s/></text:span><text:span text:style-name="T15_39">was</text:span><text:span text:style-name="T15_40"><text:s/></text:span><text:span text:style-name="T15_41">my</text:span><text:span text:style-name="T15_42"><text:s/></text:span><text:span text:style-name="T15_43">first</text:span><text:span text:style-name="T15_44"><text:s/></text:span><text:span text:style-name="T15_45">thought</text:span><text:span text:style-name="T15_46">.<text:s/></text:span><text:span text:style-name="T15_47">A</text:span><text:span text:style-name="T15_48"><text:s/></text:span><text:span text:style-name="T15_49">computer</text:span><text:span text:style-name="T15_50"><text:s/></text:span><text:span text:style-name="T15_51">science</text:span><text:span text:style-name="T15_52"><text:s/></text:span><text:span text:style-name="T15_53">degree</text:span><text:span text:style-name="T15_54"><text:s/></text:span><text:span text:style-name="T15_55">is</text:span><text:span text:style-name="T15_56"><text:s/></text:span><text:span text:style-name="T15_57">a</text:span><text:span text:style-name="T15_58"><text:s/></text:span><text:span text:style-name="T15_59">very</text:span><text:span text:style-name="T15_60"><text:s/></text:span><text:span text:style-name="T15_61">thorough</text:span><text:span text:style-name="T15_62"><text:s/></text:span><text:span text:style-name="T15_63">but</text:span><text:span text:style-name="T15_64"><text:s/></text:span><text:span text:style-name="T15_65">slow</text:span><text:span text:style-name="T15_66"><text:s/></text:span><text:span text:style-name="T15_67">way</text:span><text:span text:style-name="T15_68"><text:s/></text:span><text:span text:style-name="T15_69">to</text:span><text:span text:style-name="T15_70"><text:s/></text:span><text:span text:style-name="T15_71">achieve</text:span><text:span text:style-name="T15_72"><text:s/></text:span><text:span text:style-name="T15_73">this</text:span><text:span text:style-name="T15_74">.</text:span></text:p>
      <text:p text:style-name="P16"/>
      <text:p text:style-name="P17"><text:span text:style-name="T17_1">But</text:span><text:span text:style-name="T17_2">,<text:s/></text:span><text:span text:style-name="T17_3">I</text:span><text:span text:style-name="T17_4"><text:s/></text:span><text:span text:style-name="T17_5">mean</text:span><text:span text:style-name="T17_6">,<text:s/>"</text:span><text:span text:style-name="T17_7">punching</text:span><text:span text:style-name="T17_8"><text:s/></text:span><text:span text:style-name="T17_9">rocks</text:span><text:span text:style-name="T17_10">".<text:s/></text:span><text:span text:style-name="T17_11">I</text:span><text:span text:style-name="T17_12"><text:s/></text:span><text:span text:style-name="T17_13">don</text:span><text:span text:style-name="T17_14">'</text:span><text:span text:style-name="T17_15">t</text:span><text:span text:style-name="T17_16"><text:s/></text:span><text:span text:style-name="T17_17">steer</text:span><text:span text:style-name="T17_18"><text:s/></text:span><text:span text:style-name="T17_19">away</text:span><text:span text:style-name="T17_20"><text:s/></text:span><text:span text:style-name="T17_21">from</text:span><text:span text:style-name="T17_22"><text:s/></text:span><text:span text:style-name="T17_23">pain</text:span><text:span text:style-name="T17_24">.<text:s/></text:span><text:span text:style-name="T17_25">Why</text:span><text:span text:style-name="T17_26"><text:s/></text:span><text:span text:style-name="T17_27">remove</text:span><text:span text:style-name="T17_28"><text:s/></text:span><text:span text:style-name="T17_29">the</text:span><text:span text:style-name="T17_30"><text:s/></text:span><text:span text:style-name="T17_31">tortured</text:span><text:span text:style-name="T17_32"><text:s/></text:span><text:span text:style-name="T17_33">struggle</text:span><text:span text:style-name="T17_34"><text:s/></text:span><text:span text:style-name="T17_35">of</text:span><text:span text:style-name="T17_36"><text:s/></text:span><text:span text:style-name="T17_37">having</text:span><text:span text:style-name="T17_38"><text:s/></text:span><text:span text:style-name="T17_39">to</text:span><text:span text:style-name="T17_40"><text:s/></text:span><text:span text:style-name="T17_41">teach</text:span><text:span text:style-name="T17_42"><text:s/></text:span><text:span text:style-name="T17_43">yourself</text:span><text:span text:style-name="T17_44">?<text:s/></text:span><text:span text:style-name="T17_45">Taking</text:span><text:span text:style-name="T17_46"><text:s/></text:span><text:span text:style-name="T17_47">on</text:span><text:span text:style-name="T17_48"><text:s/></text:span><text:span text:style-name="T17_49">another</text:span><text:span text:style-name="T17_50"><text:s/></text:span><text:span text:style-name="T17_51">student</text:span><text:span text:style-name="T17_52"><text:s/></text:span><text:span text:style-name="T17_53">loan</text:span><text:span text:style-name="T17_54">,<text:s/></text:span><text:span text:style-name="T17_55">well</text:span><text:span text:style-name="T17_56">,<text:s/></text:span><text:span text:style-name="T17_57">that</text:span><text:span text:style-name="T17_58"><text:s/></text:span><text:span text:style-name="T17_59">fiscal</text:span><text:span text:style-name="T17_60"><text:s/></text:span><text:span text:style-name="T17_61">math</text:span><text:span text:style-name="T17_62"><text:s/></text:span><text:span text:style-name="T17_63">was</text:span><text:span text:style-name="T17_64"><text:s/></text:span><text:span text:style-name="T17_65">hard</text:span><text:span text:style-name="T17_66"><text:s/></text:span><text:span text:style-name="T17_67">to</text:span><text:span text:style-name="T17_68"><text:s/></text:span><text:span text:style-name="T17_69">swallow</text:span><text:span text:style-name="T17_70">.</text:span></text:p>
      <text:p text:style-name="P18"/>
      <text:p text:style-name="P19"><text:span text:style-name="T19_1">Another</text:span><text:span text:style-name="T19_2"><text:s/></text:span><text:span text:style-name="T19_3">option</text:span><text:span text:style-name="T19_4"><text:s/></text:span><text:span text:style-name="T19_5">I</text:span><text:span text:style-name="T19_6"><text:s/></text:span><text:span text:style-name="T19_7">found</text:span><text:span text:style-name="T19_8"><text:s/></text:span><text:span text:style-name="T19_9">was</text:span><text:span text:style-name="T19_10"><text:s/></text:span><text:span text:style-name="T19_11">the</text:span><text:span text:style-name="T19_12"><text:s/></text:span><text:span text:style-name="T19_13">code</text:span><text:span text:style-name="T19_14"><text:s/></text:span><text:span text:style-name="T19_15">bootcamps</text:span><text:span text:style-name="T19_16"><text:s/></text:span><text:span text:style-name="T19_17">popping</text:span><text:span text:style-name="T19_18"><text:s/></text:span><text:span text:style-name="T19_19">up</text:span><text:span text:style-name="T19_20">.<text:s/></text:span><text:span text:style-name="T19_21">After</text:span><text:span text:style-name="T19_22"><text:s/>12<text:s/></text:span><text:span text:style-name="T19_23">weeks</text:span><text:span text:style-name="T19_24">,<text:s/></text:span><text:span text:style-name="T19_25">you</text:span><text:span text:style-name="T19_26"><text:s/></text:span><text:span text:style-name="T19_27">too</text:span><text:span text:style-name="T19_28"><text:s/></text:span><text:span text:style-name="T19_29">can</text:span><text:span text:style-name="T19_30"><text:s/></text:span><text:span text:style-name="T19_31">become</text:span><text:span text:style-name="T19_32"><text:s/></text:span><text:span text:style-name="T19_33">a</text:span><text:span text:style-name="T19_34"><text:s/></text:span><text:span text:style-name="T19_35">junior</text:span><text:span text:style-name="T19_36"><text:s/></text:span><text:span text:style-name="T19_37">developer</text:span><text:span text:style-name="T19_38">!<text:s/></text:span><text:span text:style-name="T19_39">Odd</text:span><text:span text:style-name="T19_40"><text:s/></text:span><text:span text:style-name="T19_41">thing</text:span><text:span text:style-name="T19_42"><text:s/></text:span><text:span text:style-name="T19_43">was</text:span><text:span text:style-name="T19_44">,<text:s/></text:span><text:span text:style-name="T19_45">of</text:span><text:span text:style-name="T19_46"><text:s/></text:span><text:span text:style-name="T19_47">the</text:span><text:span text:style-name="T19_48"><text:s/></text:span><text:span text:style-name="T19_49">eight</text:span><text:span text:style-name="T19_50"><text:s/></text:span><text:span text:style-name="T19_51">schools</text:span><text:span text:style-name="T19_52"><text:s/></text:span><text:span text:style-name="T19_53">I</text:span><text:span text:style-name="T19_54"><text:s/></text:span><text:span text:style-name="T19_55">could</text:span><text:span text:style-name="T19_56"><text:s/></text:span><text:span text:style-name="T19_57">find</text:span><text:span text:style-name="T19_58">,<text:s/></text:span><text:span text:style-name="T19_59">only</text:span><text:span text:style-name="T19_60"><text:s/></text:span><text:span text:style-name="T19_61">one</text:span><text:span text:style-name="T19_62"><text:s/></text:span><text:span text:style-name="T19_63">taught</text:span><text:span text:style-name="T19_64"><text:s/></text:span><text:span text:style-name="T19_65">Javascript</text:span><text:span text:style-name="T19_66"><text:s/></text:span><text:span text:style-name="T19_67">as</text:span><text:span text:style-name="T19_68"><text:s/></text:span><text:span text:style-name="T19_69">a</text:span><text:span text:style-name="T19_70"><text:s/></text:span><text:span text:style-name="T19_71">primary</text:span><text:span text:style-name="T19_72"><text:s/></text:span><text:span text:style-name="T19_73">focus</text:span><text:span text:style-name="T19_74">.<text:s/></text:span><text:span text:style-name="T19_75">All</text:span><text:span text:style-name="T19_76"><text:s/></text:span><text:span text:style-name="T19_77">others</text:span><text:span text:style-name="T19_78"><text:s/></text:span><text:span text:style-name="T19_79">used</text:span><text:span text:style-name="T19_80"><text:s/></text:span><text:span text:style-name="T19_81">Ruby</text:span><text:span text:style-name="T19_82">.<text:s/></text:span><text:span text:style-name="T19_83">Nothing</text:span><text:span text:style-name="T19_84"><text:s/></text:span><text:span text:style-name="T19_85">against</text:span><text:span text:style-name="T19_86"><text:s/></text:span><text:span text:style-name="T19_87">Ruby</text:span><text:span text:style-name="T19_88">.</text:span></text:p>
      <text:p text:style-name="P20"/>
      <text:p text:style-name="P21"><text:span text:style-name="T21_1">SLIDE</text:span><text:span text:style-name="T21_2"><text:s/>6</text:span></text:p>
      <text:p text:style-name="P22"><text:span text:style-name="T22_1">Some</text:span><text:span text:style-name="T22_2"><text:s/></text:span><text:span text:style-name="T22_3">really</text:span><text:span text:style-name="T22_4"><text:s/></text:span><text:span text:style-name="T22_5">great</text:span><text:span text:style-name="T22_6"><text:s/></text:span><text:span text:style-name="T22_7">advice</text:span><text:span text:style-name="T22_8"><text:s/></text:span><text:span text:style-name="T22_9">I</text:span><text:span text:style-name="T22_10"><text:s/></text:span><text:span text:style-name="T22_11">got</text:span><text:span text:style-name="T22_12"><text:s/></text:span><text:span text:style-name="T22_13">when</text:span><text:span text:style-name="T22_14"><text:s/></text:span><text:span text:style-name="T22_15">I</text:span><text:span text:style-name="T22_16"><text:s/></text:span><text:span text:style-name="T22_17">was</text:span><text:span text:style-name="T22_18"><text:s/></text:span><text:span text:style-name="T22_19">weighing</text:span><text:span text:style-name="T22_20"><text:s/></text:span><text:span text:style-name="T22_21">in</text:span><text:span text:style-name="T22_22"><text:s/></text:span><text:span text:style-name="T22_23">on</text:span><text:span text:style-name="T22_24"><text:s/></text:span><text:span text:style-name="T22_25">how</text:span><text:span text:style-name="T22_26"><text:s/></text:span><text:span text:style-name="T22_27">to</text:span><text:span text:style-name="T22_28"><text:s/></text:span><text:span text:style-name="T22_29">get</text:span><text:span text:style-name="T22_30"><text:s/></text:span><text:span text:style-name="T22_31">started</text:span><text:span text:style-name="T22_32">,<text:s/></text:span><text:span text:style-name="T22_33">was</text:span><text:span text:style-name="T22_34"><text:s/></text:span><text:span text:style-name="T22_35">to</text:span><text:span text:style-name="T22_36"><text:s/></text:span><text:span text:style-name="T22_37">find</text:span><text:span text:style-name="T22_38"><text:s/></text:span><text:span text:style-name="T22_39">a</text:span><text:span text:style-name="T22_40"><text:s/></text:span><text:span text:style-name="T22_41">community</text:span><text:span text:style-name="T22_42">.<text:s/></text:span><text:span text:style-name="T22_43">Huh</text:span><text:span text:style-name="T22_44">?<text:s/></text:span><text:span text:style-name="T22_45">I</text:span><text:span text:style-name="T22_46"><text:s/></text:span><text:span text:style-name="T22_47">wasn</text:span><text:span text:style-name="T22_48">'</text:span><text:span text:style-name="T22_49">t</text:span><text:span text:style-name="T22_50"><text:s/></text:span><text:span text:style-name="T22_51">sold</text:span><text:span text:style-name="T22_52"><text:s/></text:span><text:span text:style-name="T22_53">on</text:span><text:span text:style-name="T22_54"><text:s/></text:span><text:span text:style-name="T22_55">this</text:span><text:span text:style-name="T22_56">.<text:s text:c="2"/></text:span><text:span text:style-name="T22_57">I</text:span><text:span text:style-name="T22_58">'</text:span><text:span text:style-name="T22_59">m</text:span><text:span text:style-name="T22_60"><text:s/></text:span><text:span text:style-name="T22_61">independent</text:span><text:span text:style-name="T22_62">.<text:s/></text:span><text:span text:style-name="T22_63">I</text:span><text:span text:style-name="T22_64"><text:s/></text:span><text:span text:style-name="T22_65">don</text:span><text:span text:style-name="T22_66">'</text:span><text:span text:style-name="T22_67">t</text:span><text:span text:style-name="T22_68"><text:s/></text:span><text:span text:style-name="T22_69">need</text:span><text:span text:style-name="T22_70"><text:s/></text:span><text:span text:style-name="T22_71">a</text:span><text:span text:style-name="T22_72"><text:s/></text:span><text:span text:style-name="T22_73">group</text:span><text:span text:style-name="T22_74"><text:s/></text:span><text:span text:style-name="T22_75">of</text:span><text:span text:style-name="T22_76"><text:s/></text:span><text:span text:style-name="T22_77">people</text:span><text:span text:style-name="T22_78"><text:s/></text:span><text:span text:style-name="T22_79">teaching</text:span><text:span text:style-name="T22_80"><text:s/></text:span><text:span text:style-name="T22_81">me</text:span><text:span text:style-name="T22_82"><text:s/></text:span><text:span text:style-name="T22_83">how</text:span><text:span text:style-name="T22_84"><text:s/></text:span><text:span text:style-name="T22_85">to</text:span><text:span text:style-name="T22_86"><text:s/></text:span><text:span text:style-name="T22_87">code</text:span><text:span text:style-name="T22_88">.<text:s/></text:span><text:span text:style-name="T22_89">Don</text:span><text:span text:style-name="T22_90">'</text:span><text:span text:style-name="T22_91">t</text:span><text:span text:style-name="T22_92"><text:s/></text:span><text:span text:style-name="T22_93">all</text:span><text:span text:style-name="T22_94"><text:s/></text:span><text:span text:style-name="T22_95">coders</text:span><text:span text:style-name="T22_96"><text:s/></text:span><text:span text:style-name="T22_97">just</text:span><text:span text:style-name="T22_98"><text:s/></text:span><text:span text:style-name="T22_99">sit</text:span><text:span text:style-name="T22_100"><text:s/></text:span><text:span text:style-name="T22_101">in</text:span><text:span text:style-name="T22_102"><text:s/></text:span><text:span text:style-name="T22_103">a</text:span><text:span text:style-name="T22_104"><text:s/></text:span><text:span text:style-name="T22_105">poorly</text:span><text:span text:style-name="T22_106">-</text:span><text:span text:style-name="T22_107">lit</text:span><text:span text:style-name="T22_108"><text:s/></text:span><text:span text:style-name="T22_109">room</text:span><text:span text:style-name="T22_110"><text:s/></text:span><text:span text:style-name="T22_111">late</text:span><text:span text:style-name="T22_112"><text:s/></text:span><text:span text:style-name="T22_113">into</text:span><text:span text:style-name="T22_114"><text:s/></text:span><text:span text:style-name="T22_115">the</text:span><text:span text:style-name="T22_116"><text:s/></text:span><text:span text:style-name="T22_117">night</text:span><text:span text:style-name="T22_118"><text:s/></text:span><text:span text:style-name="T22_119">cranking</text:span><text:span text:style-name="T22_120"><text:s/></text:span><text:span text:style-name="T22_121">away</text:span><text:span text:style-name="T22_122"><text:s/></text:span><text:span text:style-name="T22_123">projects</text:span><text:span text:style-name="T22_124"><text:s/></text:span><text:span text:style-name="T22_125">alone</text:span><text:span text:style-name="T22_126">?<text:s/></text:span><text:span text:style-name="T22_127">Alone</text:span><text:span text:style-name="T22_128">?<text:s/></text:span><text:span text:style-name="T22_129">Not</text:span><text:span text:style-name="T22_130"><text:s/></text:span><text:span text:style-name="T22_131">even</text:span><text:span text:style-name="T22_132"><text:s/></text:span><text:span text:style-name="T22_133">close</text:span><text:span text:style-name="T22_134">.<text:s/></text:span><text:span text:style-name="T22_135">I</text:span><text:span text:style-name="T22_136"><text:s/></text:span><text:span text:style-name="T22_137">was</text:span><text:span text:style-name="T22_138"><text:s/></text:span><text:span text:style-name="T22_139">told</text:span><text:span text:style-name="T22_140"><text:s/></text:span><text:span text:style-name="T22_141">to</text:span><text:span text:style-name="T22_142"><text:s/></text:span><text:span text:style-name="T22_143">look</text:span><text:span text:style-name="T22_144"><text:s/></text:span><text:span text:style-name="T22_145">for</text:span><text:span text:style-name="T22_146"><text:s/></text:span><text:span text:style-name="T22_147">the</text:span><text:span text:style-name="T22_148"><text:s/></text:span><text:span text:style-name="T22_149">best</text:span><text:span text:style-name="T22_150"><text:s/></text:span><text:span text:style-name="T22_151">community</text:span><text:span text:style-name="T22_152"><text:s/></text:span><text:span text:style-name="T22_153">you</text:span><text:span text:style-name="T22_154"><text:s/></text:span><text:span text:style-name="T22_155">had</text:span><text:span text:style-name="T22_156"><text:s/></text:span><text:span text:style-name="T22_157">access</text:span><text:span text:style-name="T22_158"><text:s/></text:span><text:span text:style-name="T22_159">to</text:span><text:span text:style-name="T22_160">,<text:s/></text:span><text:span text:style-name="T22_161">and</text:span><text:span text:style-name="T22_162"><text:s/></text:span><text:span text:style-name="T22_163">learn</text:span><text:span text:style-name="T22_164"><text:s/></text:span><text:span text:style-name="T22_165">the</text:span><text:span text:style-name="T22_166"><text:s/></text:span><text:span text:style-name="T22_167">language</text:span><text:span text:style-name="T22_168">.<text:s/></text:span><text:span text:style-name="T22_169">I</text:span><text:span text:style-name="T22_170"><text:s/></text:span><text:span text:style-name="T22_171">was</text:span><text:span text:style-name="T22_172"><text:s/></text:span><text:span text:style-name="T22_173">surrounded</text:span><text:span text:style-name="T22_174"><text:s/></text:span><text:span text:style-name="T22_175">by</text:span><text:span text:style-name="T22_176"><text:s/></text:span><text:span text:style-name="T22_177">friends</text:span><text:span text:style-name="T22_178"><text:s/></text:span><text:span text:style-name="T22_179">in</text:span><text:span text:style-name="T22_180"><text:s/></text:span><text:span text:style-name="T22_181">Python</text:span><text:span text:style-name="T22_182">,<text:s/></text:span><text:span text:style-name="T22_183">so</text:span><text:span text:style-name="T22_184"><text:s/></text:span><text:span text:style-name="T22_185">off</text:span><text:span text:style-name="T22_186"><text:s/></text:span><text:span text:style-name="T22_187">I</text:span><text:span text:style-name="T22_188"><text:s/></text:span><text:span text:style-name="T22_189">dove</text:span><text:span text:style-name="T22_190"><text:s/></text:span><text:span text:style-name="T22_191">into</text:span><text:span text:style-name="T22_192"><text:s/></text:span><text:span text:style-name="T22_193">a</text:span><text:span text:style-name="T22_194"><text:s/></text:span><text:span text:style-name="T22_195">coding</text:span><text:span text:style-name="T22_196"><text:s/></text:span><text:span text:style-name="T22_197">circle</text:span><text:span text:style-name="T22_198">,<text:s/></text:span><text:span text:style-name="T22_199">meetups</text:span><text:span text:style-name="T22_200">,<text:s/></text:span><text:span text:style-name="T22_201">and</text:span><text:span text:style-name="T22_202"><text:s/></text:span><text:span text:style-name="T22_203">workshops</text:span><text:span text:style-name="T22_204">.</text:span></text:p>
      <text:p text:style-name="P23"/>
      <text:p text:style-name="P24"><text:span text:style-name="T24_1">And</text:span><text:span text:style-name="T24_2"><text:s/></text:span><text:span text:style-name="T24_3">got</text:span><text:span text:style-name="T24_4"><text:s/></text:span><text:span text:style-name="T24_5">spoiled</text:span><text:span text:style-name="T24_6">.<text:s/></text:span><text:span text:style-name="T24_7">I</text:span><text:span text:style-name="T24_8"><text:s/></text:span><text:span text:style-name="T24_9">don</text:span><text:span text:style-name="T24_10">'</text:span><text:span text:style-name="T24_11">t</text:span><text:span text:style-name="T24_12"><text:s/></text:span><text:span text:style-name="T24_13">know</text:span><text:span text:style-name="T24_14"><text:s/></text:span><text:span text:style-name="T24_15">about</text:span><text:span text:style-name="T24_16"><text:s/></text:span><text:span text:style-name="T24_17">many</text:span><text:span text:style-name="T24_18"><text:s/></text:span><text:span text:style-name="T24_19">communities</text:span><text:span text:style-name="T24_20">.<text:s/></text:span><text:span text:style-name="T24_21">I</text:span><text:span text:style-name="T24_22"><text:s/></text:span><text:span text:style-name="T24_23">haven</text:span><text:span text:style-name="T24_24">'</text:span><text:span text:style-name="T24_25">t</text:span><text:span text:style-name="T24_26"><text:s/></text:span><text:span text:style-name="T24_27">been</text:span><text:span text:style-name="T24_28"><text:s/></text:span><text:span text:style-name="T24_29">in</text:span><text:span text:style-name="T24_30"><text:s/></text:span><text:span text:style-name="T24_31">them</text:span><text:span text:style-name="T24_32">.<text:s/></text:span><text:span text:style-name="T24_33">I</text:span><text:span text:style-name="T24_34"><text:s/></text:span><text:span text:style-name="T24_35">have</text:span><text:span text:style-name="T24_36"><text:s/></text:span><text:span text:style-name="T24_37">been</text:span><text:span text:style-name="T24_38"><text:s/></text:span><text:span text:style-name="T24_39">in</text:span><text:span text:style-name="T24_40"><text:s/></text:span><text:span text:style-name="T24_41">Python</text:span><text:span text:style-name="T24_42">.<text:s/></text:span><text:span text:style-name="T24_43">They</text:span><text:span text:style-name="T24_44"><text:s/></text:span><text:span text:style-name="T24_45">have</text:span><text:span text:style-name="T24_46"><text:s/></text:span><text:span text:style-name="T24_47">exhaustively</text:span><text:span text:style-name="T24_48"><text:s/></text:span><text:span text:style-name="T24_49">worked</text:span><text:span text:style-name="T24_50"><text:s/></text:span><text:span text:style-name="T24_51">out</text:span><text:span text:style-name="T24_52"><text:s/></text:span><text:span text:style-name="T24_53">really</text:span><text:span text:style-name="T24_54"><text:s/></text:span><text:span text:style-name="T24_55">great</text:span><text:span text:style-name="T24_56"><text:s/></text:span><text:span text:style-name="T24_57">solutions</text:span><text:span text:style-name="T24_58"><text:s/></text:span><text:span text:style-name="T24_59">for</text:span><text:span text:style-name="T24_60"><text:s/></text:span><text:span text:style-name="T24_61">welcoming</text:span><text:span text:style-name="T24_62"><text:s/></text:span><text:span text:style-name="T24_63">new</text:span><text:span text:style-name="T24_64"><text:s/></text:span><text:span text:style-name="T24_65">programmers</text:span><text:span text:style-name="T24_66"><text:s/></text:span><text:span text:style-name="T24_67">with</text:span><text:span text:style-name="T24_68"><text:s/></text:span><text:span text:style-name="T24_69">open</text:span><text:span text:style-name="T24_70"><text:s/></text:span><text:span text:style-name="T24_71">arms</text:span><text:span text:style-name="T24_72">.<text:s/></text:span><text:span text:style-name="T24_73">Or</text:span><text:span text:style-name="T24_74"><text:s/></text:span><text:span text:style-name="T24_75">it</text:span><text:span text:style-name="T24_76"><text:s/></text:span><text:span text:style-name="T24_77">might</text:span><text:span text:style-name="T24_78"><text:s/></text:span><text:span text:style-name="T24_79">just</text:span><text:span text:style-name="T24_80"><text:s/></text:span><text:span text:style-name="T24_81">be</text:span><text:span text:style-name="T24_82"><text:s/></text:span><text:span text:style-name="T24_83">programmers</text:span><text:span text:style-name="T24_84"><text:s/></text:span><text:span text:style-name="T24_85">here</text:span><text:span text:style-name="T24_86"><text:s/></text:span><text:span text:style-name="T24_87">in</text:span><text:span text:style-name="T24_88"><text:s/></text:span><text:span text:style-name="T24_89">Portland</text:span><text:span text:style-name="T24_90">.<text:s/></text:span><text:span text:style-name="T24_91">Must</text:span><text:span text:style-name="T24_92"><text:s/></text:span><text:span text:style-name="T24_93">be</text:span><text:span text:style-name="T24_94"><text:s/></text:span><text:span text:style-name="T24_95">something</text:span><text:span text:style-name="T24_96"><text:s/></text:span><text:span text:style-name="T24_97">in</text:span><text:span text:style-name="T24_98"><text:s/></text:span><text:span text:style-name="T24_99">the</text:span><text:span text:style-name="T24_100"><text:s/></text:span><text:span text:style-name="T24_101">water</text:span><text:span text:style-name="T24_102">,<text:s/></text:span><text:span text:style-name="T24_103">other</text:span><text:span text:style-name="T24_104"><text:s/></text:span><text:span text:style-name="T24_105">than</text:span><text:span text:style-name="T24_106"><text:s/></text:span><text:span text:style-name="T24_107">fluoride</text:span><text:span text:style-name="T24_108"><text:s/></text:span><text:span text:style-name="T24_109">of</text:span><text:span text:style-name="T24_110"><text:s/></text:span><text:span text:style-name="T24_111">course</text:span><text:span text:style-name="T24_112">.</text:span></text:p>
      <text:p text:style-name="P25"/>
      <text:p text:style-name="P26"><text:span text:style-name="T26_1">Now</text:span><text:span text:style-name="T26_2"><text:s/></text:span><text:span text:style-name="T26_3">a</text:span><text:span text:style-name="T26_4"><text:s/></text:span><text:span text:style-name="T26_5">community</text:span><text:span text:style-name="T26_6"><text:s/></text:span><text:span text:style-name="T26_7">is</text:span><text:span text:style-name="T26_8"><text:s/></text:span><text:span text:style-name="T26_9">a</text:span><text:span text:style-name="T26_10"><text:s/></text:span><text:span text:style-name="T26_11">huge</text:span><text:span text:style-name="T26_12"><text:s/></text:span><text:span text:style-name="T26_13">help</text:span><text:span text:style-name="T26_14"><text:s/></text:span><text:span text:style-name="T26_15">in</text:span><text:span text:style-name="T26_16"><text:s/></text:span><text:span text:style-name="T26_17">rock</text:span><text:span text:style-name="T26_18"><text:s/></text:span><text:span text:style-name="T26_19">climbing</text:span><text:span text:style-name="T26_20"><text:s/></text:span><text:span text:style-name="T26_21">as</text:span><text:span text:style-name="T26_22"><text:s/></text:span><text:span text:style-name="T26_23">well</text:span><text:span text:style-name="T26_24">.<text:s text:c="2"/></text:span><text:span text:style-name="T26_25">You</text:span><text:span text:style-name="T26_26"><text:s/></text:span><text:span text:style-name="T26_27">can</text:span><text:span text:style-name="T26_28">'</text:span><text:span text:style-name="T26_29">t</text:span><text:span text:style-name="T26_30"><text:s/></text:span><text:span text:style-name="T26_31">go</text:span><text:span text:style-name="T26_32"><text:s/></text:span><text:span text:style-name="T26_33">climbing</text:span><text:span text:style-name="T26_34"><text:s/></text:span><text:span text:style-name="T26_35">outside</text:span><text:span text:style-name="T26_36"><text:s/></text:span><text:span text:style-name="T26_37">alone</text:span><text:span text:style-name="T26_38">.<text:s/></text:span><text:span text:style-name="T26_39">It</text:span><text:span text:style-name="T26_40"><text:s/></text:span><text:span text:style-name="T26_41">isn</text:span><text:span text:style-name="T26_42">'</text:span><text:span text:style-name="T26_43">t</text:span><text:span text:style-name="T26_44"><text:s/></text:span><text:span text:style-name="T26_45">safe</text:span><text:span text:style-name="T26_46">.<text:s/></text:span><text:span text:style-name="T26_47">You</text:span><text:span text:style-name="T26_48"><text:s/></text:span><text:span text:style-name="T26_49">need</text:span><text:span text:style-name="T26_50"><text:s/></text:span><text:span text:style-name="T26_51">a</text:span><text:span text:style-name="T26_52"><text:s/></text:span><text:span text:style-name="T26_53">spotter</text:span><text:span text:style-name="T26_54"><text:s/></text:span><text:span text:style-name="T26_55">or</text:span><text:span text:style-name="T26_56"><text:s/></text:span><text:span text:style-name="T26_57">a</text:span><text:span text:style-name="T26_58"><text:s/></text:span><text:span text:style-name="T26_59">belay</text:span><text:span text:style-name="T26_60"><text:s/></text:span><text:span text:style-name="T26_61">partner</text:span><text:span text:style-name="T26_62"><text:s/></text:span><text:span text:style-name="T26_63">if</text:span><text:span text:style-name="T26_64"><text:s/></text:span><text:span text:style-name="T26_65">you</text:span><text:span text:style-name="T26_66">'</text:span><text:span text:style-name="T26_67">re</text:span><text:span text:style-name="T26_68"><text:s/></text:span><text:span text:style-name="T26_69">rope</text:span><text:span text:style-name="T26_70">-</text:span><text:span text:style-name="T26_71">climbing</text:span><text:span text:style-name="T26_72">.</text:span></text:p>
      <text:p text:style-name="P27"/>
      <text:p text:style-name="P28"><text:span text:style-name="T28_1">Even</text:span><text:span text:style-name="T28_2"><text:s/></text:span><text:span text:style-name="T28_3">moreso</text:span><text:span text:style-name="T28_4">,<text:s/></text:span><text:span text:style-name="T28_5">you</text:span><text:span text:style-name="T28_6"><text:s/></text:span><text:span text:style-name="T28_7">need</text:span><text:span text:style-name="T28_8"><text:s/></text:span><text:span text:style-name="T28_9">the</text:span><text:span text:style-name="T28_10"><text:s/></text:span><text:span text:style-name="T28_11">brains</text:span><text:span text:style-name="T28_12"><text:s/></text:span><text:span text:style-name="T28_13">of</text:span><text:span text:style-name="T28_14"><text:s/></text:span><text:span text:style-name="T28_15">other</text:span><text:span text:style-name="T28_16"><text:s/></text:span><text:span text:style-name="T28_17">climbers</text:span><text:span text:style-name="T28_18">.<text:s/></text:span><text:span text:style-name="T28_19">All</text:span><text:span text:style-name="T28_20"><text:s/></text:span><text:span text:style-name="T28_21">the</text:span><text:span text:style-name="T28_22"><text:s/></text:span><text:span text:style-name="T28_23">knowledge</text:span><text:span text:style-name="T28_24"><text:s/></text:span><text:span text:style-name="T28_25">in</text:span><text:span text:style-name="T28_26"><text:s/></text:span><text:span text:style-name="T28_27">their</text:span><text:span text:style-name="T28_28"><text:s/></text:span><text:span text:style-name="T28_29">noggins</text:span><text:span text:style-name="T28_30">.<text:s/></text:span><text:span text:style-name="T28_31">That</text:span><text:span text:style-name="T28_32">'</text:span><text:span text:style-name="T28_33">s</text:span><text:span text:style-name="T28_34"><text:s/></text:span><text:span text:style-name="T28_35">valuable</text:span><text:span text:style-name="T28_36">.<text:s/></text:span><text:span text:style-name="T28_37">That</text:span><text:span text:style-name="T28_38">'</text:span><text:span text:style-name="T28_39">ll</text:span><text:span text:style-name="T28_40"><text:s/></text:span><text:span text:style-name="T28_41">keep</text:span><text:span text:style-name="T28_42"><text:s/></text:span><text:span text:style-name="T28_43">you</text:span><text:span text:style-name="T28_44"><text:s/></text:span><text:span text:style-name="T28_45">safe</text:span><text:span text:style-name="T28_46"><text:s/></text:span><text:span text:style-name="T28_47">and</text:span><text:span text:style-name="T28_48"><text:s/></text:span><text:span text:style-name="T28_49">having</text:span><text:span text:style-name="T28_50"><text:s/></text:span><text:span text:style-name="T28_51">fun</text:span><text:span text:style-name="T28_52">.<text:s text:c="2"/></text:span></text:p>
      <text:p text:style-name="P29"/>
      <text:p text:style-name="P30"><text:span text:style-name="T30_1">When</text:span><text:span text:style-name="T30_2"><text:s/></text:span><text:span text:style-name="T30_3">I</text:span><text:span text:style-name="T30_4"><text:s/></text:span><text:span text:style-name="T30_5">look</text:span><text:span text:style-name="T30_6"><text:s/></text:span><text:span text:style-name="T30_7">around</text:span><text:span text:style-name="T30_8"><text:s/></text:span><text:span text:style-name="T30_9">everyday</text:span><text:span text:style-name="T30_10"><text:s/></text:span><text:span text:style-name="T30_11">at</text:span><text:span text:style-name="T30_12"><text:s/></text:span><text:span text:style-name="T30_13">work</text:span><text:span text:style-name="T30_14"><text:s/></text:span><text:span text:style-name="T30_15">and</text:span><text:span text:style-name="T30_16"><text:s/></text:span><text:span text:style-name="T30_17">think</text:span><text:span text:style-name="T30_18"><text:s/></text:span><text:span text:style-name="T30_19">of</text:span><text:span text:style-name="T30_20"><text:s/></text:span><text:span text:style-name="T30_21">the</text:span><text:span text:style-name="T30_22"><text:s/></text:span><text:span text:style-name="T30_23">collective</text:span><text:span text:style-name="T30_24"><text:s/></text:span><text:span text:style-name="T30_25">knowledge</text:span><text:span text:style-name="T30_26"><text:s/></text:span><text:span text:style-name="T30_27">and</text:span><text:span text:style-name="T30_28"><text:s/></text:span><text:span text:style-name="T30_29">experience</text:span><text:span text:style-name="T30_30"><text:s/></text:span><text:span text:style-name="T30_31">that</text:span><text:span text:style-name="T30_32">'</text:span><text:span text:style-name="T30_33">s</text:span><text:span text:style-name="T30_34"><text:s/></text:span><text:span text:style-name="T30_35">in</text:span><text:span text:style-name="T30_36"><text:s/></text:span><text:span text:style-name="T30_37">the</text:span><text:span text:style-name="T30_38"><text:s/></text:span><text:span text:style-name="T30_39">brains</text:span><text:span text:style-name="T30_40"><text:s/></text:span><text:span text:style-name="T30_41">of</text:span><text:span text:style-name="T30_42"><text:s/></text:span><text:span text:style-name="T30_43">my</text:span><text:span text:style-name="T30_44"><text:s/></text:span><text:span text:style-name="T30_45">colleagues</text:span><text:span text:style-name="T30_46">,<text:s/></text:span><text:span text:style-name="T30_47">I</text:span><text:span text:style-name="T30_48"><text:s/></text:span><text:span text:style-name="T30_49">smile</text:span><text:span text:style-name="T30_50"><text:s/></text:span><text:span text:style-name="T30_51">and</text:span><text:span text:style-name="T30_52"><text:s/></text:span><text:span text:style-name="T30_53">take</text:span><text:span text:style-name="T30_54"><text:s/></text:span><text:span text:style-name="T30_55">a</text:span><text:span text:style-name="T30_56"><text:s/></text:span><text:span text:style-name="T30_57">deep</text:span><text:span text:style-name="T30_58"><text:s/></text:span><text:span text:style-name="T30_59">breath</text:span><text:span text:style-name="T30_60">.<text:s/></text:span><text:span text:style-name="T30_61">I</text:span><text:span text:style-name="T30_62"><text:s/></text:span><text:span text:style-name="T30_63">have</text:span><text:span text:style-name="T30_64"><text:s/></text:span><text:span text:style-name="T30_65">a</text:span><text:span text:style-name="T30_66"><text:s/></text:span><text:span text:style-name="T30_67">very</text:span><text:span text:style-name="T30_68"><text:s/></text:span><text:span text:style-name="T30_69">long</text:span><text:span text:style-name="T30_70"><text:s/></text:span><text:span text:style-name="T30_71">journey</text:span><text:span text:style-name="T30_72"><text:s/></text:span><text:span text:style-name="T30_73">ahead</text:span><text:span text:style-name="T30_74"><text:s/></text:span><text:span text:style-name="T30_75">of</text:span><text:span text:style-name="T30_76"><text:s/></text:span><text:span text:style-name="T30_77">me</text:span><text:span text:style-name="T30_78">.</text:span></text:p>
      <text:p text:style-name="P31"/>
      <text:p text:style-name="P32"><text:span text:style-name="T32_1">SLIDE</text:span><text:span text:style-name="T32_2"><text:s/>7</text:span></text:p>
      <text:p text:style-name="P33"><text:span text:style-name="T33_1">So</text:span><text:span text:style-name="T33_2"><text:s/></text:span><text:span text:style-name="T33_3">what</text:span><text:span text:style-name="T33_4"><text:s/></text:span><text:span text:style-name="T33_5">did</text:span><text:span text:style-name="T33_6"><text:s/></text:span><text:span text:style-name="T33_7">I</text:span><text:span text:style-name="T33_8"><text:s/></text:span><text:span text:style-name="T33_9">start</text:span><text:span text:style-name="T33_10"><text:s/></text:span><text:span text:style-name="T33_11">cramming</text:span><text:span text:style-name="T33_12"><text:s/></text:span><text:span text:style-name="T33_13">my</text:span><text:span text:style-name="T33_14"><text:s/></text:span><text:span text:style-name="T33_15">noggin</text:span><text:span text:style-name="T33_16"><text:s/></text:span><text:span text:style-name="T33_17">with</text:span><text:span text:style-name="T33_18">?<text:s/></text:span><text:span text:style-name="T33_19">In</text:span><text:span text:style-name="T33_20"><text:s/></text:span><text:span text:style-name="T33_21">climbing</text:span><text:span text:style-name="T33_22">,<text:s/></text:span><text:span text:style-name="T33_23">there</text:span><text:span text:style-name="T33_24">'</text:span><text:span text:style-name="T33_25">s</text:span><text:span text:style-name="T33_26"><text:s/></text:span><text:span text:style-name="T33_27">little</text:span><text:span text:style-name="T33_28"><text:s/></text:span><text:span text:style-name="T33_29">you</text:span><text:span text:style-name="T33_30"><text:s/></text:span><text:span text:style-name="T33_31">can</text:span><text:span text:style-name="T33_32"><text:s/></text:span><text:span text:style-name="T33_33">do</text:span><text:span text:style-name="T33_34"><text:s/></text:span><text:span text:style-name="T33_35">without</text:span><text:span text:style-name="T33_36"><text:s/></text:span><text:span text:style-name="T33_37">an</text:span><text:span text:style-name="T33_38"><text:s/></text:span><text:span text:style-name="T33_39">intro</text:span><text:span text:style-name="T33_40"><text:s/></text:span><text:span text:style-name="T33_41">class</text:span><text:span text:style-name="T33_42">.<text:s/></text:span><text:span text:style-name="T33_43">You</text:span><text:span text:style-name="T33_44"><text:s/></text:span><text:span text:style-name="T33_45">don</text:span><text:span text:style-name="T33_46">'</text:span><text:span text:style-name="T33_47">t</text:span><text:span text:style-name="T33_48"><text:s/></text:span><text:span text:style-name="T33_49">have</text:span><text:span text:style-name="T33_50"><text:s/></text:span><text:span text:style-name="T33_51">to</text:span><text:span text:style-name="T33_52"><text:s/></text:span><text:span text:style-name="T33_53">be</text:span><text:span text:style-name="T33_54"><text:s/></text:span><text:span text:style-name="T33_55">fit</text:span><text:span text:style-name="T33_56">.<text:s/></text:span><text:span text:style-name="T33_57">And</text:span><text:span text:style-name="T33_58"><text:s/></text:span><text:span text:style-name="T33_59">as</text:span><text:span text:style-name="T33_60"><text:s/></text:span><text:span text:style-name="T33_61">crazy</text:span><text:span text:style-name="T33_62"><text:s/></text:span><text:span text:style-name="T33_63">as</text:span><text:span text:style-name="T33_64"><text:s/></text:span><text:span text:style-name="T33_65">it</text:span><text:span text:style-name="T33_66"><text:s/></text:span><text:span text:style-name="T33_67">may</text:span><text:span text:style-name="T33_68"><text:s/></text:span><text:span text:style-name="T33_69">sound</text:span><text:span text:style-name="T33_70">,<text:s/></text:span><text:span text:style-name="T33_71">I</text:span><text:span text:style-name="T33_72"><text:s/></text:span><text:span text:style-name="T33_73">did</text:span><text:span text:style-name="T33_74"><text:s/></text:span><text:span text:style-name="T33_75">try</text:span><text:span text:style-name="T33_76"><text:s/></text:span><text:span text:style-name="T33_77">to</text:span><text:span text:style-name="T33_78"><text:s/></text:span><text:span text:style-name="T33_79">read</text:span><text:span text:style-name="T33_80"><text:s/></text:span><text:span text:style-name="T33_81">books</text:span><text:span text:style-name="T33_82"><text:s/></text:span><text:span text:style-name="T33_83">to</text:span><text:span text:style-name="T33_84"><text:s/></text:span><text:span text:style-name="T33_85">learn</text:span><text:span text:style-name="T33_86"><text:s/></text:span><text:span text:style-name="T33_87">technique</text:span><text:span text:style-name="T33_88">.</text:span><text:span text:style-name="T33_89">But</text:span><text:span text:style-name="T33_90"><text:s/></text:span><text:span text:style-name="T33_91">you</text:span><text:span text:style-name="T33_92"><text:s/></text:span><text:span text:style-name="T33_93">need</text:span><text:span text:style-name="T33_94"><text:s/></text:span><text:span text:style-name="T33_95">to</text:span><text:span text:style-name="T33_96"><text:s/></text:span><text:span text:style-name="T33_97">know</text:span><text:span text:style-name="T33_98"><text:s/></text:span><text:span text:style-name="T33_99">the</text:span><text:span text:style-name="T33_100"><text:s/></text:span><text:span text:style-name="T33_101">basics</text:span><text:span text:style-name="T33_102"><text:s/></text:span><text:span text:style-name="T33_103">of</text:span><text:span text:style-name="T33_104"><text:s/></text:span><text:span text:style-name="T33_105">staying</text:span><text:span text:style-name="T33_106"><text:s/></text:span><text:span text:style-name="T33_107">on</text:span><text:span text:style-name="T33_108"><text:s/></text:span><text:span text:style-name="T33_109">a</text:span><text:span text:style-name="T33_110"><text:s/></text:span><text:span text:style-name="T33_111">wall</text:span><text:span text:style-name="T33_112">.<text:s text:c="2"/></text:span><text:span text:style-name="T33_113">It</text:span><text:span text:style-name="T33_114"><text:s/></text:span><text:span text:style-name="T33_115">would</text:span><text:span text:style-name="T33_116"><text:s/></text:span><text:span text:style-name="T33_117">be</text:span><text:span text:style-name="T33_118"><text:s/></text:span><text:span text:style-name="T33_119">like</text:span><text:span text:style-name="T33_120"><text:s/></text:span><text:span text:style-name="T33_121">trying</text:span><text:span text:style-name="T33_122"><text:s/></text:span><text:span text:style-name="T33_123">to</text:span><text:span text:style-name="T33_124"><text:s/></text:span><text:span text:style-name="T33_125">program</text:span><text:span text:style-name="T33_126"><text:s/></text:span><text:span text:style-name="T33_127">without</text:span><text:span text:style-name="T33_128"><text:s/></text:span><text:span text:style-name="T33_129">knowing</text:span><text:span text:style-name="T33_130"><text:s/></text:span><text:span text:style-name="T33_131">how</text:span><text:span text:style-name="T33_132"><text:s/></text:span><text:span text:style-name="T33_133">to</text:span><text:span text:style-name="T33_134"><text:s/></text:span><text:span text:style-name="T33_135">use</text:span><text:span text:style-name="T33_136"><text:s/></text:span><text:span text:style-name="T33_137">a</text:span><text:span text:style-name="T33_138"><text:s/></text:span><text:span text:style-name="T33_139">keyboard</text:span><text:span text:style-name="T33_140">.<text:s/></text:span><text:span text:style-name="T33_141">You</text:span><text:span text:style-name="T33_142"><text:s/></text:span><text:span text:style-name="T33_143">can</text:span><text:span text:style-name="T33_144"><text:s/></text:span><text:span text:style-name="T33_145">fumble</text:span><text:span text:style-name="T33_146"><text:s/></text:span><text:span text:style-name="T33_147">your</text:span><text:span text:style-name="T33_148"><text:s/></text:span><text:span text:style-name="T33_149">way</text:span><text:span text:style-name="T33_150"><text:s/></text:span><text:span text:style-name="T33_151">through</text:span><text:span text:style-name="T33_152"><text:s/></text:span><text:span text:style-name="T33_153">it</text:span><text:span text:style-name="T33_154">,<text:s/></text:span><text:span text:style-name="T33_155">but</text:span><text:span text:style-name="T33_156"><text:s/></text:span><text:span text:style-name="T33_157">you</text:span><text:span text:style-name="T33_158">'</text:span><text:span text:style-name="T33_159">re</text:span><text:span text:style-name="T33_160"><text:s/></text:span><text:span text:style-name="T33_161">gonna</text:span><text:span text:style-name="T33_162"><text:s/></text:span><text:span text:style-name="T33_163">have</text:span><text:span text:style-name="T33_164"><text:s/></text:span><text:span text:style-name="T33_165">a</text:span><text:span text:style-name="T33_166"><text:s/></text:span><text:span text:style-name="T33_167">bad</text:span><text:span text:style-name="T33_168"><text:s/></text:span><text:span text:style-name="T33_169">time</text:span><text:span text:style-name="T33_170">.</text:span></text:p>
      <text:p text:style-name="P34"/>
      <text:p text:style-name="P35"><text:span text:style-name="T35_1">So</text:span><text:span text:style-name="T35_2"><text:s/></text:span><text:span text:style-name="T35_3">I</text:span><text:span text:style-name="T35_4"><text:s/></text:span><text:span text:style-name="T35_5">turned</text:span><text:span text:style-name="T35_6"><text:s/></text:span><text:span text:style-name="T35_7">to</text:span><text:span text:style-name="T35_8"><text:s/></text:span><text:span text:style-name="T35_9">my</text:span><text:span text:style-name="T35_10"><text:s/></text:span><text:span text:style-name="T35_11">friend</text:span><text:span text:style-name="T35_12">,<text:s/></text:span><text:span text:style-name="T35_13">the</text:span><text:span text:style-name="T35_14"><text:s/></text:span><text:span text:style-name="T35_15">internet</text:span><text:span text:style-name="T35_16">.<text:s/></text:span><text:span text:style-name="T35_17">And</text:span><text:span text:style-name="T35_18"><text:s/></text:span><text:span text:style-name="T35_19">apparently</text:span><text:span text:style-name="T35_20">,<text:s/></text:span><text:span text:style-name="T35_21">many</text:span><text:span text:style-name="T35_22"><text:s/></text:span><text:span text:style-name="T35_23">others</text:span><text:span text:style-name="T35_24"><text:s/></text:span><text:span text:style-name="T35_25">have</text:span><text:span text:style-name="T35_26"><text:s/></text:span><text:span text:style-name="T35_27">too</text:span><text:span text:style-name="T35_28">.<text:s/></text:span><text:span text:style-name="T35_29">MOOCs</text:span><text:span text:style-name="T35_30">(</text:span><text:span text:style-name="T35_31">massive</text:span><text:span text:style-name="T35_32"><text:s/></text:span><text:span text:style-name="T35_33">online</text:span><text:span text:style-name="T35_34"><text:s/></text:span><text:span text:style-name="T35_35">open</text:span><text:span text:style-name="T35_36"><text:s/></text:span><text:span text:style-name="T35_37">courses</text:span><text:span text:style-name="T35_38">)<text:s/></text:span><text:span text:style-name="T35_39">like</text:span><text:span text:style-name="T35_40"><text:s/></text:span><text:span text:style-name="T35_41">Coursera</text:span><text:span text:style-name="T35_42"><text:s/></text:span><text:span text:style-name="T35_43">began</text:span><text:span text:style-name="T35_44"><text:s/></text:span><text:span text:style-name="T35_45">their</text:span><text:span text:style-name="T35_46"><text:s/></text:span><text:span text:style-name="T35_47">courseload</text:span><text:span text:style-name="T35_48"><text:s/></text:span><text:span text:style-name="T35_49">with</text:span><text:span text:style-name="T35_50"><text:s/></text:span><text:span text:style-name="T35_51">classes</text:span><text:span text:style-name="T35_52"><text:s/></text:span><text:span text:style-name="T35_53">like</text:span><text:span text:style-name="T35_54"><text:s/></text:span><text:span text:style-name="T35_55">CS</text:span><text:span text:style-name="T35_56">101,<text:s/></text:span><text:span text:style-name="T35_57">and</text:span><text:span text:style-name="T35_58"><text:s/></text:span><text:span text:style-name="T35_59">Kahn</text:span><text:span text:style-name="T35_60"><text:s/></text:span><text:span text:style-name="T35_61">Academy</text:span><text:span text:style-name="T35_62"><text:s/></text:span><text:span text:style-name="T35_63">as</text:span><text:span text:style-name="T35_64"><text:s/></text:span><text:span text:style-name="T35_65">well</text:span><text:span text:style-name="T35_66"><text:s/></text:span><text:span text:style-name="T35_67">as</text:span><text:span text:style-name="T35_68"><text:s/></text:span><text:span text:style-name="T35_69">many</text:span><text:span text:style-name="T35_70"><text:s/></text:span><text:span text:style-name="T35_71">others</text:span><text:span text:style-name="T35_72"><text:s/></text:span><text:span text:style-name="T35_73">are</text:span><text:span text:style-name="T35_74"><text:s/></text:span><text:span text:style-name="T35_75">in</text:span><text:span text:style-name="T35_76"><text:s/></text:span><text:span text:style-name="T35_77">the</text:span><text:span text:style-name="T35_78"><text:s/></text:span><text:span text:style-name="T35_79">game</text:span><text:span text:style-name="T35_80">.<text:s/></text:span><text:span text:style-name="T35_81">CodeAcademy</text:span><text:span text:style-name="T35_82">,<text:s/></text:span><text:span text:style-name="T35_83">a</text:span><text:span text:style-name="T35_84"><text:s/></text:span><text:span text:style-name="T35_85">much</text:span><text:span text:style-name="T35_86"><text:s/></text:span><text:span text:style-name="T35_87">more</text:span><text:span text:style-name="T35_88"><text:s/></text:span><text:span text:style-name="T35_89">focused</text:span><text:span text:style-name="T35_90"><text:s/></text:span><text:span text:style-name="T35_91">online</text:span><text:span text:style-name="T35_92"><text:s/></text:span><text:span text:style-name="T35_93">coding</text:span><text:span text:style-name="T35_94"><text:s/></text:span><text:span text:style-name="T35_95">tutorial</text:span><text:span text:style-name="T35_96"><text:s/></text:span><text:span text:style-name="T35_97">tool</text:span><text:span text:style-name="T35_98">,<text:s/></text:span><text:span text:style-name="T35_99">allowed</text:span><text:span text:style-name="T35_100"><text:s/></text:span><text:span text:style-name="T35_101">me</text:span><text:span text:style-name="T35_102"><text:s/></text:span><text:span text:style-name="T35_103">to</text:span><text:span text:style-name="T35_104"><text:s/></text:span><text:span text:style-name="T35_105">learn</text:span><text:span text:style-name="T35_106"><text:s/></text:span><text:span text:style-name="T35_107">how</text:span><text:span text:style-name="T35_108"><text:s/></text:span><text:span text:style-name="T35_109">to</text:span><text:span text:style-name="T35_110"><text:s/></text:span><text:span text:style-name="T35_111">program</text:span><text:span text:style-name="T35_112"><text:s/></text:span><text:span text:style-name="T35_113">in</text:span><text:span text:style-name="T35_114">-</text:span><text:span text:style-name="T35_115">browser</text:span><text:span text:style-name="T35_116"><text:s/></text:span><text:span text:style-name="T35_117">and</text:span><text:span text:style-name="T35_118"><text:s/></text:span><text:span text:style-name="T35_119">avoid</text:span><text:span text:style-name="T35_120"><text:s/></text:span><text:span text:style-name="T35_121">that</text:span><text:span text:style-name="T35_122"><text:s/></text:span><text:span text:style-name="T35_123">whole</text:span><text:span text:style-name="T35_124"><text:s/></text:span><text:span text:style-name="T35_125">pesky</text:span><text:span text:style-name="T35_126"><text:s/>'</text:span><text:span text:style-name="T35_127">also</text:span><text:span text:style-name="T35_128"><text:s/></text:span><text:span text:style-name="T35_129">have</text:span><text:span text:style-name="T35_130"><text:s/></text:span><text:span text:style-name="T35_131">to</text:span><text:span text:style-name="T35_132"><text:s/></text:span><text:span text:style-name="T35_133">learn</text:span><text:span text:style-name="T35_134"><text:s/></text:span><text:span text:style-name="T35_135">a</text:span><text:span text:style-name="T35_136"><text:s/></text:span><text:span text:style-name="T35_137">dev</text:span><text:span text:style-name="T35_138"><text:s/></text:span><text:span text:style-name="T35_139">environment</text:span><text:span text:style-name="T35_140">'<text:s/></text:span><text:span text:style-name="T35_141">thing</text:span><text:span text:style-name="T35_142">.<text:s/></text:span><text:span text:style-name="T35_143">You</text:span><text:span text:style-name="T35_144"><text:s/></text:span><text:span text:style-name="T35_145">know</text:span><text:span text:style-name="T35_146">,<text:s/></text:span><text:span text:style-name="T35_147">distractions</text:span><text:span text:style-name="T35_148">.</text:span></text:p>
      <text:p text:style-name="P36"/>
      <text:p text:style-name="P37"><text:span text:style-name="T37_1">While</text:span><text:span text:style-name="T37_2"><text:s/></text:span><text:span text:style-name="T37_3">it</text:span><text:span text:style-name="T37_4"><text:s/></text:span><text:span text:style-name="T37_5">gave</text:span><text:span text:style-name="T37_6"><text:s/></text:span><text:span text:style-name="T37_7">me</text:span><text:span text:style-name="T37_8"><text:s/></text:span><text:span text:style-name="T37_9">decent</text:span><text:span text:style-name="T37_10"><text:s/></text:span><text:span text:style-name="T37_11">practice</text:span><text:span text:style-name="T37_12"><text:s/></text:span><text:span text:style-name="T37_13">with</text:span><text:span text:style-name="T37_14"><text:s/></text:span><text:span text:style-name="T37_15">vanilla</text:span><text:span text:style-name="T37_16"><text:s/></text:span><text:span text:style-name="T37_17">javascript</text:span><text:span text:style-name="T37_18">,<text:s/></text:span><text:span text:style-name="T37_19">html</text:span><text:span text:style-name="T37_20">,<text:s/></text:span><text:span text:style-name="T37_21">and</text:span><text:span text:style-name="T37_22"><text:s/></text:span><text:span text:style-name="T37_23">css</text:span><text:span text:style-name="T37_24">--</text:span><text:span text:style-name="T37_25">I</text:span><text:span text:style-name="T37_26"><text:s/></text:span><text:span text:style-name="T37_27">in</text:span><text:span text:style-name="T37_28"><text:s/></text:span><text:span text:style-name="T37_29">no</text:span><text:span text:style-name="T37_30"><text:s/></text:span><text:span text:style-name="T37_31">way</text:span><text:span text:style-name="T37_32"><text:s/></text:span><text:span text:style-name="T37_33">learned</text:span><text:span text:style-name="T37_34"><text:s/></text:span><text:span text:style-name="T37_35">how</text:span><text:span text:style-name="T37_36"><text:s/></text:span><text:span text:style-name="T37_37">to</text:span><text:span text:style-name="T37_38"><text:s/></text:span><text:span text:style-name="T37_39">manage</text:span><text:span text:style-name="T37_40"><text:s/></text:span><text:span text:style-name="T37_41">the</text:span><text:span text:style-name="T37_42"><text:s/></text:span><text:span text:style-name="T37_43">pieces</text:span><text:span text:style-name="T37_44"><text:s/></text:span><text:span text:style-name="T37_45">of</text:span><text:span text:style-name="T37_46"><text:s/></text:span><text:span text:style-name="T37_47">a</text:span><text:span text:style-name="T37_48"><text:s/></text:span><text:span text:style-name="T37_49">stack</text:span><text:span text:style-name="T37_50">.<text:s/></text:span><text:span text:style-name="T37_51">To</text:span><text:span text:style-name="T37_52"><text:s/></text:span><text:span text:style-name="T37_53">be</text:span><text:span text:style-name="T37_54"><text:s/></text:span><text:span text:style-name="T37_55">fair</text:span><text:span text:style-name="T37_56">,<text:s/></text:span><text:span text:style-name="T37_57">I</text:span><text:span text:style-name="T37_58"><text:s/></text:span><text:span text:style-name="T37_59">didn</text:span><text:span text:style-name="T37_60">'</text:span><text:span text:style-name="T37_61">t</text:span><text:span text:style-name="T37_62"><text:s/></text:span><text:span text:style-name="T37_63">know</text:span><text:span text:style-name="T37_64"><text:s/></text:span><text:span text:style-name="T37_65">what</text:span><text:span text:style-name="T37_66"><text:s/></text:span><text:span text:style-name="T37_67">that</text:span><text:span text:style-name="T37_68"><text:s/></text:span><text:span text:style-name="T37_69">phrase</text:span><text:span text:style-name="T37_70"><text:s/></text:span><text:span text:style-name="T37_71">meant</text:span><text:span text:style-name="T37_72">.<text:s/></text:span><text:span text:style-name="T37_73">Well</text:span><text:span text:style-name="T37_74"><text:s/></text:span><text:span text:style-name="T37_75">that</text:span><text:span text:style-name="T37_76">,<text:s/></text:span><text:span text:style-name="T37_77">my</text:span><text:span text:style-name="T37_78"><text:s/></text:span><text:span text:style-name="T37_79">dears</text:span><text:span text:style-name="T37_80">,<text:s/></text:span><text:span text:style-name="T37_81">is</text:span><text:span text:style-name="T37_82"><text:s/></text:span><text:span text:style-name="T37_83">what</text:span><text:span text:style-name="T37_84"><text:s/></text:span><text:span text:style-name="T37_85">books</text:span><text:span text:style-name="T37_86"><text:s/></text:span><text:span text:style-name="T37_87">are</text:span><text:span text:style-name="T37_88"><text:s/></text:span><text:span text:style-name="T37_89">for</text:span><text:span text:style-name="T37_90">!<text:s/></text:span><text:span text:style-name="T37_91">The</text:span><text:span text:style-name="T37_92"><text:s/></text:span><text:span text:style-name="T37_93">public</text:span><text:span text:style-name="T37_94"><text:s/></text:span><text:span text:style-name="T37_95">library</text:span><text:span text:style-name="T37_96"><text:s/></text:span><text:span text:style-name="T37_97">and</text:span><text:span text:style-name="T37_98"><text:s/></text:span><text:span text:style-name="T37_99">all</text:span><text:span text:style-name="T37_100"><text:s/></text:span><text:span text:style-name="T37_101">of</text:span><text:span text:style-name="T37_102"><text:s/></text:span><text:span text:style-name="T37_103">the</text:span><text:span text:style-name="T37_104"><text:s/></text:span><text:span text:style-name="T37_105">programmer</text:span><text:span text:style-name="T37_106"><text:s/></text:span><text:span text:style-name="T37_107">books</text:span><text:span text:style-name="T37_108"><text:s/></text:span><text:span text:style-name="T37_109">you</text:span><text:span text:style-name="T37_110"><text:s/></text:span><text:span text:style-name="T37_111">can</text:span><text:span text:style-name="T37_112"><text:s/></text:span><text:span text:style-name="T37_113">fathom</text:span><text:span text:style-name="T37_114">,<text:s/></text:span><text:span text:style-name="T37_115">are</text:span><text:span text:style-name="T37_116"><text:s/></text:span><text:span text:style-name="T37_117">great</text:span><text:span text:style-name="T37_118"><text:s/></text:span><text:span text:style-name="T37_119">references</text:span><text:span text:style-name="T37_120">.<text:s/></text:span><text:span text:style-name="T37_121">They</text:span><text:span text:style-name="T37_122"><text:s/></text:span><text:span text:style-name="T37_123">aren</text:span><text:span text:style-name="T37_124">'</text:span><text:span text:style-name="T37_125">t</text:span><text:span text:style-name="T37_126">,<text:s/></text:span><text:span text:style-name="T37_127">however</text:span><text:span text:style-name="T37_128">,<text:s/></text:span><text:span text:style-name="T37_129">up</text:span><text:span text:style-name="T37_130"><text:s/></text:span><text:span text:style-name="T37_131">to</text:span><text:span text:style-name="T37_132"><text:s/></text:span><text:span text:style-name="T37_133">date</text:span><text:span text:style-name="T37_134">.<text:s/></text:span><text:span text:style-name="T37_135">So</text:span><text:span text:style-name="T37_136"><text:s/></text:span><text:span text:style-name="T37_137">when</text:span><text:span text:style-name="T37_138"><text:s/></text:span><text:span text:style-name="T37_139">I</text:span><text:span text:style-name="T37_140"><text:s/></text:span><text:span text:style-name="T37_141">was</text:span><text:span text:style-name="T37_142"><text:s/></text:span><text:span text:style-name="T37_143">introduced</text:span><text:span text:style-name="T37_144"><text:s/></text:span><text:span text:style-name="T37_145">to</text:span><text:span text:style-name="T37_146"><text:s/></text:span><text:span text:style-name="T37_147">the</text:span><text:span text:style-name="T37_148"><text:s/></text:span><text:span text:style-name="T37_149">idea</text:span><text:span text:style-name="T37_150"><text:s/></text:span><text:span text:style-name="T37_151">of</text:span><text:span text:style-name="T37_152"><text:s/>'</text:span><text:span text:style-name="T37_153">strict</text:span><text:span text:style-name="T37_154"><text:s/></text:span><text:span text:style-name="T37_155">mode</text:span><text:span text:style-name="T37_156">'<text:s/></text:span><text:span text:style-name="T37_157">far</text:span><text:span text:style-name="T37_158"><text:s/></text:span><text:span text:style-name="T37_159">later</text:span><text:span text:style-name="T37_160"><text:s/></text:span><text:span text:style-name="T37_161">than</text:span><text:span text:style-name="T37_162"><text:s/></text:span><text:span text:style-name="T37_163">I</text:span><text:span text:style-name="T37_164"><text:s/></text:span><text:span text:style-name="T37_165">should</text:span><text:span text:style-name="T37_166"><text:s/></text:span><text:span text:style-name="T37_167">have</text:span><text:span text:style-name="T37_168"><text:s/></text:span><text:span text:style-name="T37_169">been</text:span><text:span text:style-name="T37_170">(</text:span><text:span text:style-name="T37_171">agree</text:span><text:span text:style-name="T37_172"><text:s/></text:span><text:span text:style-name="T37_173">with</text:span><text:span text:style-name="T37_174"><text:s/></text:span><text:span text:style-name="T37_175">it</text:span><text:span text:style-name="T37_176">,<text:s/></text:span><text:span text:style-name="T37_177">OR</text:span><text:span text:style-name="T37_178"><text:s/></text:span><text:span text:style-name="T37_179">not</text:span><text:span text:style-name="T37_180">),<text:s/></text:span><text:span text:style-name="T37_181">I</text:span><text:span text:style-name="T37_182"><text:s/></text:span><text:span text:style-name="T37_183">got</text:span><text:span text:style-name="T37_184"><text:s/></text:span><text:span text:style-name="T37_185">a</text:span><text:span text:style-name="T37_186"><text:s/></text:span><text:span text:style-name="T37_187">nice</text:span><text:span text:style-name="T37_188"><text:s/></text:span><text:span text:style-name="T37_189">wake</text:span><text:span text:style-name="T37_190"><text:s/></text:span><text:span text:style-name="T37_191">up</text:span><text:span text:style-name="T37_192"><text:s/></text:span><text:span text:style-name="T37_193">call</text:span><text:span text:style-name="T37_194"><text:s/></text:span><text:span text:style-name="T37_195">that</text:span><text:span text:style-name="T37_196"><text:s/></text:span><text:span text:style-name="T37_197">programming</text:span><text:span text:style-name="T37_198"><text:s/></text:span><text:span text:style-name="T37_199">books</text:span><text:span text:style-name="T37_200"><text:s/></text:span><text:span text:style-name="T37_201">can</text:span><text:span text:style-name="T37_202"><text:s/></text:span><text:span text:style-name="T37_203">age</text:span><text:span text:style-name="T37_204">-</text:span><text:span text:style-name="T37_205">out</text:span><text:span text:style-name="T37_206">.<text:s text:c="2"/></text:span></text:p>
      <text:p text:style-name="P38"/>
      <text:p text:style-name="P39"><text:span text:style-name="T39_1">Sort</text:span><text:span text:style-name="T39_2"><text:s/></text:span><text:span text:style-name="T39_3">of</text:span><text:span text:style-name="T39_4"><text:s/></text:span><text:span text:style-name="T39_5">the</text:span><text:span text:style-name="T39_6"><text:s/></text:span><text:span text:style-name="T39_7">opposite</text:span><text:span text:style-name="T39_8"><text:s/></text:span><text:span text:style-name="T39_9">of</text:span><text:span text:style-name="T39_10"><text:s/></text:span><text:span text:style-name="T39_11">that</text:span><text:span text:style-name="T39_12"><text:s/>3-</text:span><text:span text:style-name="T39_13">year</text:span><text:span text:style-name="T39_14"><text:s/></text:span><text:span text:style-name="T39_15">old</text:span><text:span text:style-name="T39_16"><text:s/></text:span><text:span text:style-name="T39_17">book</text:span><text:span text:style-name="T39_18"><text:s/></text:span><text:span text:style-name="T39_19">on</text:span><text:span text:style-name="T39_20"><text:s/></text:span><text:span text:style-name="T39_21">javascript</text:span><text:span text:style-name="T39_22"><text:s/></text:span><text:span text:style-name="T39_23">is</text:span><text:span text:style-name="T39_24"><text:s/></text:span><text:span text:style-name="T39_25">technical</text:span><text:span text:style-name="T39_26"><text:s/></text:span><text:span text:style-name="T39_27">blog</text:span><text:span text:style-name="T39_28"><text:s/></text:span><text:span text:style-name="T39_29">posts</text:span><text:span text:style-name="T39_30">.<text:s/></text:span><text:span text:style-name="T39_31">Tutorials</text:span><text:span text:style-name="T39_32"><text:s/></text:span><text:span text:style-name="T39_33">and</text:span><text:span text:style-name="T39_34"><text:s/></text:span><text:span text:style-name="T39_35">documentation</text:span><text:span text:style-name="T39_36">.</text:span></text:p>
      <text:p text:style-name="P40"/>
      <text:p text:style-name="P41"><text:span text:style-name="T41_1">Node</text:span><text:span text:style-name="T41_2"><text:s/></text:span><text:span text:style-name="T41_3">is</text:span><text:span text:style-name="T41_4"><text:s/></text:span><text:span text:style-name="T41_5">pretty</text:span><text:span text:style-name="T41_6"><text:s/></text:span><text:span text:style-name="T41_7">new</text:span><text:span text:style-name="T41_8">.<text:s/></text:span><text:span text:style-name="T41_9">It</text:span><text:span text:style-name="T41_10">'</text:span><text:span text:style-name="T41_11">s</text:span><text:span text:style-name="T41_12"><text:s/></text:span><text:span text:style-name="T41_13">hard</text:span><text:span text:style-name="T41_14"><text:s/></text:span><text:span text:style-name="T41_15">to</text:span><text:span text:style-name="T41_16"><text:s/></text:span><text:span text:style-name="T41_17">find</text:span><text:span text:style-name="T41_18"><text:s/></text:span><text:span text:style-name="T41_19">a</text:span><text:span text:style-name="T41_20"><text:s/></text:span><text:span text:style-name="T41_21">crusty</text:span><text:span text:style-name="T41_22"><text:s/></text:span><text:span text:style-name="T41_23">source</text:span><text:span text:style-name="T41_24"><text:s/></text:span><text:span text:style-name="T41_25">of</text:span><text:span text:style-name="T41_26"><text:s/></text:span><text:span text:style-name="T41_27">info</text:span><text:span text:style-name="T41_28"><text:s/></text:span><text:span text:style-name="T41_29">on</text:span><text:span text:style-name="T41_30"><text:s/></text:span><text:span text:style-name="T41_31">it</text:span><text:span text:style-name="T41_32">.<text:s/></text:span><text:span text:style-name="T41_33">It</text:span><text:span text:style-name="T41_34">'</text:span><text:span text:style-name="T41_35">s</text:span><text:span text:style-name="T41_36"><text:s/></text:span><text:span text:style-name="T41_37">more</text:span><text:span text:style-name="T41_38"><text:s/></text:span><text:span text:style-name="T41_39">likely</text:span><text:span text:style-name="T41_40"><text:s/></text:span><text:span text:style-name="T41_41">to</text:span><text:span text:style-name="T41_42"><text:s/></text:span><text:span text:style-name="T41_43">become</text:span><text:span text:style-name="T41_44"><text:s/></text:span><text:span text:style-name="T41_45">obsolete</text:span><text:span text:style-name="T41_46"><text:s/></text:span><text:span text:style-name="T41_47">because</text:span><text:span text:style-name="T41_48"><text:s/></text:span><text:span text:style-name="T41_49">of</text:span><text:span text:style-name="T41_50"><text:s/></text:span><text:span text:style-name="T41_51">how</text:span><text:span text:style-name="T41_52"><text:s/></text:span><text:span text:style-name="T41_53">swiftly</text:span><text:span text:style-name="T41_54"><text:s/></text:span><text:span text:style-name="T41_55">the</text:span><text:span text:style-name="T41_56"><text:s/></text:span><text:span text:style-name="T41_57">Node</text:span><text:span text:style-name="T41_58"><text:s/></text:span><text:span text:style-name="T41_59">world</text:span><text:span text:style-name="T41_60"><text:s/></text:span><text:span text:style-name="T41_61">moves</text:span><text:span text:style-name="T41_62">.<text:s/></text:span><text:span text:style-name="T41_63">I</text:span><text:span text:style-name="T41_64"><text:s/></text:span><text:span text:style-name="T41_65">found</text:span><text:span text:style-name="T41_66"><text:s/></text:span><text:span text:style-name="T41_67">in</text:span><text:span text:style-name="T41_68"><text:s/></text:span><text:span text:style-name="T41_69">this</text:span><text:span text:style-name="T41_70">,<text:s/></text:span><text:span text:style-name="T41_71">that</text:span><text:span text:style-name="T41_72"><text:s/></text:span><text:span text:style-name="T41_73">there</text:span><text:span text:style-name="T41_74"><text:s/></text:span><text:span text:style-name="T41_75">are</text:span><text:span text:style-name="T41_76"><text:s/></text:span><text:span text:style-name="T41_77">so</text:span><text:span text:style-name="T41_78"><text:s/></text:span><text:span text:style-name="T41_79">many</text:span><text:span text:style-name="T41_80"><text:s/></text:span><text:span text:style-name="T41_81">really</text:span><text:span text:style-name="T41_82"><text:s/></text:span><text:span text:style-name="T41_83">great</text:span><text:span text:style-name="T41_84"><text:s/></text:span><text:span text:style-name="T41_85">resources</text:span><text:span text:style-name="T41_86">.<text:s/></text:span><text:span text:style-name="T41_87">HowtoNode</text:span><text:span text:style-name="T41_88"><text:s/></text:span><text:span text:style-name="T41_89">by</text:span><text:span text:style-name="T41_90"><text:s/></text:span><text:span text:style-name="T41_91">Tim</text:span><text:span text:style-name="T41_92"><text:s/></text:span><text:span text:style-name="T41_93">Caswell</text:span><text:span text:style-name="T41_94">,<text:s/></text:span><text:span text:style-name="T41_95">Javascriptissexy</text:span><text:span text:style-name="T41_96"><text:s/></text:span><text:span text:style-name="T41_97">by</text:span><text:span text:style-name="T41_98"><text:s/></text:span><text:span text:style-name="T41_99">Richard</text:span><text:span text:style-name="T41_100"><text:s/></text:span><text:span text:style-name="T41_101">Bovell</text:span><text:span text:style-name="T41_102">,<text:s/></text:span><text:span text:style-name="T41_103">Substack</text:span><text:span text:style-name="T41_104">'</text:span><text:span text:style-name="T41_105">s</text:span><text:span text:style-name="T41_106"><text:s/></text:span><text:span text:style-name="T41_107">Streams</text:span><text:span text:style-name="T41_108"><text:s/></text:span><text:span text:style-name="T41_109">handbook</text:span><text:span text:style-name="T41_110">,<text:s/></text:span><text:span text:style-name="T41_111">the</text:span><text:span text:style-name="T41_112"><text:s/></text:span><text:span text:style-name="T41_113">Art</text:span><text:span text:style-name="T41_114"><text:s/></text:span><text:span text:style-name="T41_115">of</text:span><text:span text:style-name="T41_116"><text:s/></text:span><text:span text:style-name="T41_117">Node</text:span><text:span text:style-name="T41_118"><text:s/></text:span><text:span text:style-name="T41_119">by</text:span><text:span text:style-name="T41_120"><text:s/></text:span><text:span text:style-name="T41_121">Max</text:span><text:span text:style-name="T41_122"><text:s/></text:span><text:span text:style-name="T41_123">Ogden</text:span><text:span text:style-name="T41_124"><text:s/></text:span><text:span text:style-name="T41_125">is</text:span><text:span text:style-name="T41_126"><text:s/></text:span><text:span text:style-name="T41_127">fantastic</text:span><text:span text:style-name="T41_128">...</text:span><text:span text:style-name="T41_129">I</text:span><text:span text:style-name="T41_130">'</text:span><text:span text:style-name="T41_131">m</text:span><text:span text:style-name="T41_132"><text:s/></text:span><text:span text:style-name="T41_133">track</text:span><text:span text:style-name="T41_134"><text:s/></text:span><text:span text:style-name="T41_135">weekly</text:span><text:span text:style-name="T41_136"><text:s/></text:span><text:span text:style-name="T41_137">to</text:span><text:span text:style-name="T41_138"><text:s/></text:span><text:span text:style-name="T41_139">see</text:span><text:span text:style-name="T41_140"><text:s/></text:span><text:span text:style-name="T41_141">if</text:span><text:span text:style-name="T41_142"><text:s/></text:span><text:span text:style-name="T41_143">there</text:span><text:span text:style-name="T41_144"><text:s/></text:span><text:span text:style-name="T41_145">are</text:span><text:span text:style-name="T41_146"><text:s/></text:span><text:span text:style-name="T41_147">updates</text:span><text:span text:style-name="T41_148"><text:s/></text:span><text:span text:style-name="T41_149">on</text:span><text:span text:style-name="T41_150"><text:s/></text:span><text:span text:style-name="T41_151">it</text:span><text:span text:style-name="T41_152">.<text:s/></text:span><text:span text:style-name="T41_153">I</text:span><text:span text:style-name="T41_154"><text:s/></text:span><text:span text:style-name="T41_155">want</text:span><text:span text:style-name="T41_156"><text:s/></text:span><text:span text:style-name="T41_157">other</text:span><text:span text:style-name="T41_158"><text:s/></text:span><text:span text:style-name="T41_159">people</text:span><text:span text:style-name="T41_160"><text:s/></text:span><text:span text:style-name="T41_161">to</text:span><text:span text:style-name="T41_162"><text:s/></text:span><text:span text:style-name="T41_163">learn</text:span><text:span text:style-name="T41_164"><text:s/></text:span><text:span text:style-name="T41_165">Node</text:span><text:span text:style-name="T41_166"><text:s/></text:span><text:span text:style-name="T41_167">too</text:span><text:span text:style-name="T41_168">!</text:span></text:p>
      <text:p text:style-name="P42"/>
      <text:p text:style-name="P43"><text:span text:style-name="T43_1">Nodejs</text:span><text:span text:style-name="T43_2">.</text:span><text:span text:style-name="T43_3">org</text:span><text:span text:style-name="T43_4"><text:s/></text:span><text:span text:style-name="T43_5">API</text:span><text:span text:style-name="T43_6"><text:s/></text:span><text:span text:style-name="T43_7">docs</text:span><text:span text:style-name="T43_8"><text:s/></text:span><text:span text:style-name="T43_9">are</text:span><text:span text:style-name="T43_10"><text:s/></text:span><text:span text:style-name="T43_11">beautiful</text:span><text:span text:style-name="T43_12">.<text:s/></text:span><text:span text:style-name="T43_13">To</text:span><text:span text:style-name="T43_14"><text:s/></text:span><text:span text:style-name="T43_15">be</text:span><text:span text:style-name="T43_16"><text:s/></text:span><text:span text:style-name="T43_17">honest</text:span><text:span text:style-name="T43_18">.<text:s/></text:span><text:span text:style-name="T43_19">Clean</text:span><text:span text:style-name="T43_20"><text:s/></text:span><text:span text:style-name="T43_21">and</text:span><text:span text:style-name="T43_22"><text:s/></text:span><text:span text:style-name="T43_23">concise</text:span><text:span text:style-name="T43_24">.<text:s/></text:span><text:span text:style-name="T43_25">I</text:span><text:span text:style-name="T43_26">'</text:span><text:span text:style-name="T43_27">m</text:span><text:span text:style-name="T43_28"><text:s/></text:span><text:span text:style-name="T43_29">still</text:span><text:span text:style-name="T43_30"><text:s/></text:span><text:span text:style-name="T43_31">trying</text:span><text:span text:style-name="T43_32"><text:s/></text:span><text:span text:style-name="T43_33">to</text:span><text:span text:style-name="T43_34"><text:s/></text:span><text:span text:style-name="T43_35">catch</text:span><text:span text:style-name="T43_36"><text:s/></text:span><text:span text:style-name="T43_37">up</text:span><text:span text:style-name="T43_38"><text:s/></text:span><text:span text:style-name="T43_39">with</text:span><text:span text:style-name="T43_40"><text:s/></text:span><text:span text:style-name="T43_41">all</text:span><text:span text:style-name="T43_42"><text:s/></text:span><text:span text:style-name="T43_43">the</text:span><text:span text:style-name="T43_44"><text:s/></text:span><text:span text:style-name="T43_45">past</text:span><text:span text:style-name="T43_46"><text:s/></text:span><text:span text:style-name="T43_47">NodeUp</text:span><text:span text:style-name="T43_48"><text:s/></text:span><text:span text:style-name="T43_49">episodes</text:span><text:span text:style-name="T43_50"><text:s/></text:span><text:span text:style-name="T43_51">on</text:span><text:span text:style-name="T43_52"><text:s/></text:span><text:span text:style-name="T43_53">my</text:span><text:span text:style-name="T43_54"><text:s/></text:span><text:span text:style-name="T43_55">walks</text:span><text:span text:style-name="T43_56"><text:s/></text:span><text:span text:style-name="T43_57">to</text:span><text:span text:style-name="T43_58"><text:s/></text:span><text:span text:style-name="T43_59">work</text:span><text:span text:style-name="T43_60">.<text:s/></text:span><text:span text:style-name="T43_61">What</text:span><text:span text:style-name="T43_62"><text:s/></text:span><text:span text:style-name="T43_63">I</text:span><text:span text:style-name="T43_64"><text:s/></text:span><text:span text:style-name="T43_65">have</text:span><text:span text:style-name="T43_66"><text:s/></text:span><text:span text:style-name="T43_67">struggled</text:span><text:span text:style-name="T43_68"><text:s/></text:span><text:span text:style-name="T43_69">with</text:span><text:span text:style-name="T43_70"><text:s/></text:span><text:span text:style-name="T43_71">as</text:span><text:span text:style-name="T43_72"><text:s/></text:span><text:span text:style-name="T43_73">a</text:span><text:span text:style-name="T43_74"><text:s/></text:span><text:span text:style-name="T43_75">fairly</text:span><text:span text:style-name="T43_76"><text:s/></text:span><text:span text:style-name="T43_77">new</text:span><text:span text:style-name="T43_78"><text:s/></text:span><text:span text:style-name="T43_79">programmer</text:span><text:span text:style-name="T43_80">,<text:s/></text:span><text:span text:style-name="T43_81">however</text:span><text:span text:style-name="T43_82">,<text:s/></text:span><text:span text:style-name="T43_83">is</text:span><text:span text:style-name="T43_84"><text:s/></text:span><text:span text:style-name="T43_85">that</text:span><text:span text:style-name="T43_86"><text:s/></text:span><text:span text:style-name="T43_87">I</text:span><text:span text:style-name="T43_88"><text:s/></text:span><text:span text:style-name="T43_89">need</text:span><text:span text:style-name="T43_90"><text:s/></text:span><text:span text:style-name="T43_91">more</text:span><text:span text:style-name="T43_92"><text:s/></text:span><text:span text:style-name="T43_93">how</text:span><text:span text:style-name="T43_94"><text:s/></text:span><text:span text:style-name="T43_95">to</text:span><text:span text:style-name="T43_96">'</text:span><text:span text:style-name="T43_97">s</text:span><text:span text:style-name="T43_98"><text:s/></text:span><text:span text:style-name="T43_99">in</text:span><text:span text:style-name="T43_100"><text:s/></text:span><text:span text:style-name="T43_101">Nodejs</text:span><text:span text:style-name="T43_102">.<text:s/></text:span><text:span text:style-name="T43_103">Streams</text:span><text:span text:style-name="T43_104"><text:s/></text:span><text:span text:style-name="T43_105">are</text:span><text:span text:style-name="T43_106"><text:s/></text:span><text:span text:style-name="T43_107">awesome</text:span><text:span text:style-name="T43_108">.<text:s/></text:span><text:span text:style-name="T43_109">They</text:span><text:span text:style-name="T43_110">'</text:span><text:span text:style-name="T43_111">re</text:span><text:span text:style-name="T43_112"><text:s/></text:span><text:span text:style-name="T43_113">also</text:span><text:span text:style-name="T43_114"><text:s/></text:span><text:span text:style-name="T43_115">heady</text:span><text:span text:style-name="T43_116">(</text:span><text:span text:style-name="T43_117">for</text:span><text:span text:style-name="T43_118"><text:s/></text:span><text:span text:style-name="T43_119">me</text:span><text:span text:style-name="T43_120">).<text:s text:c="2"/></text:span><text:span text:style-name="T43_121">Event</text:span><text:span text:style-name="T43_122">-</text:span><text:span text:style-name="T43_123">based</text:span><text:span text:style-name="T43_124"><text:s/></text:span><text:span text:style-name="T43_125">programming</text:span><text:span text:style-name="T43_126"><text:s/></text:span><text:span text:style-name="T43_127">is</text:span><text:span text:style-name="T43_128"><text:s/></text:span><text:span text:style-name="T43_129">something</text:span><text:span text:style-name="T43_130"><text:s/></text:span><text:span text:style-name="T43_131">that</text:span><text:span text:style-name="T43_132"><text:s/></text:span><text:span text:style-name="T43_133">some</text:span><text:span text:style-name="T43_134"><text:s/></text:span><text:span text:style-name="T43_135">people</text:span><text:span text:style-name="T43_136"><text:s/></text:span><text:span text:style-name="T43_137">in</text:span><text:span text:style-name="T43_138"><text:s/></text:span><text:span text:style-name="T43_139">higher</text:span><text:span text:style-name="T43_140"><text:s/></text:span><text:span text:style-name="T43_141">level</text:span><text:span text:style-name="T43_142"><text:s/></text:span><text:span text:style-name="T43_143">languages</text:span><text:span text:style-name="T43_144"><text:s/></text:span><text:span text:style-name="T43_145">shudder</text:span><text:span text:style-name="T43_146"><text:s/></text:span><text:span text:style-name="T43_147">at</text:span><text:span text:style-name="T43_148"><text:s/></text:span><text:span text:style-name="T43_149">the</text:span><text:span text:style-name="T43_150"><text:s/></text:span><text:span text:style-name="T43_151">thought</text:span><text:span text:style-name="T43_152"><text:s/></text:span><text:span text:style-name="T43_153">of</text:span><text:span text:style-name="T43_154">.<text:s/></text:span><text:span text:style-name="T43_155">There</text:span><text:span text:style-name="T43_156"><text:s/></text:span><text:span text:style-name="T43_157">are</text:span><text:span text:style-name="T43_158"><text:s/></text:span><text:span text:style-name="T43_159">so</text:span><text:span text:style-name="T43_160"><text:s/></text:span><text:span text:style-name="T43_161">many</text:span><text:span text:style-name="T43_162"><text:s/></text:span><text:span text:style-name="T43_163">sources</text:span><text:span text:style-name="T43_164"><text:s/></text:span><text:span text:style-name="T43_165">of</text:span><text:span text:style-name="T43_166"><text:s/></text:span><text:span text:style-name="T43_167">truth</text:span><text:span text:style-name="T43_168"><text:s/></text:span><text:span text:style-name="T43_169">to</text:span><text:span text:style-name="T43_170"><text:s/></text:span><text:span text:style-name="T43_171">go</text:span><text:span text:style-name="T43_172"><text:s/></text:span><text:span text:style-name="T43_173">to</text:span><text:span text:style-name="T43_174"><text:s/></text:span><text:span text:style-name="T43_175">as</text:span><text:span text:style-name="T43_176"><text:s/></text:span><text:span text:style-name="T43_177">a</text:span><text:span text:style-name="T43_178"><text:s/></text:span><text:span text:style-name="T43_179">new</text:span><text:span text:style-name="T43_180"><text:s/></text:span><text:span text:style-name="T43_181">programmer</text:span><text:span text:style-name="T43_182"><text:s/></text:span><text:span text:style-name="T43_183">in</text:span><text:span text:style-name="T43_184"><text:s/></text:span><text:span text:style-name="T43_185">Nodejs</text:span><text:span text:style-name="T43_186">,<text:s/></text:span><text:span text:style-name="T43_187">it</text:span><text:span text:style-name="T43_188"><text:s/></text:span><text:span text:style-name="T43_189">can</text:span><text:span text:style-name="T43_190"><text:s/></text:span><text:span text:style-name="T43_191">be</text:span><text:span text:style-name="T43_192"><text:s/></text:span><text:span text:style-name="T43_193">overwhelming</text:span><text:span text:style-name="T43_194">.<text:s/></text:span><text:span text:style-name="T43_195">I</text:span><text:span text:style-name="T43_196">'</text:span><text:span text:style-name="T43_197">m</text:span><text:span text:style-name="T43_198"><text:s/></text:span><text:span text:style-name="T43_199">not</text:span><text:span text:style-name="T43_200"><text:s/></text:span><text:span text:style-name="T43_201">saying</text:span><text:span text:style-name="T43_202"><text:s/></text:span><text:span text:style-name="T43_203">Nodejs</text:span><text:span text:style-name="T43_204">.</text:span><text:span text:style-name="T43_205">org</text:span><text:span text:style-name="T43_206"><text:s/></text:span><text:span text:style-name="T43_207">needs</text:span><text:span text:style-name="T43_208"><text:s/></text:span><text:span text:style-name="T43_209">to</text:span><text:span text:style-name="T43_210"><text:s/></text:span><text:span text:style-name="T43_211">be</text:span><text:span text:style-name="T43_212"><text:s/></text:span><text:span text:style-name="T43_213">MDN</text:span><text:span text:style-name="T43_214">.<text:s/></text:span><text:span text:style-name="T43_215">I</text:span><text:span text:style-name="T43_216"><text:s/></text:span><text:span text:style-name="T43_217">can</text:span><text:span text:style-name="T43_218"><text:s/></text:span><text:span text:style-name="T43_219">say</text:span><text:span text:style-name="T43_220"><text:s/></text:span><text:span text:style-name="T43_221">at</text:span><text:span text:style-name="T43_222"><text:s/></text:span><text:span text:style-name="T43_223">times</text:span><text:span text:style-name="T43_224"><text:s/></text:span><text:span text:style-name="T43_225">I</text:span><text:span text:style-name="T43_226"><text:s/></text:span><text:span text:style-name="T43_227">wished</text:span><text:span text:style-name="T43_228"><text:s/></text:span><text:span text:style-name="T43_229">it</text:span><text:span text:style-name="T43_230"><text:s/></text:span><text:span text:style-name="T43_231">was</text:span><text:span text:style-name="T43_232">,<text:s/></text:span><text:span text:style-name="T43_233">however</text:span><text:span text:style-name="T43_234">.</text:span></text:p>
      <text:p text:style-name="P44"/>
      <text:p text:style-name="P45"><text:span text:style-name="T45_1">And</text:span><text:span text:style-name="T45_2"><text:s/></text:span><text:span text:style-name="T45_3">like</text:span><text:span text:style-name="T45_4"><text:s/></text:span><text:span text:style-name="T45_5">a</text:span><text:span text:style-name="T45_6"><text:s/></text:span><text:span text:style-name="T45_7">safety</text:span><text:span text:style-name="T45_8"><text:s/></text:span><text:span text:style-name="T45_9">check</text:span><text:span text:style-name="T45_10"><text:s/></text:span><text:span text:style-name="T45_11">before</text:span><text:span text:style-name="T45_12"><text:s/></text:span><text:span text:style-name="T45_13">I</text:span><text:span text:style-name="T45_14"><text:s/></text:span><text:span text:style-name="T45_15">start</text:span><text:span text:style-name="T45_16"><text:s/></text:span><text:span text:style-name="T45_17">climbing</text:span><text:span text:style-name="T45_18">,<text:s/></text:span><text:span text:style-name="T45_19">I</text:span><text:span text:style-name="T45_20">'</text:span><text:span text:style-name="T45_21">ll</text:span><text:span text:style-name="T45_22"><text:s/></text:span><text:span text:style-name="T45_23">review</text:span><text:span text:style-name="T45_24">--</text:span><text:span text:style-name="T45_25">my</text:span><text:span text:style-name="T45_26"><text:s/></text:span><text:span text:style-name="T45_27">resources</text:span><text:span text:style-name="T45_28"><text:s/></text:span><text:span text:style-name="T45_29">all</text:span><text:span text:style-name="T45_30"><text:s/></text:span><text:span text:style-name="T45_31">supplemented</text:span><text:span text:style-name="T45_32"><text:s/></text:span><text:span text:style-name="T45_33">each</text:span><text:span text:style-name="T45_34"><text:s/></text:span><text:span text:style-name="T45_35">other</text:span><text:span text:style-name="T45_36">:<text:s/></text:span><text:span text:style-name="T45_37">free</text:span><text:span text:style-name="T45_38"><text:s/></text:span><text:span text:style-name="T45_39">online</text:span><text:span text:style-name="T45_40"><text:s/></text:span><text:span text:style-name="T45_41">courses</text:span><text:span text:style-name="T45_42">,<text:s/></text:span><text:span text:style-name="T45_43">in</text:span><text:span text:style-name="T45_44"><text:s/></text:span><text:span text:style-name="T45_45">person</text:span><text:span text:style-name="T45_46"><text:s/></text:span><text:span text:style-name="T45_47">workshops</text:span><text:span text:style-name="T45_48">,<text:s/></text:span><text:span text:style-name="T45_49">programming</text:span><text:span text:style-name="T45_50"><text:s/></text:span><text:span text:style-name="T45_51">books</text:span><text:span text:style-name="T45_52">,<text:s/></text:span><text:span text:style-name="T45_53">and</text:span><text:span text:style-name="T45_54"><text:s/></text:span><text:span text:style-name="T45_55">online</text:span><text:span text:style-name="T45_56"><text:s/></text:span><text:span text:style-name="T45_57">tutorials</text:span><text:span text:style-name="T45_58"><text:s/></text:span><text:span text:style-name="T45_59">focused</text:span><text:span text:style-name="T45_60"><text:s/></text:span><text:span text:style-name="T45_61">on</text:span><text:span text:style-name="T45_62"><text:s/></text:span><text:span text:style-name="T45_63">my</text:span><text:span text:style-name="T45_64"><text:s/></text:span><text:span text:style-name="T45_65">set</text:span><text:span text:style-name="T45_66"><text:s/></text:span><text:span text:style-name="T45_67">short</text:span><text:span text:style-name="T45_68"><text:s/></text:span><text:span text:style-name="T45_69">and</text:span><text:span text:style-name="T45_70"><text:s/></text:span><text:span text:style-name="T45_71">long</text:span><text:span text:style-name="T45_72">-</text:span><text:span text:style-name="T45_73">term</text:span><text:span text:style-name="T45_74"><text:s/></text:span><text:span text:style-name="T45_75">goals</text:span><text:span text:style-name="T45_76">.</text:span></text:p>
      <text:p text:style-name="P46"/>
      <text:p text:style-name="P47"><text:span text:style-name="T47_1">**</text:span><text:span text:style-name="T47_2">I</text:span><text:span text:style-name="T47_3"><text:s/></text:span><text:span text:style-name="T47_4">hesitate</text:span><text:span text:style-name="T47_5"><text:s/></text:span><text:span text:style-name="T47_6">to</text:span><text:span text:style-name="T47_7"><text:s/></text:span><text:span text:style-name="T47_8">recommend</text:span><text:span text:style-name="T47_9"><text:s/></text:span><text:span text:style-name="T47_10">any</text:span><text:span text:style-name="T47_11"><text:s/></text:span><text:span text:style-name="T47_12">one</text:span><text:span text:style-name="T47_13"><text:s/></text:span><text:span text:style-name="T47_14">book</text:span><text:span text:style-name="T47_15">.<text:s/></text:span><text:span text:style-name="T47_16">Some</text:span><text:span text:style-name="T47_17"><text:s/></text:span><text:span text:style-name="T47_18">work</text:span><text:span text:style-name="T47_19"><text:s/></text:span><text:span text:style-name="T47_20">for</text:span><text:span text:style-name="T47_21"><text:s/></text:span><text:span text:style-name="T47_22">a</text:span><text:span text:style-name="T47_23"><text:s/></text:span><text:span text:style-name="T47_24">certain</text:span><text:span text:style-name="T47_25"><text:s/></text:span><text:span text:style-name="T47_26">learning</text:span><text:span text:style-name="T47_27"><text:s/></text:span><text:span text:style-name="T47_28">type</text:span><text:span text:style-name="T47_29">.<text:s/></text:span><text:span text:style-name="T47_30">Be</text:span><text:span text:style-name="T47_31"><text:s/></text:span><text:span text:style-name="T47_32">flexible</text:span><text:span text:style-name="T47_33"><text:s/></text:span><text:span text:style-name="T47_34">and</text:span><text:span text:style-name="T47_35"><text:s/></text:span><text:span text:style-name="T47_36">try</text:span><text:span text:style-name="T47_37"><text:s/></text:span><text:span text:style-name="T47_38">out</text:span><text:span text:style-name="T47_39"><text:s/></text:span><text:span text:style-name="T47_40">another</text:span><text:span text:style-name="T47_41"><text:s/></text:span><text:span text:style-name="T47_42">book</text:span><text:span text:style-name="T47_43"><text:s/></text:span><text:span text:style-name="T47_44">if</text:span><text:span text:style-name="T47_45"><text:s/></text:span><text:span text:style-name="T47_46">you</text:span><text:span text:style-name="T47_47">'</text:span><text:span text:style-name="T47_48">re</text:span><text:span text:style-name="T47_49"><text:s/></text:span><text:span text:style-name="T47_50">having</text:span><text:span text:style-name="T47_51"><text:s/></text:span><text:span text:style-name="T47_52">trouble</text:span><text:span text:style-name="T47_53">.<text:s/></text:span><text:span text:style-name="T47_54">Mutltiple</text:span><text:span text:style-name="T47_55"><text:s/></text:span><text:span text:style-name="T47_56">perspectives</text:span><text:span text:style-name="T47_57"><text:s/></text:span><text:span text:style-name="T47_58">can</text:span><text:span text:style-name="T47_59"><text:s/></text:span><text:span text:style-name="T47_60">be</text:span><text:span text:style-name="T47_61"><text:s/></text:span><text:span text:style-name="T47_62">a</text:span><text:span text:style-name="T47_63"><text:s/></text:span><text:span text:style-name="T47_64">little</text:span><text:span text:style-name="T47_65"><text:s/></text:span><text:span text:style-name="T47_66">confusing</text:span><text:span text:style-name="T47_67">,<text:s/></text:span><text:span text:style-name="T47_68">but</text:span><text:span text:style-name="T47_69"><text:s/></text:span><text:span text:style-name="T47_70">can</text:span><text:span text:style-name="T47_71"><text:s/></text:span><text:span text:style-name="T47_72">help</text:span><text:span text:style-name="T47_73"><text:s/></text:span><text:span text:style-name="T47_74">hone</text:span><text:span text:style-name="T47_75"><text:s/></text:span><text:span text:style-name="T47_76">questions</text:span><text:span text:style-name="T47_77"><text:s/></text:span><text:span text:style-name="T47_78">you</text:span><text:span text:style-name="T47_79">'</text:span><text:span text:style-name="T47_80">re</text:span><text:span text:style-name="T47_81"><text:s/></text:span><text:span text:style-name="T47_82">having</text:span><text:span text:style-name="T47_83">.</text:span></text:p>
      <text:p text:style-name="P48"/>
      <text:p text:style-name="P49"><text:span text:style-name="T49_1">SLIDE</text:span><text:span text:style-name="T49_2"><text:s/>8</text:span></text:p>
      <text:p text:style-name="P50"><text:span text:style-name="T50_1">So</text:span><text:span text:style-name="T50_2"><text:s/></text:span><text:span text:style-name="T50_3">standing</text:span><text:span text:style-name="T50_4"><text:s/></text:span><text:span text:style-name="T50_5">armed</text:span><text:span text:style-name="T50_6"><text:s/></text:span><text:span text:style-name="T50_7">with</text:span><text:span text:style-name="T50_8"><text:s/></text:span><text:span text:style-name="T50_9">my</text:span><text:span text:style-name="T50_10"><text:s/></text:span><text:span text:style-name="T50_11">spirit</text:span><text:span text:style-name="T50_12"><text:s/></text:span><text:span text:style-name="T50_13">guides</text:span><text:span text:style-name="T50_14"><text:s/></text:span><text:span text:style-name="T50_15">and</text:span><text:span text:style-name="T50_16"><text:s/></text:span><text:span text:style-name="T50_17">my</text:span><text:span text:style-name="T50_18"><text:s/></text:span><text:span text:style-name="T50_19">hazardous</text:span><text:span text:style-name="T50_20"><text:s/></text:span><text:span text:style-name="T50_21">amount</text:span><text:span text:style-name="T50_22"><text:s/></text:span><text:span text:style-name="T50_23">of</text:span><text:span text:style-name="T50_24"><text:s/></text:span><text:span text:style-name="T50_25">knowledge</text:span><text:span text:style-name="T50_26">,<text:s/></text:span><text:span text:style-name="T50_27">a</text:span><text:span text:style-name="T50_28"><text:s/></text:span><text:span text:style-name="T50_29">serendipitous</text:span><text:span text:style-name="T50_30"><text:s/></text:span><text:span text:style-name="T50_31">moment</text:span><text:span text:style-name="T50_32"><text:s/></text:span><text:span text:style-name="T50_33">occurred</text:span><text:span text:style-name="T50_34"><text:s/></text:span><text:span text:style-name="T50_35">where</text:span><text:span text:style-name="T50_36"><text:s/></text:span><text:span text:style-name="T50_37">a</text:span><text:span text:style-name="T50_38"><text:s/></text:span><text:span text:style-name="T50_39">really</text:span><text:span text:style-name="T50_40"><text:s/></text:span><text:span text:style-name="T50_41">great</text:span><text:span text:style-name="T50_42"><text:s/></text:span><text:span text:style-name="T50_43">employer</text:span><text:span text:style-name="T50_44"><text:s/></text:span><text:span text:style-name="T50_45">was</text:span><text:span text:style-name="T50_46"><text:s/></text:span><text:span text:style-name="T50_47">hiring</text:span><text:span text:style-name="T50_48"><text:s/></text:span><text:span text:style-name="T50_49">and</text:span><text:span text:style-name="T50_50"><text:s/></text:span><text:span text:style-name="T50_51">just</text:span><text:span text:style-name="T50_52"><text:s/></text:span><text:span text:style-name="T50_53">happened</text:span><text:span text:style-name="T50_54"><text:s/></text:span><text:span text:style-name="T50_55">to</text:span><text:span text:style-name="T50_56"><text:s/></text:span><text:span text:style-name="T50_57">want</text:span><text:span text:style-name="T50_58"><text:s/></text:span><text:span text:style-name="T50_59">someone</text:span><text:span text:style-name="T50_60"><text:s/></text:span><text:span text:style-name="T50_61">who</text:span><text:span text:style-name="T50_62"><text:s/></text:span><text:span text:style-name="T50_63">was</text:span><text:span text:style-name="T50_64"><text:s/></text:span><text:span text:style-name="T50_65">excited</text:span><text:span text:style-name="T50_66"><text:s/></text:span><text:span text:style-name="T50_67">to</text:span><text:span text:style-name="T50_68"><text:s/></text:span><text:span text:style-name="T50_69">break</text:span><text:span text:style-name="T50_70"><text:s/></text:span><text:span text:style-name="T50_71">lots</text:span><text:span text:style-name="T50_72"><text:s/></text:span><text:span text:style-name="T50_73">of</text:span><text:span text:style-name="T50_74"><text:s/></text:span><text:span text:style-name="T50_75">things</text:span><text:span text:style-name="T50_76">.</text:span></text:p>
      <text:p text:style-name="P51"/>
      <text:p text:style-name="P52"><text:span text:style-name="T52_1">No</text:span><text:span text:style-name="T52_2">,<text:s/></text:span><text:span text:style-name="T52_3">actually</text:span><text:span text:style-name="T52_4">,<text:s/></text:span><text:span text:style-name="T52_5">my</text:span><text:span text:style-name="T52_6"><text:s/></text:span><text:span text:style-name="T52_7">company</text:span><text:span text:style-name="T52_8"><text:s/></text:span><text:span text:style-name="T52_9">was</text:span><text:span text:style-name="T52_10"><text:s/></text:span><text:span text:style-name="T52_11">willing</text:span><text:span text:style-name="T52_12"><text:s/></text:span><text:span text:style-name="T52_13">to</text:span><text:span text:style-name="T52_14"><text:s/></text:span><text:span text:style-name="T52_15">offer</text:span><text:span text:style-name="T52_16"><text:s/></text:span><text:span text:style-name="T52_17">me</text:span><text:span text:style-name="T52_18"><text:s/></text:span><text:span text:style-name="T52_19">an</text:span><text:span text:style-name="T52_20"><text:s/></text:span><text:span text:style-name="T52_21">opportunity</text:span><text:span text:style-name="T52_22"><text:s/></text:span><text:span text:style-name="T52_23">to</text:span><text:span text:style-name="T52_24"><text:s/></text:span><text:span text:style-name="T52_25">work</text:span><text:span text:style-name="T52_26"><text:s/></text:span><text:span text:style-name="T52_27">as</text:span><text:span text:style-name="T52_28"><text:s/></text:span><text:span text:style-name="T52_29">a</text:span><text:span text:style-name="T52_30"><text:s/></text:span><text:span text:style-name="T52_31">junior</text:span><text:span text:style-name="T52_32"><text:s/></text:span><text:span text:style-name="T52_33">javascript</text:span><text:span text:style-name="T52_34"><text:s/></text:span><text:span text:style-name="T52_35">developer</text:span><text:span text:style-name="T52_36"><text:s/></text:span><text:span text:style-name="T52_37">and</text:span><text:span text:style-name="T52_38"><text:s/></text:span><text:span text:style-name="T52_39">learn</text:span><text:span text:style-name="T52_40"><text:s/></text:span><text:span text:style-name="T52_41">from</text:span><text:span text:style-name="T52_42"><text:s/></text:span><text:span text:style-name="T52_43">a</text:span><text:span text:style-name="T52_44"><text:s/></text:span><text:span text:style-name="T52_45">rock</text:span><text:span text:style-name="T52_46">-</text:span><text:span text:style-name="T52_47">awesome</text:span><text:span text:style-name="T52_48"><text:s/></text:span><text:span text:style-name="T52_49">mentor</text:span><text:span text:style-name="T52_50"><text:s/></text:span><text:span text:style-name="T52_51">while</text:span><text:span text:style-name="T52_52"><text:s/></text:span><text:span text:style-name="T52_53">gaining</text:span><text:span text:style-name="T52_54"><text:s/></text:span><text:span text:style-name="T52_55">experience</text:span><text:span text:style-name="T52_56"><text:s/></text:span><text:span text:style-name="T52_57">in</text:span><text:span text:style-name="T52_58"><text:s/></text:span><text:span text:style-name="T52_59">a</text:span><text:span text:style-name="T52_60"><text:s/></text:span><text:span text:style-name="T52_61">full</text:span><text:span text:style-name="T52_62"><text:s/></text:span><text:span text:style-name="T52_63">dev</text:span><text:span text:style-name="T52_64"><text:s/></text:span><text:span text:style-name="T52_65">environment</text:span><text:span text:style-name="T52_66">.<text:s/></text:span><text:span text:style-name="T52_67">No</text:span><text:span text:style-name="T52_68">,<text:s/></text:span><text:span text:style-name="T52_69">I</text:span><text:span text:style-name="T52_70"><text:s/></text:span><text:span text:style-name="T52_71">did</text:span><text:span text:style-name="T52_72"><text:s/></text:span><text:span text:style-name="T52_73">not</text:span><text:span text:style-name="T52_74"><text:s/></text:span><text:span text:style-name="T52_75">commit</text:span><text:span text:style-name="T52_76"><text:s/></text:span><text:span text:style-name="T52_77">code</text:span><text:span text:style-name="T52_78"><text:s/></text:span><text:span text:style-name="T52_79">to</text:span><text:span text:style-name="T52_80"><text:s/></text:span><text:span text:style-name="T52_81">the</text:span><text:span text:style-name="T52_82"><text:s/></text:span><text:span text:style-name="T52_83">production</text:span><text:span text:style-name="T52_84"><text:s/></text:span><text:span text:style-name="T52_85">environment</text:span><text:span text:style-name="T52_86"><text:s/></text:span><text:span text:style-name="T52_87">in</text:span><text:span text:style-name="T52_88"><text:s/></text:span><text:span text:style-name="T52_89">the</text:span><text:span text:style-name="T52_90"><text:s/></text:span><text:span text:style-name="T52_91">first</text:span><text:span text:style-name="T52_92"><text:s/></text:span><text:span text:style-name="T52_93">work</text:span><text:span text:style-name="T52_94"><text:s/></text:span><text:span text:style-name="T52_95">week</text:span><text:span text:style-name="T52_96">.<text:s/></text:span><text:span text:style-name="T52_97">I</text:span><text:span text:style-name="T52_98"><text:s/></text:span><text:span text:style-name="T52_99">need</text:span><text:span text:style-name="T52_100"><text:s/></text:span><text:span text:style-name="T52_101">no</text:span><text:span text:style-name="T52_102"><text:s/></text:span><text:span text:style-name="T52_103">bragging</text:span><text:span text:style-name="T52_104"><text:s/></text:span><text:span text:style-name="T52_105">rights</text:span><text:span text:style-name="T52_106"><text:s/></text:span><text:span text:style-name="T52_107">in</text:span><text:span text:style-name="T52_108"><text:s/></text:span><text:span text:style-name="T52_109">that</text:span><text:span text:style-name="T52_110">.<text:s/></text:span><text:span text:style-name="T52_111">I</text:span><text:span text:style-name="T52_112">'</text:span><text:span text:style-name="T52_113">m</text:span><text:span text:style-name="T52_114"><text:s/></text:span><text:span text:style-name="T52_115">still</text:span><text:span text:style-name="T52_116"><text:s/></text:span><text:span text:style-name="T52_117">allowed</text:span><text:span text:style-name="T52_118"><text:s/></text:span><text:span text:style-name="T52_119">to</text:span><text:span text:style-name="T52_120"><text:s/></text:span><text:span text:style-name="T52_121">work</text:span><text:span text:style-name="T52_122"><text:s/></text:span><text:span text:style-name="T52_123">there</text:span><text:span text:style-name="T52_124">.<text:s text:c="2"/></text:span><text:span text:style-name="T52_125">That</text:span><text:span text:style-name="T52_126">'</text:span><text:span text:style-name="T52_127">s</text:span><text:span text:style-name="T52_128"><text:s/></text:span><text:span text:style-name="T52_129">thanks</text:span><text:span text:style-name="T52_130"><text:s/></text:span><text:span text:style-name="T52_131">enough</text:span><text:span text:style-name="T52_132">.</text:span></text:p>
      <text:p text:style-name="P53"/>
      <text:p text:style-name="P54"><text:span text:style-name="T54_1">But</text:span><text:span text:style-name="T54_2"><text:s/></text:span><text:span text:style-name="T54_3">this</text:span><text:span text:style-name="T54_4"><text:s/></text:span><text:span text:style-name="T54_5">did</text:span><text:span text:style-name="T54_6"><text:s/></text:span><text:span text:style-name="T54_7">and</text:span><text:span text:style-name="T54_8"><text:s/></text:span><text:span text:style-name="T54_9">does</text:span><text:span text:style-name="T54_10"><text:s/></text:span><text:span text:style-name="T54_11">give</text:span><text:span text:style-name="T54_12"><text:s/></text:span><text:span text:style-name="T54_13">me</text:span><text:span text:style-name="T54_14"><text:s/></text:span><text:span text:style-name="T54_15">the</text:span><text:span text:style-name="T54_16"><text:s/></text:span><text:span text:style-name="T54_17">most</text:span><text:span text:style-name="T54_18"><text:s/></text:span><text:span text:style-name="T54_19">able</text:span><text:span text:style-name="T54_20"><text:s/></text:span><text:span text:style-name="T54_21">way</text:span><text:span text:style-name="T54_22"><text:s/></text:span><text:span text:style-name="T54_23">possible</text:span><text:span text:style-name="T54_24"><text:s/></text:span><text:span text:style-name="T54_25">to</text:span><text:span text:style-name="T54_26">...</text:span></text:p>
      <text:p text:style-name="P55"/>
      <text:p text:style-name="P56"><text:span text:style-name="T56_1">SLIDE</text:span><text:span text:style-name="T56_2"><text:s/>9</text:span></text:p>
      <text:p text:style-name="P57"><text:span text:style-name="T57_1">BREAK</text:span><text:span text:style-name="T57_2"><text:s/></text:span><text:span text:style-name="T57_3">EVERYTHING</text:span><text:span text:style-name="T57_4">.</text:span></text:p>
      <text:p text:style-name="P58"/>
      <text:p text:style-name="P59"><text:span text:style-name="T59_1">Well</text:span><text:span text:style-name="T59_2">,<text:s/></text:span><text:span text:style-name="T59_3">not</text:span><text:span text:style-name="T59_4"><text:s/></text:span><text:span text:style-name="T59_5">quite</text:span></text:p>
      <text:p text:style-name="P60"/>
      <text:p text:style-name="P61"><text:span text:style-name="T61_1">But</text:span><text:span text:style-name="T61_2"><text:s/></text:span><text:span text:style-name="T61_3">you</text:span><text:span text:style-name="T61_4"><text:s/></text:span><text:span text:style-name="T61_5">should</text:span><text:span text:style-name="T61_6"><text:s/></text:span><text:span text:style-name="T61_7">try</text:span><text:span text:style-name="T61_8">?<text:s/></text:span><text:span text:style-name="T61_9">Practice</text:span><text:span text:style-name="T61_10"><text:s/></text:span><text:span text:style-name="T61_11">is</text:span><text:span text:style-name="T61_12"><text:s/></text:span><text:span text:style-name="T61_13">key</text:span><text:span text:style-name="T61_14">!<text:s/></text:span><text:span text:style-name="T61_15">As</text:span><text:span text:style-name="T61_16"><text:s/></text:span><text:span text:style-name="T61_17">a</text:span><text:span text:style-name="T61_18"><text:s/></text:span><text:span text:style-name="T61_19">kid</text:span><text:span text:style-name="T61_20">,<text:s/></text:span><text:span text:style-name="T61_21">I</text:span><text:span text:style-name="T61_22"><text:s/></text:span><text:span text:style-name="T61_23">always</text:span><text:span text:style-name="T61_24"><text:s/></text:span><text:span text:style-name="T61_25">dove</text:span><text:span text:style-name="T61_26"><text:s/></text:span><text:span text:style-name="T61_27">in</text:span><text:span text:style-name="T61_28">.<text:s/></text:span><text:span text:style-name="T61_29">I</text:span><text:span text:style-name="T61_30"><text:s/></text:span><text:span text:style-name="T61_31">loved</text:span><text:span text:style-name="T61_32"><text:s/></text:span><text:span text:style-name="T61_33">to</text:span><text:span text:style-name="T61_34"><text:s/></text:span><text:span text:style-name="T61_35">climb</text:span><text:span text:style-name="T61_36"><text:s/></text:span><text:span text:style-name="T61_37">trees</text:span><text:span text:style-name="T61_38"><text:s/></text:span><text:span text:style-name="T61_39">and</text:span><text:span text:style-name="T61_40"><text:s/></text:span><text:span text:style-name="T61_41">jumped</text:span><text:span text:style-name="T61_42"><text:s/></text:span><text:span text:style-name="T61_43">into</text:span><text:span text:style-name="T61_44"><text:s/></text:span><text:span text:style-name="T61_45">calculus</text:span><text:span text:style-name="T61_46">.<text:s text:c="2"/></text:span><text:span text:style-name="T61_47">Learning</text:span><text:span text:style-name="T61_48"><text:s/></text:span><text:span text:style-name="T61_49">through</text:span><text:span text:style-name="T61_50"><text:s/></text:span><text:span text:style-name="T61_51">experience</text:span><text:span text:style-name="T61_52"><text:s/></text:span><text:span text:style-name="T61_53">and</text:span><text:span text:style-name="T61_54"><text:s/></text:span><text:span text:style-name="T61_55">my</text:span><text:span text:style-name="T61_56"><text:s/></text:span><text:span text:style-name="T61_57">subsequent</text:span><text:span text:style-name="T61_58"><text:s/></text:span><text:span text:style-name="T61_59">mistakes</text:span><text:span text:style-name="T61_60"><text:s/></text:span><text:span text:style-name="T61_61">made</text:span><text:span text:style-name="T61_62"><text:s/></text:span><text:span text:style-name="T61_63">my</text:span><text:span text:style-name="T61_64"><text:s/></text:span><text:span text:style-name="T61_65">lessons</text:span><text:span text:style-name="T61_66"><text:s/></text:span><text:span text:style-name="T61_67">visceral</text:span><text:span text:style-name="T61_68"><text:s/></text:span><text:span text:style-name="T61_69">and</text:span><text:span text:style-name="T61_70"><text:s/></text:span><text:span text:style-name="T61_71">immediate</text:span><text:span text:style-name="T61_72">.<text:s/></text:span><text:span text:style-name="T61_73">As</text:span><text:span text:style-name="T61_74"><text:s/></text:span><text:span text:style-name="T61_75">I</text:span><text:span text:style-name="T61_76"><text:s/></text:span><text:span text:style-name="T61_77">got</text:span><text:span text:style-name="T61_78"><text:s/></text:span><text:span text:style-name="T61_79">older</text:span><text:span text:style-name="T61_80">,<text:s/></text:span><text:span text:style-name="T61_81">I</text:span><text:span text:style-name="T61_82"><text:s/></text:span><text:span text:style-name="T61_83">became</text:span><text:span text:style-name="T61_84"><text:s/></text:span><text:span text:style-name="T61_85">a</text:span><text:span text:style-name="T61_86"><text:s/></text:span><text:span text:style-name="T61_87">little</text:span><text:span text:style-name="T61_88"><text:s/></text:span><text:span text:style-name="T61_89">more</text:span><text:span text:style-name="T61_90"><text:s/></text:span><text:span text:style-name="T61_91">willing</text:span><text:span text:style-name="T61_92"><text:s/></text:span><text:span text:style-name="T61_93">to</text:span><text:span text:style-name="T61_94"><text:s/></text:span><text:span text:style-name="T61_95">allow</text:span><text:span text:style-name="T61_96"><text:s/></text:span><text:span text:style-name="T61_97">others</text:span><text:span text:style-name="T61_98"><text:s/></text:span><text:span text:style-name="T61_99">to</text:span><text:span text:style-name="T61_100"><text:s/></text:span><text:span text:style-name="T61_101">make</text:span><text:span text:style-name="T61_102"><text:s/></text:span><text:span text:style-name="T61_103">these</text:span><text:span text:style-name="T61_104"><text:s/></text:span><text:span text:style-name="T61_105">moves</text:span><text:span text:style-name="T61_106"><text:s/></text:span><text:span text:style-name="T61_107">and</text:span><text:span text:style-name="T61_108"><text:s/></text:span><text:span text:style-name="T61_109">watch</text:span><text:span text:style-name="T61_110"><text:s/></text:span><text:span text:style-name="T61_111">them</text:span><text:span text:style-name="T61_112"><text:s/></text:span><text:span text:style-name="T61_113">falter</text:span><text:span text:style-name="T61_114"><text:s/></text:span><text:span text:style-name="T61_115">or</text:span><text:span text:style-name="T61_116"><text:s/></text:span><text:span text:style-name="T61_117">flail</text:span><text:span text:style-name="T61_118">.</text:span></text:p>
      <text:p text:style-name="P62"/>
      <text:p text:style-name="P63"><text:span text:style-name="T63_1">This</text:span><text:span text:style-name="T63_2"><text:s/></text:span><text:span text:style-name="T63_3">is</text:span><text:span text:style-name="T63_4"><text:s/></text:span><text:span text:style-name="T63_5">why</text:span><text:span text:style-name="T63_6"><text:s/></text:span><text:span text:style-name="T63_7">I</text:span><text:span text:style-name="T63_8"><text:s/></text:span><text:span text:style-name="T63_9">love</text:span><text:span text:style-name="T63_10"><text:s/></text:span><text:span text:style-name="T63_11">rock</text:span><text:span text:style-name="T63_12"><text:s/></text:span><text:span text:style-name="T63_13">climbing</text:span><text:span text:style-name="T63_14">.<text:s/></text:span><text:span text:style-name="T63_15">I</text:span><text:span text:style-name="T63_16">'</text:span><text:span text:style-name="T63_17">m</text:span><text:span text:style-name="T63_18"><text:s/></text:span><text:span text:style-name="T63_19">terrified</text:span><text:span text:style-name="T63_20"><text:s/></text:span><text:span text:style-name="T63_21">of</text:span><text:span text:style-name="T63_22"><text:s/></text:span><text:span text:style-name="T63_23">heights</text:span><text:span text:style-name="T63_24">.<text:s/></text:span><text:span text:style-name="T63_25">I</text:span><text:span text:style-name="T63_26">'</text:span><text:span text:style-name="T63_27">m</text:span><text:span text:style-name="T63_28"><text:s/></text:span><text:span text:style-name="T63_29">not</text:span><text:span text:style-name="T63_30"><text:s/></text:span><text:span text:style-name="T63_31">kidding</text:span><text:span text:style-name="T63_32">.<text:s/></text:span><text:span text:style-name="T63_33">There</text:span><text:span text:style-name="T63_34"><text:s/></text:span><text:span text:style-name="T63_35">are</text:span><text:span text:style-name="T63_36"><text:s/></text:span><text:span text:style-name="T63_37">days</text:span><text:span text:style-name="T63_38"><text:s/></text:span><text:span text:style-name="T63_39">when</text:span><text:span text:style-name="T63_40"><text:s/></text:span><text:span text:style-name="T63_41">I</text:span><text:span text:style-name="T63_42">'</text:span><text:span text:style-name="T63_43">m</text:span><text:span text:style-name="T63_44"><text:s/></text:span><text:span text:style-name="T63_45">inside</text:span><text:span text:style-name="T63_46"><text:s/></text:span><text:span text:style-name="T63_47">practicing</text:span><text:span text:style-name="T63_48"><text:s/></text:span><text:span text:style-name="T63_49">and</text:span><text:span text:style-name="T63_50"><text:s/></text:span><text:span text:style-name="T63_51">I</text:span><text:span text:style-name="T63_52">'</text:span><text:span text:style-name="T63_53">m</text:span><text:span text:style-name="T63_54"><text:s/></text:span><text:span text:style-name="T63_55">physically</text:span><text:span text:style-name="T63_56"><text:s/></text:span><text:span text:style-name="T63_57">shaking</text:span><text:span text:style-name="T63_58"><text:s/></text:span><text:span text:style-name="T63_59">on</text:span><text:span text:style-name="T63_60"><text:s/></text:span><text:span text:style-name="T63_61">the</text:span><text:span text:style-name="T63_62"><text:s/></text:span><text:span text:style-name="T63_63">wall</text:span><text:span text:style-name="T63_64">.<text:s/></text:span><text:span text:style-name="T63_65">I</text:span><text:span text:style-name="T63_66">'</text:span><text:span text:style-name="T63_67">m</text:span><text:span text:style-name="T63_68"><text:s/></text:span><text:span text:style-name="T63_69">totally</text:span><text:span text:style-name="T63_70"><text:s/></text:span><text:span text:style-name="T63_71">psyched</text:span><text:span text:style-name="T63_72"><text:s/></text:span><text:span text:style-name="T63_73">out</text:span><text:span text:style-name="T63_74">.<text:s/></text:span><text:span text:style-name="T63_75">That</text:span><text:span text:style-name="T63_76">'</text:span><text:span text:style-name="T63_77">s</text:span><text:span text:style-name="T63_78"><text:s/></text:span><text:span text:style-name="T63_79">okay</text:span><text:span text:style-name="T63_80">.<text:s/></text:span><text:span text:style-name="T63_81">Challenging</text:span><text:span text:style-name="T63_82"><text:s/></text:span><text:span text:style-name="T63_83">myself</text:span><text:span text:style-name="T63_84"><text:s/></text:span><text:span text:style-name="T63_85">is</text:span><text:span text:style-name="T63_86"><text:s/></text:span><text:span text:style-name="T63_87">good</text:span><text:span text:style-name="T63_88">.<text:s/></text:span><text:span text:style-name="T63_89">And</text:span><text:span text:style-name="T63_90"><text:s/></text:span><text:span text:style-name="T63_91">my</text:span><text:span text:style-name="T63_92"><text:s/></text:span><text:span text:style-name="T63_93">shakey</text:span><text:span text:style-name="T63_94"><text:s/></text:span><text:span text:style-name="T63_95">days</text:span><text:span text:style-name="T63_96"><text:s/></text:span><text:span text:style-name="T63_97">are</text:span><text:span text:style-name="T63_98"><text:s/></text:span><text:span text:style-name="T63_99">fewer</text:span><text:span text:style-name="T63_100"><text:s/></text:span><text:span text:style-name="T63_101">in</text:span><text:span text:style-name="T63_102">-</text:span><text:span text:style-name="T63_103">between</text:span><text:span text:style-name="T63_104">.</text:span></text:p>
      <text:p text:style-name="P64"/>
      <text:p text:style-name="P65"><text:span text:style-name="T65_1">This</text:span><text:span text:style-name="T65_2"><text:s/></text:span><text:span text:style-name="T65_3">is</text:span><text:span text:style-name="T65_4"><text:s/></text:span><text:span text:style-name="T65_5">why</text:span><text:span text:style-name="T65_6"><text:s/></text:span><text:span text:style-name="T65_7">I</text:span><text:span text:style-name="T65_8"><text:s/></text:span><text:span text:style-name="T65_9">love</text:span><text:span text:style-name="T65_10"><text:s/></text:span><text:span text:style-name="T65_11">coding</text:span><text:span text:style-name="T65_12">.<text:s/></text:span><text:span text:style-name="T65_13">I</text:span><text:span text:style-name="T65_14">'</text:span><text:span text:style-name="T65_15">m</text:span><text:span text:style-name="T65_16"><text:s/></text:span><text:span text:style-name="T65_17">still</text:span><text:span text:style-name="T65_18"><text:s/></text:span><text:span text:style-name="T65_19">struggling</text:span><text:span text:style-name="T65_20"><text:s/></text:span><text:span text:style-name="T65_21">with</text:span><text:span text:style-name="T65_22"><text:s/></text:span><text:span text:style-name="T65_23">this</text:span><text:span text:style-name="T65_24"><text:s/></text:span><text:span text:style-name="T65_25">as</text:span><text:span text:style-name="T65_26"><text:s/></text:span><text:span text:style-name="T65_27">a</text:span><text:span text:style-name="T65_28"><text:s/></text:span><text:span text:style-name="T65_29">programmer</text:span><text:span text:style-name="T65_30">.<text:s text:c="2"/></text:span><text:span text:style-name="T65_31">Should</text:span><text:span text:style-name="T65_32"><text:s/></text:span><text:span text:style-name="T65_33">I</text:span><text:span text:style-name="T65_34"><text:s/></text:span><text:span text:style-name="T65_35">open</text:span><text:span text:style-name="T65_36"><text:s/></text:span><text:span text:style-name="T65_37">source</text:span><text:span text:style-name="T65_38"><text:s/></text:span><text:span text:style-name="T65_39">my</text:span><text:span text:style-name="T65_40"><text:s/></text:span><text:span text:style-name="T65_41">project</text:span><text:span text:style-name="T65_42">?<text:s text:c="2"/></text:span><text:span text:style-name="T65_43">Where</text:span><text:span text:style-name="T65_44"><text:s/></text:span><text:span text:style-name="T65_45">do</text:span><text:span text:style-name="T65_46"><text:s/></text:span><text:span text:style-name="T65_47">I</text:span><text:span text:style-name="T65_48"><text:s/></text:span><text:span text:style-name="T65_49">even</text:span><text:span text:style-name="T65_50"><text:s/></text:span><text:span text:style-name="T65_51">start</text:span><text:span text:style-name="T65_52"><text:s/></text:span><text:span text:style-name="T65_53">with</text:span><text:span text:style-name="T65_54"><text:s/></text:span><text:span text:style-name="T65_55">this</text:span><text:span text:style-name="T65_56"><text:s/></text:span><text:span text:style-name="T65_57">feature</text:span><text:span text:style-name="T65_58">?<text:s/></text:span><text:span text:style-name="T65_59">Just</text:span><text:span text:style-name="T65_60"><text:s/></text:span><text:span text:style-name="T65_61">code</text:span><text:span text:style-name="T65_62">,<text:s/></text:span><text:span text:style-name="T65_63">darn</text:span><text:span text:style-name="T65_64"><text:s/></text:span><text:span text:style-name="T65_65">it</text:span><text:span text:style-name="T65_66">.<text:s text:c="2"/></text:span><text:span text:style-name="T65_67">Then</text:span><text:span text:style-name="T65_68"><text:s/></text:span><text:span text:style-name="T65_69">fix</text:span><text:span text:style-name="T65_70"><text:s/></text:span><text:span text:style-name="T65_71">it</text:span><text:span text:style-name="T65_72">.<text:s/></text:span><text:span text:style-name="T65_73">Then</text:span><text:span text:style-name="T65_74"><text:s/></text:span><text:span text:style-name="T65_75">break</text:span><text:span text:style-name="T65_76"><text:s/></text:span><text:span text:style-name="T65_77">it</text:span><text:span text:style-name="T65_78"><text:s/></text:span><text:span text:style-name="T65_79">again</text:span><text:span text:style-name="T65_80">.<text:s/></text:span><text:span text:style-name="T65_81">Get</text:span><text:span text:style-name="T65_82"><text:s/></text:span><text:span text:style-name="T65_83">something</text:span><text:span text:style-name="T65_84"><text:s/></text:span><text:span text:style-name="T65_85">on</text:span><text:span text:style-name="T65_86"><text:s/></text:span><text:span text:style-name="T65_87">the</text:span><text:span text:style-name="T65_88"><text:s/></text:span><text:span text:style-name="T65_89">page</text:span><text:span text:style-name="T65_90">.<text:s/></text:span><text:span text:style-name="T65_91">It</text:span><text:span text:style-name="T65_92">'</text:span><text:span text:style-name="T65_93">s</text:span><text:span text:style-name="T65_94"><text:s/></text:span><text:span text:style-name="T65_95">not</text:span><text:span text:style-name="T65_96"><text:s/></text:span><text:span text:style-name="T65_97">doing</text:span><text:span text:style-name="T65_98"><text:s/></text:span><text:span text:style-name="T65_99">anything</text:span><text:span text:style-name="T65_100"><text:s/></text:span><text:span text:style-name="T65_101">when</text:span><text:span text:style-name="T65_102"><text:s/></text:span><text:span text:style-name="T65_103">it</text:span><text:span text:style-name="T65_104">'</text:span><text:span text:style-name="T65_105">s</text:span><text:span text:style-name="T65_106"><text:s/></text:span><text:span text:style-name="T65_107">in</text:span><text:span text:style-name="T65_108"><text:s/></text:span><text:span text:style-name="T65_109">your</text:span><text:span text:style-name="T65_110"><text:s/></text:span><text:span text:style-name="T65_111">head</text:span><text:span text:style-name="T65_112">!<text:s text:c="2"/></text:span></text:p>
      <text:p text:style-name="P66"/>
      <text:p text:style-name="P67"><text:span text:style-name="T67_1">So</text:span><text:span text:style-name="T67_2"><text:s/></text:span><text:span text:style-name="T67_3">project</text:span><text:span text:style-name="T67_4"><text:s/></text:span><text:span text:style-name="T67_5">based</text:span><text:span text:style-name="T67_6"><text:s/></text:span><text:span text:style-name="T67_7">learning</text:span><text:span text:style-name="T67_8"><text:s/></text:span><text:span text:style-name="T67_9">is</text:span><text:span text:style-name="T67_10"><text:s/></text:span><text:span text:style-name="T67_11">where</text:span><text:span text:style-name="T67_12"><text:s/></text:span><text:span text:style-name="T67_13">it</text:span><text:span text:style-name="T67_14">'</text:span><text:span text:style-name="T67_15">s</text:span><text:span text:style-name="T67_16"><text:s/></text:span><text:span text:style-name="T67_17">at</text:span><text:span text:style-name="T67_18">.<text:s/></text:span><text:span text:style-name="T67_19">In</text:span><text:span text:style-name="T67_20"><text:s/></text:span><text:span text:style-name="T67_21">climbing</text:span><text:span text:style-name="T67_22">,<text:s/></text:span><text:span text:style-name="T67_23">a</text:span><text:span text:style-name="T67_24"><text:s/></text:span><text:span text:style-name="T67_25">project</text:span><text:span text:style-name="T67_26"><text:s/></text:span><text:span text:style-name="T67_27">is</text:span><text:span text:style-name="T67_28"><text:s/></text:span><text:span text:style-name="T67_29">something</text:span><text:span text:style-name="T67_30"><text:s/></text:span><text:span text:style-name="T67_31">you</text:span><text:span text:style-name="T67_32"><text:s/></text:span><text:span text:style-name="T67_33">have</text:span><text:span text:style-name="T67_34"><text:s/></text:span><text:span text:style-name="T67_35">to</text:span><text:span text:style-name="T67_36"><text:s/></text:span><text:span text:style-name="T67_37">keep</text:span><text:span text:style-name="T67_38"><text:s/></text:span><text:span text:style-name="T67_39">coming</text:span><text:span text:style-name="T67_40"><text:s/></text:span><text:span text:style-name="T67_41">back</text:span><text:span text:style-name="T67_42"><text:s/></text:span><text:span text:style-name="T67_43">and</text:span><text:span text:style-name="T67_44"><text:s/></text:span><text:span text:style-name="T67_45">working</text:span><text:span text:style-name="T67_46"><text:s/></text:span><text:span text:style-name="T67_47">on</text:span><text:span text:style-name="T67_48">.<text:s/></text:span><text:span text:style-name="T67_49">It</text:span><text:span text:style-name="T67_50">'</text:span><text:span text:style-name="T67_51">s</text:span><text:span text:style-name="T67_52"><text:s/></text:span><text:span text:style-name="T67_53">a</text:span><text:span text:style-name="T67_54"><text:s/></text:span><text:span text:style-name="T67_55">climb</text:span><text:span text:style-name="T67_56"><text:s/></text:span><text:span text:style-name="T67_57">you</text:span><text:span text:style-name="T67_58">'</text:span><text:span text:style-name="T67_59">re</text:span><text:span text:style-name="T67_60"><text:s/></text:span><text:span text:style-name="T67_61">really</text:span><text:span text:style-name="T67_62"><text:s/></text:span><text:span text:style-name="T67_63">going</text:span><text:span text:style-name="T67_64"><text:s/></text:span><text:span text:style-name="T67_65">to</text:span><text:span text:style-name="T67_66"><text:s/></text:span><text:span text:style-name="T67_67">struggle</text:span><text:span text:style-name="T67_68"><text:s/></text:span><text:span text:style-name="T67_69">with</text:span><text:span text:style-name="T67_70">.<text:s/></text:span><text:span text:style-name="T67_71">And</text:span><text:span text:style-name="T67_72"><text:s/></text:span><text:span text:style-name="T67_73">you</text:span><text:span text:style-name="T67_74">'</text:span><text:span text:style-name="T67_75">ll</text:span><text:span text:style-name="T67_76"><text:s/></text:span><text:span text:style-name="T67_77">eventually</text:span><text:span text:style-name="T67_78"><text:s/></text:span><text:span text:style-name="T67_79">get</text:span><text:span text:style-name="T67_80"><text:s/></text:span><text:span text:style-name="T67_81">it</text:span><text:span text:style-name="T67_82">.</text:span></text:p>
      <text:p text:style-name="P68"/>
      <text:p text:style-name="P69"><text:span text:style-name="T69_1">This</text:span><text:span text:style-name="T69_2">.<text:s/></text:span><text:span text:style-name="T69_3">THIS</text:span><text:span text:style-name="T69_4"><text:s/></text:span><text:span text:style-name="T69_5">is</text:span><text:span text:style-name="T69_6"><text:s/></text:span><text:span text:style-name="T69_7">why</text:span><text:span text:style-name="T69_8"><text:s/></text:span><text:span text:style-name="T69_9">I</text:span><text:span text:style-name="T69_10"><text:s/></text:span><text:span text:style-name="T69_11">have</text:span><text:span text:style-name="T69_12"><text:s/></text:span><text:span text:style-name="T69_13">very</text:span><text:span text:style-name="T69_14"><text:s/></text:span><text:span text:style-name="T69_15">little</text:span><text:span text:style-name="T69_16"><text:s/></text:span><text:span text:style-name="T69_17">skin</text:span><text:span text:style-name="T69_18"><text:s/></text:span><text:span text:style-name="T69_19">left</text:span><text:span text:style-name="T69_20"><text:s/></text:span><text:span text:style-name="T69_21">on</text:span><text:span text:style-name="T69_22"><text:s/></text:span><text:span text:style-name="T69_23">my</text:span><text:span text:style-name="T69_24"><text:s/></text:span><text:span text:style-name="T69_25">knuckles</text:span><text:span text:style-name="T69_26">.<text:s/></text:span><text:span text:style-name="T69_27">When</text:span><text:span text:style-name="T69_28"><text:s/></text:span><text:span text:style-name="T69_29">I</text:span><text:span text:style-name="T69_30">'</text:span><text:span text:style-name="T69_31">m</text:span><text:span text:style-name="T69_32"><text:s/></text:span><text:span text:style-name="T69_33">fully</text:span><text:span text:style-name="T69_34">-</text:span><text:span text:style-name="T69_35">tuned</text:span><text:span text:style-name="T69_36"><text:s/></text:span><text:span text:style-name="T69_37">into</text:span><text:span text:style-name="T69_38"><text:s/></text:span><text:span text:style-name="T69_39">my</text:span><text:span text:style-name="T69_40"><text:s/></text:span><text:span text:style-name="T69_41">climb</text:span><text:span text:style-name="T69_42">,<text:s/></text:span><text:span text:style-name="T69_43">and</text:span><text:span text:style-name="T69_44"><text:s/></text:span><text:span text:style-name="T69_45">my</text:span><text:span text:style-name="T69_46"><text:s/></text:span><text:span text:style-name="T69_47">reflexes</text:span><text:span text:style-name="T69_48"><text:s/></text:span><text:span text:style-name="T69_49">are</text:span><text:span text:style-name="T69_50"><text:s/></text:span><text:span text:style-name="T69_51">allowing</text:span><text:span text:style-name="T69_52"><text:s/></text:span><text:span text:style-name="T69_53">me</text:span><text:span text:style-name="T69_54"><text:s/></text:span><text:span text:style-name="T69_55">to</text:span><text:span text:style-name="T69_56"><text:s/></text:span><text:span text:style-name="T69_57">think</text:span><text:span text:style-name="T69_58"><text:s/></text:span><text:span text:style-name="T69_59">of</text:span><text:span text:style-name="T69_60"><text:s/></text:span><text:span text:style-name="T69_61">only</text:span><text:span text:style-name="T69_62"><text:s/></text:span><text:span text:style-name="T69_63">what</text:span><text:span text:style-name="T69_64"><text:s/></text:span><text:span text:style-name="T69_65">is</text:span><text:span text:style-name="T69_66"><text:s/></text:span><text:span text:style-name="T69_67">next</text:span><text:span text:style-name="T69_68"><text:s/></text:span><text:span text:style-name="T69_69">in</text:span><text:span text:style-name="T69_70"><text:s/></text:span><text:span text:style-name="T69_71">my</text:span><text:span text:style-name="T69_72"><text:s/></text:span><text:span text:style-name="T69_73">hold</text:span><text:span text:style-name="T69_74"><text:s/></text:span><text:span text:style-name="T69_75">sequence</text:span><text:span text:style-name="T69_76">,<text:s/></text:span><text:span text:style-name="T69_77">I</text:span><text:span text:style-name="T69_78">'</text:span><text:span text:style-name="T69_79">ll</text:span><text:span text:style-name="T69_80"><text:s/></text:span><text:span text:style-name="T69_81">go</text:span><text:span text:style-name="T69_82"><text:s/></text:span><text:span text:style-name="T69_83">for</text:span><text:span text:style-name="T69_84"><text:s/></text:span><text:span text:style-name="T69_85">a</text:span><text:span text:style-name="T69_86"><text:s/></text:span><text:span text:style-name="T69_87">hold</text:span><text:span text:style-name="T69_88">.<text:s/></text:span><text:span text:style-name="T69_89">I</text:span><text:span text:style-name="T69_90">'</text:span><text:span text:style-name="T69_91">m</text:span><text:span text:style-name="T69_92"><text:s/></text:span><text:span text:style-name="T69_93">short</text:span><text:span text:style-name="T69_94">.<text:s/></text:span><text:span text:style-name="T69_95">I</text:span><text:span text:style-name="T69_96"><text:s/></text:span><text:span text:style-name="T69_97">have</text:span><text:span text:style-name="T69_98"><text:s/></text:span><text:span text:style-name="T69_99">to</text:span><text:span text:style-name="T69_100"><text:s/></text:span><text:span text:style-name="T69_101">get</text:span><text:span text:style-name="T69_102"><text:s/></text:span><text:span text:style-name="T69_103">a</text:span><text:span text:style-name="T69_104"><text:s/></text:span><text:span text:style-name="T69_105">bit</text:span><text:span text:style-name="T69_106"><text:s/></text:span><text:span text:style-name="T69_107">reachy</text:span><text:span text:style-name="T69_108">.<text:s/></text:span><text:span text:style-name="T69_109">When</text:span><text:span text:style-name="T69_110"><text:s/></text:span><text:span text:style-name="T69_111">I</text:span><text:span text:style-name="T69_112"><text:s/></text:span><text:span text:style-name="T69_113">do</text:span><text:span text:style-name="T69_114"><text:s/></text:span><text:span text:style-name="T69_115">this</text:span><text:span text:style-name="T69_116">,<text:s/></text:span><text:span text:style-name="T69_117">it</text:span><text:span text:style-name="T69_118">'</text:span><text:span text:style-name="T69_119">s</text:span><text:span text:style-name="T69_120"><text:s/></text:span><text:span text:style-name="T69_121">full</text:span><text:span text:style-name="T69_122"><text:s/></text:span><text:span text:style-name="T69_123">force</text:span><text:span text:style-name="T69_124">.<text:s/></text:span><text:span text:style-name="T69_125">Unfortunately</text:span><text:span text:style-name="T69_126">,<text:s/></text:span><text:span text:style-name="T69_127">my</text:span><text:span text:style-name="T69_128"><text:s/></text:span><text:span text:style-name="T69_129">aim</text:span><text:span text:style-name="T69_130"><text:s/></text:span><text:span text:style-name="T69_131">might</text:span><text:span text:style-name="T69_132"><text:s/></text:span><text:span text:style-name="T69_133">be</text:span><text:span text:style-name="T69_134"><text:s/></text:span><text:span text:style-name="T69_135">off</text:span><text:span text:style-name="T69_136">.<text:s/></text:span><text:span text:style-name="T69_137">Instead</text:span><text:span text:style-name="T69_138"><text:s/></text:span><text:span text:style-name="T69_139">of</text:span><text:span text:style-name="T69_140"><text:s/></text:span><text:span text:style-name="T69_141">grabbing</text:span><text:span text:style-name="T69_142"><text:s/></text:span><text:span text:style-name="T69_143">the</text:span><text:span text:style-name="T69_144"><text:s/></text:span><text:span text:style-name="T69_145">hold</text:span><text:span text:style-name="T69_146"><text:s/></text:span><text:span text:style-name="T69_147">I</text:span><text:span text:style-name="T69_148"><text:s/></text:span><text:span text:style-name="T69_149">intended</text:span><text:span text:style-name="T69_150">,<text:s/></text:span><text:span text:style-name="T69_151">I</text:span><text:span text:style-name="T69_152">'</text:span><text:span text:style-name="T69_153">m</text:span><text:span text:style-name="T69_154"><text:s/></text:span><text:span text:style-name="T69_155">punched</text:span><text:span text:style-name="T69_156"><text:s/></text:span><text:span text:style-name="T69_157">a</text:span><text:span text:style-name="T69_158"><text:s/></text:span><text:span text:style-name="T69_159">rock</text:span><text:span text:style-name="T69_160"><text:s/></text:span><text:span text:style-name="T69_161">that</text:span><text:span text:style-name="T69_162"><text:s/></text:span><text:span text:style-name="T69_163">was</text:span><text:span text:style-name="T69_164"><text:s/></text:span><text:span text:style-name="T69_165">much</text:span><text:span text:style-name="T69_166"><text:s/></text:span><text:span text:style-name="T69_167">closer</text:span><text:span text:style-name="T69_168"><text:s/></text:span><text:span text:style-name="T69_169">and</text:span><text:span text:style-name="T69_170"><text:s/></text:span><text:span text:style-name="T69_171">inconveniently</text:span><text:span text:style-name="T69_172"><text:s/></text:span><text:span text:style-name="T69_173">in</text:span><text:span text:style-name="T69_174"><text:s/></text:span><text:span text:style-name="T69_175">the</text:span><text:span text:style-name="T69_176"><text:s/></text:span><text:span text:style-name="T69_177">way</text:span><text:span text:style-name="T69_178">.<text:s/></text:span><text:span text:style-name="T69_179">It</text:span><text:span text:style-name="T69_180"><text:s/></text:span><text:span text:style-name="T69_181">hurts</text:span><text:span text:style-name="T69_182"><text:s/></text:span><text:span text:style-name="T69_183">a</text:span><text:span text:style-name="T69_184"><text:s/></text:span><text:span text:style-name="T69_185">bit</text:span><text:span text:style-name="T69_186">.<text:s/></text:span><text:span text:style-name="T69_187">It</text:span><text:span text:style-name="T69_188">'</text:span><text:span text:style-name="T69_189">s</text:span><text:span text:style-name="T69_190"><text:s/></text:span><text:span text:style-name="T69_191">only</text:span><text:span text:style-name="T69_192"><text:s/></text:span><text:span text:style-name="T69_193">a</text:span><text:span text:style-name="T69_194"><text:s/></text:span><text:span text:style-name="T69_195">little</text:span><text:span text:style-name="T69_196"><text:s/></text:span><text:span text:style-name="T69_197">skin</text:span><text:span text:style-name="T69_198">.</text:span></text:p>
      <text:p text:style-name="P70"/>
      <text:p text:style-name="P71"><text:span text:style-name="T71_1">SLIDE</text:span><text:span text:style-name="T71_2"><text:s/>10</text:span></text:p>
      <text:p text:style-name="P72"><text:span text:style-name="T72_1">Which</text:span><text:span text:style-name="T72_2"><text:s/></text:span><text:span text:style-name="T72_3">leads</text:span><text:span text:style-name="T72_4"><text:s/></text:span><text:span text:style-name="T72_5">me</text:span><text:span text:style-name="T72_6"><text:s/></text:span><text:span text:style-name="T72_7">to</text:span><text:span text:style-name="T72_8">:<text:s/></text:span><text:span text:style-name="T72_9">Write</text:span><text:span text:style-name="T72_10"><text:s/></text:span><text:span text:style-name="T72_11">it</text:span><text:span text:style-name="T72_12"><text:s/></text:span><text:span text:style-name="T72_13">all</text:span><text:span text:style-name="T72_14"><text:s/></text:span><text:span text:style-name="T72_15">down</text:span><text:span text:style-name="T72_16">.<text:s/></text:span><text:span text:style-name="T72_17">You</text:span><text:span text:style-name="T72_18">'</text:span><text:span text:style-name="T72_19">re</text:span><text:span text:style-name="T72_20"><text:s/></text:span><text:span text:style-name="T72_21">typing</text:span><text:span text:style-name="T72_22"><text:s/></text:span><text:span text:style-name="T72_23">all</text:span><text:span text:style-name="T72_24"><text:s/></text:span><text:span text:style-name="T72_25">day</text:span><text:span text:style-name="T72_26">.<text:s/></text:span><text:span text:style-name="T72_27">It</text:span><text:span text:style-name="T72_28">'</text:span><text:span text:style-name="T72_29">s</text:span><text:span text:style-name="T72_30"><text:s/></text:span><text:span text:style-name="T72_31">okay</text:span><text:span text:style-name="T72_32"><text:s/></text:span><text:span text:style-name="T72_33">to</text:span><text:span text:style-name="T72_34"><text:s/></text:span><text:span text:style-name="T72_35">write</text:span><text:span text:style-name="T72_36"><text:s/></text:span><text:span text:style-name="T72_37">for</text:span><text:span text:style-name="T72_38"><text:s/></text:span><text:span text:style-name="T72_39">a</text:span><text:span text:style-name="T72_40"><text:s/></text:span><text:span text:style-name="T72_41">little</text:span><text:span text:style-name="T72_42"><text:s/></text:span><text:span text:style-name="T72_43">bit</text:span><text:span text:style-name="T72_44">.<text:s/></text:span><text:span text:style-name="T72_45">Write</text:span><text:span text:style-name="T72_46"><text:s/></text:span><text:span text:style-name="T72_47">down</text:span><text:span text:style-name="T72_48"><text:s/></text:span><text:span text:style-name="T72_49">everything</text:span><text:span text:style-name="T72_50"><text:s/></text:span><text:span text:style-name="T72_51">you</text:span><text:span text:style-name="T72_52"><text:s/></text:span><text:span text:style-name="T72_53">aren</text:span><text:span text:style-name="T72_54">'</text:span><text:span text:style-name="T72_55">t</text:span><text:span text:style-name="T72_56"><text:s/></text:span><text:span text:style-name="T72_57">understanding</text:span><text:span text:style-name="T72_58">.<text:s/></text:span><text:span text:style-name="T72_59">Write</text:span><text:span text:style-name="T72_60"><text:s/></text:span><text:span text:style-name="T72_61">down</text:span><text:span text:style-name="T72_62"><text:s/></text:span><text:span text:style-name="T72_63">your</text:span><text:span text:style-name="T72_64"><text:s/></text:span><text:span text:style-name="T72_65">big</text:span><text:span text:style-name="T72_66"><text:s/></text:span><text:span text:style-name="T72_67">and</text:span><text:span text:style-name="T72_68"><text:s/></text:span><text:span text:style-name="T72_69">small</text:span><text:span text:style-name="T72_70"><text:s/></text:span><text:span text:style-name="T72_71">victories</text:span><text:span text:style-name="T72_72">.<text:s/></text:span><text:span text:style-name="T72_73">Write</text:span><text:span text:style-name="T72_74"><text:s/></text:span><text:span text:style-name="T72_75">down</text:span><text:span text:style-name="T72_76"><text:s/></text:span><text:span text:style-name="T72_77">all</text:span><text:span text:style-name="T72_78"><text:s/></text:span><text:span text:style-name="T72_79">the</text:span><text:span text:style-name="T72_80"><text:s/></text:span><text:span text:style-name="T72_81">wild</text:span><text:span text:style-name="T72_82"><text:s/></text:span><text:span text:style-name="T72_83">ideas</text:span><text:span text:style-name="T72_84"><text:s/></text:span><text:span text:style-name="T72_85">for</text:span><text:span text:style-name="T72_86"><text:s/></text:span><text:span text:style-name="T72_87">projects</text:span><text:span text:style-name="T72_88"><text:s/></text:span><text:span text:style-name="T72_89">you</text:span><text:span text:style-name="T72_90"><text:s/></text:span><text:span text:style-name="T72_91">can</text:span><text:span text:style-name="T72_92">'</text:span><text:span text:style-name="T72_93">t</text:span><text:span text:style-name="T72_94"><text:s/></text:span><text:span text:style-name="T72_95">wait</text:span><text:span text:style-name="T72_96"><text:s/></text:span><text:span text:style-name="T72_97">to</text:span><text:span text:style-name="T72_98"><text:s/></text:span><text:span text:style-name="T72_99">start</text:span><text:span text:style-name="T72_100">.<text:s/></text:span><text:span text:style-name="T72_101">This</text:span><text:span text:style-name="T72_102"><text:s/></text:span><text:span text:style-name="T72_103">will</text:span><text:span text:style-name="T72_104"><text:s/></text:span><text:span text:style-name="T72_105">be</text:span><text:span text:style-name="T72_106"><text:s/></text:span><text:span text:style-name="T72_107">a</text:span><text:span text:style-name="T72_108"><text:s/></text:span><text:span text:style-name="T72_109">great</text:span><text:span text:style-name="T72_110"><text:s/></text:span><text:span text:style-name="T72_111">gauge</text:span><text:span text:style-name="T72_112"><text:s/></text:span><text:span text:style-name="T72_113">to</text:span><text:span text:style-name="T72_114"><text:s/></text:span><text:span text:style-name="T72_115">see</text:span><text:span text:style-name="T72_116"><text:s/></text:span><text:span text:style-name="T72_117">how</text:span><text:span text:style-name="T72_118"><text:s/></text:span><text:span text:style-name="T72_119">you</text:span><text:span text:style-name="T72_120">'</text:span><text:span text:style-name="T72_121">re</text:span><text:span text:style-name="T72_122"><text:s/></text:span><text:span text:style-name="T72_123">doing</text:span><text:span text:style-name="T72_124">,<text:s/></text:span><text:span text:style-name="T72_125">remember</text:span><text:span text:style-name="T72_126"><text:s/></text:span><text:span text:style-name="T72_127">questions</text:span><text:span text:style-name="T72_128"><text:s/></text:span><text:span text:style-name="T72_129">to</text:span><text:span text:style-name="T72_130"><text:s/></text:span><text:span text:style-name="T72_131">ask</text:span><text:span text:style-name="T72_132"><text:s/></text:span><text:span text:style-name="T72_133">people</text:span><text:span text:style-name="T72_134"><text:s/></text:span><text:span text:style-name="T72_135">you</text:span><text:span text:style-name="T72_136"><text:s/></text:span><text:span text:style-name="T72_137">can</text:span><text:span text:style-name="T72_138">'</text:span><text:span text:style-name="T72_139">t</text:span><text:span text:style-name="T72_140"><text:s/></text:span><text:span text:style-name="T72_141">address</text:span><text:span text:style-name="T72_142"><text:s/></text:span><text:span text:style-name="T72_143">right</text:span><text:span text:style-name="T72_144"><text:s/></text:span><text:span text:style-name="T72_145">this</text:span><text:span text:style-name="T72_146"><text:s/></text:span><text:span text:style-name="T72_147">second</text:span><text:span text:style-name="T72_148">,<text:s/></text:span><text:span text:style-name="T72_149">and</text:span><text:span text:style-name="T72_150"><text:s/></text:span><text:span text:style-name="T72_151">allow</text:span><text:span text:style-name="T72_152"><text:s/></text:span><text:span text:style-name="T72_153">you</text:span><text:span text:style-name="T72_154"><text:s/></text:span><text:span text:style-name="T72_155">to</text:span><text:span text:style-name="T72_156"><text:s/></text:span><text:span text:style-name="T72_157">look</text:span><text:span text:style-name="T72_158"><text:s/></text:span><text:span text:style-name="T72_159">back</text:span><text:span text:style-name="T72_160"><text:s/></text:span><text:span text:style-name="T72_161">later</text:span><text:span text:style-name="T72_162"><text:s/></text:span><text:span text:style-name="T72_163">on</text:span><text:span text:style-name="T72_164"><text:s/></text:span><text:span text:style-name="T72_165">and</text:span><text:span text:style-name="T72_166"><text:s/></text:span><text:span text:style-name="T72_167">laugh</text:span><text:span text:style-name="T72_168"><text:s/></text:span><text:span text:style-name="T72_169">that</text:span><text:span text:style-name="T72_170"><text:s/></text:span><text:span text:style-name="T72_171">you</text:span><text:span text:style-name="T72_172"><text:s/></text:span><text:span text:style-name="T72_173">had</text:span><text:span text:style-name="T72_174"><text:s/></text:span><text:span text:style-name="T72_175">no</text:span><text:span text:style-name="T72_176"><text:s/></text:span><text:span text:style-name="T72_177">idea</text:span><text:span text:style-name="T72_178"><text:s/></text:span><text:span text:style-name="T72_179">what</text:span><text:span text:style-name="T72_180"><text:s/></text:span><text:span text:style-name="T72_181">a</text:span><text:span text:style-name="T72_182"><text:s/></text:span><text:span text:style-name="T72_183">stream</text:span><text:span text:style-name="T72_184"><text:s/></text:span><text:span text:style-name="T72_185">was</text:span><text:span text:style-name="T72_186">.<text:s/></text:span><text:span text:style-name="T72_187">Likewise</text:span><text:span text:style-name="T72_188">,<text:s/></text:span><text:span text:style-name="T72_189">in</text:span><text:span text:style-name="T72_190"><text:s/></text:span><text:span text:style-name="T72_191">climbing</text:span><text:span text:style-name="T72_192">,<text:s/></text:span><text:span text:style-name="T72_193">logging</text:span><text:span text:style-name="T72_194"><text:s/></text:span><text:span text:style-name="T72_195">your</text:span><text:span text:style-name="T72_196"><text:s/></text:span><text:span text:style-name="T72_197">gear</text:span><text:span text:style-name="T72_198"><text:s/></text:span><text:span text:style-name="T72_199">purchase</text:span><text:span text:style-name="T72_200"><text:s/></text:span><text:span text:style-name="T72_201">dates</text:span><text:span text:style-name="T72_202"><text:s/></text:span><text:span text:style-name="T72_203">and</text:span><text:span text:style-name="T72_204"><text:s/></text:span><text:span text:style-name="T72_205">the</text:span><text:span text:style-name="T72_206"><text:s/></text:span><text:span text:style-name="T72_207">big</text:span><text:span text:style-name="T72_208"><text:s/></text:span><text:span text:style-name="T72_209">falls</text:span><text:span text:style-name="T72_210"><text:s/></text:span><text:span text:style-name="T72_211">they</text:span><text:span text:style-name="T72_212"><text:s/></text:span><text:span text:style-name="T72_213">have</text:span><text:span text:style-name="T72_214"><text:s/></text:span><text:span text:style-name="T72_215">taken</text:span><text:span text:style-name="T72_216"><text:s/></text:span><text:span text:style-name="T72_217">is</text:span><text:span text:style-name="T72_218"><text:s/></text:span><text:span text:style-name="T72_219">essential</text:span><text:span text:style-name="T72_220">.<text:s/></text:span><text:span text:style-name="T72_221">That</text:span><text:span text:style-name="T72_222">'</text:span><text:span text:style-name="T72_223">ll</text:span><text:span text:style-name="T72_224"><text:s/></text:span><text:span text:style-name="T72_225">help</text:span><text:span text:style-name="T72_226"><text:s/></text:span><text:span text:style-name="T72_227">you</text:span><text:span text:style-name="T72_228"><text:s/></text:span><text:span text:style-name="T72_229">decide</text:span><text:span text:style-name="T72_230"><text:s/></text:span><text:span text:style-name="T72_231">when</text:span><text:span text:style-name="T72_232"><text:s/></text:span><text:span text:style-name="T72_233">to</text:span><text:span text:style-name="T72_234"><text:s/></text:span><text:span text:style-name="T72_235">retire</text:span><text:span text:style-name="T72_236"><text:s/></text:span><text:span text:style-name="T72_237">your</text:span><text:span text:style-name="T72_238"><text:s/></text:span><text:span text:style-name="T72_239">worn</text:span><text:span text:style-name="T72_240"><text:s/></text:span><text:span text:style-name="T72_241">out</text:span><text:span text:style-name="T72_242"><text:s/></text:span><text:span text:style-name="T72_243">rope</text:span><text:span text:style-name="T72_244">.</text:span></text:p>
      <text:p text:style-name="P73"/>
      <text:p text:style-name="P74"><text:span text:style-name="T74_1">I</text:span><text:span text:style-name="T74_2"><text:s/></text:span><text:span text:style-name="T74_3">have</text:span><text:span text:style-name="T74_4"><text:s/></text:span><text:span text:style-name="T74_5">written</text:span><text:span text:style-name="T74_6"><text:s/></text:span><text:span text:style-name="T74_7">down</text:span><text:span text:style-name="T74_8"><text:s/></text:span><text:span text:style-name="T74_9">so</text:span><text:span text:style-name="T74_10"><text:s/></text:span><text:span text:style-name="T74_11">many</text:span><text:span text:style-name="T74_12"><text:s/></text:span><text:span text:style-name="T74_13">questions</text:span><text:span text:style-name="T74_14"><text:s/></text:span><text:span text:style-name="T74_15">since</text:span><text:span text:style-name="T74_16"><text:s/></text:span><text:span text:style-name="T74_17">I</text:span><text:span text:style-name="T74_18">'</text:span><text:span text:style-name="T74_19">ve</text:span><text:span text:style-name="T74_20"><text:s/></text:span><text:span text:style-name="T74_21">started</text:span><text:span text:style-name="T74_22">.<text:s/></text:span><text:span text:style-name="T74_23">So</text:span><text:span text:style-name="T74_24"><text:s/></text:span><text:span text:style-name="T74_25">many</text:span><text:span text:style-name="T74_26"><text:s/></text:span><text:span text:style-name="T74_27">words</text:span><text:span text:style-name="T74_28"><text:s/></text:span><text:span text:style-name="T74_29">I</text:span><text:span text:style-name="T74_30"><text:s/></text:span><text:span text:style-name="T74_31">didn</text:span><text:span text:style-name="T74_32">'</text:span><text:span text:style-name="T74_33">t</text:span><text:span text:style-name="T74_34"><text:s/></text:span><text:span text:style-name="T74_35">have</text:span><text:span text:style-name="T74_36"><text:s/></text:span><text:span text:style-name="T74_37">time</text:span><text:span text:style-name="T74_38"><text:s/></text:span><text:span text:style-name="T74_39">to</text:span><text:span text:style-name="T74_40"><text:s/></text:span><text:span text:style-name="T74_41">look</text:span><text:span text:style-name="T74_42"><text:s/></text:span><text:span text:style-name="T74_43">up</text:span><text:span text:style-name="T74_44">.</text:span></text:p>
      <text:p text:style-name="P75"/>
      <text:p text:style-name="P76"><text:span text:style-name="T76_1">SLIDE</text:span><text:span text:style-name="T76_2"><text:s/>11</text:span></text:p>
      <text:p text:style-name="P77"><text:span text:style-name="T77_1">The</text:span><text:span text:style-name="T77_2"><text:s/></text:span><text:span text:style-name="T77_3">first</text:span><text:span text:style-name="T77_4"><text:s/></text:span><text:span text:style-name="T77_5">instruction</text:span><text:span text:style-name="T77_6"><text:s/></text:span><text:span text:style-name="T77_7">you</text:span><text:span text:style-name="T77_8">'</text:span><text:span text:style-name="T77_9">ll</text:span><text:span text:style-name="T77_10"><text:s/></text:span><text:span text:style-name="T77_11">receive</text:span><text:span text:style-name="T77_12"><text:s/></text:span><text:span text:style-name="T77_13">when</text:span><text:span text:style-name="T77_14"><text:s/></text:span><text:span text:style-name="T77_15">you</text:span><text:span text:style-name="T77_16"><text:s/></text:span><text:span text:style-name="T77_17">are</text:span><text:span text:style-name="T77_18"><text:s/></text:span><text:span text:style-name="T77_19">learning</text:span><text:span text:style-name="T77_20"><text:s/></text:span><text:span text:style-name="T77_21">to</text:span><text:span text:style-name="T77_22"><text:s/></text:span><text:span text:style-name="T77_23">climb</text:span><text:span text:style-name="T77_24"><text:s/></text:span><text:span text:style-name="T77_25">is</text:span><text:span text:style-name="T77_26"><text:s/></text:span><text:span text:style-name="T77_27">your</text:span><text:span text:style-name="T77_28"><text:s/></text:span><text:span text:style-name="T77_29">safety</text:span><text:span text:style-name="T77_30"><text:s/></text:span><text:span text:style-name="T77_31">check</text:span><text:span text:style-name="T77_32">.<text:s/></text:span><text:span text:style-name="T77_33">You</text:span><text:span text:style-name="T77_34">,<text:s/></text:span><text:span text:style-name="T77_35">the</text:span><text:span text:style-name="T77_36"><text:s/></text:span><text:span text:style-name="T77_37">climber</text:span><text:span text:style-name="T77_38">,<text:s/></text:span><text:span text:style-name="T77_39">and</text:span><text:span text:style-name="T77_40"><text:s/></text:span><text:span text:style-name="T77_41">your</text:span><text:span text:style-name="T77_42"><text:s/></text:span><text:span text:style-name="T77_43">partner</text:span><text:span text:style-name="T77_44">,<text:s/></text:span><text:span text:style-name="T77_45">the</text:span><text:span text:style-name="T77_46"><text:s/></text:span><text:span text:style-name="T77_47">belayer</text:span><text:span text:style-name="T77_48">,<text:s/></text:span><text:span text:style-name="T77_49">must</text:span><text:span text:style-name="T77_50"><text:s/></text:span><text:span text:style-name="T77_51">check</text:span><text:span text:style-name="T77_52"><text:s/></text:span><text:span text:style-name="T77_53">each</text:span><text:span text:style-name="T77_54"><text:s/></text:span><text:span text:style-name="T77_55">other</text:span><text:span text:style-name="T77_56">'</text:span><text:span text:style-name="T77_57">s</text:span><text:span text:style-name="T77_58"><text:s/></text:span><text:span text:style-name="T77_59">equipment</text:span><text:span text:style-name="T77_60"><text:s/></text:span><text:span text:style-name="T77_61">and</text:span><text:span text:style-name="T77_62"><text:s/></text:span><text:span text:style-name="T77_63">redundancies</text:span><text:span text:style-name="T77_64"><text:s/></text:span><text:span text:style-name="T77_65">to</text:span><text:span text:style-name="T77_66"><text:s/></text:span><text:span text:style-name="T77_67">ensure</text:span><text:span text:style-name="T77_68"><text:s/></text:span><text:span text:style-name="T77_69">you</text:span><text:span text:style-name="T77_70"><text:s/></text:span><text:span text:style-name="T77_71">are</text:span><text:span text:style-name="T77_72"><text:s/></text:span><text:span text:style-name="T77_73">both</text:span><text:span text:style-name="T77_74"><text:s/></text:span><text:span text:style-name="T77_75">safe</text:span><text:span text:style-name="T77_76">.</text:span></text:p>
      <text:p text:style-name="P78"/>
      <text:p text:style-name="P79"><text:span text:style-name="T79_1">Then</text:span><text:span text:style-name="T79_2"><text:s/></text:span><text:span text:style-name="T79_3">you</text:span><text:span text:style-name="T79_4"><text:s/></text:span><text:span text:style-name="T79_5">signal</text:span><text:span text:style-name="T79_6">.<text:s/>"</text:span><text:span text:style-name="T79_7">On</text:span><text:span text:style-name="T79_8"><text:s/></text:span><text:span text:style-name="T79_9">belay</text:span><text:span text:style-name="T79_10">?"<text:s/></text:span><text:span text:style-name="T79_11">If</text:span><text:span text:style-name="T79_12"><text:s/></text:span><text:span text:style-name="T79_13">you</text:span><text:span text:style-name="T79_14">'</text:span><text:span text:style-name="T79_15">re</text:span><text:span text:style-name="T79_16"><text:s/></text:span><text:span text:style-name="T79_17">partner</text:span><text:span text:style-name="T79_18"><text:s/></text:span><text:span text:style-name="T79_19">is</text:span><text:span text:style-name="T79_20"><text:s/></text:span><text:span text:style-name="T79_21">ready</text:span><text:span text:style-name="T79_22">,<text:s/>"</text:span><text:span text:style-name="T79_23">Belay</text:span><text:span text:style-name="T79_24"><text:s/></text:span><text:span text:style-name="T79_25">on</text:span><text:span text:style-name="T79_26">".<text:s/>"</text:span><text:span text:style-name="T79_27">Climbing</text:span><text:span text:style-name="T79_28">"(</text:span><text:span text:style-name="T79_29">step</text:span><text:span text:style-name="T79_30"><text:s/></text:span><text:span text:style-name="T79_31">up</text:span><text:span text:style-name="T79_32"><text:s/></text:span><text:span text:style-name="T79_33">to</text:span><text:span text:style-name="T79_34"><text:s/></text:span><text:span text:style-name="T79_35">your</text:span><text:span text:style-name="T79_36"><text:s/></text:span><text:span text:style-name="T79_37">problem</text:span><text:span text:style-name="T79_38">).<text:s/></text:span><text:span text:style-name="T79_39">Everyone</text:span><text:span text:style-name="T79_40"><text:s/></text:span><text:span text:style-name="T79_41">is</text:span><text:span text:style-name="T79_42"><text:s/></text:span><text:span text:style-name="T79_43">set</text:span><text:span text:style-name="T79_44">.<text:s/></text:span><text:span text:style-name="T79_45">When</text:span><text:span text:style-name="T79_46"><text:s/></text:span><text:span text:style-name="T79_47">fully</text:span><text:span text:style-name="T79_48"><text:s/></text:span><text:span text:style-name="T79_49">prepared</text:span><text:span text:style-name="T79_50">,<text:s/>'</text:span><text:span text:style-name="T79_51">climb</text:span><text:span text:style-name="T79_52"><text:s/></text:span><text:span text:style-name="T79_53">on</text:span><text:span text:style-name="T79_54">!'</text:span></text:p>
      <text:p text:style-name="P80"/>
      <text:p text:style-name="P81"><text:span text:style-name="T81_1">Language</text:span><text:span text:style-name="T81_2"><text:s/></text:span><text:span text:style-name="T81_3">is</text:span><text:span text:style-name="T81_4"><text:s/></text:span><text:span text:style-name="T81_5">innately</text:span><text:span text:style-name="T81_6"><text:s/></text:span><text:span text:style-name="T81_7">purposeful</text:span><text:span text:style-name="T81_8"><text:s/></text:span><text:span text:style-name="T81_9">in</text:span><text:span text:style-name="T81_10"><text:s/></text:span><text:span text:style-name="T81_11">programming</text:span><text:span text:style-name="T81_12">.<text:s/></text:span><text:span text:style-name="T81_13">This</text:span><text:span text:style-name="T81_14"><text:s/></text:span><text:span text:style-name="T81_15">can</text:span><text:span text:style-name="T81_16"><text:s/></text:span><text:span text:style-name="T81_17">be</text:span><text:span text:style-name="T81_18"><text:s/></text:span><text:span text:style-name="T81_19">hugely</text:span><text:span text:style-name="T81_20"><text:s/></text:span><text:span text:style-name="T81_21">problematic</text:span><text:span text:style-name="T81_22"><text:s/></text:span><text:span text:style-name="T81_23">for</text:span><text:span text:style-name="T81_24"><text:s/></text:span><text:span text:style-name="T81_25">someone</text:span><text:span text:style-name="T81_26"><text:s/></text:span><text:span text:style-name="T81_27">career</text:span><text:span text:style-name="T81_28"><text:s/></text:span><text:span text:style-name="T81_29">transitioning</text:span><text:span text:style-name="T81_30">.</text:span></text:p>
      <text:p text:style-name="P82"><text:span text:style-name="T82_1">library</text:span><text:span text:style-name="T82_2">.<text:s/></text:span><text:span text:style-name="T82_3">Okay</text:span><text:span text:style-name="T82_4">.<text:s/></text:span><text:span text:style-name="T82_5">Object</text:span><text:span text:style-name="T82_6">.<text:s/></text:span><text:span text:style-name="T82_7">Well</text:span><text:span text:style-name="T82_8"><text:s/></text:span><text:span text:style-name="T82_9">yes</text:span><text:span text:style-name="T82_10">,<text:s/></text:span><text:span text:style-name="T82_11">thank</text:span><text:span text:style-name="T82_12"><text:s/></text:span><text:span text:style-name="T82_13">you</text:span><text:span text:style-name="T82_14">,<text:s/></text:span><text:span text:style-name="T82_15">that</text:span><text:span text:style-name="T82_16">'</text:span><text:span text:style-name="T82_17">s</text:span><text:span text:style-name="T82_18"><text:s/></text:span><text:span text:style-name="T82_19">super</text:span><text:span text:style-name="T82_20"><text:s/></text:span><text:span text:style-name="T82_21">vague</text:span><text:span text:style-name="T82_22">.<text:s/></text:span><text:span text:style-name="T82_23">API</text:span><text:span text:style-name="T82_24">.<text:s/></text:span><text:span text:style-name="T82_25">What</text:span><text:span text:style-name="T82_26"><text:s/></text:span><text:span text:style-name="T82_27">kind</text:span><text:span text:style-name="T82_28">?<text:s/></text:span><text:span text:style-name="T82_29">parse</text:span><text:span text:style-name="T82_30">.<text:s/></text:span><text:span text:style-name="T82_31">lexing</text:span><text:span text:style-name="T82_32">.<text:s/></text:span><text:span text:style-name="T82_33">side</text:span><text:span text:style-name="T82_34"><text:s/></text:span><text:span text:style-name="T82_35">effects</text:span><text:span text:style-name="T82_36">.<text:s/></text:span><text:span text:style-name="T82_37">listener</text:span><text:span text:style-name="T82_38">.<text:s/></text:span><text:span text:style-name="T82_39">These</text:span><text:span text:style-name="T82_40"><text:s/></text:span><text:span text:style-name="T82_41">all</text:span><text:span text:style-name="T82_42"><text:s/></text:span><text:span text:style-name="T82_43">have</text:span><text:span text:style-name="T82_44"><text:s/></text:span><text:span text:style-name="T82_45">very</text:span><text:span text:style-name="T82_46"><text:s/></text:span><text:span text:style-name="T82_47">specific</text:span><text:span text:style-name="T82_48"><text:s/></text:span><text:span text:style-name="T82_49">and</text:span><text:span text:style-name="T82_50"><text:s/></text:span><text:span text:style-name="T82_51">LOADED</text:span><text:span text:style-name="T82_52"><text:s/></text:span><text:span text:style-name="T82_53">meanings</text:span><text:span text:style-name="T82_54">.<text:s/></text:span><text:span text:style-name="T82_55">There</text:span><text:span text:style-name="T82_56"><text:s/></text:span><text:span text:style-name="T82_57">are</text:span><text:span text:style-name="T82_58"><text:s/></text:span><text:span text:style-name="T82_59">chapters</text:span><text:span text:style-name="T82_60"><text:s/></text:span><text:span text:style-name="T82_61">of</text:span><text:span text:style-name="T82_62"><text:s/></text:span><text:span text:style-name="T82_63">books</text:span><text:span text:style-name="T82_64">,<text:s/></text:span><text:span text:style-name="T82_65">heck</text:span><text:span text:style-name="T82_66"><text:s/></text:span><text:span text:style-name="T82_67">whole</text:span><text:span text:style-name="T82_68"><text:s/></text:span><text:span text:style-name="T82_69">books</text:span><text:span text:style-name="T82_70"><text:s/></text:span><text:span text:style-name="T82_71">based</text:span><text:span text:style-name="T82_72"><text:s/></text:span><text:span text:style-name="T82_73">on</text:span><text:span text:style-name="T82_74"><text:s/></text:span><text:span text:style-name="T82_75">these</text:span><text:span text:style-name="T82_76"><text:s/></text:span><text:span text:style-name="T82_77">words</text:span><text:span text:style-name="T82_78">.<text:s/></text:span><text:span text:style-name="T82_79">No</text:span><text:span text:style-name="T82_80"><text:s/></text:span><text:span text:style-name="T82_81">one</text:span><text:span text:style-name="T82_82"><text:s/></text:span><text:span text:style-name="T82_83">warned</text:span><text:span text:style-name="T82_84"><text:s/></text:span><text:span text:style-name="T82_85">me</text:span><text:span text:style-name="T82_86"><text:s/></text:span><text:span text:style-name="T82_87">of</text:span><text:span text:style-name="T82_88"><text:s/></text:span><text:span text:style-name="T82_89">this</text:span><text:span text:style-name="T82_90">.<text:s/></text:span><text:span text:style-name="T82_91">Really</text:span><text:span text:style-name="T82_92"><text:s/></text:span><text:span text:style-name="T82_93">hard</text:span><text:span text:style-name="T82_94"><text:s/></text:span><text:span text:style-name="T82_95">days</text:span><text:span text:style-name="T82_96"><text:s/></text:span><text:span text:style-name="T82_97">are</text:span><text:span text:style-name="T82_98"><text:s/></text:span><text:span text:style-name="T82_99">when</text:span><text:span text:style-name="T82_100"><text:s/></text:span><text:span text:style-name="T82_101">you</text:span><text:span text:style-name="T82_102"><text:s/></text:span><text:span text:style-name="T82_103">don</text:span><text:span text:style-name="T82_104">'</text:span><text:span text:style-name="T82_105">t</text:span><text:span text:style-name="T82_106"><text:s/></text:span><text:span text:style-name="T82_107">have</text:span><text:span text:style-name="T82_108"><text:s/></text:span><text:span text:style-name="T82_109">the</text:span><text:span text:style-name="T82_110"><text:s/></text:span><text:span text:style-name="T82_111">words</text:span><text:span text:style-name="T82_112"><text:s/></text:span><text:span text:style-name="T82_113">to</text:span><text:span text:style-name="T82_114"><text:s/></text:span><text:span text:style-name="T82_115">articulate</text:span><text:span text:style-name="T82_116"><text:s/></text:span><text:span text:style-name="T82_117">your</text:span><text:span text:style-name="T82_118"><text:s/></text:span><text:span text:style-name="T82_119">problem</text:span><text:span text:style-name="T82_120">.<text:s/></text:span><text:span text:style-name="T82_121">That</text:span><text:span text:style-name="T82_122">'</text:span><text:span text:style-name="T82_123">s</text:span><text:span text:style-name="T82_124"><text:s/></text:span><text:span text:style-name="T82_125">a</text:span><text:span text:style-name="T82_126"><text:s/></text:span><text:span text:style-name="T82_127">fun</text:span><text:span text:style-name="T82_128"><text:s/></text:span><text:span text:style-name="T82_129">epiphany</text:span><text:span text:style-name="T82_130"><text:s/></text:span><text:span text:style-name="T82_131">the</text:span><text:span text:style-name="T82_132"><text:s/></text:span><text:span text:style-name="T82_133">day</text:span><text:span text:style-name="T82_134"><text:s/></text:span><text:span text:style-name="T82_135">you</text:span><text:span text:style-name="T82_136"><text:s/></text:span><text:span text:style-name="T82_137">realize</text:span><text:span text:style-name="T82_138"><text:s/></text:span><text:span text:style-name="T82_139">that</text:span><text:span text:style-name="T82_140"><text:s/></text:span><text:span text:style-name="T82_141">variables</text:span><text:span text:style-name="T82_142"><text:s/></text:span><text:span text:style-name="T82_143">are</text:span><text:span text:style-name="T82_144"><text:s/></text:span><text:span text:style-name="T82_145">actually</text:span><text:span text:style-name="T82_146"><text:s/></text:span><text:span text:style-name="T82_147">supposed</text:span><text:span text:style-name="T82_148"><text:s/></text:span><text:span text:style-name="T82_149">to</text:span><text:span text:style-name="T82_150"><text:s/></text:span><text:span text:style-name="T82_151">communicate</text:span><text:span text:style-name="T82_152"><text:s/></text:span><text:span text:style-name="T82_153">a</text:span><text:span text:style-name="T82_154"><text:s/></text:span><text:span text:style-name="T82_155">purpose</text:span><text:span text:style-name="T82_156"><text:s/></text:span><text:span text:style-name="T82_157">and</text:span><text:span text:style-name="T82_158"><text:s/></text:span><text:span text:style-name="T82_159">not</text:span><text:span text:style-name="T82_160"><text:s/></text:span><text:span text:style-name="T82_161">just</text:span><text:span text:style-name="T82_162"><text:s/></text:span><text:span text:style-name="T82_163">be</text:span><text:span text:style-name="T82_164"><text:s/></text:span><text:span text:style-name="T82_165">cute</text:span><text:span text:style-name="T82_166">.<text:s/></text:span><text:span text:style-name="T82_167">Programmers</text:span><text:span text:style-name="T82_168"><text:s/></text:span><text:span text:style-name="T82_169">are</text:span><text:span text:style-name="T82_170"><text:s/></text:span><text:span text:style-name="T82_171">clever</text:span><text:span text:style-name="T82_172">.<text:s/></text:span><text:span text:style-name="T82_173">I</text:span><text:span text:style-name="T82_174">,<text:s/></text:span><text:span text:style-name="T82_175">apparently</text:span><text:span text:style-name="T82_176">,<text:s/></text:span><text:span text:style-name="T82_177">can</text:span><text:span text:style-name="T82_178"><text:s/></text:span><text:span text:style-name="T82_179">be</text:span><text:span text:style-name="T82_180"><text:s/></text:span><text:span text:style-name="T82_181">dense</text:span><text:span text:style-name="T82_182">.</text:span></text:p>
      <text:p text:style-name="P83"/>
      <text:p text:style-name="P84"><text:span text:style-name="T84_1">I</text:span><text:span text:style-name="T84_2"><text:s/></text:span><text:span text:style-name="T84_3">have</text:span><text:span text:style-name="T84_4"><text:s/></text:span><text:span text:style-name="T84_5">an</text:span><text:span text:style-name="T84_6"><text:s/></text:span><text:span text:style-name="T84_7">ever</text:span><text:span text:style-name="T84_8">-</text:span><text:span text:style-name="T84_9">growing</text:span><text:span text:style-name="T84_10"><text:s/></text:span><text:span text:style-name="T84_11">list</text:span><text:span text:style-name="T84_12"><text:s/></text:span><text:span text:style-name="T84_13">of</text:span><text:span text:style-name="T84_14"><text:s/></text:span><text:span text:style-name="T84_15">terms</text:span><text:span text:style-name="T84_16"><text:s/></text:span><text:span text:style-name="T84_17">used</text:span><text:span text:style-name="T84_18">,<text:s/></text:span><text:span text:style-name="T84_19">abused</text:span><text:span text:style-name="T84_20">,<text:s/></text:span><text:span text:style-name="T84_21">and</text:span><text:span text:style-name="T84_22"><text:s/></text:span><text:span text:style-name="T84_23">mostly</text:span><text:span text:style-name="T84_24"><text:s/></text:span><text:span text:style-name="T84_25">mangled</text:span><text:span text:style-name="T84_26"><text:s/></text:span><text:span text:style-name="T84_27">by</text:span><text:span text:style-name="T84_28"><text:s/></text:span><text:span text:style-name="T84_29">me</text:span><text:span text:style-name="T84_30"><text:s/></text:span><text:span text:style-name="T84_31">that</text:span><text:span text:style-name="T84_32"><text:s/></text:span><text:span text:style-name="T84_33">I</text:span><text:span text:style-name="T84_34"><text:s/></text:span><text:span text:style-name="T84_35">have</text:span><text:span text:style-name="T84_36"><text:s/></text:span><text:span text:style-name="T84_37">acquired</text:span><text:span text:style-name="T84_38"><text:s/></text:span><text:span text:style-name="T84_39">through</text:span><text:span text:style-name="T84_40"><text:s/></text:span><text:span text:style-name="T84_41">my</text:span><text:span text:style-name="T84_42"><text:s/></text:span><text:span text:style-name="T84_43">short</text:span><text:span text:style-name="T84_44"><text:s/></text:span><text:span text:style-name="T84_45">stint</text:span><text:span text:style-name="T84_46"><text:s/></text:span><text:span text:style-name="T84_47">thus</text:span><text:span text:style-name="T84_48"><text:s/></text:span><text:span text:style-name="T84_49">far</text:span><text:span text:style-name="T84_50">.</text:span></text:p>
      <text:p text:style-name="P85"/>
      <text:p text:style-name="P86"><text:span text:style-name="T86_1">Mis</text:span><text:span text:style-name="T86_2">-</text:span><text:span text:style-name="T86_3">using</text:span><text:span text:style-name="T86_4"><text:s/></text:span><text:span text:style-name="T86_5">terminology</text:span><text:span text:style-name="T86_6"><text:s/></text:span><text:span text:style-name="T86_7">is</text:span><text:span text:style-name="T86_8"><text:s/></text:span><text:span text:style-name="T86_9">only</text:span><text:span text:style-name="T86_10"><text:s/></text:span><text:span text:style-name="T86_11">the</text:span><text:span text:style-name="T86_12"><text:s/></text:span><text:span text:style-name="T86_13">start</text:span><text:span text:style-name="T86_14"><text:s/></text:span><text:span text:style-name="T86_15">of</text:span><text:span text:style-name="T86_16"><text:s/></text:span><text:span text:style-name="T86_17">my</text:span><text:span text:style-name="T86_18"><text:s/></text:span><text:span text:style-name="T86_19">transgressions</text:span><text:span text:style-name="T86_20">...</text:span></text:p>
      <text:p text:style-name="P87"/>
      <text:p text:style-name="P88"><text:span text:style-name="T88_1">SLIDE</text:span><text:span text:style-name="T88_2"><text:s/>12</text:span></text:p>
      <text:p text:style-name="P89"><text:span text:style-name="T89_1">I</text:span><text:span text:style-name="T89_2">'</text:span><text:span text:style-name="T89_3">m</text:span><text:span text:style-name="T89_4"><text:s/></text:span><text:span text:style-name="T89_5">such</text:span><text:span text:style-name="T89_6"><text:s/></text:span><text:span text:style-name="T89_7">a</text:span><text:span text:style-name="T89_8"><text:s/></text:span><text:span text:style-name="T89_9">hazard</text:span><text:span text:style-name="T89_10">.<text:s/></text:span><text:span text:style-name="T89_11">There</text:span><text:span text:style-name="T89_12"><text:s/></text:span><text:span text:style-name="T89_13">are</text:span><text:span text:style-name="T89_14"><text:s/></text:span><text:span text:style-name="T89_15">many</text:span><text:span text:style-name="T89_16"><text:s/></text:span><text:span text:style-name="T89_17">days</text:span><text:span text:style-name="T89_18"><text:s/></text:span><text:span text:style-name="T89_19">where</text:span><text:span text:style-name="T89_20"><text:s/></text:span><text:span text:style-name="T89_21">I</text:span><text:span text:style-name="T89_22"><text:s/></text:span><text:span text:style-name="T89_23">will</text:span><text:span text:style-name="T89_24"><text:s/></text:span><text:span text:style-name="T89_25">ask</text:span><text:span text:style-name="T89_26"><text:s/></text:span><text:span text:style-name="T89_27">a</text:span><text:span text:style-name="T89_28"><text:s/></text:span><text:span text:style-name="T89_29">question</text:span><text:span text:style-name="T89_30"><text:s/></text:span><text:span text:style-name="T89_31">and</text:span><text:span text:style-name="T89_32"><text:s/></text:span><text:span text:style-name="T89_33">get</text:span><text:span text:style-name="T89_34"><text:s/></text:span><text:span text:style-name="T89_35">a</text:span><text:span text:style-name="T89_36"><text:s/></text:span><text:span text:style-name="T89_37">very</text:span><text:span text:style-name="T89_38"><text:s/></text:span><text:span text:style-name="T89_39">odd</text:span><text:span text:style-name="T89_40"><text:s/></text:span><text:span text:style-name="T89_41">response</text:span><text:span text:style-name="T89_42">.<text:s/></text:span><text:span text:style-name="T89_43">Why</text:span><text:span text:style-name="T89_44"><text:s/></text:span><text:span text:style-name="T89_45">is</text:span><text:span text:style-name="T89_46"><text:s/></text:span><text:span text:style-name="T89_47">it</text:span><text:span text:style-name="T89_48"><text:s/></text:span><text:span text:style-name="T89_49">odd</text:span><text:span text:style-name="T89_50">?<text:s/></text:span><text:span text:style-name="T89_51">Because</text:span><text:span text:style-name="T89_52"><text:s/></text:span><text:span text:style-name="T89_53">I</text:span><text:span text:style-name="T89_54"><text:s/></text:span><text:span text:style-name="T89_55">knew</text:span><text:span text:style-name="T89_56"><text:s/></text:span><text:span text:style-name="T89_57">so</text:span><text:span text:style-name="T89_58"><text:s/></text:span><text:span text:style-name="T89_59">little</text:span><text:span text:style-name="T89_60"><text:s/></text:span><text:span text:style-name="T89_61">about</text:span><text:span text:style-name="T89_62"><text:s/></text:span><text:span text:style-name="T89_63">the</text:span><text:span text:style-name="T89_64"><text:s/></text:span><text:span text:style-name="T89_65">problem</text:span><text:span text:style-name="T89_66">,<text:s/></text:span><text:span text:style-name="T89_67">that</text:span><text:span text:style-name="T89_68"><text:s/></text:span><text:span text:style-name="T89_69">I</text:span><text:span text:style-name="T89_70"><text:s/></text:span><text:span text:style-name="T89_71">didn</text:span><text:span text:style-name="T89_72">'</text:span><text:span text:style-name="T89_73">t</text:span><text:span text:style-name="T89_74"><text:s/></text:span><text:span text:style-name="T89_75">even</text:span><text:span text:style-name="T89_76"><text:s/></text:span><text:span text:style-name="T89_77">know</text:span><text:span text:style-name="T89_78"><text:s/></text:span><text:span text:style-name="T89_79">what</text:span><text:span text:style-name="T89_80"><text:s/></text:span><text:span text:style-name="T89_81">I</text:span><text:span text:style-name="T89_82"><text:s/></text:span><text:span text:style-name="T89_83">didn</text:span><text:span text:style-name="T89_84">'</text:span><text:span text:style-name="T89_85">t</text:span><text:span text:style-name="T89_86"><text:s/></text:span><text:span text:style-name="T89_87">know</text:span><text:span text:style-name="T89_88">.<text:s/></text:span><text:span text:style-name="T89_89">And</text:span><text:span text:style-name="T89_90"><text:s/></text:span><text:span text:style-name="T89_91">fortunately</text:span><text:span text:style-name="T89_92"><text:s/></text:span><text:span text:style-name="T89_93">for</text:span><text:span text:style-name="T89_94"><text:s/></text:span><text:span text:style-name="T89_95">me</text:span><text:span text:style-name="T89_96">,<text:s/></text:span><text:span text:style-name="T89_97">the</text:span><text:span text:style-name="T89_98"><text:s/></text:span><text:span text:style-name="T89_99">person</text:span><text:span text:style-name="T89_100"><text:s/></text:span><text:span text:style-name="T89_101">responding</text:span><text:span text:style-name="T89_102"><text:s/></text:span><text:span text:style-name="T89_103">understood</text:span><text:span text:style-name="T89_104"><text:s/></text:span><text:span text:style-name="T89_105">this</text:span><text:span text:style-name="T89_106">.<text:s/></text:span><text:span text:style-name="T89_107">Yikes</text:span><text:span text:style-name="T89_108">.<text:s/></text:span><text:span text:style-name="T89_109">I</text:span><text:span text:style-name="T89_110"><text:s/></text:span><text:span text:style-name="T89_111">owe</text:span><text:span text:style-name="T89_112"><text:s/></text:span><text:span text:style-name="T89_113">my</text:span><text:span text:style-name="T89_114"><text:s/></text:span><text:span text:style-name="T89_115">teammates</text:span><text:span text:style-name="T89_116"><text:s/></text:span><text:span text:style-name="T89_117">and</text:span><text:span text:style-name="T89_118"><text:s/></text:span><text:span text:style-name="T89_119">significant</text:span><text:span text:style-name="T89_120"><text:s/></text:span><text:span text:style-name="T89_121">other</text:span><text:span text:style-name="T89_122"><text:s/></text:span><text:span text:style-name="T89_123">drinks</text:span><text:span text:style-name="T89_124"><text:s/></text:span><text:span text:style-name="T89_125">for</text:span><text:span text:style-name="T89_126"><text:s/></text:span><text:span text:style-name="T89_127">life</text:span><text:span text:style-name="T89_128">.</text:span></text:p>
      <text:p text:style-name="P90"/>
      <text:p text:style-name="P91"><text:span text:style-name="T91_1">I</text:span><text:span text:style-name="T91_2"><text:s/></text:span><text:span text:style-name="T91_3">need</text:span><text:span text:style-name="T91_4"><text:s/></text:span><text:span text:style-name="T91_5">to</text:span><text:span text:style-name="T91_6"><text:s/></text:span><text:span text:style-name="T91_7">work</text:span><text:span text:style-name="T91_8"><text:s/></text:span><text:span text:style-name="T91_9">on</text:span><text:span text:style-name="T91_10"><text:s/></text:span><text:span text:style-name="T91_11">focus</text:span><text:span text:style-name="T91_12"><text:s/></text:span><text:span text:style-name="T91_13">at</text:span><text:span text:style-name="T91_14"><text:s/></text:span><text:span text:style-name="T91_15">every</text:span><text:span text:style-name="T91_16"><text:s/></text:span><text:span text:style-name="T91_17">level</text:span><text:span text:style-name="T91_18">.<text:s/></text:span><text:span text:style-name="T91_19">From</text:span><text:span text:style-name="T91_20"><text:s/></text:span><text:span text:style-name="T91_21">my</text:span><text:span text:style-name="T91_22"><text:s/></text:span><text:span text:style-name="T91_23">email</text:span><text:span text:style-name="T91_24"><text:s/></text:span><text:span text:style-name="T91_25">distractions</text:span><text:span text:style-name="T91_26"><text:s/></text:span><text:span text:style-name="T91_27">to</text:span><text:span text:style-name="T91_28"><text:s/></text:span><text:span text:style-name="T91_29">not</text:span><text:span text:style-name="T91_30"><text:s/></text:span><text:span text:style-name="T91_31">choosing</text:span><text:span text:style-name="T91_32"><text:s/></text:span><text:span text:style-name="T91_33">a</text:span><text:span text:style-name="T91_34"><text:s/></text:span><text:span text:style-name="T91_35">side</text:span><text:span text:style-name="T91_36"><text:s/></text:span><text:span text:style-name="T91_37">project</text:span><text:span text:style-name="T91_38"><text:s/></text:span><text:span text:style-name="T91_39">to</text:span><text:span text:style-name="T91_40"><text:s/></text:span><text:span text:style-name="T91_41">stick</text:span><text:span text:style-name="T91_42"><text:s/></text:span><text:span text:style-name="T91_43">to</text:span><text:span text:style-name="T91_44">,<text:s/></text:span><text:span text:style-name="T91_45">I</text:span><text:span text:style-name="T91_46"><text:s/></text:span><text:span text:style-name="T91_47">need</text:span><text:span text:style-name="T91_48"><text:s/></text:span><text:span text:style-name="T91_49">to</text:span><text:span text:style-name="T91_50"><text:s/></text:span><text:span text:style-name="T91_51">give</text:span><text:span text:style-name="T91_52"><text:s/></text:span><text:span text:style-name="T91_53">myself</text:span><text:span text:style-name="T91_54"><text:s/></text:span><text:span text:style-name="T91_55">a</text:span><text:span text:style-name="T91_56"><text:s/></text:span><text:span text:style-name="T91_57">better</text:span><text:span text:style-name="T91_58"><text:s/></text:span><text:span text:style-name="T91_59">fighting</text:span><text:span text:style-name="T91_60"><text:s/></text:span><text:span text:style-name="T91_61">chance</text:span><text:span text:style-name="T91_62"><text:s/></text:span><text:span text:style-name="T91_63">of</text:span><text:span text:style-name="T91_64"><text:s/></text:span><text:span text:style-name="T91_65">growing</text:span><text:span text:style-name="T91_66"><text:s/></text:span><text:span text:style-name="T91_67">some</text:span><text:span text:style-name="T91_68"><text:s/></text:span><text:span text:style-name="T91_69">really</text:span><text:span text:style-name="T91_70"><text:s/></text:span><text:span text:style-name="T91_71">great</text:span><text:span text:style-name="T91_72"><text:s/></text:span><text:span text:style-name="T91_73">programmer</text:span><text:span text:style-name="T91_74"><text:s/></text:span><text:span text:style-name="T91_75">habits</text:span><text:span text:style-name="T91_76">.</text:span></text:p>
      <text:p text:style-name="P92"/>
      <text:p text:style-name="P93"><text:span text:style-name="T93_1">I</text:span><text:span text:style-name="T93_2">'</text:span><text:span text:style-name="T93_3">m</text:span><text:span text:style-name="T93_4"><text:s/></text:span><text:span text:style-name="T93_5">still</text:span><text:span text:style-name="T93_6"><text:s/></text:span><text:span text:style-name="T93_7">being</text:span><text:span text:style-name="T93_8"><text:s/></text:span><text:span text:style-name="T93_9">very</text:span><text:span text:style-name="T93_10"><text:s/></text:span><text:span text:style-name="T93_11">impatient</text:span><text:span text:style-name="T93_12">.<text:s/></text:span><text:span text:style-name="T93_13">I</text:span><text:span text:style-name="T93_14"><text:s/></text:span><text:span text:style-name="T93_15">want</text:span><text:span text:style-name="T93_16"><text:s/></text:span><text:span text:style-name="T93_17">to</text:span><text:span text:style-name="T93_18"><text:s/></text:span><text:span text:style-name="T93_19">learn</text:span><text:span text:style-name="T93_20"><text:s/></text:span><text:span text:style-name="T93_21">it</text:span><text:span text:style-name="T93_22"><text:s/></text:span><text:span text:style-name="T93_23">all</text:span><text:span text:style-name="T93_24">.<text:s/></text:span><text:span text:style-name="T93_25">All</text:span><text:span text:style-name="T93_26"><text:s/></text:span><text:span text:style-name="T93_27">of</text:span><text:span text:style-name="T93_28"><text:s/></text:span><text:span text:style-name="T93_29">it</text:span><text:span text:style-name="T93_30">.<text:s/></text:span><text:span text:style-name="T93_31">Now</text:span><text:span text:style-name="T93_32">.</text:span></text:p>
      <text:p text:style-name="P94"/>
      <text:p text:style-name="P95"><text:span text:style-name="T95_1">I</text:span><text:span text:style-name="T95_2"><text:s/></text:span><text:span text:style-name="T95_3">still</text:span><text:span text:style-name="T95_4"><text:s/></text:span><text:span text:style-name="T95_5">hesitate</text:span><text:span text:style-name="T95_6"><text:s/></text:span><text:span text:style-name="T95_7">to</text:span><text:span text:style-name="T95_8"><text:s/></text:span><text:span text:style-name="T95_9">ask</text:span><text:span text:style-name="T95_10"><text:s/></text:span><text:span text:style-name="T95_11">questions</text:span><text:span text:style-name="T95_12">.<text:s/></text:span><text:span text:style-name="T95_13">My</text:span><text:span text:style-name="T95_14"><text:s/></text:span><text:span text:style-name="T95_15">brain</text:span><text:span text:style-name="T95_16"><text:s/></text:span><text:span text:style-name="T95_17">is</text:span><text:span text:style-name="T95_18"><text:s/></text:span><text:span text:style-name="T95_19">still</text:span><text:span text:style-name="T95_20"><text:s/></text:span><text:span text:style-name="T95_21">trying</text:span><text:span text:style-name="T95_22"><text:s/></text:span><text:span text:style-name="T95_23">to</text:span><text:span text:style-name="T95_24"><text:s/></text:span><text:span text:style-name="T95_25">process</text:span><text:span text:style-name="T95_26"><text:s/></text:span><text:span text:style-name="T95_27">what</text:span><text:span text:style-name="T95_28">'</text:span><text:span text:style-name="T95_29">s</text:span><text:span text:style-name="T95_30"><text:s/></text:span><text:span text:style-name="T95_31">been</text:span><text:span text:style-name="T95_32"><text:s/></text:span><text:span text:style-name="T95_33">said</text:span><text:span text:style-name="T95_34"><text:s/></text:span><text:span text:style-name="T95_35">and</text:span><text:span text:style-name="T95_36"><text:s/></text:span><text:span text:style-name="T95_37">somehow</text:span><text:span text:style-name="T95_38"><text:s/></text:span><text:span text:style-name="T95_39">my</text:span><text:span text:style-name="T95_40"><text:s/></text:span><text:span text:style-name="T95_41">head</text:span><text:span text:style-name="T95_42"><text:s/></text:span><text:span text:style-name="T95_43">involuntarily</text:span><text:span text:style-name="T95_44"><text:s/></text:span><text:span text:style-name="T95_45">nods</text:span><text:span text:style-name="T95_46"><text:s/>'</text:span><text:span text:style-name="T95_47">yes</text:span><text:span text:style-name="T95_48">'<text:s/></text:span><text:span text:style-name="T95_49">when</text:span><text:span text:style-name="T95_50"><text:s/></text:span><text:span text:style-name="T95_51">asked</text:span><text:span text:style-name="T95_52"><text:s/></text:span><text:span text:style-name="T95_53">if</text:span><text:span text:style-name="T95_54"><text:s/></text:span><text:span text:style-name="T95_55">I</text:span><text:span text:style-name="T95_56"><text:s/></text:span><text:span text:style-name="T95_57">understood</text:span><text:span text:style-name="T95_58">.<text:s/>5<text:s/></text:span><text:span text:style-name="T95_59">minutes</text:span><text:span text:style-name="T95_60"><text:s/></text:span><text:span text:style-name="T95_61">later</text:span><text:span text:style-name="T95_62">,<text:s/>'</text:span><text:span text:style-name="T95_63">what</text:span><text:span text:style-name="T95_64"><text:s/></text:span><text:span text:style-name="T95_65">in</text:span><text:span text:style-name="T95_66"><text:s/></text:span><text:span text:style-name="T95_67">the</text:span><text:span text:style-name="T95_68"><text:s/></text:span><text:span text:style-name="T95_69">world</text:span><text:span text:style-name="T95_70"><text:s/></text:span><text:span text:style-name="T95_71">was</text:span><text:span text:style-name="T95_72"><text:s/></text:span><text:span text:style-name="T95_73">he</text:span><text:span text:style-name="T95_74"><text:s/></text:span><text:span text:style-name="T95_75">talking</text:span><text:span text:style-name="T95_76"><text:s/></text:span><text:span text:style-name="T95_77">about</text:span><text:span text:style-name="T95_78">?<text:s/></text:span><text:span text:style-name="T95_79">Crap</text:span><text:span text:style-name="T95_80">.'</text:span></text:p>
      <text:p text:style-name="P96"/>
      <text:p text:style-name="P97"><text:span text:style-name="T97_1">I</text:span><text:span text:style-name="T97_2"><text:s/></text:span><text:span text:style-name="T97_3">could</text:span><text:span text:style-name="T97_4"><text:s/></text:span><text:span text:style-name="T97_5">also</text:span><text:span text:style-name="T97_6"><text:s/></text:span><text:span text:style-name="T97_7">probably</text:span><text:span text:style-name="T97_8"><text:s/></text:span><text:span text:style-name="T97_9">try</text:span><text:span text:style-name="T97_10"><text:s/></text:span><text:span text:style-name="T97_11">getting</text:span><text:span text:style-name="T97_12"><text:s/></text:span><text:span text:style-name="T97_13">a</text:span><text:span text:style-name="T97_14"><text:s/></text:span><text:span text:style-name="T97_15">little</text:span><text:span text:style-name="T97_16"><text:s/></text:span><text:span text:style-name="T97_17">more</text:span><text:span text:style-name="T97_18"><text:s/></text:span><text:span text:style-name="T97_19">sleep</text:span><text:span text:style-name="T97_20">.</text:span></text:p>
      <text:p text:style-name="P98"/>
      <text:p text:style-name="P99"><text:span text:style-name="T99_1">SLIDE</text:span><text:span text:style-name="T99_2"><text:s/>13</text:span></text:p>
      <text:p text:style-name="P100"><text:span text:style-name="T100_1">I</text:span><text:span text:style-name="T100_2">'</text:span><text:span text:style-name="T100_3">m</text:span><text:span text:style-name="T100_4"><text:s/></text:span><text:span text:style-name="T100_5">here</text:span><text:span text:style-name="T100_6">.<text:s/></text:span><text:span text:style-name="T100_7">That</text:span><text:span text:style-name="T100_8">'</text:span><text:span text:style-name="T100_9">s</text:span><text:span text:style-name="T100_10"><text:s/></text:span><text:span text:style-name="T100_11">not</text:span><text:span text:style-name="T100_12"><text:s/></text:span><text:span text:style-name="T100_13">me</text:span><text:span text:style-name="T100_14"><text:s/></text:span><text:span text:style-name="T100_15">kissing</text:span><text:span text:style-name="T100_16"><text:s/></text:span><text:span text:style-name="T100_17">butt</text:span><text:span text:style-name="T100_18">.<text:s/></text:span><text:span text:style-name="T100_19">I</text:span><text:span text:style-name="T100_20">'</text:span><text:span text:style-name="T100_21">m</text:span><text:span text:style-name="T100_22"><text:s/></text:span><text:span text:style-name="T100_23">not</text:span><text:span text:style-name="T100_24"><text:s/></text:span><text:span text:style-name="T100_25">a</text:span><text:span text:style-name="T100_26"><text:s/></text:span><text:span text:style-name="T100_27">fan</text:span><text:span text:style-name="T100_28"><text:s/></text:span><text:span text:style-name="T100_29">of</text:span><text:span text:style-name="T100_30"><text:s/></text:span><text:span text:style-name="T100_31">public</text:span><text:span text:style-name="T100_32"><text:s/></text:span><text:span text:style-name="T100_33">speaking</text:span><text:span text:style-name="T100_34">.<text:s/></text:span><text:span text:style-name="T100_35">But</text:span><text:span text:style-name="T100_36"><text:s/></text:span><text:span text:style-name="T100_37">I</text:span><text:span text:style-name="T100_38">'</text:span><text:span text:style-name="T100_39">ve</text:span><text:span text:style-name="T100_40"><text:s/></text:span><text:span text:style-name="T100_41">worked</text:span><text:span text:style-name="T100_42"><text:s/></text:span><text:span text:style-name="T100_43">hard</text:span><text:span text:style-name="T100_44"><text:s/></text:span><text:span text:style-name="T100_45">for</text:span><text:span text:style-name="T100_46"><text:s/></text:span><text:span text:style-name="T100_47">the</text:span><text:span text:style-name="T100_48"><text:s/></text:span><text:span text:style-name="T100_49">changes</text:span><text:span text:style-name="T100_50"><text:s/></text:span><text:span text:style-name="T100_51">I</text:span><text:span text:style-name="T100_52">'</text:span><text:span text:style-name="T100_53">ve</text:span><text:span text:style-name="T100_54"><text:s/></text:span><text:span text:style-name="T100_55">made</text:span><text:span text:style-name="T100_56"><text:s/></text:span><text:span text:style-name="T100_57">in</text:span><text:span text:style-name="T100_58"><text:s/></text:span><text:span text:style-name="T100_59">my</text:span><text:span text:style-name="T100_60"><text:s/></text:span><text:span text:style-name="T100_61">life</text:span><text:span text:style-name="T100_62"><text:s/></text:span><text:span text:style-name="T100_63">over</text:span><text:span text:style-name="T100_64"><text:s/></text:span><text:span text:style-name="T100_65">the</text:span><text:span text:style-name="T100_66"><text:s/></text:span><text:span text:style-name="T100_67">past</text:span><text:span text:style-name="T100_68"><text:s/></text:span><text:span text:style-name="T100_69">few</text:span><text:span text:style-name="T100_70"><text:s/></text:span><text:span text:style-name="T100_71">years</text:span><text:span text:style-name="T100_72">,<text:s/></text:span><text:span text:style-name="T100_73">and</text:span><text:span text:style-name="T100_74"><text:s/></text:span><text:span text:style-name="T100_75">if</text:span><text:span text:style-name="T100_76"><text:s/></text:span><text:span text:style-name="T100_77">I</text:span><text:span text:style-name="T100_78"><text:s/></text:span><text:span text:style-name="T100_79">were</text:span><text:span text:style-name="T100_80"><text:s/></text:span><text:span text:style-name="T100_81">to</text:span><text:span text:style-name="T100_82"><text:s/></text:span><text:span text:style-name="T100_83">stop</text:span><text:span text:style-name="T100_84"><text:s/></text:span><text:span text:style-name="T100_85">challenging</text:span><text:span text:style-name="T100_86"><text:s/></text:span><text:span text:style-name="T100_87">myself</text:span><text:span text:style-name="T100_88"><text:s/></text:span><text:span text:style-name="T100_89">now</text:span><text:span text:style-name="T100_90">,<text:s/></text:span><text:span text:style-name="T100_91">it</text:span><text:span text:style-name="T100_92">'</text:span><text:span text:style-name="T100_93">d</text:span><text:span text:style-name="T100_94"><text:s/></text:span><text:span text:style-name="T100_95">all</text:span><text:span text:style-name="T100_96"><text:s/></text:span><text:span text:style-name="T100_97">be</text:span><text:span text:style-name="T100_98"><text:s/></text:span><text:span text:style-name="T100_99">for</text:span><text:span text:style-name="T100_100"><text:s/></text:span><text:span text:style-name="T100_101">naught</text:span><text:span text:style-name="T100_102">.<text:s/></text:span><text:span text:style-name="T100_103">Even</text:span><text:span text:style-name="T100_104"><text:s/></text:span><text:span text:style-name="T100_105">moreso</text:span><text:span text:style-name="T100_106">,<text:s/></text:span><text:span text:style-name="T100_107">I</text:span><text:span text:style-name="T100_108"><text:s/></text:span><text:span text:style-name="T100_109">feel</text:span><text:span text:style-name="T100_110"><text:s/></text:span><text:span text:style-name="T100_111">a</text:span><text:span text:style-name="T100_112"><text:s/></text:span><text:span text:style-name="T100_113">responsibility</text:span><text:span text:style-name="T100_114"><text:s/></text:span><text:span text:style-name="T100_115">to</text:span><text:span text:style-name="T100_116"><text:s/></text:span><text:span text:style-name="T100_117">share</text:span><text:span text:style-name="T100_118"><text:s/></text:span><text:span text:style-name="T100_119">my</text:span><text:span text:style-name="T100_120"><text:s/></text:span><text:span text:style-name="T100_121">road</text:span><text:span text:style-name="T100_122"><text:s/></text:span><text:span text:style-name="T100_123">thus</text:span><text:span text:style-name="T100_124"><text:s/></text:span><text:span text:style-name="T100_125">far</text:span><text:span text:style-name="T100_126"><text:s/></text:span><text:span text:style-name="T100_127">in</text:span><text:span text:style-name="T100_128"><text:s/></text:span><text:span text:style-name="T100_129">the</text:span><text:span text:style-name="T100_130"><text:s/></text:span><text:span text:style-name="T100_131">hopes</text:span><text:span text:style-name="T100_132"><text:s/></text:span><text:span text:style-name="T100_133">that</text:span><text:span text:style-name="T100_134"><text:s/></text:span><text:span text:style-name="T100_135">I</text:span><text:span text:style-name="T100_136"><text:s/></text:span><text:span text:style-name="T100_137">can</text:span><text:span text:style-name="T100_138"><text:s/></text:span><text:span text:style-name="T100_139">make</text:span><text:span text:style-name="T100_140"><text:s/></text:span><text:span text:style-name="T100_141">it</text:span><text:span text:style-name="T100_142"><text:s/></text:span><text:span text:style-name="T100_143">an</text:span><text:span text:style-name="T100_144"><text:s/></text:span><text:span text:style-name="T100_145">awesome</text:span><text:span text:style-name="T100_146"><text:s/></text:span><text:span text:style-name="T100_147">path</text:span><text:span text:style-name="T100_148"><text:s/></text:span><text:span text:style-name="T100_149">for</text:span><text:span text:style-name="T100_150"><text:s/></text:span><text:span text:style-name="T100_151">others</text:span><text:span text:style-name="T100_152"><text:s/></text:span><text:span text:style-name="T100_153">to</text:span><text:span text:style-name="T100_154"><text:s/></text:span><text:span text:style-name="T100_155">follow</text:span><text:span text:style-name="T100_156">.<text:s/></text:span><text:span text:style-name="T100_157">A</text:span><text:span text:style-name="T100_158"><text:s/></text:span><text:span text:style-name="T100_159">few</text:span><text:span text:style-name="T100_160"><text:s/></text:span><text:span text:style-name="T100_161">people</text:span><text:span text:style-name="T100_162"><text:s/></text:span><text:span text:style-name="T100_163">really</text:span><text:span text:style-name="T100_164"><text:s/></text:span><text:span text:style-name="T100_165">went</text:span><text:span text:style-name="T100_166"><text:s/></text:span><text:span text:style-name="T100_167">above</text:span><text:span text:style-name="T100_168"><text:s/></text:span><text:span text:style-name="T100_169">and</text:span><text:span text:style-name="T100_170"><text:s/></text:span><text:span text:style-name="T100_171">beyond</text:span><text:span text:style-name="T100_172"><text:s/></text:span><text:span text:style-name="T100_173">to</text:span><text:span text:style-name="T100_174"><text:s/></text:span><text:span text:style-name="T100_175">help</text:span><text:span text:style-name="T100_176"><text:s/></text:span><text:span text:style-name="T100_177">me</text:span><text:span text:style-name="T100_178"><text:s/></text:span><text:span text:style-name="T100_179">into</text:span><text:span text:style-name="T100_180"><text:s/></text:span><text:span text:style-name="T100_181">the</text:span><text:span text:style-name="T100_182"><text:s/></text:span><text:span text:style-name="T100_183">programming</text:span><text:span text:style-name="T100_184"><text:s/></text:span><text:span text:style-name="T100_185">community</text:span><text:span text:style-name="T100_186">,<text:s/></text:span><text:span text:style-name="T100_187">and</text:span><text:span text:style-name="T100_188"><text:s/></text:span><text:span text:style-name="T100_189">it</text:span><text:span text:style-name="T100_190"><text:s/></text:span><text:span text:style-name="T100_191">is</text:span><text:span text:style-name="T100_192"><text:s/></text:span><text:span text:style-name="T100_193">a</text:span><text:span text:style-name="T100_194"><text:s/></text:span><text:span text:style-name="T100_195">blessing</text:span><text:span text:style-name="T100_196"><text:s/></text:span><text:span text:style-name="T100_197">I</text:span><text:span text:style-name="T100_198"><text:s/></text:span><text:span text:style-name="T100_199">am</text:span><text:span text:style-name="T100_200"><text:s/></text:span><text:span text:style-name="T100_201">happy</text:span><text:span text:style-name="T100_202"><text:s/></text:span><text:span text:style-name="T100_203">pass</text:span><text:span text:style-name="T100_204"><text:s/></text:span><text:span text:style-name="T100_205">on</text:span><text:span text:style-name="T100_206">.</text:span></text:p>
      <text:p text:style-name="P101"/>
      <text:p text:style-name="P102"><text:span text:style-name="T102_1">I</text:span><text:span text:style-name="T102_2">'</text:span><text:span text:style-name="T102_3">m</text:span><text:span text:style-name="T102_4"><text:s/></text:span><text:span text:style-name="T102_5">meeting</text:span><text:span text:style-name="T102_6"><text:s/></text:span><text:span text:style-name="T102_7">others</text:span><text:span text:style-name="T102_8"><text:s/></text:span><text:span text:style-name="T102_9">who</text:span><text:span text:style-name="T102_10"><text:s/></text:span><text:span text:style-name="T102_11">have</text:span><text:span text:style-name="T102_12"><text:s/></text:span><text:span text:style-name="T102_13">the</text:span><text:span text:style-name="T102_14"><text:s/></text:span><text:span text:style-name="T102_15">tenacity</text:span><text:span text:style-name="T102_16"><text:s/></text:span><text:span text:style-name="T102_17">and</text:span><text:span text:style-name="T102_18"><text:s/></text:span><text:span text:style-name="T102_19">curiosity</text:span><text:span text:style-name="T102_20"><text:s/></text:span><text:span text:style-name="T102_21">to</text:span><text:span text:style-name="T102_22"><text:s/></text:span><text:span text:style-name="T102_23">be</text:span><text:span text:style-name="T102_24"><text:s/></text:span><text:span text:style-name="T102_25">a</text:span><text:span text:style-name="T102_26"><text:s/></text:span><text:span text:style-name="T102_27">programmer</text:span><text:span text:style-name="T102_28">.<text:s/></text:span><text:span text:style-name="T102_29">And</text:span><text:span text:style-name="T102_30"><text:s/></text:span><text:span text:style-name="T102_31">they</text:span><text:span text:style-name="T102_32"><text:s/></text:span><text:span text:style-name="T102_33">were</text:span><text:span text:style-name="T102_34"><text:s/></text:span><text:span text:style-name="T102_35">just</text:span><text:span text:style-name="T102_36"><text:s/></text:span><text:span text:style-name="T102_37">never</text:span><text:span text:style-name="T102_38"><text:s/></text:span><text:span text:style-name="T102_39">introduced</text:span><text:span text:style-name="T102_40"><text:s/></text:span><text:span text:style-name="T102_41">to</text:span><text:span text:style-name="T102_42"><text:s/></text:span><text:span text:style-name="T102_43">programming</text:span><text:span text:style-name="T102_44">.<text:s/></text:span><text:span text:style-name="T102_45">This</text:span><text:span text:style-name="T102_46"><text:s/></text:span><text:span text:style-name="T102_47">is</text:span><text:span text:style-name="T102_48"><text:s/></text:span><text:span text:style-name="T102_49">an</text:span><text:span text:style-name="T102_50"><text:s/></text:span><text:span text:style-name="T102_51">obsession</text:span><text:span text:style-name="T102_52"><text:s/></text:span><text:span text:style-name="T102_53">I</text:span><text:span text:style-name="T102_54">'</text:span><text:span text:style-name="T102_55">m</text:span><text:span text:style-name="T102_56"><text:s/></text:span><text:span text:style-name="T102_57">happy</text:span><text:span text:style-name="T102_58"><text:s/></text:span><text:span text:style-name="T102_59">to</text:span><text:span text:style-name="T102_60"><text:s/></text:span><text:span text:style-name="T102_61">share</text:span><text:span text:style-name="T102_62">.<text:s/></text:span><text:span text:style-name="T102_63">So</text:span><text:span text:style-name="T102_64"><text:s/></text:span><text:span text:style-name="T102_65">I</text:span><text:span text:style-name="T102_66"><text:s/></text:span><text:span text:style-name="T102_67">am</text:span><text:span text:style-name="T102_68">.<text:s text:c="2"/></text:span></text:p>
      <text:p text:style-name="P103"/>
      <text:p text:style-name="P104"><text:span text:style-name="T104_1">SLIDE</text:span><text:span text:style-name="T104_2"><text:s/>14</text:span></text:p>
      <text:p text:style-name="P105"><text:span text:style-name="T105_1">A</text:span><text:span text:style-name="T105_2"><text:s/></text:span><text:span text:style-name="T105_3">fellow</text:span><text:span text:style-name="T105_4"><text:s/></text:span><text:span text:style-name="T105_5">rock</text:span><text:span text:style-name="T105_6">-</text:span><text:span text:style-name="T105_7">addicted</text:span><text:span text:style-name="T105_8"><text:s/></text:span><text:span text:style-name="T105_9">programmer</text:span><text:span text:style-name="T105_10"><text:s/></text:span><text:span text:style-name="T105_11">said</text:span><text:span text:style-name="T105_12">,</text:span></text:p>
      <text:p text:style-name="P106"><text:span text:style-name="T106_1">"<text:s/></text:span><text:span text:style-name="T106_2">Sometimes</text:span><text:span text:style-name="T106_3"><text:s/></text:span><text:span text:style-name="T106_4">to</text:span><text:span text:style-name="T106_5"><text:s/></text:span><text:span text:style-name="T106_6">get</text:span><text:span text:style-name="T106_7"><text:s/></text:span><text:span text:style-name="T106_8">to</text:span><text:span text:style-name="T106_9"><text:s/></text:span><text:span text:style-name="T106_10">the</text:span><text:span text:style-name="T106_11"><text:s/></text:span><text:span text:style-name="T106_12">next</text:span><text:span text:style-name="T106_13"><text:s/></text:span><text:span text:style-name="T106_14">level</text:span><text:span text:style-name="T106_15"><text:s/></text:span><text:span text:style-name="T106_16">in</text:span><text:span text:style-name="T106_17"><text:s/></text:span><text:span text:style-name="T106_18">climbing</text:span><text:span text:style-name="T106_19">,<text:s/></text:span><text:span text:style-name="T106_20">you</text:span><text:span text:style-name="T106_21"><text:s/></text:span><text:span text:style-name="T106_22">need</text:span><text:span text:style-name="T106_23"><text:s/></text:span><text:span text:style-name="T106_24">to</text:span><text:span text:style-name="T106_25"><text:s/></text:span><text:span text:style-name="T106_26">go</text:span><text:span text:style-name="T106_27"><text:s/></text:span><text:span text:style-name="T106_28">outside</text:span><text:span text:style-name="T106_29"><text:s/></text:span><text:span text:style-name="T106_30">of</text:span><text:span text:style-name="T106_31"><text:s/></text:span><text:span text:style-name="T106_32">it</text:span><text:span text:style-name="T106_33">.<text:s/></text:span><text:span text:style-name="T106_34">You</text:span><text:span text:style-name="T106_35"><text:s/></text:span><text:span text:style-name="T106_36">may</text:span><text:span text:style-name="T106_37"><text:s/></text:span><text:span text:style-name="T106_38">need</text:span><text:span text:style-name="T106_39"><text:s/></text:span><text:span text:style-name="T106_40">to</text:span><text:span text:style-name="T106_41"><text:s/></text:span><text:span text:style-name="T106_42">take</text:span><text:span text:style-name="T106_43"><text:s/></text:span><text:span text:style-name="T106_44">up</text:span><text:span text:style-name="T106_45"><text:s/></text:span><text:span text:style-name="T106_46">yoga</text:span><text:span text:style-name="T106_47"><text:s/></text:span><text:span text:style-name="T106_48">for</text:span><text:span text:style-name="T106_49"><text:s/></text:span><text:span text:style-name="T106_50">flexibility</text:span><text:span text:style-name="T106_51"><text:s/></text:span><text:span text:style-name="T106_52">or</text:span><text:span text:style-name="T106_53"><text:s/></text:span><text:span text:style-name="T106_54">weightlifting</text:span><text:span text:style-name="T106_55"><text:s/></text:span><text:span text:style-name="T106_56">for</text:span><text:span text:style-name="T106_57"><text:s/></text:span><text:span text:style-name="T106_58">strength</text:span><text:span text:style-name="T106_59">.<text:s/></text:span><text:span text:style-name="T106_60">Likewise</text:span><text:span text:style-name="T106_61">,<text:s/></text:span><text:span text:style-name="T106_62">in</text:span><text:span text:style-name="T106_63"><text:s/></text:span><text:span text:style-name="T106_64">programming</text:span><text:span text:style-name="T106_65">,<text:s/></text:span><text:span text:style-name="T106_66">sometimes</text:span><text:span text:style-name="T106_67"><text:s/></text:span><text:span text:style-name="T106_68">you</text:span><text:span text:style-name="T106_69"><text:s/></text:span><text:span text:style-name="T106_70">need</text:span><text:span text:style-name="T106_71"><text:s/></text:span><text:span text:style-name="T106_72">to</text:span><text:span text:style-name="T106_73"><text:s/></text:span><text:span text:style-name="T106_74">go</text:span><text:span text:style-name="T106_75"><text:s/></text:span><text:span text:style-name="T106_76">sideways</text:span><text:span text:style-name="T106_77"><text:s/></text:span><text:span text:style-name="T106_78">to</text:span><text:span text:style-name="T106_79"><text:s/></text:span><text:span text:style-name="T106_80">go</text:span><text:span text:style-name="T106_81"><text:s/></text:span><text:span text:style-name="T106_82">up</text:span><text:span text:style-name="T106_83">.<text:s/></text:span><text:span text:style-name="T106_84">If</text:span><text:span text:style-name="T106_85"><text:s/></text:span><text:span text:style-name="T106_86">you</text:span><text:span text:style-name="T106_87"><text:s/></text:span><text:span text:style-name="T106_88">want</text:span><text:span text:style-name="T106_89"><text:s/></text:span><text:span text:style-name="T106_90">to</text:span><text:span text:style-name="T106_91"><text:s/></text:span><text:span text:style-name="T106_92">master</text:span><text:span text:style-name="T106_93"><text:s/></text:span><text:span text:style-name="T106_94">Node</text:span><text:span text:style-name="T106_95">.</text:span><text:span text:style-name="T106_96">js</text:span><text:span text:style-name="T106_97">,<text:s/></text:span><text:span text:style-name="T106_98">you</text:span><text:span text:style-name="T106_99">'</text:span><text:span text:style-name="T106_100">ll</text:span><text:span text:style-name="T106_101"><text:s/></text:span><text:span text:style-name="T106_102">probably</text:span><text:span text:style-name="T106_103"><text:s/></text:span><text:span text:style-name="T106_104">want</text:span><text:span text:style-name="T106_105"><text:s/></text:span><text:span text:style-name="T106_106">to</text:span><text:span text:style-name="T106_107"><text:s/></text:span><text:span text:style-name="T106_108">spend</text:span><text:span text:style-name="T106_109"><text:s/></text:span><text:span text:style-name="T106_110">time</text:span><text:span text:style-name="T106_111"><text:s/></text:span><text:span text:style-name="T106_112">outside</text:span><text:span text:style-name="T106_113"><text:s/></text:span><text:span text:style-name="T106_114">of</text:span><text:span text:style-name="T106_115"><text:s/></text:span><text:span text:style-name="T106_116">it</text:span><text:span text:style-name="T106_117"><text:s/></text:span><text:span text:style-name="T106_118">and</text:span><text:span text:style-name="T106_119"><text:s/></text:span><text:span text:style-name="T106_120">work</text:span><text:span text:style-name="T106_121"><text:s/></text:span><text:span text:style-name="T106_122">on</text:span><text:span text:style-name="T106_123"><text:s/></text:span><text:span text:style-name="T106_124">your</text:span><text:span text:style-name="T106_125"><text:s/></text:span><text:span text:style-name="T106_126">command</text:span><text:span text:style-name="T106_127"><text:s/></text:span><text:span text:style-name="T106_128">line</text:span><text:span text:style-name="T106_129"><text:s/></text:span><text:span text:style-name="T106_130">and</text:span><text:span text:style-name="T106_131"><text:s/></text:span><text:span text:style-name="T106_132">version</text:span><text:span text:style-name="T106_133"><text:s/></text:span><text:span text:style-name="T106_134">control</text:span><text:span text:style-name="T106_135"><text:s/></text:span><text:span text:style-name="T106_136">skills</text:span><text:span text:style-name="T106_137">.<text:s/></text:span><text:span text:style-name="T106_138">Programming</text:span><text:span text:style-name="T106_139"><text:s/></text:span><text:span text:style-name="T106_140">has</text:span><text:span text:style-name="T106_141"><text:s/></text:span><text:span text:style-name="T106_142">a</text:span><text:span text:style-name="T106_143"><text:s/></text:span><text:span text:style-name="T106_144">huge</text:span><text:span text:style-name="T106_145"><text:s/></text:span><text:span text:style-name="T106_146">amount</text:span><text:span text:style-name="T106_147"><text:s/></text:span><text:span text:style-name="T106_148">of</text:span><text:span text:style-name="T106_149"><text:s/></text:span><text:span text:style-name="T106_150">silos</text:span><text:span text:style-name="T106_151">.<text:s/></text:span><text:span text:style-name="T106_152">To</text:span><text:span text:style-name="T106_153"><text:s/></text:span><text:span text:style-name="T106_154">go</text:span><text:span text:style-name="T106_155"><text:s/></text:span><text:span text:style-name="T106_156">very</text:span><text:span text:style-name="T106_157"><text:s/></text:span><text:span text:style-name="T106_158">deep</text:span><text:span text:style-name="T106_159"><text:s/></text:span><text:span text:style-name="T106_160">in</text:span><text:span text:style-name="T106_161"><text:s/></text:span><text:span text:style-name="T106_162">any</text:span><text:span text:style-name="T106_163"><text:s/></text:span><text:span text:style-name="T106_164">one</text:span><text:span text:style-name="T106_165"><text:s/></text:span><text:span text:style-name="T106_166">you</text:span><text:span text:style-name="T106_167"><text:s/></text:span><text:span text:style-name="T106_168">have</text:span><text:span text:style-name="T106_169"><text:s/></text:span><text:span text:style-name="T106_170">to</text:span><text:span text:style-name="T106_171"><text:s/></text:span><text:span text:style-name="T106_172">gain</text:span><text:span text:style-name="T106_173"><text:s/></text:span><text:span text:style-name="T106_174">competence</text:span><text:span text:style-name="T106_175"><text:s/></text:span><text:span text:style-name="T106_176">in</text:span><text:span text:style-name="T106_177"><text:s/></text:span><text:span text:style-name="T106_178">many</text:span><text:span text:style-name="T106_179">."</text:span></text:p>
      <text:p text:style-name="P107"/>
      <text:p text:style-name="P108"><text:span text:style-name="T108_1">Node</text:span><text:span text:style-name="T108_2">.</text:span><text:span text:style-name="T108_3">js</text:span><text:span text:style-name="T108_4"><text:s/></text:span><text:span text:style-name="T108_5">is</text:span><text:span text:style-name="T108_6"><text:s/></text:span><text:span text:style-name="T108_7">a</text:span><text:span text:style-name="T108_8"><text:s/></text:span><text:span text:style-name="T108_9">special</text:span><text:span text:style-name="T108_10"><text:s/></text:span><text:span text:style-name="T108_11">beast</text:span><text:span text:style-name="T108_12">.<text:s/></text:span><text:span text:style-name="T108_13">This</text:span><text:span text:style-name="T108_14"><text:s/></text:span><text:span text:style-name="T108_15">wonderful</text:span><text:span text:style-name="T108_16"><text:s/></text:span><text:span text:style-name="T108_17">back</text:span><text:span text:style-name="T108_18">-</text:span><text:span text:style-name="T108_19">end</text:span><text:span text:style-name="T108_20"><text:s/></text:span><text:span text:style-name="T108_21">world</text:span><text:span text:style-name="T108_22"><text:s/></text:span><text:span text:style-name="T108_23">that</text:span><text:span text:style-name="T108_24"><text:s/></text:span><text:span text:style-name="T108_25">makes</text:span><text:span text:style-name="T108_26"><text:s/></text:span><text:span text:style-name="T108_27">Javascript</text:span><text:span text:style-name="T108_28"><text:s/></text:span><text:span text:style-name="T108_29">really</text:span><text:span text:style-name="T108_30"><text:s/></text:span><text:span text:style-name="T108_31">FUN</text:span><text:span text:style-name="T108_32">.<text:s/></text:span><text:span text:style-name="T108_33">In</text:span><text:span text:style-name="T108_34"><text:s/></text:span><text:span text:style-name="T108_35">order</text:span><text:span text:style-name="T108_36"><text:s/></text:span><text:span text:style-name="T108_37">to</text:span><text:span text:style-name="T108_38"><text:s/></text:span><text:span text:style-name="T108_39">understand</text:span><text:span text:style-name="T108_40"><text:s/></text:span><text:span text:style-name="T108_41">it</text:span><text:span text:style-name="T108_42"><text:s/></text:span><text:span text:style-name="T108_43">better</text:span><text:span text:style-name="T108_44">,<text:s/></text:span><text:span text:style-name="T108_45">I</text:span><text:span text:style-name="T108_46"><text:s/></text:span><text:span text:style-name="T108_47">have</text:span><text:span text:style-name="T108_48"><text:s/></text:span><text:span text:style-name="T108_49">to</text:span><text:span text:style-name="T108_50"><text:s/></text:span><text:span text:style-name="T108_51">continue</text:span><text:span text:style-name="T108_52"><text:s/></text:span><text:span text:style-name="T108_53">working</text:span><text:span text:style-name="T108_54"><text:s/></text:span><text:span text:style-name="T108_55">on</text:span><text:span text:style-name="T108_56"><text:s/></text:span><text:span text:style-name="T108_57">more</text:span><text:span text:style-name="T108_58"><text:s/></text:span><text:span text:style-name="T108_59">expanding</text:span><text:span text:style-name="T108_60"><text:s/></text:span><text:span text:style-name="T108_61">my</text:span><text:span text:style-name="T108_62"><text:s/></text:span><text:span text:style-name="T108_63">skillset</text:span><text:span text:style-name="T108_64">.<text:s/></text:span><text:span text:style-name="T108_65">One</text:span><text:span text:style-name="T108_66"><text:s/></text:span><text:span text:style-name="T108_67">of</text:span><text:span text:style-name="T108_68"><text:s/></text:span><text:span text:style-name="T108_69">my</text:span><text:span text:style-name="T108_70"><text:s/></text:span><text:span text:style-name="T108_71">favorite</text:span><text:span text:style-name="T108_72"><text:s/></text:span><text:span text:style-name="T108_73">projects</text:span><text:span text:style-name="T108_74"><text:s/></text:span><text:span text:style-name="T108_75">coming</text:span><text:span text:style-name="T108_76"><text:s/></text:span><text:span text:style-name="T108_77">up</text:span><text:span text:style-name="T108_78">...</text:span></text:p>
      <text:p text:style-name="P109"/>
      <text:p text:style-name="P110"><text:span text:style-name="T110_1">SLIDE</text:span><text:span text:style-name="T110_2"><text:s/>15</text:span></text:p>
      <text:p text:style-name="P111"><text:span text:style-name="T111_1">Remember</text:span><text:span text:style-name="T111_2"><text:s/></text:span><text:span text:style-name="T111_3">when</text:span><text:span text:style-name="T111_4"><text:s/></text:span><text:span text:style-name="T111_5">I</text:span><text:span text:style-name="T111_6"><text:s/></text:span><text:span text:style-name="T111_7">mentioned</text:span><text:span text:style-name="T111_8"><text:s/></text:span><text:span text:style-name="T111_9">the</text:span><text:span text:style-name="T111_10"><text:s/></text:span><text:span text:style-name="T111_11">Python</text:span><text:span text:style-name="T111_12"><text:s/></text:span><text:span text:style-name="T111_13">community</text:span><text:span text:style-name="T111_14"><text:s/></text:span><text:span text:style-name="T111_15">earlier</text:span><text:span text:style-name="T111_16">?<text:s/></text:span><text:span text:style-name="T111_17">I</text:span><text:span text:style-name="T111_18">'</text:span><text:span text:style-name="T111_19">m</text:span><text:span text:style-name="T111_20"><text:s/></text:span><text:span text:style-name="T111_21">still</text:span><text:span text:style-name="T111_22"><text:s/></text:span><text:span text:style-name="T111_23">a</text:span><text:span text:style-name="T111_24"><text:s/></text:span><text:span text:style-name="T111_25">part</text:span><text:span text:style-name="T111_26"><text:s/></text:span><text:span text:style-name="T111_27">of</text:span><text:span text:style-name="T111_28"><text:s/></text:span><text:span text:style-name="T111_29">it</text:span><text:span text:style-name="T111_30">.<text:s/></text:span><text:span text:style-name="T111_31">I</text:span><text:span text:style-name="T111_32"><text:s/></text:span><text:span text:style-name="T111_33">attended</text:span><text:span text:style-name="T111_34"><text:s/></text:span><text:span text:style-name="T111_35">PyCon</text:span><text:span text:style-name="T111_36"><text:s/></text:span><text:span text:style-name="T111_37">this</text:span><text:span text:style-name="T111_38"><text:s/></text:span><text:span text:style-name="T111_39">year</text:span><text:span text:style-name="T111_40">.<text:s/></text:span><text:span text:style-name="T111_41">Jessica</text:span><text:span text:style-name="T111_42"><text:s/></text:span><text:span text:style-name="T111_43">McKellar</text:span><text:span text:style-name="T111_44"><text:s/></text:span><text:span text:style-name="T111_45">of</text:span><text:span text:style-name="T111_46"><text:s/></text:span><text:span text:style-name="T111_47">OpenHatch</text:span><text:span text:style-name="T111_48">.</text:span><text:span text:style-name="T111_49">org</text:span><text:span text:style-name="T111_50"><text:s/></text:span><text:span text:style-name="T111_51">talked</text:span><text:span text:style-name="T111_52"><text:s/></text:span><text:span text:style-name="T111_53">about</text:span><text:span text:style-name="T111_54"><text:s/></text:span><text:span text:style-name="T111_55">growing</text:span><text:span text:style-name="T111_56"><text:s/></text:span><text:span text:style-name="T111_57">the</text:span><text:span text:style-name="T111_58"><text:s/></text:span><text:span text:style-name="T111_59">Boston</text:span><text:span text:style-name="T111_60"><text:s/></text:span><text:span text:style-name="T111_61">Python</text:span><text:span text:style-name="T111_62"><text:s/></text:span><text:span text:style-name="T111_63">user</text:span><text:span text:style-name="T111_64"><text:s/></text:span><text:span text:style-name="T111_65">group</text:span><text:span text:style-name="T111_66"><text:s/></text:span><text:span text:style-name="T111_67">to</text:span><text:span text:style-name="T111_68"><text:s/>1700<text:s/></text:span><text:span text:style-name="T111_69">members</text:span><text:span text:style-name="T111_70"><text:s/></text:span><text:span text:style-name="T111_71">through</text:span><text:span text:style-name="T111_72"><text:s/></text:span><text:span text:style-name="T111_73">workshops</text:span><text:span text:style-name="T111_74">....</text:span><text:span text:style-name="T111_75">and</text:span><text:span text:style-name="T111_76"><text:s/></text:span><text:span text:style-name="T111_77">I</text:span><text:span text:style-name="T111_78"><text:s/></text:span><text:span text:style-name="T111_79">trolled</text:span><text:span text:style-name="T111_80"><text:s/></text:span><text:span text:style-name="T111_81">the</text:span><text:span text:style-name="T111_82"><text:s/></text:span><text:span text:style-name="T111_83">heck</text:span><text:span text:style-name="T111_84"><text:s/></text:span><text:span text:style-name="T111_85">out</text:span><text:span text:style-name="T111_86"><text:s/></text:span><text:span text:style-name="T111_87">of</text:span><text:span text:style-name="T111_88"><text:s/></text:span><text:span text:style-name="T111_89">them</text:span><text:span text:style-name="T111_90">.<text:s/>"</text:span><text:span text:style-name="T111_91">But</text:span><text:span text:style-name="T111_92"><text:s/></text:span><text:span text:style-name="T111_93">how</text:span><text:span text:style-name="T111_94"><text:s/></text:span><text:span text:style-name="T111_95">do</text:span><text:span text:style-name="T111_96"><text:s/></text:span><text:span text:style-name="T111_97">you</text:span><text:span text:style-name="T111_98"><text:s/></text:span><text:span text:style-name="T111_99">think</text:span><text:span text:style-name="T111_100"><text:s/></text:span><text:span text:style-name="T111_101">I</text:span><text:span text:style-name="T111_102"><text:s/></text:span><text:span text:style-name="T111_103">could</text:span><text:span text:style-name="T111_104"><text:s/></text:span><text:span text:style-name="T111_105">make</text:span><text:span text:style-name="T111_106"><text:s/></text:span><text:span text:style-name="T111_107">a</text:span><text:span text:style-name="T111_108"><text:s/></text:span><text:span text:style-name="T111_109">workshop</text:span><text:span text:style-name="T111_110"><text:s/></text:span><text:span text:style-name="T111_111">like</text:span><text:span text:style-name="T111_112"><text:s/></text:span><text:span text:style-name="T111_113">this</text:span><text:span text:style-name="T111_114"><text:s/></text:span><text:span text:style-name="T111_115">for</text:span><text:span text:style-name="T111_116"><text:s/></text:span><text:span text:style-name="T111_117">Nooooodejs</text:span><text:span text:style-name="T111_118">?<text:s/></text:span><text:span text:style-name="T111_119">How</text:span><text:span text:style-name="T111_120"><text:s/></text:span><text:span text:style-name="T111_121">could</text:span><text:span text:style-name="T111_122"><text:s/></text:span><text:span text:style-name="T111_123">I</text:span><text:span text:style-name="T111_124"><text:s/></text:span><text:span text:style-name="T111_125">get</text:span><text:span text:style-name="T111_126"><text:s/></text:span><text:span text:style-name="T111_127">people</text:span><text:span text:style-name="T111_128"><text:s/></text:span><text:span text:style-name="T111_129">excited</text:span><text:span text:style-name="T111_130"><text:s/></text:span><text:span text:style-name="T111_131">like</text:span><text:span text:style-name="T111_132"><text:s/></text:span><text:span text:style-name="T111_133">this</text:span><text:span text:style-name="T111_134"><text:s/></text:span><text:span text:style-name="T111_135">for</text:span><text:span text:style-name="T111_136"><text:s/></text:span><text:span text:style-name="T111_137">Node</text:span><text:span text:style-name="T111_138">?"<text:s/></text:span><text:span text:style-name="T111_139">Yeah</text:span><text:span text:style-name="T111_140">,<text:s/></text:span><text:span text:style-name="T111_141">I</text:span><text:span text:style-name="T111_142"><text:s/></text:span><text:span text:style-name="T111_143">got</text:span><text:span text:style-name="T111_144"><text:s/></text:span><text:span text:style-name="T111_145">a</text:span><text:span text:style-name="T111_146"><text:s/></text:span><text:span text:style-name="T111_147">few</text:span><text:span text:style-name="T111_148"><text:s/></text:span><text:span text:style-name="T111_149">eye</text:span><text:span text:style-name="T111_150"><text:s/></text:span><text:span text:style-name="T111_151">rolls</text:span><text:span text:style-name="T111_152">.<text:s/></text:span><text:span text:style-name="T111_153">A</text:span><text:span text:style-name="T111_154"><text:s/></text:span><text:span text:style-name="T111_155">speaker</text:span><text:span text:style-name="T111_156"><text:s/></text:span><text:span text:style-name="T111_157">on</text:span><text:span text:style-name="T111_158"><text:s/></text:span><text:span text:style-name="T111_159">the</text:span><text:span text:style-name="T111_160"><text:s/></text:span><text:span text:style-name="T111_161">panel</text:span><text:span text:style-name="T111_162"><text:s/></text:span><text:span text:style-name="T111_163">was</text:span><text:span text:style-name="T111_164"><text:s/></text:span><text:span text:style-name="T111_165">a</text:span><text:span text:style-name="T111_166"><text:s/></text:span><text:span text:style-name="T111_167">Ruby</text:span><text:span text:style-name="T111_168"><text:s/></text:span><text:span text:style-name="T111_169">organizer</text:span><text:span text:style-name="T111_170"><text:s/></text:span><text:span text:style-name="T111_171">who</text:span><text:span text:style-name="T111_172"><text:s/></text:span><text:span text:style-name="T111_173">had</text:span><text:span text:style-name="T111_174"><text:s/></text:span><text:span text:style-name="T111_175">gotten</text:span><text:span text:style-name="T111_176"><text:s/></text:span><text:span text:style-name="T111_177">assistance</text:span><text:span text:style-name="T111_178"><text:s/></text:span><text:span text:style-name="T111_179">from</text:span><text:span text:style-name="T111_180"><text:s/></text:span><text:span text:style-name="T111_181">the</text:span><text:span text:style-name="T111_182"><text:s/></text:span><text:span text:style-name="T111_183">Python</text:span><text:span text:style-name="T111_184"><text:s/></text:span><text:span text:style-name="T111_185">community</text:span><text:span text:style-name="T111_186">.<text:s/></text:span><text:span text:style-name="T111_187">When</text:span><text:span text:style-name="T111_188"><text:s/></text:span><text:span text:style-name="T111_189">I</text:span><text:span text:style-name="T111_190"><text:s/></text:span><text:span text:style-name="T111_191">asked</text:span><text:span text:style-name="T111_192"><text:s/></text:span><text:span text:style-name="T111_193">for</text:span><text:span text:style-name="T111_194"><text:s/></text:span><text:span text:style-name="T111_195">his</text:span><text:span text:style-name="T111_196"><text:s/></text:span><text:span text:style-name="T111_197">advice</text:span><text:span text:style-name="T111_198">,<text:s/></text:span><text:span text:style-name="T111_199">he</text:span><text:span text:style-name="T111_200"><text:s/></text:span><text:span text:style-name="T111_201">looked</text:span><text:span text:style-name="T111_202"><text:s/></text:span><text:span text:style-name="T111_203">like</text:span><text:span text:style-name="T111_204"><text:s/></text:span><text:span text:style-name="T111_205">I</text:span><text:span text:style-name="T111_206"><text:s/></text:span><text:span text:style-name="T111_207">was</text:span><text:span text:style-name="T111_208"><text:s/></text:span><text:span text:style-name="T111_209">going</text:span><text:span text:style-name="T111_210"><text:s/></text:span><text:span text:style-name="T111_211">to</text:span><text:span text:style-name="T111_212"><text:s/></text:span><text:span text:style-name="T111_213">give</text:span><text:span text:style-name="T111_214"><text:s/></text:span><text:span text:style-name="T111_215">him</text:span><text:span text:style-name="T111_216"><text:s/></text:span><text:span text:style-name="T111_217">Node</text:span><text:span text:style-name="T111_218"><text:s/></text:span><text:span text:style-name="T111_219">cooties</text:span><text:span text:style-name="T111_220">.</text:span></text:p>
      <text:p text:style-name="P112"/>
      <text:p text:style-name="P113"><text:span text:style-name="T113_1">I</text:span><text:span text:style-name="T113_2"><text:s/></text:span><text:span text:style-name="T113_3">help</text:span><text:span text:style-name="T113_4"><text:s/></text:span><text:span text:style-name="T113_5">Ben</text:span><text:span text:style-name="T113_6"><text:s/></text:span><text:span text:style-name="T113_7">and</text:span><text:span text:style-name="T113_8"><text:s/></text:span><text:span text:style-name="T113_9">Merlyn</text:span><text:span text:style-name="T113_10"><text:s/></text:span><text:span text:style-name="T113_11">organize</text:span><text:span text:style-name="T113_12"><text:s/></text:span><text:span text:style-name="T113_13">the</text:span><text:span text:style-name="T113_14"><text:s/></text:span><text:span text:style-name="T113_15">local</text:span><text:span text:style-name="T113_16"><text:s/></text:span><text:span text:style-name="T113_17">Node</text:span><text:span text:style-name="T113_18">.</text:span><text:span text:style-name="T113_19">js</text:span><text:span text:style-name="T113_20"><text:s/></text:span><text:span text:style-name="T113_21">user</text:span><text:span text:style-name="T113_22"><text:s/></text:span><text:span text:style-name="T113_23">group</text:span><text:span text:style-name="T113_24">,<text:s/></text:span><text:span text:style-name="T113_25">and</text:span><text:span text:style-name="T113_26"><text:s/></text:span><text:span text:style-name="T113_27">we</text:span><text:span text:style-name="T113_28"><text:s/></text:span><text:span text:style-name="T113_29">could</text:span><text:span text:style-name="T113_30"><text:s/></text:span><text:span text:style-name="T113_31">use</text:span><text:span text:style-name="T113_32"><text:s/></text:span><text:span text:style-name="T113_33">more</text:span><text:span text:style-name="T113_34"><text:s/></text:span><text:span text:style-name="T113_35">Node</text:span><text:span text:style-name="T113_36">.</text:span><text:span text:style-name="T113_37">js</text:span><text:span text:style-name="T113_38"><text:s/></text:span><text:span text:style-name="T113_39">friends</text:span><text:span text:style-name="T113_40">!<text:s/></text:span><text:span text:style-name="T113_41">I</text:span><text:span text:style-name="T113_42">'</text:span><text:span text:style-name="T113_43">m</text:span><text:span text:style-name="T113_44"><text:s/></text:span><text:span text:style-name="T113_45">really</text:span><text:span text:style-name="T113_46"><text:s/></text:span><text:span text:style-name="T113_47">excited</text:span><text:span text:style-name="T113_48"><text:s/></text:span><text:span text:style-name="T113_49">about</text:span><text:span text:style-name="T113_50"><text:s/></text:span><text:span text:style-name="T113_51">helping</text:span><text:span text:style-name="T113_52"><text:s/></text:span><text:span text:style-name="T113_53">to</text:span><text:span text:style-name="T113_54"><text:s/></text:span><text:span text:style-name="T113_55">organize</text:span><text:span text:style-name="T113_56"><text:s/></text:span><text:span text:style-name="T113_57">our</text:span><text:span text:style-name="T113_58"><text:s/></text:span><text:span text:style-name="T113_59">local</text:span><text:span text:style-name="T113_60"><text:s/></text:span><text:span text:style-name="T113_61">Nodejs</text:span><text:span text:style-name="T113_62"><text:s/></text:span><text:span text:style-name="T113_63">user</text:span><text:span text:style-name="T113_64"><text:s/></text:span><text:span text:style-name="T113_65">group</text:span><text:span text:style-name="T113_66"><text:s/></text:span><text:span text:style-name="T113_67">here</text:span><text:span text:style-name="T113_68"><text:s/></text:span><text:span text:style-name="T113_69">in</text:span><text:span text:style-name="T113_70"><text:s/></text:span><text:span text:style-name="T113_71">Portland</text:span><text:span text:style-name="T113_72">.<text:s/></text:span><text:span text:style-name="T113_73">I</text:span><text:span text:style-name="T113_74">'</text:span><text:span text:style-name="T113_75">m</text:span><text:span text:style-name="T113_76"><text:s/></text:span><text:span text:style-name="T113_77">already</text:span><text:span text:style-name="T113_78"><text:s/></text:span><text:span text:style-name="T113_79">brainstorming</text:span><text:span text:style-name="T113_80"><text:s/></text:span><text:span text:style-name="T113_81">with</text:span><text:span text:style-name="T113_82"><text:s/></text:span><text:span text:style-name="T113_83">others</text:span><text:span text:style-name="T113_84"><text:s/></text:span><text:span text:style-name="T113_85">as</text:span><text:span text:style-name="T113_86"><text:s/></text:span><text:span text:style-name="T113_87">to</text:span><text:span text:style-name="T113_88"><text:s/></text:span><text:span text:style-name="T113_89">how</text:span><text:span text:style-name="T113_90"><text:s/></text:span><text:span text:style-name="T113_91">we</text:span><text:span text:style-name="T113_92"><text:s/></text:span><text:span text:style-name="T113_93">can</text:span><text:span text:style-name="T113_94"><text:s/></text:span><text:span text:style-name="T113_95">build</text:span><text:span text:style-name="T113_96"><text:s/></text:span><text:span text:style-name="T113_97">a</text:span><text:span text:style-name="T113_98"><text:s/>'</text:span><text:span text:style-name="T113_99">Welcome</text:span><text:span text:style-name="T113_100"><text:s/></text:span><text:span text:style-name="T113_101">to</text:span><text:span text:style-name="T113_102"><text:s/></text:span><text:span text:style-name="T113_103">Nodejs</text:span><text:span text:style-name="T113_104">'<text:s/></text:span><text:span text:style-name="T113_105">Nodecopters</text:span><text:span text:style-name="T113_106"><text:s/></text:span><text:span text:style-name="T113_107">workshop</text:span><text:span text:style-name="T113_108"><text:s/></text:span><text:span text:style-name="T113_109">to</text:span><text:span text:style-name="T113_110"><text:s/></text:span><text:span text:style-name="T113_111">get</text:span><text:span text:style-name="T113_112"><text:s/></text:span><text:span text:style-name="T113_113">more</text:span><text:span text:style-name="T113_114"><text:s/></text:span><text:span text:style-name="T113_115">people</text:span><text:span text:style-name="T113_116"><text:s/></text:span><text:span text:style-name="T113_117">excited</text:span><text:span text:style-name="T113_118"><text:s/></text:span><text:span text:style-name="T113_119">about</text:span><text:span text:style-name="T113_120"><text:s/></text:span><text:span text:style-name="T113_121">Nodejs</text:span><text:span text:style-name="T113_122">,<text:s/></text:span><text:span text:style-name="T113_123">AND</text:span><text:span text:style-name="T113_124"><text:s/></text:span><text:span text:style-name="T113_125">make</text:span><text:span text:style-name="T113_126"><text:s/></text:span><text:span text:style-name="T113_127">it</text:span><text:span text:style-name="T113_128"><text:s/></text:span><text:span text:style-name="T113_129">accessible</text:span><text:span text:style-name="T113_130"><text:s/></text:span><text:span text:style-name="T113_131">to</text:span><text:span text:style-name="T113_132"><text:s/></text:span><text:span text:style-name="T113_133">those</text:span><text:span text:style-name="T113_134"><text:s/></text:span><text:span text:style-name="T113_135">who</text:span><text:span text:style-name="T113_136"><text:s/></text:span><text:span text:style-name="T113_137">are</text:span><text:span text:style-name="T113_138"><text:s/></text:span><text:span text:style-name="T113_139">just</text:span><text:span text:style-name="T113_140"><text:s/></text:span><text:span text:style-name="T113_141">getting</text:span><text:span text:style-name="T113_142"><text:s/></text:span><text:span text:style-name="T113_143">started</text:span><text:span text:style-name="T113_144">.<text:s/></text:span><text:span text:style-name="T113_145">One</text:span><text:span text:style-name="T113_146"><text:s/></text:span><text:span text:style-name="T113_147">of</text:span><text:span text:style-name="T113_148"><text:s/></text:span><text:span text:style-name="T113_149">the</text:span><text:span text:style-name="T113_150"><text:s/></text:span><text:span text:style-name="T113_151">earlier</text:span><text:span text:style-name="T113_152"><text:s/></text:span><text:span text:style-name="T113_153">projects</text:span><text:span text:style-name="T113_154"><text:s/></text:span><text:span text:style-name="T113_155">I</text:span><text:span text:style-name="T113_156"><text:s/></text:span><text:span text:style-name="T113_157">created</text:span><text:span text:style-name="T113_158"><text:s/></text:span><text:span text:style-name="T113_159">in</text:span><text:span text:style-name="T113_160"><text:s/></text:span><text:span text:style-name="T113_161">Node</text:span><text:span text:style-name="T113_162"><text:s/></text:span><text:span text:style-name="T113_163">was</text:span><text:span text:style-name="T113_164"><text:s/></text:span><text:span text:style-name="T113_165">an</text:span><text:span text:style-name="T113_166"><text:s/></text:span><text:span text:style-name="T113_167">irc</text:span><text:span text:style-name="T113_168"><text:s/></text:span><text:span text:style-name="T113_169">bot</text:span><text:span text:style-name="T113_170">,<text:s/></text:span><text:span text:style-name="T113_171">and</text:span><text:span text:style-name="T113_172"><text:s/></text:span><text:span text:style-name="T113_173">I</text:span><text:span text:style-name="T113_174"><text:s/></text:span><text:span text:style-name="T113_175">hope</text:span><text:span text:style-name="T113_176"><text:s/></text:span><text:span text:style-name="T113_177">to</text:span><text:span text:style-name="T113_178"><text:s/></text:span><text:span text:style-name="T113_179">polish</text:span><text:span text:style-name="T113_180"><text:s/></text:span><text:span text:style-name="T113_181">that</text:span><text:span text:style-name="T113_182"><text:s/></text:span><text:span text:style-name="T113_183">up</text:span><text:span text:style-name="T113_184"><text:s/></text:span><text:span text:style-name="T113_185">and</text:span><text:span text:style-name="T113_186"><text:s/></text:span><text:span text:style-name="T113_187">get</text:span><text:span text:style-name="T113_188"><text:s/></text:span><text:span text:style-name="T113_189">it</text:span><text:span text:style-name="T113_190"><text:s/></text:span><text:span text:style-name="T113_191">out</text:span><text:span text:style-name="T113_192"><text:s/></text:span><text:span text:style-name="T113_193">as</text:span><text:span text:style-name="T113_194"><text:s/></text:span><text:span text:style-name="T113_195">a</text:span><text:span text:style-name="T113_196"><text:s/></text:span><text:span text:style-name="T113_197">tutorial</text:span><text:span text:style-name="T113_198"><text:s/></text:span><text:span text:style-name="T113_199">as</text:span><text:span text:style-name="T113_200"><text:s/></text:span><text:span text:style-name="T113_201">well</text:span><text:span text:style-name="T113_202">.<text:s/></text:span><text:span text:style-name="T113_203">Ultimately</text:span><text:span text:style-name="T113_204">,<text:s/></text:span><text:span text:style-name="T113_205">I</text:span><text:span text:style-name="T113_206">'</text:span><text:span text:style-name="T113_207">d</text:span><text:span text:style-name="T113_208"><text:s/></text:span><text:span text:style-name="T113_209">love</text:span><text:span text:style-name="T113_210"><text:s/></text:span><text:span text:style-name="T113_211">to</text:span><text:span text:style-name="T113_212"><text:s/></text:span><text:span text:style-name="T113_213">document</text:span><text:span text:style-name="T113_214"><text:s/></text:span><text:span text:style-name="T113_215">these</text:span><text:span text:style-name="T113_216"><text:s/></text:span><text:span text:style-name="T113_217">workshops</text:span><text:span text:style-name="T113_218"><text:s/></text:span><text:span text:style-name="T113_219">so</text:span><text:span text:style-name="T113_220"><text:s/></text:span><text:span text:style-name="T113_221">that</text:span><text:span text:style-name="T113_222"><text:s/></text:span><text:span text:style-name="T113_223">other</text:span><text:span text:style-name="T113_224"><text:s/></text:span><text:span text:style-name="T113_225">user</text:span><text:span text:style-name="T113_226"><text:s/></text:span><text:span text:style-name="T113_227">groups</text:span><text:span text:style-name="T113_228"><text:s/></text:span><text:span text:style-name="T113_229">can</text:span><text:span text:style-name="T113_230"><text:s/></text:span><text:span text:style-name="T113_231">get</text:span><text:span text:style-name="T113_232"><text:s/></text:span><text:span text:style-name="T113_233">people</text:span><text:span text:style-name="T113_234"><text:s/></text:span><text:span text:style-name="T113_235">learning</text:span><text:span text:style-name="T113_236"><text:s/></text:span><text:span text:style-name="T113_237">Nodejs</text:span><text:span text:style-name="T113_238"><text:s/></text:span><text:span text:style-name="T113_239">and</text:span><text:span text:style-name="T113_240"><text:s/></text:span><text:span text:style-name="T113_241">hook</text:span><text:span text:style-name="T113_242"><text:s/></text:span><text:span text:style-name="T113_243">them</text:span><text:span text:style-name="T113_244"><text:s/></text:span><text:span text:style-name="T113_245">into</text:span><text:span text:style-name="T113_246"><text:s/></text:span><text:span text:style-name="T113_247">the</text:span><text:span text:style-name="T113_248"><text:s/></text:span><text:span text:style-name="T113_249">community</text:span><text:span text:style-name="T113_250">.</text:span></text:p>
      <text:p text:style-name="P114"/>
      <text:p text:style-name="P115"><text:span text:style-name="T115_1">Working</text:span><text:span text:style-name="T115_2"><text:s/></text:span><text:span text:style-name="T115_3">on</text:span><text:span text:style-name="T115_4"><text:s/></text:span><text:span text:style-name="T115_5">challenges</text:span><text:span text:style-name="T115_6">,<text:s/></text:span><text:span text:style-name="T115_7">in</text:span><text:span text:style-name="T115_8"><text:s/></text:span><text:span text:style-name="T115_9">both</text:span><text:span text:style-name="T115_10"><text:s/></text:span><text:span text:style-name="T115_11">rock</text:span><text:span text:style-name="T115_12"><text:s/></text:span><text:span text:style-name="T115_13">climbing</text:span><text:span text:style-name="T115_14"><text:s/></text:span><text:span text:style-name="T115_15">and</text:span><text:span text:style-name="T115_16"><text:s/></text:span><text:span text:style-name="T115_17">coding</text:span><text:span text:style-name="T115_18">,<text:s/></text:span><text:span text:style-name="T115_19">is</text:span><text:span text:style-name="T115_20"><text:s/></text:span><text:span text:style-name="T115_21">a</text:span><text:span text:style-name="T115_22"><text:s/></text:span><text:span text:style-name="T115_23">life</text:span><text:span text:style-name="T115_24"><text:s/></text:span><text:span text:style-name="T115_25">I</text:span><text:span text:style-name="T115_26">'</text:span><text:span text:style-name="T115_27">m</text:span><text:span text:style-name="T115_28"><text:s/></text:span><text:span text:style-name="T115_29">happy</text:span><text:span text:style-name="T115_30"><text:s/></text:span><text:span text:style-name="T115_31">to</text:span><text:span text:style-name="T115_32"><text:s/></text:span><text:span text:style-name="T115_33">share</text:span><text:span text:style-name="T115_34">.<text:s text:c="2"/></text:span><text:span text:style-name="T115_35">If</text:span><text:span text:style-name="T115_36"><text:s/></text:span><text:span text:style-name="T115_37">you</text:span><text:span text:style-name="T115_38">'</text:span><text:span text:style-name="T115_39">re</text:span><text:span text:style-name="T115_40"><text:s/></text:span><text:span text:style-name="T115_41">interested</text:span><text:span text:style-name="T115_42">,<text:s/></text:span><text:span text:style-name="T115_43">you</text:span><text:span text:style-name="T115_44"><text:s/></text:span><text:span text:style-name="T115_45">should</text:span><text:span text:style-name="T115_46"><text:s/></text:span><text:span text:style-name="T115_47">join</text:span><text:span text:style-name="T115_48"><text:s/></text:span><text:span text:style-name="T115_49">us</text:span><text:span text:style-name="T115_50"><text:s/></text:span><text:span text:style-name="T115_51">at</text:span><text:span text:style-name="T115_52"><text:s/></text:span><text:span text:style-name="T115_53">a</text:span><text:span text:style-name="T115_54"><text:s/></text:span><text:span text:style-name="T115_55">monthly</text:span><text:span text:style-name="T115_56"><text:s/></text:span><text:span text:style-name="T115_57">PDXNode</text:span><text:span text:style-name="T115_58"><text:s/></text:span><text:span text:style-name="T115_59">meetup</text:span><text:span text:style-name="T115_60">.<text:s/></text:span><text:span text:style-name="T115_61">If</text:span><text:span text:style-name="T115_62"><text:s/></text:span><text:span text:style-name="T115_63">you</text:span><text:span text:style-name="T115_64">'</text:span><text:span text:style-name="T115_65">re</text:span><text:span text:style-name="T115_66"><text:s/></text:span><text:span text:style-name="T115_67">interested</text:span><text:span text:style-name="T115_68"><text:s/></text:span><text:span text:style-name="T115_69">in</text:span><text:span text:style-name="T115_70"><text:s/></text:span><text:span text:style-name="T115_71">working</text:span><text:span text:style-name="T115_72"><text:s/></text:span><text:span text:style-name="T115_73">out</text:span><text:span text:style-name="T115_74"><text:s/></text:span><text:span text:style-name="T115_75">a</text:span><text:span text:style-name="T115_76"><text:s/></text:span><text:span text:style-name="T115_77">little</text:span><text:span text:style-name="T115_78"><text:s/></text:span><text:span text:style-name="T115_79">of</text:span><text:span text:style-name="T115_80"><text:s/></text:span><text:span text:style-name="T115_81">your</text:span><text:span text:style-name="T115_82"><text:s/></text:span><text:span text:style-name="T115_83">keyboard</text:span><text:span text:style-name="T115_84"><text:s/></text:span><text:span text:style-name="T115_85">aggression</text:span><text:span text:style-name="T115_86"><text:s/></text:span><text:span text:style-name="T115_87">on</text:span><text:span text:style-name="T115_88"><text:s/></text:span><text:span text:style-name="T115_89">some</text:span><text:span text:style-name="T115_90"><text:s/></text:span><text:span text:style-name="T115_91">rocks</text:span><text:span text:style-name="T115_92">,<text:s/></text:span><text:span text:style-name="T115_93">I</text:span><text:span text:style-name="T115_94"><text:s/></text:span><text:span text:style-name="T115_95">know</text:span><text:span text:style-name="T115_96"><text:s/></text:span><text:span text:style-name="T115_97">a</text:span><text:span text:style-name="T115_98"><text:s/></text:span><text:span text:style-name="T115_99">few</text:span><text:span text:style-name="T115_100"><text:s/></text:span><text:span text:style-name="T115_101">places</text:span><text:span text:style-name="T115_102">.<text:s text:c="2"/></text:span><text:span text:style-name="T115_103">Either</text:span><text:span text:style-name="T115_104"><text:s/></text:span><text:span text:style-name="T115_105">way</text:span><text:span text:style-name="T115_106">,<text:s/></text:span><text:span text:style-name="T115_107">roughing</text:span><text:span text:style-name="T115_108"><text:s/></text:span><text:span text:style-name="T115_109">up</text:span><text:span text:style-name="T115_110"><text:s/></text:span><text:span text:style-name="T115_111">your</text:span><text:span text:style-name="T115_112"><text:s/></text:span><text:span text:style-name="T115_113">hands</text:span><text:span text:style-name="T115_114"><text:s/></text:span><text:span text:style-name="T115_115">as</text:span><text:span text:style-name="T115_116"><text:s/></text:span><text:span text:style-name="T115_117">part</text:span><text:span text:style-name="T115_118"><text:s/></text:span><text:span text:style-name="T115_119">of</text:span><text:span text:style-name="T115_120"><text:s/></text:span><text:span text:style-name="T115_121">the</text:span><text:span text:style-name="T115_122"><text:s/></text:span><text:span text:style-name="T115_123">learning</text:span><text:span text:style-name="T115_124"><text:s/></text:span><text:span text:style-name="T115_125">process</text:span><text:span text:style-name="T115_126">.</text:span></text:p>
      <text:p text:style-name="P116"/>
      <text:p text:style-name="P117"><text:span text:style-name="T117_1">I</text:span><text:span text:style-name="T117_2"><text:s/></text:span><text:span text:style-name="T117_3">had</text:span><text:span text:style-name="T117_4"><text:s/></text:span><text:span text:style-name="T117_5">considered</text:span><text:span text:style-name="T117_6"><text:s/></text:span><text:span text:style-name="T117_7">rapelling</text:span><text:span text:style-name="T117_8"><text:s/></text:span><text:span text:style-name="T117_9">down</text:span><text:span text:style-name="T117_10"><text:s/></text:span><text:span text:style-name="T117_11">from</text:span><text:span text:style-name="T117_12"><text:s/></text:span><text:span text:style-name="T117_13">the</text:span><text:span text:style-name="T117_14"><text:s/></text:span><text:span text:style-name="T117_15">ceiling</text:span><text:span text:style-name="T117_16">,<text:s/></text:span><text:span text:style-name="T117_17">but</text:span><text:span text:style-name="T117_18"><text:s/></text:span><text:span text:style-name="T117_19">the</text:span><text:span text:style-name="T117_20"><text:s/></text:span><text:span text:style-name="T117_21">ascension</text:span><text:span text:style-name="T117_22"><text:s/></text:span><text:span text:style-name="T117_23">post</text:span><text:span text:style-name="T117_24">-</text:span><text:span text:style-name="T117_25">talk</text:span><text:span text:style-name="T117_26"><text:s/></text:span><text:span text:style-name="T117_27">would</text:span><text:span text:style-name="T117_28"><text:s/></text:span><text:span text:style-name="T117_29">have</text:span><text:span text:style-name="T117_30"><text:s/></text:span><text:span text:style-name="T117_31">been</text:span><text:span text:style-name="T117_32"><text:s/></text:span><text:span text:style-name="T117_33">REALLY</text:span><text:span text:style-name="T117_34"><text:s/></text:span><text:span text:style-name="T117_35">awkward</text:span><text:span text:style-name="T117_36"><text:s/></text:span><text:span text:style-name="T117_37">while</text:span><text:span text:style-name="T117_38"><text:s/></text:span><text:span text:style-name="T117_39">the</text:span><text:span text:style-name="T117_40"><text:s/></text:span><text:span text:style-name="T117_41">next</text:span><text:span text:style-name="T117_42"><text:s/></text:span><text:span text:style-name="T117_43">speaker</text:span><text:span text:style-name="T117_44"><text:s/></text:span><text:span text:style-name="T117_45">was</text:span><text:span text:style-name="T117_46"><text:s/></text:span><text:span text:style-name="T117_47">on</text:span><text:span text:style-name="T117_48">.<text:s/></text:span><text:span text:style-name="T117_49">Would</text:span><text:span text:style-name="T117_50"><text:s/></text:span><text:span text:style-name="T117_51">have</text:span><text:span text:style-name="T117_52"><text:s/></text:span><text:span text:style-name="T117_53">taken</text:span><text:span text:style-name="T117_54"><text:s/></text:span><text:span text:style-name="T117_55">like</text:span><text:span text:style-name="T117_56"><text:s/>15<text:s/></text:span><text:span text:style-name="T117_57">minutes</text:span><text:span text:style-name="T117_58">.<text:s/></text:span><text:span text:style-name="T117_59">Thanks</text:span><text:span text:style-name="T117_60"><text:s/></text:span><text:span text:style-name="T117_61">everyone</text:span><text:span text:style-name="T117_62">.<text:s/></text:span><text:span text:style-name="T117_63">You</text:span><text:span text:style-name="T117_64"><text:s/></text:span><text:span text:style-name="T117_65">are</text:span><text:span text:style-name="T117_66"><text:s/></text:span><text:span text:style-name="T117_67">kind</text:span><text:span text:style-name="T117_68">.</text:span></text:p>
      <text:p text:style-name="P118"/>
      <text:p text:style-name="P119"/>
      <text:p text:style-name="P120"/>
      <text:p text:style-name="P121"/>
      <text:p text:style-name="P122"/>
      <text:p text:style-name="P12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